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0.07mm" svg:height="103.62mm" svg:x="228.54mm" svg:y="24.17mm">
            <loext:p draw:notify-on-update-of-ranges="Sheet1.A1:Sheet1.A163 Sheet1.B1:Sheet1.B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7.59mm" svg:height="100.4mm" svg:x="148.68mm" svg:y="108.37mm">
            <loext:p draw:notify-on-update-of-ranges="Sheet1.C2:Sheet1.C250 Sheet1.D2:Sheet1.D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333.16mm" svg:y="50.46mm">
            <loext:p draw:notify-on-update-of-ranges="Sheet1.E2:Sheet1.E1000 Sheet1.F2:Sheet1.F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84.14mm" svg:height="160.7mm" svg:x="169.61mm" svg:y="210.38mm">
            <loext:p draw:notify-on-update-of-ranges="Sheet1.E2:Sheet1.E513 Sheet1.H2:Sheet1.H38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5" calcext:value-type="float">
            <text:p>315</text:p>
          </table:table-cell>
          <table:table-cell office:value-type="float" office:value="0.16" calcext:value-type="float">
            <text:p>0.16</text:p>
          </table:table-cell>
          <table:table-cell office:value-type="float" office:value="2087" calcext:value-type="float">
            <text:p>2087</text:p>
          </table:table-cell>
          <table:table-cell office:value-type="float" office:value="0.16" calcext:value-type="float">
            <text:p>0.16</text:p>
          </table:table-cell>
          <table:table-cell office:value-type="float" office:value="15073" calcext:value-type="float">
            <text:p>15073</text:p>
          </table:table-cell>
          <table:table-cell table:formula="of:=AVERAGE([.F2:.F21])" office:value-type="float" office:value="8301.55" calcext:value-type="float">
            <text:p>8301.55</text:p>
          </table:table-cell>
          <table:table-cell table:formula="of:=LN([.G2])" office:value-type="float" office:value="9.02419752333759" calcext:value-type="float">
            <text:p>9.0241975233</text:p>
          </table:table-cell>
          <table:table-cell table:formula="of:=[.F2]/((SUM([.F$2:.F$513]))*0.16)" office:value-type="float" office:value="0.305670922630153" calcext:value-type="float">
            <text:p>0.305670922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1" calcext:value-type="float">
            <text:p>221</text:p>
          </table:table-cell>
          <table:table-cell office:value-type="float" office:value="0.32" calcext:value-type="float">
            <text:p>0.32</text:p>
          </table:table-cell>
          <table:table-cell office:value-type="float" office:value="1774" calcext:value-type="float">
            <text:p>1774</text:p>
          </table:table-cell>
          <table:table-cell office:value-type="float" office:value="0.32" calcext:value-type="float">
            <text:p>0.32</text:p>
          </table:table-cell>
          <table:table-cell office:value-type="float" office:value="11856" calcext:value-type="float">
            <text:p>11856</text:p>
          </table:table-cell>
          <table:table-cell table:formula="of:=AVERAGE([.F3:.F22])" office:value-type="float" office:value="7791.7" calcext:value-type="float">
            <text:p>7791.7</text:p>
          </table:table-cell>
          <table:table-cell table:formula="of:=LN([.G3])" office:value-type="float" office:value="8.96081434355449" calcext:value-type="float">
            <text:p>8.9608143436</text:p>
          </table:table-cell>
          <table:table-cell table:formula="of:=[.F3]/((SUM([.F$2:.F$513]))*0.16)" office:value-type="float" office:value="0.240432193903211" calcext:value-type="float">
            <text:p>0.240432193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1" calcext:value-type="float">
            <text:p>211</text:p>
          </table:table-cell>
          <table:table-cell office:value-type="float" office:value="0.48" calcext:value-type="float">
            <text:p>0.48</text:p>
          </table:table-cell>
          <table:table-cell office:value-type="float" office:value="1318" calcext:value-type="float">
            <text:p>1318</text:p>
          </table:table-cell>
          <table:table-cell office:value-type="float" office:value="0.48" calcext:value-type="float">
            <text:p>0.48</text:p>
          </table:table-cell>
          <table:table-cell office:value-type="float" office:value="9898" calcext:value-type="float">
            <text:p>9898</text:p>
          </table:table-cell>
          <table:table-cell table:formula="of:=AVERAGE([.F4:.F23])" office:value-type="float" office:value="7435.8" calcext:value-type="float">
            <text:p>7435.8</text:p>
          </table:table-cell>
          <table:table-cell table:formula="of:=LN([.G4])" office:value-type="float" office:value="8.91406145229888" calcext:value-type="float">
            <text:p>8.9140614523</text:p>
          </table:table-cell>
          <table:table-cell table:formula="of:=[.F4]/((SUM([.F$2:.F$513]))*0.16)" office:value-type="float" office:value="0.200725190220477" calcext:value-type="float">
            <text:p>0.200725190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" calcext:value-type="float">
            <text:p>230</text:p>
          </table:table-cell>
          <table:table-cell office:value-type="float" office:value="0.64" calcext:value-type="float">
            <text:p>0.64</text:p>
          </table:table-cell>
          <table:table-cell office:value-type="float" office:value="1845" calcext:value-type="float">
            <text:p>1845</text:p>
          </table:table-cell>
          <table:table-cell office:value-type="float" office:value="0.64" calcext:value-type="float">
            <text:p>0.64</text:p>
          </table:table-cell>
          <table:table-cell office:value-type="float" office:value="11607" calcext:value-type="float">
            <text:p>11607</text:p>
          </table:table-cell>
          <table:table-cell table:formula="of:=AVERAGE([.F5:.F24])" office:value-type="float" office:value="7165.5" calcext:value-type="float">
            <text:p>7165.5</text:p>
          </table:table-cell>
          <table:table-cell table:formula="of:=LN([.G5])" office:value-type="float" office:value="8.87703312149813" calcext:value-type="float">
            <text:p>8.8770331215</text:p>
          </table:table-cell>
          <table:table-cell table:formula="of:=[.F5]/((SUM([.F$2:.F$513]))*0.16)" office:value-type="float" office:value="0.235382631126397" calcext:value-type="float">
            <text:p>0.23538263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6" calcext:value-type="float">
            <text:p>186</text:p>
          </table:table-cell>
          <table:table-cell office:value-type="float" office:value="0.8" calcext:value-type="float">
            <text:p>0.8</text:p>
          </table:table-cell>
          <table:table-cell office:value-type="float" office:value="1385" calcext:value-type="float">
            <text:p>1385</text:p>
          </table:table-cell>
          <table:table-cell office:value-type="float" office:value="0.8" calcext:value-type="float">
            <text:p>0.8</text:p>
          </table:table-cell>
          <table:table-cell office:value-type="float" office:value="9723" calcext:value-type="float">
            <text:p>9723</text:p>
          </table:table-cell>
          <table:table-cell table:formula="of:=AVERAGE([.F6:.F25])" office:value-type="float" office:value="6809.2" calcext:value-type="float">
            <text:p>6809.2</text:p>
          </table:table-cell>
          <table:table-cell table:formula="of:=LN([.G6])" office:value-type="float" office:value="8.82602991794042" calcext:value-type="float">
            <text:p>8.8260299179</text:p>
          </table:table-cell>
          <table:table-cell table:formula="of:=[.F6]/((SUM([.F$2:.F$513]))*0.16)" office:value-type="float" office:value="0.197176300718701" calcext:value-type="float">
            <text:p>0.197176300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7" calcext:value-type="float">
            <text:p>217</text:p>
          </table:table-cell>
          <table:table-cell office:value-type="float" office:value="0.96" calcext:value-type="float">
            <text:p>0.96</text:p>
          </table:table-cell>
          <table:table-cell office:value-type="float" office:value="1633" calcext:value-type="float">
            <text:p>1633</text:p>
          </table:table-cell>
          <table:table-cell office:value-type="float" office:value="0.96" calcext:value-type="float">
            <text:p>0.96</text:p>
          </table:table-cell>
          <table:table-cell office:value-type="float" office:value="10070" calcext:value-type="float">
            <text:p>10070</text:p>
          </table:table-cell>
          <table:table-cell table:formula="of:=AVERAGE([.F7:.F26])" office:value-type="float" office:value="6535.15" calcext:value-type="float">
            <text:p>6535.15</text:p>
          </table:table-cell>
          <table:table-cell table:formula="of:=LN([.G7])" office:value-type="float" office:value="8.78495057912313" calcext:value-type="float">
            <text:p>8.7849505791</text:p>
          </table:table-cell>
          <table:table-cell table:formula="of:=[.F7]/((SUM([.F$2:.F$513]))*0.16)" office:value-type="float" office:value="0.204213241616509" calcext:value-type="float">
            <text:p>0.204213241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02" calcext:value-type="float">
            <text:p>202</text:p>
          </table:table-cell>
          <table:table-cell office:value-type="float" office:value="1.12" calcext:value-type="float">
            <text:p>1.12</text:p>
          </table:table-cell>
          <table:table-cell office:value-type="float" office:value="1327" calcext:value-type="float">
            <text:p>1327</text:p>
          </table:table-cell>
          <table:table-cell office:value-type="float" office:value="1.12" calcext:value-type="float">
            <text:p>1.12</text:p>
          </table:table-cell>
          <table:table-cell office:value-type="float" office:value="8963" calcext:value-type="float">
            <text:p>8963</text:p>
          </table:table-cell>
          <table:table-cell table:formula="of:=AVERAGE([.F8:.F27])" office:value-type="float" office:value="6229.95" calcext:value-type="float">
            <text:p>6229.95</text:p>
          </table:table-cell>
          <table:table-cell table:formula="of:=LN([.G8])" office:value-type="float" office:value="8.73712358606711" calcext:value-type="float">
            <text:p>8.7371235861</text:p>
          </table:table-cell>
          <table:table-cell table:formula="of:=[.F8]/((SUM([.F$2:.F$513]))*0.16)" office:value-type="float" office:value="0.1817639805967" calcext:value-type="float">
            <text:p>0.181763980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4" calcext:value-type="float">
            <text:p>184</text:p>
          </table:table-cell>
          <table:table-cell office:value-type="float" office:value="1.28" calcext:value-type="float">
            <text:p>1.28</text:p>
          </table:table-cell>
          <table:table-cell office:value-type="float" office:value="1324" calcext:value-type="float">
            <text:p>1324</text:p>
          </table:table-cell>
          <table:table-cell office:value-type="float" office:value="1.28" calcext:value-type="float">
            <text:p>1.28</text:p>
          </table:table-cell>
          <table:table-cell office:value-type="float" office:value="9052" calcext:value-type="float">
            <text:p>9052</text:p>
          </table:table-cell>
          <table:table-cell table:formula="of:=AVERAGE([.F9:.F28])" office:value-type="float" office:value="5978.6" calcext:value-type="float">
            <text:p>5978.6</text:p>
          </table:table-cell>
          <table:table-cell table:formula="of:=LN([.G9])" office:value-type="float" office:value="8.69594170582341" calcext:value-type="float">
            <text:p>8.6959417058</text:p>
          </table:table-cell>
          <table:table-cell table:formula="of:=[.F9]/((SUM([.F$2:.F$513]))*0.16)" office:value-type="float" office:value="0.183568844400461" calcext:value-type="float">
            <text:p>0.18356884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81" calcext:value-type="float">
            <text:p>181</text:p>
          </table:table-cell>
          <table:table-cell office:value-type="float" office:value="1.44" calcext:value-type="float">
            <text:p>1.44</text:p>
          </table:table-cell>
          <table:table-cell office:value-type="float" office:value="1161" calcext:value-type="float">
            <text:p>1161</text:p>
          </table:table-cell>
          <table:table-cell office:value-type="float" office:value="1.44" calcext:value-type="float">
            <text:p>1.44</text:p>
          </table:table-cell>
          <table:table-cell office:value-type="float" office:value="8632" calcext:value-type="float">
            <text:p>8632</text:p>
          </table:table-cell>
          <table:table-cell table:formula="of:=AVERAGE([.F10:.F29])" office:value-type="float" office:value="5718.65" calcext:value-type="float">
            <text:p>5718.65</text:p>
          </table:table-cell>
          <table:table-cell table:formula="of:=LN([.G10])" office:value-type="float" office:value="8.65148804253215" calcext:value-type="float">
            <text:p>8.6514880425</text:p>
          </table:table-cell>
          <table:table-cell table:formula="of:=[.F10]/((SUM([.F$2:.F$513]))*0.16)" office:value-type="float" office:value="0.175051509596197" calcext:value-type="float">
            <text:p>0.17505150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8" calcext:value-type="float">
            <text:p>158</text:p>
          </table:table-cell>
          <table:table-cell office:value-type="float" office:value="1.6" calcext:value-type="float">
            <text:p>1.6</text:p>
          </table:table-cell>
          <table:table-cell office:value-type="float" office:value="1165" calcext:value-type="float">
            <text:p>1165</text:p>
          </table:table-cell>
          <table:table-cell office:value-type="float" office:value="1.6" calcext:value-type="float">
            <text:p>1.6</text:p>
          </table:table-cell>
          <table:table-cell office:value-type="float" office:value="8313" calcext:value-type="float">
            <text:p>8313</text:p>
          </table:table-cell>
          <table:table-cell table:formula="of:=AVERAGE([.F11:.F30])" office:value-type="float" office:value="5470.1" calcext:value-type="float">
            <text:p>5470.1</text:p>
          </table:table-cell>
          <table:table-cell table:formula="of:=LN([.G11])" office:value-type="float" office:value="8.60705217678457" calcext:value-type="float">
            <text:p>8.6070521768</text:p>
          </table:table-cell>
          <table:table-cell table:formula="of:=[.F11]/((SUM([.F$2:.F$513]))*0.16)" office:value-type="float" office:value="0.168582391018673" calcext:value-type="float">
            <text:p>0.16858239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62" calcext:value-type="float">
            <text:p>162</text:p>
          </table:table-cell>
          <table:table-cell office:value-type="float" office:value="1.76" calcext:value-type="float">
            <text:p>1.76</text:p>
          </table:table-cell>
          <table:table-cell office:value-type="float" office:value="1039" calcext:value-type="float">
            <text:p>1039</text:p>
          </table:table-cell>
          <table:table-cell office:value-type="float" office:value="1.76" calcext:value-type="float">
            <text:p>1.76</text:p>
          </table:table-cell>
          <table:table-cell office:value-type="float" office:value="7623" calcext:value-type="float">
            <text:p>7623</text:p>
          </table:table-cell>
          <table:table-cell table:formula="of:=AVERAGE([.F12:.F31])" office:value-type="float" office:value="5229.6" calcext:value-type="float">
            <text:p>5229.6</text:p>
          </table:table-cell>
          <table:table-cell table:formula="of:=LN([.G12])" office:value-type="float" office:value="8.56209007229852" calcext:value-type="float">
            <text:p>8.5620900723</text:p>
          </table:table-cell>
          <table:table-cell table:formula="of:=[.F12]/((SUM([.F$2:.F$513]))*0.16)" office:value-type="float" office:value="0.154589626697383" calcext:value-type="float">
            <text:p>0.154589626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61" calcext:value-type="float">
            <text:p>161</text:p>
          </table:table-cell>
          <table:table-cell office:value-type="float" office:value="1.92" calcext:value-type="float">
            <text:p>1.92</text:p>
          </table:table-cell>
          <table:table-cell office:value-type="float" office:value="1012" calcext:value-type="float">
            <text:p>1012</text:p>
          </table:table-cell>
          <table:table-cell office:value-type="float" office:value="1.92" calcext:value-type="float">
            <text:p>1.92</text:p>
          </table:table-cell>
          <table:table-cell office:value-type="float" office:value="7147" calcext:value-type="float">
            <text:p>7147</text:p>
          </table:table-cell>
          <table:table-cell table:formula="of:=AVERAGE([.F13:.F32])" office:value-type="float" office:value="5013.65" calcext:value-type="float">
            <text:p>5013.65</text:p>
          </table:table-cell>
          <table:table-cell table:formula="of:=LN([.G13])" office:value-type="float" office:value="8.51991947173452" calcext:value-type="float">
            <text:p>8.5199194717</text:p>
          </table:table-cell>
          <table:table-cell table:formula="of:=[.F13]/((SUM([.F$2:.F$513]))*0.16)" office:value-type="float" office:value="0.144936647252551" calcext:value-type="float">
            <text:p>0.144936647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58" calcext:value-type="float">
            <text:p>158</text:p>
          </table:table-cell>
          <table:table-cell office:value-type="float" office:value="2.08" calcext:value-type="float">
            <text:p>2.08</text:p>
          </table:table-cell>
          <table:table-cell office:value-type="float" office:value="883" calcext:value-type="float">
            <text:p>883</text:p>
          </table:table-cell>
          <table:table-cell office:value-type="float" office:value="2.08" calcext:value-type="float">
            <text:p>2.08</text:p>
          </table:table-cell>
          <table:table-cell office:value-type="float" office:value="7272" calcext:value-type="float">
            <text:p>7272</text:p>
          </table:table-cell>
          <table:table-cell table:formula="of:=AVERAGE([.F14:.F33])" office:value-type="float" office:value="4822" calcext:value-type="float">
            <text:p>4822</text:p>
          </table:table-cell>
          <table:table-cell table:formula="of:=LN([.G14])" office:value-type="float" office:value="8.48094405874112" calcext:value-type="float">
            <text:p>8.4809440587</text:p>
          </table:table-cell>
          <table:table-cell table:formula="of:=[.F14]/((SUM([.F$2:.F$513]))*0.16)" office:value-type="float" office:value="0.147471568325249" calcext:value-type="float">
            <text:p>0.147471568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8" calcext:value-type="float">
            <text:p>128</text:p>
          </table:table-cell>
          <table:table-cell office:value-type="float" office:value="2.24" calcext:value-type="float">
            <text:p>2.24</text:p>
          </table:table-cell>
          <table:table-cell office:value-type="float" office:value="861" calcext:value-type="float">
            <text:p>861</text:p>
          </table:table-cell>
          <table:table-cell office:value-type="float" office:value="2.24" calcext:value-type="float">
            <text:p>2.24</text:p>
          </table:table-cell>
          <table:table-cell office:value-type="float" office:value="6620" calcext:value-type="float">
            <text:p>6620</text:p>
          </table:table-cell>
          <table:table-cell table:formula="of:=AVERAGE([.F15:.F34])" office:value-type="float" office:value="4616.6" calcext:value-type="float">
            <text:p>4616.6</text:p>
          </table:table-cell>
          <table:table-cell table:formula="of:=LN([.G15])" office:value-type="float" office:value="8.4374137824099" calcext:value-type="float">
            <text:p>8.4374137824</text:p>
          </table:table-cell>
          <table:table-cell table:formula="of:=[.F15]/((SUM([.F$2:.F$513]))*0.16)" office:value-type="float" office:value="0.134249420010059" calcext:value-type="float">
            <text:p>0.1342494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8" calcext:value-type="float">
            <text:p>128</text:p>
          </table:table-cell>
          <table:table-cell office:value-type="float" office:value="2.4" calcext:value-type="float">
            <text:p>2.4</text:p>
          </table:table-cell>
          <table:table-cell office:value-type="float" office:value="1005" calcext:value-type="float">
            <text:p>1005</text:p>
          </table:table-cell>
          <table:table-cell office:value-type="float" office:value="2.4" calcext:value-type="float">
            <text:p>2.4</text:p>
          </table:table-cell>
          <table:table-cell office:value-type="float" office:value="6219" calcext:value-type="float">
            <text:p>6219</text:p>
          </table:table-cell>
          <table:table-cell table:formula="of:=AVERAGE([.F16:.F35])" office:value-type="float" office:value="4434.45" calcext:value-type="float">
            <text:p>4434.45</text:p>
          </table:table-cell>
          <table:table-cell table:formula="of:=LN([.G16])" office:value-type="float" office:value="8.39715887352462" calcext:value-type="float">
            <text:p>8.3971588735</text:p>
          </table:table-cell>
          <table:table-cell table:formula="of:=[.F16]/((SUM([.F$2:.F$513]))*0.16)" office:value-type="float" office:value="0.126117393208845" calcext:value-type="float">
            <text:p>0.126117393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11" calcext:value-type="float">
            <text:p>111</text:p>
          </table:table-cell>
          <table:table-cell office:value-type="float" office:value="2.56" calcext:value-type="float">
            <text:p>2.56</text:p>
          </table:table-cell>
          <table:table-cell office:value-type="float" office:value="981" calcext:value-type="float">
            <text:p>981</text:p>
          </table:table-cell>
          <table:table-cell office:value-type="float" office:value="2.56" calcext:value-type="float">
            <text:p>2.56</text:p>
          </table:table-cell>
          <table:table-cell office:value-type="float" office:value="6028" calcext:value-type="float">
            <text:p>6028</text:p>
          </table:table-cell>
          <table:table-cell table:formula="of:=AVERAGE([.F17:.F36])" office:value-type="float" office:value="4268.35" calcext:value-type="float">
            <text:p>4268.35</text:p>
          </table:table-cell>
          <table:table-cell table:formula="of:=LN([.G17])" office:value-type="float" office:value="8.35898261468261" calcext:value-type="float">
            <text:p>8.3589826147</text:p>
          </table:table-cell>
          <table:table-cell table:formula="of:=[.F17]/((SUM([.F$2:.F$513]))*0.16)" office:value-type="float" office:value="0.122244033809763" calcext:value-type="float">
            <text:p>0.122244033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19" calcext:value-type="float">
            <text:p>119</text:p>
          </table:table-cell>
          <table:table-cell office:value-type="float" office:value="2.72" calcext:value-type="float">
            <text:p>2.72</text:p>
          </table:table-cell>
          <table:table-cell office:value-type="float" office:value="1128" calcext:value-type="float">
            <text:p>1128</text:p>
          </table:table-cell>
          <table:table-cell office:value-type="float" office:value="2.72" calcext:value-type="float">
            <text:p>2.72</text:p>
          </table:table-cell>
          <table:table-cell office:value-type="float" office:value="5807" calcext:value-type="float">
            <text:p>5807</text:p>
          </table:table-cell>
          <table:table-cell table:formula="of:=AVERAGE([.F18:.F37])" office:value-type="float" office:value="4107.35" calcext:value-type="float">
            <text:p>4107.35</text:p>
          </table:table-cell>
          <table:table-cell table:formula="of:=LN([.G18])" office:value-type="float" office:value="8.320533330681" calcext:value-type="float">
            <text:p>8.3205333307</text:p>
          </table:table-cell>
          <table:table-cell table:formula="of:=[.F18]/((SUM([.F$2:.F$513]))*0.16)" office:value-type="float" office:value="0.117762293353234" calcext:value-type="float">
            <text:p>0.117762293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07" calcext:value-type="float">
            <text:p>107</text:p>
          </table:table-cell>
          <table:table-cell office:value-type="float" office:value="2.88" calcext:value-type="float">
            <text:p>2.88</text:p>
          </table:table-cell>
          <table:table-cell office:value-type="float" office:value="1065" calcext:value-type="float">
            <text:p>1065</text:p>
          </table:table-cell>
          <table:table-cell office:value-type="float" office:value="2.88" calcext:value-type="float">
            <text:p>2.88</text:p>
          </table:table-cell>
          <table:table-cell office:value-type="float" office:value="5646" calcext:value-type="float">
            <text:p>5646</text:p>
          </table:table-cell>
          <table:table-cell table:formula="of:=AVERAGE([.F19:.F38])" office:value-type="float" office:value="3950.25" calcext:value-type="float">
            <text:p>3950.25</text:p>
          </table:table-cell>
          <table:table-cell table:formula="of:=LN([.G19])" office:value-type="float" office:value="8.28153414703161" calcext:value-type="float">
            <text:p>8.281534147</text:p>
          </table:table-cell>
          <table:table-cell table:formula="of:=[.F19]/((SUM([.F$2:.F$513]))*0.16)" office:value-type="float" office:value="0.1144973150116" calcext:value-type="float">
            <text:p>0.11449731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1" calcext:value-type="float">
            <text:p>111</text:p>
          </table:table-cell>
          <table:table-cell office:value-type="float" office:value="3.04" calcext:value-type="float">
            <text:p>3.04</text:p>
          </table:table-cell>
          <table:table-cell office:value-type="float" office:value="1046" calcext:value-type="float">
            <text:p>1046</text:p>
          </table:table-cell>
          <table:table-cell office:value-type="float" office:value="3.04" calcext:value-type="float">
            <text:p>3.04</text:p>
          </table:table-cell>
          <table:table-cell office:value-type="float" office:value="5250" calcext:value-type="float">
            <text:p>5250</text:p>
          </table:table-cell>
          <table:table-cell table:formula="of:=AVERAGE([.F20:.F39])" office:value-type="float" office:value="3796.2" calcext:value-type="float">
            <text:p>3796.2</text:p>
          </table:table-cell>
          <table:table-cell table:formula="of:=LN([.G20])" office:value-type="float" office:value="8.24175584538089" calcext:value-type="float">
            <text:p>8.2417558454</text:p>
          </table:table-cell>
          <table:table-cell table:formula="of:=[.F20]/((SUM([.F$2:.F$513]))*0.16)" office:value-type="float" office:value="0.106466685053294" calcext:value-type="float">
            <text:p>0.106466685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846" calcext:value-type="float">
            <text:p>846</text:p>
          </table:table-cell>
          <table:table-cell office:value-type="float" office:value="3.2" calcext:value-type="float">
            <text:p>3.2</text:p>
          </table:table-cell>
          <table:table-cell office:value-type="float" office:value="5232" calcext:value-type="float">
            <text:p>5232</text:p>
          </table:table-cell>
          <table:table-cell table:formula="of:=AVERAGE([.F21:.F40])" office:value-type="float" office:value="3652.15" calcext:value-type="float">
            <text:p>3652.15</text:p>
          </table:table-cell>
          <table:table-cell table:formula="of:=LN([.G21])" office:value-type="float" office:value="8.20307131425582" calcext:value-type="float">
            <text:p>8.2030713143</text:p>
          </table:table-cell>
          <table:table-cell table:formula="of:=[.F21]/((SUM([.F$2:.F$513]))*0.16)" office:value-type="float" office:value="0.106101656418826" calcext:value-type="float">
            <text:p>0.1061016564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97" calcext:value-type="float">
            <text:p>97</text:p>
          </table:table-cell>
          <table:table-cell office:value-type="float" office:value="3.36" calcext:value-type="float">
            <text:p>3.36</text:p>
          </table:table-cell>
          <table:table-cell office:value-type="float" office:value="899" calcext:value-type="float">
            <text:p>899</text:p>
          </table:table-cell>
          <table:table-cell office:value-type="float" office:value="3.36" calcext:value-type="float">
            <text:p>3.36</text:p>
          </table:table-cell>
          <table:table-cell office:value-type="float" office:value="4876" calcext:value-type="float">
            <text:p>4876</text:p>
          </table:table-cell>
          <table:table-cell table:formula="of:=AVERAGE([.F22:.F41])" office:value-type="float" office:value="3507.65" calcext:value-type="float">
            <text:p>3507.65</text:p>
          </table:table-cell>
          <table:table-cell table:formula="of:=LN([.G22])" office:value-type="float" office:value="8.16270157656469" calcext:value-type="float">
            <text:p>8.1627015766</text:p>
          </table:table-cell>
          <table:table-cell table:formula="of:=[.F22]/((SUM([.F$2:.F$513]))*0.16)" office:value-type="float" office:value="0.0988822012037833" calcext:value-type="float">
            <text:p>0.098882201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862" calcext:value-type="float">
            <text:p>862</text:p>
          </table:table-cell>
          <table:table-cell office:value-type="float" office:value="3.52" calcext:value-type="float">
            <text:p>3.52</text:p>
          </table:table-cell>
          <table:table-cell office:value-type="float" office:value="4738" calcext:value-type="float">
            <text:p>4738</text:p>
          </table:table-cell>
          <table:table-cell table:formula="of:=AVERAGE([.F23:.F42])" office:value-type="float" office:value="3373.7" calcext:value-type="float">
            <text:p>3373.7</text:p>
          </table:table-cell>
          <table:table-cell table:formula="of:=LN([.G23])" office:value-type="float" office:value="8.12376534391858" calcext:value-type="float">
            <text:p>8.1237653439</text:p>
          </table:table-cell>
          <table:table-cell table:formula="of:=[.F23]/((SUM([.F$2:.F$513]))*0.16)" office:value-type="float" office:value="0.0960836483395253" calcext:value-type="float">
            <text:p>0.096083648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0" calcext:value-type="float">
            <text:p>70</text:p>
          </table:table-cell>
          <table:table-cell office:value-type="float" office:value="3.68" calcext:value-type="float">
            <text:p>3.68</text:p>
          </table:table-cell>
          <table:table-cell office:value-type="float" office:value="864" calcext:value-type="float">
            <text:p>864</text:p>
          </table:table-cell>
          <table:table-cell office:value-type="float" office:value="3.68" calcext:value-type="float">
            <text:p>3.68</text:p>
          </table:table-cell>
          <table:table-cell office:value-type="float" office:value="4492" calcext:value-type="float">
            <text:p>4492</text:p>
          </table:table-cell>
          <table:table-cell table:formula="of:=AVERAGE([.F24:.F43])" office:value-type="float" office:value="3249.5" calcext:value-type="float">
            <text:p>3249.5</text:p>
          </table:table-cell>
          <table:table-cell table:formula="of:=LN([.G24])" office:value-type="float" office:value="8.0862564173344" calcext:value-type="float">
            <text:p>8.0862564173</text:p>
          </table:table-cell>
          <table:table-cell table:formula="of:=[.F24]/((SUM([.F$2:.F$513]))*0.16)" office:value-type="float" office:value="0.0910949236684566" calcext:value-type="float">
            <text:p>0.091094923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05" calcext:value-type="float">
            <text:p>105</text:p>
          </table:table-cell>
          <table:table-cell office:value-type="float" office:value="3.84" calcext:value-type="float">
            <text:p>3.84</text:p>
          </table:table-cell>
          <table:table-cell office:value-type="float" office:value="903" calcext:value-type="float">
            <text:p>903</text:p>
          </table:table-cell>
          <table:table-cell office:value-type="float" office:value="3.84" calcext:value-type="float">
            <text:p>3.84</text:p>
          </table:table-cell>
          <table:table-cell office:value-type="float" office:value="4481" calcext:value-type="float">
            <text:p>4481</text:p>
          </table:table-cell>
          <table:table-cell table:formula="of:=AVERAGE([.F25:.F44])" office:value-type="float" office:value="3128.2" calcext:value-type="float">
            <text:p>3128.2</text:p>
          </table:table-cell>
          <table:table-cell table:formula="of:=LN([.G25])" office:value-type="float" office:value="8.04821303824014" calcext:value-type="float">
            <text:p>8.0482130382</text:p>
          </table:table-cell>
          <table:table-cell table:formula="of:=[.F25]/((SUM([.F$2:.F$513]))*0.16)" office:value-type="float" office:value="0.0908718506140593" calcext:value-type="float">
            <text:p>0.0908718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4242" calcext:value-type="float">
            <text:p>4242</text:p>
          </table:table-cell>
          <table:table-cell table:formula="of:=AVERAGE([.F26:.F45])" office:value-type="float" office:value="3002.2" calcext:value-type="float">
            <text:p>3002.2</text:p>
          </table:table-cell>
          <table:table-cell table:formula="of:=LN([.G26])" office:value-type="float" office:value="8.00710063222608" calcext:value-type="float">
            <text:p>8.0071006322</text:p>
          </table:table-cell>
          <table:table-cell table:formula="of:=[.F26]/((SUM([.F$2:.F$513]))*0.16)" office:value-type="float" office:value="0.0860250815230617" calcext:value-type="float">
            <text:p>0.086025081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7" calcext:value-type="float">
            <text:p>67</text:p>
          </table:table-cell>
          <table:table-cell office:value-type="float" office:value="4.16" calcext:value-type="float">
            <text:p>4.16</text:p>
          </table:table-cell>
          <table:table-cell office:value-type="float" office:value="876" calcext:value-type="float">
            <text:p>876</text:p>
          </table:table-cell>
          <table:table-cell office:value-type="float" office:value="4.16" calcext:value-type="float">
            <text:p>4.16</text:p>
          </table:table-cell>
          <table:table-cell office:value-type="float" office:value="3966" calcext:value-type="float">
            <text:p>3966</text:p>
          </table:table-cell>
          <table:table-cell table:formula="of:=AVERAGE([.F27:.F46])" office:value-type="float" office:value="2887.95" calcext:value-type="float">
            <text:p>2887.95</text:p>
          </table:table-cell>
          <table:table-cell table:formula="of:=LN([.G27])" office:value-type="float" office:value="7.96830218684345" calcext:value-type="float">
            <text:p>7.9683021868</text:p>
          </table:table-cell>
          <table:table-cell table:formula="of:=[.F27]/((SUM([.F$2:.F$513]))*0.16)" office:value-type="float" office:value="0.0804279757945456" calcext:value-type="float">
            <text:p>0.080427975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1" calcext:value-type="float">
            <text:p>71</text:p>
          </table:table-cell>
          <table:table-cell office:value-type="float" office:value="4.32" calcext:value-type="float">
            <text:p>4.32</text:p>
          </table:table-cell>
          <table:table-cell office:value-type="float" office:value="712" calcext:value-type="float">
            <text:p>712</text:p>
          </table:table-cell>
          <table:table-cell office:value-type="float" office:value="4.32" calcext:value-type="float">
            <text:p>4.32</text:p>
          </table:table-cell>
          <table:table-cell office:value-type="float" office:value="3936" calcext:value-type="float">
            <text:p>3936</text:p>
          </table:table-cell>
          <table:table-cell table:formula="of:=AVERAGE([.F28:.F47])" office:value-type="float" office:value="2783.35" calcext:value-type="float">
            <text:p>2783.35</text:p>
          </table:table-cell>
          <table:table-cell table:formula="of:=LN([.G28])" office:value-type="float" office:value="7.93141051718282" calcext:value-type="float">
            <text:p>7.9314105172</text:p>
          </table:table-cell>
          <table:table-cell table:formula="of:=[.F28]/((SUM([.F$2:.F$513]))*0.16)" office:value-type="float" office:value="0.0798195947370983" calcext:value-type="float">
            <text:p>0.079819594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8" calcext:value-type="float">
            <text:p>78</text:p>
          </table:table-cell>
          <table:table-cell office:value-type="float" office:value="4.48" calcext:value-type="float">
            <text:p>4.48</text:p>
          </table:table-cell>
          <table:table-cell office:value-type="float" office:value="819" calcext:value-type="float">
            <text:p>819</text:p>
          </table:table-cell>
          <table:table-cell office:value-type="float" office:value="4.48" calcext:value-type="float">
            <text:p>4.48</text:p>
          </table:table-cell>
          <table:table-cell office:value-type="float" office:value="3853" calcext:value-type="float">
            <text:p>3853</text:p>
          </table:table-cell>
          <table:table-cell table:formula="of:=AVERAGE([.F29:.F48])" office:value-type="float" office:value="2676.3" calcext:value-type="float">
            <text:p>2676.3</text:p>
          </table:table-cell>
          <table:table-cell table:formula="of:=LN([.G29])" office:value-type="float" office:value="7.89219052258785" calcext:value-type="float">
            <text:p>7.8921905226</text:p>
          </table:table-cell>
          <table:table-cell table:formula="of:=[.F29]/((SUM([.F$2:.F$513]))*0.16)" office:value-type="float" office:value="0.0781364071448271" calcext:value-type="float">
            <text:p>0.078136407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69" calcext:value-type="float">
            <text:p>69</text:p>
          </table:table-cell>
          <table:table-cell office:value-type="float" office:value="4.64" calcext:value-type="float">
            <text:p>4.64</text:p>
          </table:table-cell>
          <table:table-cell office:value-type="float" office:value="535" calcext:value-type="float">
            <text:p>535</text:p>
          </table:table-cell>
          <table:table-cell office:value-type="float" office:value="4.64" calcext:value-type="float">
            <text:p>4.64</text:p>
          </table:table-cell>
          <table:table-cell office:value-type="float" office:value="3661" calcext:value-type="float">
            <text:p>3661</text:p>
          </table:table-cell>
          <table:table-cell table:formula="of:=AVERAGE([.F30:.F49])" office:value-type="float" office:value="2572.15" calcext:value-type="float">
            <text:p>2572.15</text:p>
          </table:table-cell>
          <table:table-cell table:formula="of:=LN([.G30])" office:value-type="float" office:value="7.85249740403019" calcext:value-type="float">
            <text:p>7.852497404</text:p>
          </table:table-cell>
          <table:table-cell table:formula="of:=[.F30]/((SUM([.F$2:.F$513]))*0.16)" office:value-type="float" office:value="0.0742427683771638" calcext:value-type="float">
            <text:p>0.07424276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.8</text:p>
          </table:table-cell>
          <table:table-cell office:value-type="float" office:value="839" calcext:value-type="float">
            <text:p>839</text:p>
          </table:table-cell>
          <table:table-cell office:value-type="float" office:value="4.8" calcext:value-type="float">
            <text:p>4.8</text:p>
          </table:table-cell>
          <table:table-cell office:value-type="float" office:value="3503" calcext:value-type="float">
            <text:p>3503</text:p>
          </table:table-cell>
          <table:table-cell table:formula="of:=AVERAGE([.F31:.F50])" office:value-type="float" office:value="2474.65" calcext:value-type="float">
            <text:p>2474.65</text:p>
          </table:table-cell>
          <table:table-cell table:formula="of:=LN([.G31])" office:value-type="float" office:value="7.81385425086145" calcext:value-type="float">
            <text:p>7.8138542509</text:p>
          </table:table-cell>
          <table:table-cell table:formula="of:=[.F31]/((SUM([.F$2:.F$513]))*0.16)" office:value-type="float" office:value="0.0710386281412742" calcext:value-type="float">
            <text:p>0.071038628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886" calcext:value-type="float">
            <text:p>886</text:p>
          </table:table-cell>
          <table:table-cell office:value-type="float" office:value="4.96" calcext:value-type="float">
            <text:p>4.96</text:p>
          </table:table-cell>
          <table:table-cell office:value-type="float" office:value="3304" calcext:value-type="float">
            <text:p>3304</text:p>
          </table:table-cell>
          <table:table-cell table:formula="of:=AVERAGE([.F32:.F51])" office:value-type="float" office:value="2381.65" calcext:value-type="float">
            <text:p>2381.65</text:p>
          </table:table-cell>
          <table:table-cell table:formula="of:=LN([.G32])" office:value-type="float" office:value="7.77554880377074" calcext:value-type="float">
            <text:p>7.7755488038</text:p>
          </table:table-cell>
          <table:table-cell table:formula="of:=[.F32]/((SUM([.F$2:.F$513]))*0.16)" office:value-type="float" office:value="0.0670030337935398" calcext:value-type="float">
            <text:p>0.067003033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655" calcext:value-type="float">
            <text:p>655</text:p>
          </table:table-cell>
          <table:table-cell office:value-type="float" office:value="5.12" calcext:value-type="float">
            <text:p>5.12</text:p>
          </table:table-cell>
          <table:table-cell office:value-type="float" office:value="3314" calcext:value-type="float">
            <text:p>3314</text:p>
          </table:table-cell>
          <table:table-cell table:formula="of:=AVERAGE([.F33:.F52])" office:value-type="float" office:value="2294.05" calcext:value-type="float">
            <text:p>2294.05</text:p>
          </table:table-cell>
          <table:table-cell table:formula="of:=LN([.G33])" office:value-type="float" office:value="7.73807409344133" calcext:value-type="float">
            <text:p>7.7380740934</text:p>
          </table:table-cell>
          <table:table-cell table:formula="of:=[.F33]/((SUM([.F$2:.F$513]))*0.16)" office:value-type="float" office:value="0.0672058274793556" calcext:value-type="float">
            <text:p>0.0672058275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3" calcext:value-type="float">
            <text:p>53</text:p>
          </table:table-cell>
          <table:table-cell office:value-type="float" office:value="5.28" calcext:value-type="float">
            <text:p>5.28</text:p>
          </table:table-cell>
          <table:table-cell office:value-type="float" office:value="611" calcext:value-type="float">
            <text:p>611</text:p>
          </table:table-cell>
          <table:table-cell office:value-type="float" office:value="5.28" calcext:value-type="float">
            <text:p>5.28</text:p>
          </table:table-cell>
          <table:table-cell office:value-type="float" office:value="3164" calcext:value-type="float">
            <text:p>3164</text:p>
          </table:table-cell>
          <table:table-cell table:formula="of:=AVERAGE([.F34:.F53])" office:value-type="float" office:value="2205" calcext:value-type="float">
            <text:p>2205</text:p>
          </table:table-cell>
          <table:table-cell table:formula="of:=LN([.G34])" office:value-type="float" office:value="7.69848278788095" calcext:value-type="float">
            <text:p>7.6984827879</text:p>
          </table:table-cell>
          <table:table-cell table:formula="of:=[.F34]/((SUM([.F$2:.F$513]))*0.16)" office:value-type="float" office:value="0.0641639221921186" calcext:value-type="float">
            <text:p>0.064163922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7" calcext:value-type="float">
            <text:p>57</text:p>
          </table:table-cell>
          <table:table-cell office:value-type="float" office:value="5.44" calcext:value-type="float">
            <text:p>5.44</text:p>
          </table:table-cell>
          <table:table-cell office:value-type="float" office:value="558" calcext:value-type="float">
            <text:p>558</text:p>
          </table:table-cell>
          <table:table-cell office:value-type="float" office:value="5.44" calcext:value-type="float">
            <text:p>5.44</text:p>
          </table:table-cell>
          <table:table-cell office:value-type="float" office:value="2977" calcext:value-type="float">
            <text:p>2977</text:p>
          </table:table-cell>
          <table:table-cell table:formula="of:=AVERAGE([.F35:.F54])" office:value-type="float" office:value="2120.7" calcext:value-type="float">
            <text:p>2120.7</text:p>
          </table:table-cell>
          <table:table-cell table:formula="of:=LN([.G35])" office:value-type="float" office:value="7.65950150184502" calcext:value-type="float">
            <text:p>7.6595015018</text:p>
          </table:table-cell>
          <table:table-cell table:formula="of:=[.F35]/((SUM([.F$2:.F$513]))*0.16)" office:value-type="float" office:value="0.0603716802673632" calcext:value-type="float">
            <text:p>0.060371680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.6</text:p>
          </table:table-cell>
          <table:table-cell office:value-type="float" office:value="388" calcext:value-type="float">
            <text:p>388</text:p>
          </table:table-cell>
          <table:table-cell office:value-type="float" office:value="5.6" calcext:value-type="float">
            <text:p>5.6</text:p>
          </table:table-cell>
          <table:table-cell office:value-type="float" office:value="2897" calcext:value-type="float">
            <text:p>2897</text:p>
          </table:table-cell>
          <table:table-cell table:formula="of:=AVERAGE([.F36:.F55])" office:value-type="float" office:value="2042.15" calcext:value-type="float">
            <text:p>2042.15</text:p>
          </table:table-cell>
          <table:table-cell table:formula="of:=LN([.G36])" office:value-type="float" office:value="7.62175845342146" calcext:value-type="float">
            <text:p>7.6217584534</text:p>
          </table:table-cell>
          <table:table-cell table:formula="of:=[.F36]/((SUM([.F$2:.F$513]))*0.16)" office:value-type="float" office:value="0.0587493307808368" calcext:value-type="float">
            <text:p>0.058749330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3" calcext:value-type="float">
            <text:p>63</text:p>
          </table:table-cell>
          <table:table-cell office:value-type="float" office:value="5.76" calcext:value-type="float">
            <text:p>5.76</text:p>
          </table:table-cell>
          <table:table-cell office:value-type="float" office:value="442" calcext:value-type="float">
            <text:p>442</text:p>
          </table:table-cell>
          <table:table-cell office:value-type="float" office:value="5.76" calcext:value-type="float">
            <text:p>5.76</text:p>
          </table:table-cell>
          <table:table-cell office:value-type="float" office:value="2808" calcext:value-type="float">
            <text:p>2808</text:p>
          </table:table-cell>
          <table:table-cell table:formula="of:=AVERAGE([.F37:.F56])" office:value-type="float" office:value="1962.95" calcext:value-type="float">
            <text:p>1962.95</text:p>
          </table:table-cell>
          <table:table-cell table:formula="of:=LN([.G37])" office:value-type="float" office:value="7.58220372273454" calcext:value-type="float">
            <text:p>7.5822037227</text:p>
          </table:table-cell>
          <table:table-cell table:formula="of:=[.F37]/((SUM([.F$2:.F$513]))*0.16)" office:value-type="float" office:value="0.0569444669770762" calcext:value-type="float">
            <text:p>0.05694446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6" calcext:value-type="float">
            <text:p>36</text:p>
          </table:table-cell>
          <table:table-cell office:value-type="float" office:value="5.92" calcext:value-type="float">
            <text:p>5.92</text:p>
          </table:table-cell>
          <table:table-cell office:value-type="float" office:value="585" calcext:value-type="float">
            <text:p>585</text:p>
          </table:table-cell>
          <table:table-cell office:value-type="float" office:value="5.92" calcext:value-type="float">
            <text:p>5.92</text:p>
          </table:table-cell>
          <table:table-cell office:value-type="float" office:value="2665" calcext:value-type="float">
            <text:p>2665</text:p>
          </table:table-cell>
          <table:table-cell table:formula="of:=AVERAGE([.F38:.F57])" office:value-type="float" office:value="1887.8" calcext:value-type="float">
            <text:p>1887.8</text:p>
          </table:table-cell>
          <table:table-cell table:formula="of:=LN([.G38])" office:value-type="float" office:value="7.54316740889084" calcext:value-type="float">
            <text:p>7.5431674089</text:p>
          </table:table-cell>
          <table:table-cell table:formula="of:=[.F38]/((SUM([.F$2:.F$513]))*0.16)" office:value-type="float" office:value="0.0540445172699103" calcext:value-type="float">
            <text:p>0.0540445173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8" calcext:value-type="float">
            <text:p>38</text:p>
          </table:table-cell>
          <table:table-cell office:value-type="float" office:value="6.08" calcext:value-type="float">
            <text:p>6.08</text:p>
          </table:table-cell>
          <table:table-cell office:value-type="float" office:value="447" calcext:value-type="float">
            <text:p>447</text:p>
          </table:table-cell>
          <table:table-cell office:value-type="float" office:value="6.08" calcext:value-type="float">
            <text:p>6.08</text:p>
          </table:table-cell>
          <table:table-cell office:value-type="float" office:value="2565" calcext:value-type="float">
            <text:p>2565</text:p>
          </table:table-cell>
          <table:table-cell table:formula="of:=AVERAGE([.F39:.F58])" office:value-type="float" office:value="1820.75" calcext:value-type="float">
            <text:p>1820.75</text:p>
          </table:table-cell>
          <table:table-cell table:formula="of:=LN([.G39])" office:value-type="float" office:value="7.50700378309803" calcext:value-type="float">
            <text:p>7.5070037831</text:p>
          </table:table-cell>
          <table:table-cell table:formula="of:=[.F39]/((SUM([.F$2:.F$513]))*0.16)" office:value-type="float" office:value="0.0520165804117523" calcext:value-type="float">
            <text:p>0.052016580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3" calcext:value-type="float">
            <text:p>43</text:p>
          </table:table-cell>
          <table:table-cell office:value-type="float" office:value="6.24" calcext:value-type="float">
            <text:p>6.24</text:p>
          </table:table-cell>
          <table:table-cell office:value-type="float" office:value="554" calcext:value-type="float">
            <text:p>554</text:p>
          </table:table-cell>
          <table:table-cell office:value-type="float" office:value="6.24" calcext:value-type="float">
            <text:p>6.24</text:p>
          </table:table-cell>
          <table:table-cell office:value-type="float" office:value="2369" calcext:value-type="float">
            <text:p>2369</text:p>
          </table:table-cell>
          <table:table-cell table:formula="of:=AVERAGE([.F40:.F59])" office:value-type="float" office:value="1755.75" calcext:value-type="float">
            <text:p>1755.75</text:p>
          </table:table-cell>
          <table:table-cell table:formula="of:=LN([.G40])" office:value-type="float" office:value="7.47065139503913" calcext:value-type="float">
            <text:p>7.470651395</text:p>
          </table:table-cell>
          <table:table-cell table:formula="of:=[.F40]/((SUM([.F$2:.F$513]))*0.16)" office:value-type="float" office:value="0.0480418241697626" calcext:value-type="float">
            <text:p>0.048041824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536" calcext:value-type="float">
            <text:p>536</text:p>
          </table:table-cell>
          <table:table-cell office:value-type="float" office:value="6.4" calcext:value-type="float">
            <text:p>6.4</text:p>
          </table:table-cell>
          <table:table-cell office:value-type="float" office:value="2342" calcext:value-type="float">
            <text:p>2342</text:p>
          </table:table-cell>
          <table:table-cell table:formula="of:=AVERAGE([.F41:.F60])" office:value-type="float" office:value="1697.2" calcext:value-type="float">
            <text:p>1697.2</text:p>
          </table:table-cell>
          <table:table-cell table:formula="of:=LN([.G41])" office:value-type="float" office:value="7.43673511332817" calcext:value-type="float">
            <text:p>7.4367351133</text:p>
          </table:table-cell>
          <table:table-cell table:formula="of:=[.F41]/((SUM([.F$2:.F$513]))*0.16)" office:value-type="float" office:value="0.04749428121806" calcext:value-type="float">
            <text:p>0.047494281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7" calcext:value-type="float">
            <text:p>37</text:p>
          </table:table-cell>
          <table:table-cell office:value-type="float" office:value="6.56" calcext:value-type="float">
            <text:p>6.56</text:p>
          </table:table-cell>
          <table:table-cell office:value-type="float" office:value="493" calcext:value-type="float">
            <text:p>493</text:p>
          </table:table-cell>
          <table:table-cell office:value-type="float" office:value="6.56" calcext:value-type="float">
            <text:p>6.56</text:p>
          </table:table-cell>
          <table:table-cell office:value-type="float" office:value="2197" calcext:value-type="float">
            <text:p>2197</text:p>
          </table:table-cell>
          <table:table-cell table:formula="of:=AVERAGE([.F42:.F61])" office:value-type="float" office:value="1636.7" calcext:value-type="float">
            <text:p>1636.7</text:p>
          </table:table-cell>
          <table:table-cell table:formula="of:=LN([.G42])" office:value-type="float" office:value="7.40043729851184" calcext:value-type="float">
            <text:p>7.4004372985</text:p>
          </table:table-cell>
          <table:table-cell table:formula="of:=[.F42]/((SUM([.F$2:.F$513]))*0.16)" office:value-type="float" office:value="0.0445537727737309" calcext:value-type="float">
            <text:p>0.0445537728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3" calcext:value-type="float">
            <text:p>43</text:p>
          </table:table-cell>
          <table:table-cell office:value-type="float" office:value="6.72" calcext:value-type="float">
            <text:p>6.72</text:p>
          </table:table-cell>
          <table:table-cell office:value-type="float" office:value="574" calcext:value-type="float">
            <text:p>574</text:p>
          </table:table-cell>
          <table:table-cell office:value-type="float" office:value="6.72" calcext:value-type="float">
            <text:p>6.72</text:p>
          </table:table-cell>
          <table:table-cell office:value-type="float" office:value="2254" calcext:value-type="float">
            <text:p>2254</text:p>
          </table:table-cell>
          <table:table-cell table:formula="of:=AVERAGE([.F43:.F62])" office:value-type="float" office:value="1584.2" calcext:value-type="float">
            <text:p>1584.2</text:p>
          </table:table-cell>
          <table:table-cell table:formula="of:=LN([.G43])" office:value-type="float" office:value="7.36783482703018" calcext:value-type="float">
            <text:p>7.367834827</text:p>
          </table:table-cell>
          <table:table-cell table:formula="of:=[.F43]/((SUM([.F$2:.F$513]))*0.16)" office:value-type="float" office:value="0.045709696782881" calcext:value-type="float">
            <text:p>0.045709696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4" calcext:value-type="float">
            <text:p>34</text:p>
          </table:table-cell>
          <table:table-cell office:value-type="float" office:value="6.88" calcext:value-type="float">
            <text:p>6.88</text:p>
          </table:table-cell>
          <table:table-cell office:value-type="float" office:value="573" calcext:value-type="float">
            <text:p>573</text:p>
          </table:table-cell>
          <table:table-cell office:value-type="float" office:value="6.88" calcext:value-type="float">
            <text:p>6.88</text:p>
          </table:table-cell>
          <table:table-cell office:value-type="float" office:value="2066" calcext:value-type="float">
            <text:p>2066</text:p>
          </table:table-cell>
          <table:table-cell table:formula="of:=AVERAGE([.F44:.F63])" office:value-type="float" office:value="1527.65" calcext:value-type="float">
            <text:p>1527.65</text:p>
          </table:table-cell>
          <table:table-cell table:formula="of:=LN([.G44])" office:value-type="float" office:value="7.33148588589715" calcext:value-type="float">
            <text:p>7.3314858859</text:p>
          </table:table-cell>
          <table:table-cell table:formula="of:=[.F44]/((SUM([.F$2:.F$513]))*0.16)" office:value-type="float" office:value="0.041897175489544" calcext:value-type="float">
            <text:p>0.0418971755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45" calcext:value-type="float">
            <text:p>45</text:p>
          </table:table-cell>
          <table:table-cell office:value-type="float" office:value="7.04" calcext:value-type="float">
            <text:p>7.04</text:p>
          </table:table-cell>
          <table:table-cell office:value-type="float" office:value="540" calcext:value-type="float">
            <text:p>540</text:p>
          </table:table-cell>
          <table:table-cell office:value-type="float" office:value="7.04" calcext:value-type="float">
            <text:p>7.04</text:p>
          </table:table-cell>
          <table:table-cell office:value-type="float" office:value="1961" calcext:value-type="float">
            <text:p>1961</text:p>
          </table:table-cell>
          <table:table-cell table:formula="of:=AVERAGE([.F45:.F64])" office:value-type="float" office:value="1475.45" calcext:value-type="float">
            <text:p>1475.45</text:p>
          </table:table-cell>
          <table:table-cell table:formula="of:=LN([.G45])" office:value-type="float" office:value="7.2967183069908" calcext:value-type="float">
            <text:p>7.296718307</text:p>
          </table:table-cell>
          <table:table-cell table:formula="of:=[.F45]/((SUM([.F$2:.F$513]))*0.16)" office:value-type="float" office:value="0.0397678417884781" calcext:value-type="float">
            <text:p>0.03976784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49" calcext:value-type="float">
            <text:p>449</text:p>
          </table:table-cell>
          <table:table-cell office:value-type="float" office:value="7.2" calcext:value-type="float">
            <text:p>7.2</text:p>
          </table:table-cell>
          <table:table-cell office:value-type="float" office:value="1957" calcext:value-type="float">
            <text:p>1957</text:p>
          </table:table-cell>
          <table:table-cell table:formula="of:=AVERAGE([.F46:.F65])" office:value-type="float" office:value="1428.7" calcext:value-type="float">
            <text:p>1428.7</text:p>
          </table:table-cell>
          <table:table-cell table:formula="of:=LN([.G46])" office:value-type="float" office:value="7.26452021887111" calcext:value-type="float">
            <text:p>7.2645202189</text:p>
          </table:table-cell>
          <table:table-cell table:formula="of:=[.F46]/((SUM([.F$2:.F$513]))*0.16)" office:value-type="float" office:value="0.0396867243141518" calcext:value-type="float">
            <text:p>0.039686724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9" calcext:value-type="float">
            <text:p>39</text:p>
          </table:table-cell>
          <table:table-cell office:value-type="float" office:value="7.36" calcext:value-type="float">
            <text:p>7.36</text:p>
          </table:table-cell>
          <table:table-cell office:value-type="float" office:value="479" calcext:value-type="float">
            <text:p>479</text:p>
          </table:table-cell>
          <table:table-cell office:value-type="float" office:value="7.36" calcext:value-type="float">
            <text:p>7.36</text:p>
          </table:table-cell>
          <table:table-cell office:value-type="float" office:value="1874" calcext:value-type="float">
            <text:p>1874</text:p>
          </table:table-cell>
          <table:table-cell table:formula="of:=AVERAGE([.F47:.F66])" office:value-type="float" office:value="1383.4" calcext:value-type="float">
            <text:p>1383.4</text:p>
          </table:table-cell>
          <table:table-cell table:formula="of:=LN([.G47])" office:value-type="float" office:value="7.23229951616648" calcext:value-type="float">
            <text:p>7.2322995162</text:p>
          </table:table-cell>
          <table:table-cell table:formula="of:=[.F47]/((SUM([.F$2:.F$513]))*0.16)" office:value-type="float" office:value="0.0380035367218806" calcext:value-type="float">
            <text:p>0.038003536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9" calcext:value-type="float">
            <text:p>29</text:p>
          </table:table-cell>
          <table:table-cell office:value-type="float" office:value="7.52" calcext:value-type="float">
            <text:p>7.52</text:p>
          </table:table-cell>
          <table:table-cell office:value-type="float" office:value="493" calcext:value-type="float">
            <text:p>493</text:p>
          </table:table-cell>
          <table:table-cell office:value-type="float" office:value="7.52" calcext:value-type="float">
            <text:p>7.52</text:p>
          </table:table-cell>
          <table:table-cell office:value-type="float" office:value="1795" calcext:value-type="float">
            <text:p>1795</text:p>
          </table:table-cell>
          <table:table-cell table:formula="of:=AVERAGE([.F48:.F67])" office:value-type="float" office:value="1336.15" calcext:value-type="float">
            <text:p>1336.15</text:p>
          </table:table-cell>
          <table:table-cell table:formula="of:=LN([.G48])" office:value-type="float" office:value="7.19754762324328" calcext:value-type="float">
            <text:p>7.1975476232</text:p>
          </table:table-cell>
          <table:table-cell table:formula="of:=[.F48]/((SUM([.F$2:.F$513]))*0.16)" office:value-type="float" office:value="0.0364014666039358" calcext:value-type="float">
            <text:p>0.0364014666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2" calcext:value-type="float">
            <text:p>42</text:p>
          </table:table-cell>
          <table:table-cell office:value-type="float" office:value="7.68" calcext:value-type="float">
            <text:p>7.68</text:p>
          </table:table-cell>
          <table:table-cell office:value-type="float" office:value="417" calcext:value-type="float">
            <text:p>417</text:p>
          </table:table-cell>
          <table:table-cell office:value-type="float" office:value="7.68" calcext:value-type="float">
            <text:p>7.68</text:p>
          </table:table-cell>
          <table:table-cell office:value-type="float" office:value="1770" calcext:value-type="float">
            <text:p>1770</text:p>
          </table:table-cell>
          <table:table-cell table:formula="of:=AVERAGE([.F49:.F68])" office:value-type="float" office:value="1292.25" calcext:value-type="float">
            <text:p>1292.25</text:p>
          </table:table-cell>
          <table:table-cell table:formula="of:=LN([.G49])" office:value-type="float" office:value="7.16414016407615" calcext:value-type="float">
            <text:p>7.1641401641</text:p>
          </table:table-cell>
          <table:table-cell table:formula="of:=[.F49]/((SUM([.F$2:.F$513]))*0.16)" office:value-type="float" office:value="0.0358944823893963" calcext:value-type="float">
            <text:p>0.0358944824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36" calcext:value-type="float">
            <text:p>36</text:p>
          </table:table-cell>
          <table:table-cell office:value-type="float" office:value="7.84" calcext:value-type="float">
            <text:p>7.84</text:p>
          </table:table-cell>
          <table:table-cell office:value-type="float" office:value="426" calcext:value-type="float">
            <text:p>426</text:p>
          </table:table-cell>
          <table:table-cell office:value-type="float" office:value="7.84" calcext:value-type="float">
            <text:p>7.84</text:p>
          </table:table-cell>
          <table:table-cell office:value-type="float" office:value="1711" calcext:value-type="float">
            <text:p>1711</text:p>
          </table:table-cell>
          <table:table-cell table:formula="of:=AVERAGE([.F50:.F69])" office:value-type="float" office:value="1248.8" calcext:value-type="float">
            <text:p>1248.8</text:p>
          </table:table-cell>
          <table:table-cell table:formula="of:=LN([.G50])" office:value-type="float" office:value="7.12993836920122" calcext:value-type="float">
            <text:p>7.1299383692</text:p>
          </table:table-cell>
          <table:table-cell table:formula="of:=[.F50]/((SUM([.F$2:.F$513]))*0.16)" office:value-type="float" office:value="0.0346979996430831" calcext:value-type="float">
            <text:p>0.0346979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1643" calcext:value-type="float">
            <text:p>1643</text:p>
          </table:table-cell>
          <table:table-cell table:formula="of:=AVERAGE([.F51:.F70])" office:value-type="float" office:value="1208.2" calcext:value-type="float">
            <text:p>1208.2</text:p>
          </table:table-cell>
          <table:table-cell table:formula="of:=LN([.G51])" office:value-type="float" office:value="7.09688692770464" calcext:value-type="float">
            <text:p>7.0968869277</text:p>
          </table:table-cell>
          <table:table-cell table:formula="of:=[.F51]/((SUM([.F$2:.F$513]))*0.16)" office:value-type="float" office:value="0.0333190025795357" calcext:value-type="float">
            <text:p>0.0333190026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37" calcext:value-type="float">
            <text:p>37</text:p>
          </table:table-cell>
          <table:table-cell office:value-type="float" office:value="8.16" calcext:value-type="float">
            <text:p>8.16</text:p>
          </table:table-cell>
          <table:table-cell office:value-type="float" office:value="416" calcext:value-type="float">
            <text:p>416</text:p>
          </table:table-cell>
          <table:table-cell office:value-type="float" office:value="8.16" calcext:value-type="float">
            <text:p>8.16</text:p>
          </table:table-cell>
          <table:table-cell office:value-type="float" office:value="1552" calcext:value-type="float">
            <text:p>1552</text:p>
          </table:table-cell>
          <table:table-cell table:formula="of:=AVERAGE([.F52:.F71])" office:value-type="float" office:value="1169.45" calcext:value-type="float">
            <text:p>1169.45</text:p>
          </table:table-cell>
          <table:table-cell table:formula="of:=LN([.G52])" office:value-type="float" office:value="7.0642888317969" calcext:value-type="float">
            <text:p>7.0642888318</text:p>
          </table:table-cell>
          <table:table-cell table:formula="of:=[.F52]/((SUM([.F$2:.F$513]))*0.16)" office:value-type="float" office:value="0.0314735800386119" calcext:value-type="float">
            <text:p>0.0314735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33" calcext:value-type="float">
            <text:p>33</text:p>
          </table:table-cell>
          <table:table-cell office:value-type="float" office:value="8.32" calcext:value-type="float">
            <text:p>8.32</text:p>
          </table:table-cell>
          <table:table-cell office:value-type="float" office:value="394" calcext:value-type="float">
            <text:p>394</text:p>
          </table:table-cell>
          <table:table-cell office:value-type="float" office:value="8.32" calcext:value-type="float">
            <text:p>8.32</text:p>
          </table:table-cell>
          <table:table-cell office:value-type="float" office:value="1533" calcext:value-type="float">
            <text:p>1533</text:p>
          </table:table-cell>
          <table:table-cell table:formula="of:=AVERAGE([.F53:.F72])" office:value-type="float" office:value="1134.35" calcext:value-type="float">
            <text:p>1134.35</text:p>
          </table:table-cell>
          <table:table-cell table:formula="of:=LN([.G53])" office:value-type="float" office:value="7.03381507864287" calcext:value-type="float">
            <text:p>7.0338150786</text:p>
          </table:table-cell>
          <table:table-cell table:formula="of:=[.F53]/((SUM([.F$2:.F$513]))*0.16)" office:value-type="float" office:value="0.0310882720355619" calcext:value-type="float">
            <text:p>0.031088272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9" calcext:value-type="float">
            <text:p>29</text:p>
          </table:table-cell>
          <table:table-cell office:value-type="float" office:value="8.48" calcext:value-type="float">
            <text:p>8.48</text:p>
          </table:table-cell>
          <table:table-cell office:value-type="float" office:value="478" calcext:value-type="float">
            <text:p>478</text:p>
          </table:table-cell>
          <table:table-cell office:value-type="float" office:value="8.48" calcext:value-type="float">
            <text:p>8.48</text:p>
          </table:table-cell>
          <table:table-cell office:value-type="float" office:value="1478" calcext:value-type="float">
            <text:p>1478</text:p>
          </table:table-cell>
          <table:table-cell table:formula="of:=AVERAGE([.F54:.F73])" office:value-type="float" office:value="1098.4" calcext:value-type="float">
            <text:p>1098.4</text:p>
          </table:table-cell>
          <table:table-cell table:formula="of:=LN([.G54])" office:value-type="float" office:value="7.00160985445376" calcext:value-type="float">
            <text:p>7.0016098545</text:p>
          </table:table-cell>
          <table:table-cell table:formula="of:=[.F54]/((SUM([.F$2:.F$513]))*0.16)" office:value-type="float" office:value="0.029972906763575" calcext:value-type="float">
            <text:p>0.0299729068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0" calcext:value-type="float">
            <text:p>30</text:p>
          </table:table-cell>
          <table:table-cell office:value-type="float" office:value="8.64" calcext:value-type="float">
            <text:p>8.64</text:p>
          </table:table-cell>
          <table:table-cell office:value-type="float" office:value="407" calcext:value-type="float">
            <text:p>407</text:p>
          </table:table-cell>
          <table:table-cell office:value-type="float" office:value="8.64" calcext:value-type="float">
            <text:p>8.64</text:p>
          </table:table-cell>
          <table:table-cell office:value-type="float" office:value="1406" calcext:value-type="float">
            <text:p>1406</text:p>
          </table:table-cell>
          <table:table-cell table:formula="of:=AVERAGE([.F55:.F74])" office:value-type="float" office:value="1065.1" calcext:value-type="float">
            <text:p>1065.1</text:p>
          </table:table-cell>
          <table:table-cell table:formula="of:=LN([.G55])" office:value-type="float" office:value="6.97082397044912" calcext:value-type="float">
            <text:p>6.9708239704</text:p>
          </table:table-cell>
          <table:table-cell table:formula="of:=[.F55]/((SUM([.F$2:.F$513]))*0.16)" office:value-type="float" office:value="0.0285127922257013" calcext:value-type="float">
            <text:p>0.028512792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.8</text:p>
          </table:table-cell>
          <table:table-cell office:value-type="float" office:value="399" calcext:value-type="float">
            <text:p>399</text:p>
          </table:table-cell>
          <table:table-cell office:value-type="float" office:value="8.8" calcext:value-type="float">
            <text:p>8.8</text:p>
          </table:table-cell>
          <table:table-cell office:value-type="float" office:value="1313" calcext:value-type="float">
            <text:p>1313</text:p>
          </table:table-cell>
          <table:table-cell table:formula="of:=AVERAGE([.F56:.F75])" office:value-type="float" office:value="1031.25" calcext:value-type="float">
            <text:p>1031.25</text:p>
          </table:table-cell>
          <table:table-cell table:formula="of:=LN([.G56])" office:value-type="float" office:value="6.93852693764889" calcext:value-type="float">
            <text:p>6.9385269376</text:p>
          </table:table-cell>
          <table:table-cell table:formula="of:=[.F56]/((SUM([.F$2:.F$513]))*0.16)" office:value-type="float" office:value="0.0266268109476143" calcext:value-type="float">
            <text:p>0.0266268109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office:value-type="float" office:value="8.96" calcext:value-type="float">
            <text:p>8.96</text:p>
          </table:table-cell>
          <table:table-cell office:value-type="float" office:value="340" calcext:value-type="float">
            <text:p>340</text:p>
          </table:table-cell>
          <table:table-cell office:value-type="float" office:value="8.96" calcext:value-type="float">
            <text:p>8.96</text:p>
          </table:table-cell>
          <table:table-cell office:value-type="float" office:value="1305" calcext:value-type="float">
            <text:p>1305</text:p>
          </table:table-cell>
          <table:table-cell table:formula="of:=AVERAGE([.F57:.F76])" office:value-type="float" office:value="1001.45" calcext:value-type="float">
            <text:p>1001.45</text:p>
          </table:table-cell>
          <table:table-cell table:formula="of:=LN([.G57])" office:value-type="float" office:value="6.90920422874724" calcext:value-type="float">
            <text:p>6.9092042287</text:p>
          </table:table-cell>
          <table:table-cell table:formula="of:=[.F57]/((SUM([.F$2:.F$513]))*0.16)" office:value-type="float" office:value="0.0264645759989617" calcext:value-type="float">
            <text:p>0.026464576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  <table:table-cell office:value-type="float" office:value="9.12" calcext:value-type="float">
            <text:p>9.12</text:p>
          </table:table-cell>
          <table:table-cell office:value-type="float" office:value="392" calcext:value-type="float">
            <text:p>392</text:p>
          </table:table-cell>
          <table:table-cell office:value-type="float" office:value="9.12" calcext:value-type="float">
            <text:p>9.12</text:p>
          </table:table-cell>
          <table:table-cell office:value-type="float" office:value="1324" calcext:value-type="float">
            <text:p>1324</text:p>
          </table:table-cell>
          <table:table-cell table:formula="of:=AVERAGE([.F58:.F77])" office:value-type="float" office:value="972" calcext:value-type="float">
            <text:p>972</text:p>
          </table:table-cell>
          <table:table-cell table:formula="of:=LN([.G58])" office:value-type="float" office:value="6.87935580446044" calcext:value-type="float">
            <text:p>6.8793558045</text:p>
          </table:table-cell>
          <table:table-cell table:formula="of:=[.F58]/((SUM([.F$2:.F$513]))*0.16)" office:value-type="float" office:value="0.0268498840020117" calcext:value-type="float">
            <text:p>0.02684988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6" calcext:value-type="float">
            <text:p>26</text:p>
          </table:table-cell>
          <table:table-cell office:value-type="float" office:value="9.28" calcext:value-type="float">
            <text:p>9.28</text:p>
          </table:table-cell>
          <table:table-cell office:value-type="float" office:value="335" calcext:value-type="float">
            <text:p>335</text:p>
          </table:table-cell>
          <table:table-cell office:value-type="float" office:value="9.28" calcext:value-type="float">
            <text:p>9.28</text:p>
          </table:table-cell>
          <table:table-cell office:value-type="float" office:value="1265" calcext:value-type="float">
            <text:p>1265</text:p>
          </table:table-cell>
          <table:table-cell table:formula="of:=AVERAGE([.F59:.F78])" office:value-type="float" office:value="939.15" calcext:value-type="float">
            <text:p>939.15</text:p>
          </table:table-cell>
          <table:table-cell table:formula="of:=LN([.G59])" office:value-type="float" office:value="6.84497521085943" calcext:value-type="float">
            <text:p>6.8449752109</text:p>
          </table:table-cell>
          <table:table-cell table:formula="of:=[.F59]/((SUM([.F$2:.F$513]))*0.16)" office:value-type="float" office:value="0.0256534012556985" calcext:value-type="float">
            <text:p>0.025653401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3" calcext:value-type="float">
            <text:p>23</text:p>
          </table:table-cell>
          <table:table-cell office:value-type="float" office:value="9.44" calcext:value-type="float">
            <text:p>9.44</text:p>
          </table:table-cell>
          <table:table-cell office:value-type="float" office:value="400" calcext:value-type="float">
            <text:p>400</text:p>
          </table:table-cell>
          <table:table-cell office:value-type="float" office:value="9.44" calcext:value-type="float">
            <text:p>9.44</text:p>
          </table:table-cell>
          <table:table-cell office:value-type="float" office:value="1198" calcext:value-type="float">
            <text:p>1198</text:p>
          </table:table-cell>
          <table:table-cell table:formula="of:=AVERAGE([.F60:.F79])" office:value-type="float" office:value="909.55" calcext:value-type="float">
            <text:p>909.55</text:p>
          </table:table-cell>
          <table:table-cell table:formula="of:=LN([.G60])" office:value-type="float" office:value="6.81294997170823" calcext:value-type="float">
            <text:p>6.8129499717</text:p>
          </table:table-cell>
          <table:table-cell table:formula="of:=[.F60]/((SUM([.F$2:.F$513]))*0.16)" office:value-type="float" office:value="0.0242946835607326" calcext:value-type="float">
            <text:p>0.024294683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float" office:value="505" calcext:value-type="float">
            <text:p>505</text:p>
          </table:table-cell>
          <table:table-cell office:value-type="float" office:value="9.6" calcext:value-type="float">
            <text:p>9.6</text:p>
          </table:table-cell>
          <table:table-cell office:value-type="float" office:value="1132" calcext:value-type="float">
            <text:p>1132</text:p>
          </table:table-cell>
          <table:table-cell table:formula="of:=AVERAGE([.F61:.F80])" office:value-type="float" office:value="881.6" calcext:value-type="float">
            <text:p>881.6</text:p>
          </table:table-cell>
          <table:table-cell table:formula="of:=LN([.G61])" office:value-type="float" office:value="6.78173843839865" calcext:value-type="float">
            <text:p>6.7817384384</text:p>
          </table:table-cell>
          <table:table-cell table:formula="of:=[.F61]/((SUM([.F$2:.F$513]))*0.16)" office:value-type="float" office:value="0.0229562452343484" calcext:value-type="float">
            <text:p>0.022956245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1" calcext:value-type="float">
            <text:p>21</text:p>
          </table:table-cell>
          <table:table-cell office:value-type="float" office:value="9.76" calcext:value-type="float">
            <text:p>9.76</text:p>
          </table:table-cell>
          <table:table-cell office:value-type="float" office:value="386" calcext:value-type="float">
            <text:p>386</text:p>
          </table:table-cell>
          <table:table-cell office:value-type="float" office:value="9.76" calcext:value-type="float">
            <text:p>9.76</text:p>
          </table:table-cell>
          <table:table-cell office:value-type="float" office:value="1147" calcext:value-type="float">
            <text:p>1147</text:p>
          </table:table-cell>
          <table:table-cell table:formula="of:=AVERAGE([.F62:.F81])" office:value-type="float" office:value="857.15" calcext:value-type="float">
            <text:p>857.15</text:p>
          </table:table-cell>
          <table:table-cell table:formula="of:=LN([.G62])" office:value-type="float" office:value="6.75361293245349" calcext:value-type="float">
            <text:p>6.7536129325</text:p>
          </table:table-cell>
          <table:table-cell table:formula="of:=[.F62]/((SUM([.F$2:.F$513]))*0.16)" office:value-type="float" office:value="0.0232604357630721" calcext:value-type="float">
            <text:p>0.0232604358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9" calcext:value-type="float">
            <text:p>19</text:p>
          </table:table-cell>
          <table:table-cell office:value-type="float" office:value="9.92" calcext:value-type="float">
            <text:p>9.92</text:p>
          </table:table-cell>
          <table:table-cell office:value-type="float" office:value="346" calcext:value-type="float">
            <text:p>346</text:p>
          </table:table-cell>
          <table:table-cell office:value-type="float" office:value="9.92" calcext:value-type="float">
            <text:p>9.92</text:p>
          </table:table-cell>
          <table:table-cell office:value-type="float" office:value="1123" calcext:value-type="float">
            <text:p>1123</text:p>
          </table:table-cell>
          <table:table-cell table:formula="of:=AVERAGE([.F63:.F82])" office:value-type="float" office:value="828.6" calcext:value-type="float">
            <text:p>828.6</text:p>
          </table:table-cell>
          <table:table-cell table:formula="of:=LN([.G63])" office:value-type="float" office:value="6.7197375296433" calcext:value-type="float">
            <text:p>6.7197375296</text:p>
          </table:table-cell>
          <table:table-cell table:formula="of:=[.F63]/((SUM([.F$2:.F$513]))*0.16)" office:value-type="float" office:value="0.0227737309171142" calcext:value-type="float">
            <text:p>0.0227737309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5" calcext:value-type="float">
            <text:p>15</text:p>
          </table:table-cell>
          <table:table-cell office:value-type="float" office:value="10.08" calcext:value-type="float">
            <text:p>10.08</text:p>
          </table:table-cell>
          <table:table-cell office:value-type="float" office:value="263" calcext:value-type="float">
            <text:p>263</text:p>
          </table:table-cell>
          <table:table-cell office:value-type="float" office:value="10.08" calcext:value-type="float">
            <text:p>10.08</text:p>
          </table:table-cell>
          <table:table-cell office:value-type="float" office:value="1022" calcext:value-type="float">
            <text:p>1022</text:p>
          </table:table-cell>
          <table:table-cell table:formula="of:=AVERAGE([.F64:.F83])" office:value-type="float" office:value="801.15" calcext:value-type="float">
            <text:p>801.15</text:p>
          </table:table-cell>
          <table:table-cell table:formula="of:=LN([.G64])" office:value-type="float" office:value="6.68604819545389" calcext:value-type="float">
            <text:p>6.6860481955</text:p>
          </table:table-cell>
          <table:table-cell table:formula="of:=[.F64]/((SUM([.F$2:.F$513]))*0.16)" office:value-type="float" office:value="0.0207255146903746" calcext:value-type="float">
            <text:p>0.0207255147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9" calcext:value-type="float">
            <text:p>19</text:p>
          </table:table-cell>
          <table:table-cell office:value-type="float" office:value="10.24" calcext:value-type="float">
            <text:p>10.24</text:p>
          </table:table-cell>
          <table:table-cell office:value-type="float" office:value="337" calcext:value-type="float">
            <text:p>337</text:p>
          </table:table-cell>
          <table:table-cell office:value-type="float" office:value="10.24" calcext:value-type="float">
            <text:p>10.24</text:p>
          </table:table-cell>
          <table:table-cell office:value-type="float" office:value="1026" calcext:value-type="float">
            <text:p>1026</text:p>
          </table:table-cell>
          <table:table-cell table:formula="of:=AVERAGE([.F65:.F84])" office:value-type="float" office:value="779.3" calcext:value-type="float">
            <text:p>779.3</text:p>
          </table:table-cell>
          <table:table-cell table:formula="of:=LN([.G65])" office:value-type="float" office:value="6.65839608084952" calcext:value-type="float">
            <text:p>6.6583960808</text:p>
          </table:table-cell>
          <table:table-cell table:formula="of:=[.F65]/((SUM([.F$2:.F$513]))*0.16)" office:value-type="float" office:value="0.0208066321647009" calcext:value-type="float">
            <text:p>0.020806632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.4</text:p>
          </table:table-cell>
          <table:table-cell office:value-type="float" office:value="207" calcext:value-type="float">
            <text:p>207</text:p>
          </table:table-cell>
          <table:table-cell office:value-type="float" office:value="10.4" calcext:value-type="float">
            <text:p>10.4</text:p>
          </table:table-cell>
          <table:table-cell office:value-type="float" office:value="1051" calcext:value-type="float">
            <text:p>1051</text:p>
          </table:table-cell>
          <table:table-cell table:formula="of:=AVERAGE([.F66:.F85])" office:value-type="float" office:value="754.15" calcext:value-type="float">
            <text:p>754.15</text:p>
          </table:table-cell>
          <table:table-cell table:formula="of:=LN([.G66])" office:value-type="float" office:value="6.62559128721426" calcext:value-type="float">
            <text:p>6.6255912872</text:p>
          </table:table-cell>
          <table:table-cell table:formula="of:=[.F66]/((SUM([.F$2:.F$513]))*0.16)" office:value-type="float" office:value="0.0213136163792404" calcext:value-type="float">
            <text:p>0.0213136164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210" calcext:value-type="float">
            <text:p>210</text:p>
          </table:table-cell>
          <table:table-cell office:value-type="float" office:value="10.56" calcext:value-type="float">
            <text:p>10.56</text:p>
          </table:table-cell>
          <table:table-cell office:value-type="float" office:value="929" calcext:value-type="float">
            <text:p>929</text:p>
          </table:table-cell>
          <table:table-cell table:formula="of:=AVERAGE([.F67:.F86])" office:value-type="float" office:value="731.45" calcext:value-type="float">
            <text:p>731.45</text:p>
          </table:table-cell>
          <table:table-cell table:formula="of:=LN([.G67])" office:value-type="float" office:value="6.5950288654241" calcext:value-type="float">
            <text:p>6.5950288654</text:p>
          </table:table-cell>
          <table:table-cell table:formula="of:=[.F67]/((SUM([.F$2:.F$513]))*0.16)" office:value-type="float" office:value="0.0188395334122877" calcext:value-type="float">
            <text:p>0.0188395334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0" calcext:value-type="float">
            <text:p>20</text:p>
          </table:table-cell>
          <table:table-cell office:value-type="float" office:value="10.72" calcext:value-type="float">
            <text:p>10.72</text:p>
          </table:table-cell>
          <table:table-cell office:value-type="float" office:value="267" calcext:value-type="float">
            <text:p>267</text:p>
          </table:table-cell>
          <table:table-cell office:value-type="float" office:value="10.72" calcext:value-type="float">
            <text:p>10.72</text:p>
          </table:table-cell>
          <table:table-cell office:value-type="float" office:value="917" calcext:value-type="float">
            <text:p>917</text:p>
          </table:table-cell>
          <table:table-cell table:formula="of:=AVERAGE([.F68:.F87])" office:value-type="float" office:value="711.15" calcext:value-type="float">
            <text:p>711.15</text:p>
          </table:table-cell>
          <table:table-cell table:formula="of:=LN([.G68])" office:value-type="float" office:value="6.56688337801624" calcext:value-type="float">
            <text:p>6.566883378</text:p>
          </table:table-cell>
          <table:table-cell table:formula="of:=[.F68]/((SUM([.F$2:.F$513]))*0.16)" office:value-type="float" office:value="0.0185961809893087" calcext:value-type="float">
            <text:p>0.01859618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9" calcext:value-type="float">
            <text:p>19</text:p>
          </table:table-cell>
          <table:table-cell office:value-type="float" office:value="10.88" calcext:value-type="float">
            <text:p>10.88</text:p>
          </table:table-cell>
          <table:table-cell office:value-type="float" office:value="244" calcext:value-type="float">
            <text:p>244</text:p>
          </table:table-cell>
          <table:table-cell office:value-type="float" office:value="10.88" calcext:value-type="float">
            <text:p>10.88</text:p>
          </table:table-cell>
          <table:table-cell office:value-type="float" office:value="901" calcext:value-type="float">
            <text:p>901</text:p>
          </table:table-cell>
          <table:table-cell table:formula="of:=AVERAGE([.F69:.F88])" office:value-type="float" office:value="690.55" calcext:value-type="float">
            <text:p>690.55</text:p>
          </table:table-cell>
          <table:table-cell table:formula="of:=LN([.G69])" office:value-type="float" office:value="6.53748838152394" calcext:value-type="float">
            <text:p>6.5374883815</text:p>
          </table:table-cell>
          <table:table-cell table:formula="of:=[.F69]/((SUM([.F$2:.F$513]))*0.16)" office:value-type="float" office:value="0.0182717110920034" calcext:value-type="float">
            <text:p>0.018271711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11.04" calcext:value-type="float">
            <text:p>11.04</text:p>
          </table:table-cell>
          <table:table-cell office:value-type="float" office:value="267" calcext:value-type="float">
            <text:p>267</text:p>
          </table:table-cell>
          <table:table-cell office:value-type="float" office:value="11.04" calcext:value-type="float">
            <text:p>11.04</text:p>
          </table:table-cell>
          <table:table-cell office:value-type="float" office:value="899" calcext:value-type="float">
            <text:p>899</text:p>
          </table:table-cell>
          <table:table-cell table:formula="of:=AVERAGE([.F70:.F89])" office:value-type="float" office:value="671.1" calcext:value-type="float">
            <text:p>671.1</text:p>
          </table:table-cell>
          <table:table-cell table:formula="of:=LN([.G70])" office:value-type="float" office:value="6.50891815716419" calcext:value-type="float">
            <text:p>6.5089181572</text:p>
          </table:table-cell>
          <table:table-cell table:formula="of:=[.F70]/((SUM([.F$2:.F$513]))*0.16)" office:value-type="float" office:value="0.0182311523548403" calcext:value-type="float">
            <text:p>0.01823115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" calcext:value-type="float">
            <text:p>22</text:p>
          </table:table-cell>
          <table:table-cell office:value-type="float" office:value="11.2" calcext:value-type="float">
            <text:p>11.2</text:p>
          </table:table-cell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.2</text:p>
          </table:table-cell>
          <table:table-cell office:value-type="float" office:value="868" calcext:value-type="float">
            <text:p>868</text:p>
          </table:table-cell>
          <table:table-cell table:formula="of:=AVERAGE([.F71:.F90])" office:value-type="float" office:value="650.7" calcext:value-type="float">
            <text:p>650.7</text:p>
          </table:table-cell>
          <table:table-cell table:formula="of:=LN([.G71])" office:value-type="float" office:value="6.47804870650094" calcext:value-type="float">
            <text:p>6.4780487065</text:p>
          </table:table-cell>
          <table:table-cell table:formula="of:=[.F71]/((SUM([.F$2:.F$513]))*0.16)" office:value-type="float" office:value="0.0176024919288113" calcext:value-type="float">
            <text:p>0.0176024919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8" calcext:value-type="float">
            <text:p>18</text:p>
          </table:table-cell>
          <table:table-cell office:value-type="float" office:value="11.36" calcext:value-type="float">
            <text:p>11.36</text:p>
          </table:table-cell>
          <table:table-cell office:value-type="float" office:value="286" calcext:value-type="float">
            <text:p>286</text:p>
          </table:table-cell>
          <table:table-cell office:value-type="float" office:value="11.36" calcext:value-type="float">
            <text:p>11.36</text:p>
          </table:table-cell>
          <table:table-cell office:value-type="float" office:value="850" calcext:value-type="float">
            <text:p>850</text:p>
          </table:table-cell>
          <table:table-cell table:formula="of:=AVERAGE([.F72:.F91])" office:value-type="float" office:value="631" calcext:value-type="float">
            <text:p>631</text:p>
          </table:table-cell>
          <table:table-cell table:formula="of:=LN([.G72])" office:value-type="float" office:value="6.44730586254121" calcext:value-type="float">
            <text:p>6.4473058625</text:p>
          </table:table-cell>
          <table:table-cell table:formula="of:=[.F72]/((SUM([.F$2:.F$513]))*0.16)" office:value-type="float" office:value="0.0172374632943429" calcext:value-type="float">
            <text:p>0.0172374633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" calcext:value-type="float">
            <text:p>23</text:p>
          </table:table-cell>
          <table:table-cell office:value-type="float" office:value="11.52" calcext:value-type="float">
            <text:p>11.52</text:p>
          </table:table-cell>
          <table:table-cell office:value-type="float" office:value="326" calcext:value-type="float">
            <text:p>326</text:p>
          </table:table-cell>
          <table:table-cell office:value-type="float" office:value="11.52" calcext:value-type="float">
            <text:p>11.52</text:p>
          </table:table-cell>
          <table:table-cell office:value-type="float" office:value="814" calcext:value-type="float">
            <text:p>814</text:p>
          </table:table-cell>
          <table:table-cell table:formula="of:=AVERAGE([.F73:.F92])" office:value-type="float" office:value="611.3" calcext:value-type="float">
            <text:p>611.3</text:p>
          </table:table-cell>
          <table:table-cell table:formula="of:=LN([.G73])" office:value-type="float" office:value="6.41558783703468" calcext:value-type="float">
            <text:p>6.415587837</text:p>
          </table:table-cell>
          <table:table-cell table:formula="of:=[.F73]/((SUM([.F$2:.F$513]))*0.16)" office:value-type="float" office:value="0.016507406025406" calcext:value-type="float">
            <text:p>0.016507406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2" calcext:value-type="float">
            <text:p>12</text:p>
          </table:table-cell>
          <table:table-cell office:value-type="float" office:value="11.68" calcext:value-type="float">
            <text:p>11.68</text:p>
          </table:table-cell>
          <table:table-cell office:value-type="float" office:value="306" calcext:value-type="float">
            <text:p>306</text:p>
          </table:table-cell>
          <table:table-cell office:value-type="float" office:value="11.68" calcext:value-type="float">
            <text:p>11.68</text:p>
          </table:table-cell>
          <table:table-cell office:value-type="float" office:value="812" calcext:value-type="float">
            <text:p>812</text:p>
          </table:table-cell>
          <table:table-cell table:formula="of:=AVERAGE([.F74:.F93])" office:value-type="float" office:value="592.05" calcext:value-type="float">
            <text:p>592.05</text:p>
          </table:table-cell>
          <table:table-cell table:formula="of:=LN([.G74])" office:value-type="float" office:value="6.38359109077697" calcext:value-type="float">
            <text:p>6.3835910908</text:p>
          </table:table-cell>
          <table:table-cell table:formula="of:=[.F74]/((SUM([.F$2:.F$513]))*0.16)" office:value-type="float" office:value="0.0164668472882428" calcext:value-type="float">
            <text:p>0.0164668473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11" calcext:value-type="float">
            <text:p>11</text:p>
          </table:table-cell>
          <table:table-cell office:value-type="float" office:value="11.84" calcext:value-type="float">
            <text:p>11.84</text:p>
          </table:table-cell>
          <table:table-cell office:value-type="float" office:value="282" calcext:value-type="float">
            <text:p>282</text:p>
          </table:table-cell>
          <table:table-cell office:value-type="float" office:value="11.84" calcext:value-type="float">
            <text:p>11.84</text:p>
          </table:table-cell>
          <table:table-cell office:value-type="float" office:value="729" calcext:value-type="float">
            <text:p>729</text:p>
          </table:table-cell>
          <table:table-cell table:formula="of:=AVERAGE([.F75:.F94])" office:value-type="float" office:value="571.4" calcext:value-type="float">
            <text:p>571.4</text:p>
          </table:table-cell>
          <table:table-cell table:formula="of:=LN([.G75])" office:value-type="float" office:value="6.34808948979667" calcext:value-type="float">
            <text:p>6.3480894898</text:p>
          </table:table-cell>
          <table:table-cell table:formula="of:=[.F75]/((SUM([.F$2:.F$513]))*0.16)" office:value-type="float" office:value="0.0147836596959717" calcext:value-type="float">
            <text:p>0.0147836597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  <table:table-cell table:formula="of:=AVERAGE([.F76:.F95])" office:value-type="float" office:value="557.05" calcext:value-type="float">
            <text:p>557.05</text:p>
          </table:table-cell>
          <table:table-cell table:formula="of:=LN([.G76])" office:value-type="float" office:value="6.32265500250533" calcext:value-type="float">
            <text:p>6.3226550025</text:p>
          </table:table-cell>
          <table:table-cell table:formula="of:=[.F76]/((SUM([.F$2:.F$513]))*0.16)" office:value-type="float" office:value="0.0145403072729927" calcext:value-type="float">
            <text:p>0.0145403073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4" calcext:value-type="float">
            <text:p>14</text:p>
          </table:table-cell>
          <table:table-cell office:value-type="float" office:value="12.16" calcext:value-type="float">
            <text:p>12.16</text:p>
          </table:table-cell>
          <table:table-cell office:value-type="float" office:value="200" calcext:value-type="float">
            <text:p>200</text:p>
          </table:table-cell>
          <table:table-cell office:value-type="float" office:value="12.16" calcext:value-type="float">
            <text:p>12.16</text:p>
          </table:table-cell>
          <table:table-cell office:value-type="float" office:value="716" calcext:value-type="float">
            <text:p>716</text:p>
          </table:table-cell>
          <table:table-cell table:formula="of:=AVERAGE([.F77:.F96])" office:value-type="float" office:value="540.65" calcext:value-type="float">
            <text:p>540.65</text:p>
          </table:table-cell>
          <table:table-cell table:formula="of:=LN([.G77])" office:value-type="float" office:value="6.29277211939155" calcext:value-type="float">
            <text:p>6.2927721194</text:p>
          </table:table-cell>
          <table:table-cell table:formula="of:=[.F77]/((SUM([.F$2:.F$513]))*0.16)" office:value-type="float" office:value="0.0145200279044112" calcext:value-type="float">
            <text:p>0.0145200279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9" calcext:value-type="float">
            <text:p>9</text:p>
          </table:table-cell>
          <table:table-cell office:value-type="float" office:value="12.32" calcext:value-type="float">
            <text:p>12.32</text:p>
          </table:table-cell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667" calcext:value-type="float">
            <text:p>667</text:p>
          </table:table-cell>
          <table:table-cell table:formula="of:=AVERAGE([.F78:.F97])" office:value-type="float" office:value="524.55" calcext:value-type="float">
            <text:p>524.55</text:p>
          </table:table-cell>
          <table:table-cell table:formula="of:=LN([.G78])" office:value-type="float" office:value="6.26254075217749" calcext:value-type="float">
            <text:p>6.2625407522</text:p>
          </table:table-cell>
          <table:table-cell table:formula="of:=[.F78]/((SUM([.F$2:.F$513]))*0.16)" office:value-type="float" office:value="0.0135263388439138" calcext:value-type="float">
            <text:p>0.0135263388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4" calcext:value-type="float">
            <text:p>14</text:p>
          </table:table-cell>
          <table:table-cell office:value-type="float" office:value="12.48" calcext:value-type="float">
            <text:p>12.48</text:p>
          </table:table-cell>
          <table:table-cell office:value-type="float" office:value="202" calcext:value-type="float">
            <text:p>202</text:p>
          </table:table-cell>
          <table:table-cell office:value-type="float" office:value="12.48" calcext:value-type="float">
            <text:p>12.48</text:p>
          </table:table-cell>
          <table:table-cell office:value-type="float" office:value="673" calcext:value-type="float">
            <text:p>673</text:p>
          </table:table-cell>
          <table:table-cell table:formula="of:=AVERAGE([.F79:.F98])" office:value-type="float" office:value="509.2" calcext:value-type="float">
            <text:p>509.2</text:p>
          </table:table-cell>
          <table:table-cell table:formula="of:=LN([.G79])" office:value-type="float" office:value="6.23284086668325" calcext:value-type="float">
            <text:p>6.2328408667</text:p>
          </table:table-cell>
          <table:table-cell table:formula="of:=[.F79]/((SUM([.F$2:.F$513]))*0.16)" office:value-type="float" office:value="0.0136480150554032" calcext:value-type="float">
            <text:p>0.013648015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3" calcext:value-type="float">
            <text:p>13</text:p>
          </table:table-cell>
          <table:table-cell office:value-type="float" office:value="12.64" calcext:value-type="float">
            <text:p>12.64</text:p>
          </table:table-cell>
          <table:table-cell office:value-type="float" office:value="211" calcext:value-type="float">
            <text:p>211</text:p>
          </table:table-cell>
          <table:table-cell office:value-type="float" office:value="12.64" calcext:value-type="float">
            <text:p>12.64</text:p>
          </table:table-cell>
          <table:table-cell office:value-type="float" office:value="639" calcext:value-type="float">
            <text:p>639</text:p>
          </table:table-cell>
          <table:table-cell table:formula="of:=AVERAGE([.F80:.F99])" office:value-type="float" office:value="494.7" calcext:value-type="float">
            <text:p>494.7</text:p>
          </table:table-cell>
          <table:table-cell table:formula="of:=LN([.G80])" office:value-type="float" office:value="6.20395151823366" calcext:value-type="float">
            <text:p>6.2039515182</text:p>
          </table:table-cell>
          <table:table-cell table:formula="of:=[.F80]/((SUM([.F$2:.F$513]))*0.16)" office:value-type="float" office:value="0.0129585165236295" calcext:value-type="float">
            <text:p>0.012958516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224" calcext:value-type="float">
            <text:p>224</text:p>
          </table:table-cell>
          <table:table-cell office:value-type="float" office:value="12.8" calcext:value-type="float">
            <text:p>12.8</text:p>
          </table:table-cell>
          <table:table-cell office:value-type="float" office:value="643" calcext:value-type="float">
            <text:p>643</text:p>
          </table:table-cell>
          <table:table-cell table:formula="of:=AVERAGE([.F81:.F100])" office:value-type="float" office:value="480.75" calcext:value-type="float">
            <text:p>480.75</text:p>
          </table:table-cell>
          <table:table-cell table:formula="of:=LN([.G81])" office:value-type="float" office:value="6.17534738446889" calcext:value-type="float">
            <text:p>6.1753473845</text:p>
          </table:table-cell>
          <table:table-cell table:formula="of:=[.F81]/((SUM([.F$2:.F$513]))*0.16)" office:value-type="float" office:value="0.0130396339979558" calcext:value-type="float">
            <text:p>0.01303963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3" calcext:value-type="float">
            <text:p>13</text:p>
          </table:table-cell>
          <table:table-cell office:value-type="float" office:value="12.96" calcext:value-type="float">
            <text:p>12.96</text:p>
          </table:table-cell>
          <table:table-cell office:value-type="float" office:value="201" calcext:value-type="float">
            <text:p>201</text:p>
          </table:table-cell>
          <table:table-cell office:value-type="float" office:value="12.96" calcext:value-type="float">
            <text:p>12.96</text:p>
          </table:table-cell>
          <table:table-cell office:value-type="float" office:value="576" calcext:value-type="float">
            <text:p>576</text:p>
          </table:table-cell>
          <table:table-cell table:formula="of:=AVERAGE([.F82:.F101])" office:value-type="float" office:value="465.9" calcext:value-type="float">
            <text:p>465.9</text:p>
          </table:table-cell>
          <table:table-cell table:formula="of:=LN([.G82])" office:value-type="float" office:value="6.14397101882275" calcext:value-type="float">
            <text:p>6.1439710188</text:p>
          </table:table-cell>
          <table:table-cell table:formula="of:=[.F82]/((SUM([.F$2:.F$513]))*0.16)" office:value-type="float" office:value="0.01168091630299" calcext:value-type="float">
            <text:p>0.0116809163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9" calcext:value-type="float">
            <text:p>9</text:p>
          </table:table-cell>
          <table:table-cell office:value-type="float" office:value="13.12" calcext:value-type="float">
            <text:p>13.12</text:p>
          </table:table-cell>
          <table:table-cell office:value-type="float" office:value="236" calcext:value-type="float">
            <text:p>236</text:p>
          </table:table-cell>
          <table:table-cell office:value-type="float" office:value="13.12" calcext:value-type="float">
            <text:p>13.12</text:p>
          </table:table-cell>
          <table:table-cell office:value-type="float" office:value="574" calcext:value-type="float">
            <text:p>574</text:p>
          </table:table-cell>
          <table:table-cell table:formula="of:=AVERAGE([.F83:.F102])" office:value-type="float" office:value="455.6" calcext:value-type="float">
            <text:p>455.6</text:p>
          </table:table-cell>
          <table:table-cell table:formula="of:=LN([.G83])" office:value-type="float" office:value="6.12161523157303" calcext:value-type="float">
            <text:p>6.1216152316</text:p>
          </table:table-cell>
          <table:table-cell table:formula="of:=[.F83]/((SUM([.F$2:.F$513]))*0.16)" office:value-type="float" office:value="0.0116403575658268" calcext:value-type="float">
            <text:p>0.011640357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9" calcext:value-type="float">
            <text:p>19</text:p>
          </table:table-cell>
          <table:table-cell office:value-type="float" office:value="13.28" calcext:value-type="float">
            <text:p>13.28</text:p>
          </table:table-cell>
          <table:table-cell office:value-type="float" office:value="153" calcext:value-type="float">
            <text:p>153</text:p>
          </table:table-cell>
          <table:table-cell office:value-type="float" office:value="13.28" calcext:value-type="float">
            <text:p>13.28</text:p>
          </table:table-cell>
          <table:table-cell office:value-type="float" office:value="585" calcext:value-type="float">
            <text:p>585</text:p>
          </table:table-cell>
          <table:table-cell table:formula="of:=AVERAGE([.F84:.F103])" office:value-type="float" office:value="443.85" calcext:value-type="float">
            <text:p>443.85</text:p>
          </table:table-cell>
          <table:table-cell table:formula="of:=LN([.G84])" office:value-type="float" office:value="6.09548666751433" calcext:value-type="float">
            <text:p>6.0954866675</text:p>
          </table:table-cell>
          <table:table-cell table:formula="of:=[.F84]/((SUM([.F$2:.F$513]))*0.16)" office:value-type="float" office:value="0.0118634306202242" calcext:value-type="float">
            <text:p>0.0118634306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1" calcext:value-type="float">
            <text:p>11</text:p>
          </table:table-cell>
          <table:table-cell office:value-type="float" office:value="13.44" calcext:value-type="float">
            <text:p>13.44</text:p>
          </table:table-cell>
          <table:table-cell office:value-type="float" office:value="192" calcext:value-type="float">
            <text:p>192</text:p>
          </table:table-cell>
          <table:table-cell office:value-type="float" office:value="13.44" calcext:value-type="float">
            <text:p>13.44</text:p>
          </table:table-cell>
          <table:table-cell office:value-type="float" office:value="523" calcext:value-type="float">
            <text:p>523</text:p>
          </table:table-cell>
          <table:table-cell table:formula="of:=AVERAGE([.F85:.F104])" office:value-type="float" office:value="430.25" calcext:value-type="float">
            <text:p>430.25</text:p>
          </table:table-cell>
          <table:table-cell table:formula="of:=LN([.G85])" office:value-type="float" office:value="6.06436643509165" calcext:value-type="float">
            <text:p>6.0643664351</text:p>
          </table:table-cell>
          <table:table-cell table:formula="of:=[.F85]/((SUM([.F$2:.F$513]))*0.16)" office:value-type="float" office:value="0.0106061097681663" calcext:value-type="float">
            <text:p>0.010606109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.6</text:p>
          </table:table-cell>
          <table:table-cell office:value-type="float" office:value="152" calcext:value-type="float">
            <text:p>152</text:p>
          </table:table-cell>
          <table:table-cell office:value-type="float" office:value="13.6" calcext:value-type="float">
            <text:p>13.6</text:p>
          </table:table-cell>
          <table:table-cell office:value-type="float" office:value="597" calcext:value-type="float">
            <text:p>597</text:p>
          </table:table-cell>
          <table:table-cell table:formula="of:=AVERAGE([.F86:.F105])" office:value-type="float" office:value="420.7" calcext:value-type="float">
            <text:p>420.7</text:p>
          </table:table-cell>
          <table:table-cell table:formula="of:=LN([.G86])" office:value-type="float" office:value="6.04191999059648" calcext:value-type="float">
            <text:p>6.0419199906</text:p>
          </table:table-cell>
          <table:table-cell table:formula="of:=[.F86]/((SUM([.F$2:.F$513]))*0.16)" office:value-type="float" office:value="0.0121067830432032" calcext:value-type="float">
            <text:p>0.012106783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1" calcext:value-type="float">
            <text:p>11</text:p>
          </table:table-cell>
          <table:table-cell office:value-type="float" office:value="13.76" calcext:value-type="float">
            <text:p>13.76</text:p>
          </table:table-cell>
          <table:table-cell office:value-type="float" office:value="185" calcext:value-type="float">
            <text:p>185</text:p>
          </table:table-cell>
          <table:table-cell office:value-type="float" office:value="13.76" calcext:value-type="float">
            <text:p>13.76</text:p>
          </table:table-cell>
          <table:table-cell office:value-type="float" office:value="523" calcext:value-type="float">
            <text:p>523</text:p>
          </table:table-cell>
          <table:table-cell table:formula="of:=AVERAGE([.F87:.F106])" office:value-type="float" office:value="404.8" calcext:value-type="float">
            <text:p>404.8</text:p>
          </table:table-cell>
          <table:table-cell table:formula="of:=LN([.G87])" office:value-type="float" office:value="6.00339311797326" calcext:value-type="float">
            <text:p>6.003393118</text:p>
          </table:table-cell>
          <table:table-cell table:formula="of:=[.F87]/((SUM([.F$2:.F$513]))*0.16)" office:value-type="float" office:value="0.0106061097681663" calcext:value-type="float">
            <text:p>0.0106061098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" calcext:value-type="float">
            <text:p>9</text:p>
          </table:table-cell>
          <table:table-cell office:value-type="float" office:value="13.92" calcext:value-type="float">
            <text:p>13.92</text:p>
          </table:table-cell>
          <table:table-cell office:value-type="float" office:value="191" calcext:value-type="float">
            <text:p>191</text:p>
          </table:table-cell>
          <table:table-cell office:value-type="float" office:value="13.92" calcext:value-type="float">
            <text:p>13.92</text:p>
          </table:table-cell>
          <table:table-cell office:value-type="float" office:value="505" calcext:value-type="float">
            <text:p>505</text:p>
          </table:table-cell>
          <table:table-cell table:formula="of:=AVERAGE([.F88:.F107])" office:value-type="float" office:value="392.1" calcext:value-type="float">
            <text:p>392.1</text:p>
          </table:table-cell>
          <table:table-cell table:formula="of:=LN([.G88])" office:value-type="float" office:value="5.97151690929829" calcext:value-type="float">
            <text:p>5.9715169093</text:p>
          </table:table-cell>
          <table:table-cell table:formula="of:=[.F88]/((SUM([.F$2:.F$513]))*0.16)" office:value-type="float" office:value="0.0102410811336978" calcext:value-type="float">
            <text:p>0.0102410811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3" calcext:value-type="float">
            <text:p>13</text:p>
          </table:table-cell>
          <table:table-cell office:value-type="float" office:value="14.08" calcext:value-type="float">
            <text:p>14.08</text:p>
          </table:table-cell>
          <table:table-cell office:value-type="float" office:value="177" calcext:value-type="float">
            <text:p>177</text:p>
          </table:table-cell>
          <table:table-cell office:value-type="float" office:value="14.08" calcext:value-type="float">
            <text:p>14.08</text:p>
          </table:table-cell>
          <table:table-cell office:value-type="float" office:value="512" calcext:value-type="float">
            <text:p>512</text:p>
          </table:table-cell>
          <table:table-cell table:formula="of:=AVERAGE([.F89:.F108])" office:value-type="float" office:value="380.25" calcext:value-type="float">
            <text:p>380.25</text:p>
          </table:table-cell>
          <table:table-cell table:formula="of:=LN([.G89])" office:value-type="float" office:value="5.9408289311394" calcext:value-type="float">
            <text:p>5.9408289311</text:p>
          </table:table-cell>
          <table:table-cell table:formula="of:=[.F89]/((SUM([.F$2:.F$513]))*0.16)" office:value-type="float" office:value="0.0103830367137689" calcext:value-type="float">
            <text:p>0.0103830367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8" calcext:value-type="float">
            <text:p>8</text:p>
          </table:table-cell>
          <table:table-cell office:value-type="float" office:value="14.24" calcext:value-type="float">
            <text:p>14.24</text:p>
          </table:table-cell>
          <table:table-cell office:value-type="float" office:value="217" calcext:value-type="float">
            <text:p>217</text:p>
          </table:table-cell>
          <table:table-cell office:value-type="float" office:value="14.24" calcext:value-type="float">
            <text:p>14.24</text:p>
          </table:table-cell>
          <table:table-cell office:value-type="float" office:value="491" calcext:value-type="float">
            <text:p>491</text:p>
          </table:table-cell>
          <table:table-cell table:formula="of:=AVERAGE([.F90:.F109])" office:value-type="float" office:value="368.65" calcext:value-type="float">
            <text:p>368.65</text:p>
          </table:table-cell>
          <table:table-cell table:formula="of:=LN([.G90])" office:value-type="float" office:value="5.90984768443566" calcext:value-type="float">
            <text:p>5.9098476844</text:p>
          </table:table-cell>
          <table:table-cell table:formula="of:=[.F90]/((SUM([.F$2:.F$513]))*0.16)" office:value-type="float" office:value="0.0099571699735557" calcext:value-type="float">
            <text:p>0.0099571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office:value-type="float" office:value="213" calcext:value-type="float">
            <text:p>213</text:p>
          </table:table-cell>
          <table:table-cell office:value-type="float" office:value="14.4" calcext:value-type="float">
            <text:p>14.4</text:p>
          </table:table-cell>
          <table:table-cell office:value-type="float" office:value="474" calcext:value-type="float">
            <text:p>474</text:p>
          </table:table-cell>
          <table:table-cell table:formula="of:=AVERAGE([.F91:.F110])" office:value-type="float" office:value="356.6" calcext:value-type="float">
            <text:p>356.6</text:p>
          </table:table-cell>
          <table:table-cell table:formula="of:=LN([.G91])" office:value-type="float" office:value="5.87661470542904" calcext:value-type="float">
            <text:p>5.8766147054</text:p>
          </table:table-cell>
          <table:table-cell table:formula="of:=[.F91]/((SUM([.F$2:.F$513]))*0.16)" office:value-type="float" office:value="0.00961242070766884" calcext:value-type="float">
            <text:p>0.0096124207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5" calcext:value-type="float">
            <text:p>5</text:p>
          </table:table-cell>
          <table:table-cell office:value-type="float" office:value="14.56" calcext:value-type="float">
            <text:p>14.56</text:p>
          </table:table-cell>
          <table:table-cell office:value-type="float" office:value="148" calcext:value-type="float">
            <text:p>148</text:p>
          </table:table-cell>
          <table:table-cell office:value-type="float" office:value="14.56" calcext:value-type="float">
            <text:p>14.56</text:p>
          </table:table-cell>
          <table:table-cell office:value-type="float" office:value="456" calcext:value-type="float">
            <text:p>456</text:p>
          </table:table-cell>
          <table:table-cell table:formula="of:=AVERAGE([.F92:.F111])" office:value-type="float" office:value="346.05" calcext:value-type="float">
            <text:p>346.05</text:p>
          </table:table-cell>
          <table:table-cell table:formula="of:=LN([.G92])" office:value-type="float" office:value="5.84658327328787" calcext:value-type="float">
            <text:p>5.8465832733</text:p>
          </table:table-cell>
          <table:table-cell table:formula="of:=[.F92]/((SUM([.F$2:.F$513]))*0.16)" office:value-type="float" office:value="0.00924739207320041" calcext:value-type="float">
            <text:p>0.0092473921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0" calcext:value-type="float">
            <text:p>10</text:p>
          </table:table-cell>
          <table:table-cell office:value-type="float" office:value="14.72" calcext:value-type="float">
            <text:p>14.72</text:p>
          </table:table-cell>
          <table:table-cell office:value-type="float" office:value="179" calcext:value-type="float">
            <text:p>179</text:p>
          </table:table-cell>
          <table:table-cell office:value-type="float" office:value="14.72" calcext:value-type="float">
            <text:p>14.72</text:p>
          </table:table-cell>
          <table:table-cell office:value-type="float" office:value="429" calcext:value-type="float">
            <text:p>429</text:p>
          </table:table-cell>
          <table:table-cell table:formula="of:=AVERAGE([.F93:.F112])" office:value-type="float" office:value="336.5" calcext:value-type="float">
            <text:p>336.5</text:p>
          </table:table-cell>
          <table:table-cell table:formula="of:=LN([.G93])" office:value-type="float" office:value="5.81859814908478" calcext:value-type="float">
            <text:p>5.8185981491</text:p>
          </table:table-cell>
          <table:table-cell table:formula="of:=[.F93]/((SUM([.F$2:.F$513]))*0.16)" office:value-type="float" office:value="0.00869984912149775" calcext:value-type="float">
            <text:p>0.008699849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2" calcext:value-type="float">
            <text:p>12</text:p>
          </table:table-cell>
          <table:table-cell office:value-type="float" office:value="14.88" calcext:value-type="float">
            <text:p>14.88</text:p>
          </table:table-cell>
          <table:table-cell office:value-type="float" office:value="181" calcext:value-type="float">
            <text:p>181</text:p>
          </table:table-cell>
          <table:table-cell office:value-type="float" office:value="14.88" calcext:value-type="float">
            <text:p>14.88</text:p>
          </table:table-cell>
          <table:table-cell office:value-type="float" office:value="399" calcext:value-type="float">
            <text:p>399</text:p>
          </table:table-cell>
          <table:table-cell table:formula="of:=AVERAGE([.F94:.F113])" office:value-type="float" office:value="327.5" calcext:value-type="float">
            <text:p>327.5</text:p>
          </table:table-cell>
          <table:table-cell table:formula="of:=LN([.G94])" office:value-type="float" office:value="5.79148805507531" calcext:value-type="float">
            <text:p>5.7914880551</text:p>
          </table:table-cell>
          <table:table-cell table:formula="of:=[.F94]/((SUM([.F$2:.F$513]))*0.16)" office:value-type="float" office:value="0.00809146806405036" calcext:value-type="float">
            <text:p>0.0080914681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8" calcext:value-type="float">
            <text:p>8</text:p>
          </table:table-cell>
          <table:table-cell office:value-type="float" office:value="15.04" calcext:value-type="float">
            <text:p>15.04</text:p>
          </table:table-cell>
          <table:table-cell office:value-type="float" office:value="189" calcext:value-type="float">
            <text:p>189</text:p>
          </table:table-cell>
          <table:table-cell office:value-type="float" office:value="15.04" calcext:value-type="float">
            <text:p>15.04</text:p>
          </table:table-cell>
          <table:table-cell office:value-type="float" office:value="442" calcext:value-type="float">
            <text:p>442</text:p>
          </table:table-cell>
          <table:table-cell table:formula="of:=AVERAGE([.F95:.F114])" office:value-type="float" office:value="319.7" calcext:value-type="float">
            <text:p>319.7</text:p>
          </table:table-cell>
          <table:table-cell table:formula="of:=LN([.G95])" office:value-type="float" office:value="5.7673830560658" calcext:value-type="float">
            <text:p>5.7673830561</text:p>
          </table:table-cell>
          <table:table-cell table:formula="of:=[.F95]/((SUM([.F$2:.F$513]))*0.16)" office:value-type="float" office:value="0.00896348091305829" calcext:value-type="float">
            <text:p>0.008963480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59" calcext:value-type="float">
            <text:p>159</text:p>
          </table:table-cell>
          <table:table-cell office:value-type="float" office:value="15.2" calcext:value-type="float">
            <text:p>15.2</text:p>
          </table:table-cell>
          <table:table-cell office:value-type="float" office:value="389" calcext:value-type="float">
            <text:p>389</text:p>
          </table:table-cell>
          <table:table-cell table:formula="of:=AVERAGE([.F96:.F115])" office:value-type="float" office:value="309.8" calcext:value-type="float">
            <text:p>309.8</text:p>
          </table:table-cell>
          <table:table-cell table:formula="of:=LN([.G96])" office:value-type="float" office:value="5.73592692798277" calcext:value-type="float">
            <text:p>5.735926928</text:p>
          </table:table-cell>
          <table:table-cell table:formula="of:=[.F96]/((SUM([.F$2:.F$513]))*0.16)" office:value-type="float" office:value="0.00788867437823456" calcext:value-type="float">
            <text:p>0.007888674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9" calcext:value-type="float">
            <text:p>9</text:p>
          </table:table-cell>
          <table:table-cell office:value-type="float" office:value="15.36" calcext:value-type="float">
            <text:p>15.36</text:p>
          </table:table-cell>
          <table:table-cell office:value-type="float" office:value="171" calcext:value-type="float">
            <text:p>171</text:p>
          </table:table-cell>
          <table:table-cell office:value-type="float" office:value="15.36" calcext:value-type="float">
            <text:p>15.36</text:p>
          </table:table-cell>
          <table:table-cell office:value-type="float" office:value="394" calcext:value-type="float">
            <text:p>394</text:p>
          </table:table-cell>
          <table:table-cell table:formula="of:=AVERAGE([.F97:.F116])" office:value-type="float" office:value="301.65" calcext:value-type="float">
            <text:p>301.65</text:p>
          </table:table-cell>
          <table:table-cell table:formula="of:=LN([.G97])" office:value-type="float" office:value="5.70926740488677" calcext:value-type="float">
            <text:p>5.7092674049</text:p>
          </table:table-cell>
          <table:table-cell table:formula="of:=[.F97]/((SUM([.F$2:.F$513]))*0.16)" office:value-type="float" office:value="0.00799007122114246" calcext:value-type="float">
            <text:p>0.0079900712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7" calcext:value-type="float">
            <text:p>7</text:p>
          </table:table-cell>
          <table:table-cell office:value-type="float" office:value="15.52" calcext:value-type="float">
            <text:p>15.52</text:p>
          </table:table-cell>
          <table:table-cell office:value-type="float" office:value="220" calcext:value-type="float">
            <text:p>220</text:p>
          </table:table-cell>
          <table:table-cell office:value-type="float" office:value="15.52" calcext:value-type="float">
            <text:p>15.52</text:p>
          </table:table-cell>
          <table:table-cell office:value-type="float" office:value="360" calcext:value-type="float">
            <text:p>360</text:p>
          </table:table-cell>
          <table:table-cell table:formula="of:=AVERAGE([.F98:.F117])" office:value-type="float" office:value="292.75" calcext:value-type="float">
            <text:p>292.75</text:p>
          </table:table-cell>
          <table:table-cell table:formula="of:=LN([.G98])" office:value-type="float" office:value="5.67931900247783" calcext:value-type="float">
            <text:p>5.6793190025</text:p>
          </table:table-cell>
          <table:table-cell table:formula="of:=[.F98]/((SUM([.F$2:.F$513]))*0.16)" office:value-type="float" office:value="0.00730057268936874" calcext:value-type="float">
            <text:p>0.0073005727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8" calcext:value-type="float">
            <text:p>8</text:p>
          </table:table-cell>
          <table:table-cell office:value-type="float" office:value="15.68" calcext:value-type="float">
            <text:p>15.68</text:p>
          </table:table-cell>
          <table:table-cell office:value-type="float" office:value="259" calcext:value-type="float">
            <text:p>259</text:p>
          </table:table-cell>
          <table:table-cell office:value-type="float" office:value="15.68" calcext:value-type="float">
            <text:p>15.68</text:p>
          </table:table-cell>
          <table:table-cell office:value-type="float" office:value="383" calcext:value-type="float">
            <text:p>383</text:p>
          </table:table-cell>
          <table:table-cell table:formula="of:=AVERAGE([.F99:.F118])" office:value-type="float" office:value="286.25" calcext:value-type="float">
            <text:p>286.25</text:p>
          </table:table-cell>
          <table:table-cell table:formula="of:=LN([.G99])" office:value-type="float" office:value="5.65686555486845" calcext:value-type="float">
            <text:p>5.6568655549</text:p>
          </table:table-cell>
          <table:table-cell table:formula="of:=[.F99]/((SUM([.F$2:.F$513]))*0.16)" office:value-type="float" office:value="0.00776699816674508" calcext:value-type="float">
            <text:p>0.007766998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1" calcext:value-type="float">
            <text:p>11</text:p>
          </table:table-cell>
          <table:table-cell office:value-type="float" office:value="15.84" calcext:value-type="float">
            <text:p>15.84</text:p>
          </table:table-cell>
          <table:table-cell office:value-type="float" office:value="229" calcext:value-type="float">
            <text:p>229</text:p>
          </table:table-cell>
          <table:table-cell office:value-type="float" office:value="15.84" calcext:value-type="float">
            <text:p>15.84</text:p>
          </table:table-cell>
          <table:table-cell office:value-type="float" office:value="360" calcext:value-type="float">
            <text:p>360</text:p>
          </table:table-cell>
          <table:table-cell table:formula="of:=AVERAGE([.F100:.F119])" office:value-type="float" office:value="277" calcext:value-type="float">
            <text:p>277</text:p>
          </table:table-cell>
          <table:table-cell table:formula="of:=LN([.G100])" office:value-type="float" office:value="5.62401750618734" calcext:value-type="float">
            <text:p>5.6240175062</text:p>
          </table:table-cell>
          <table:table-cell table:formula="of:=[.F100]/((SUM([.F$2:.F$513]))*0.16)" office:value-type="float" office:value="0.00730057268936874" calcext:value-type="float">
            <text:p>0.007300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table:formula="of:=AVERAGE([.F101:.F120])" office:value-type="float" office:value="268.5" calcext:value-type="float">
            <text:p>268.5</text:p>
          </table:table-cell>
          <table:table-cell table:formula="of:=LN([.G101])" office:value-type="float" office:value="5.59285091394892" calcext:value-type="float">
            <text:p>5.5928509139</text:p>
          </table:table-cell>
          <table:table-cell table:formula="of:=[.F101]/((SUM([.F$2:.F$513]))*0.16)" office:value-type="float" office:value="0.00701666152922663" calcext:value-type="float">
            <text:p>0.0070166615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5" calcext:value-type="float">
            <text:p>5</text:p>
          </table:table-cell>
          <table:table-cell office:value-type="float" office:value="16.16" calcext:value-type="float">
            <text:p>16.16</text:p>
          </table:table-cell>
          <table:table-cell office:value-type="float" office:value="186" calcext:value-type="float">
            <text:p>186</text:p>
          </table:table-cell>
          <table:table-cell office:value-type="float" office:value="16.16" calcext:value-type="float">
            <text:p>16.16</text:p>
          </table:table-cell>
          <table:table-cell office:value-type="float" office:value="370" calcext:value-type="float">
            <text:p>370</text:p>
          </table:table-cell>
          <table:table-cell table:formula="of:=AVERAGE([.F102:.F121])" office:value-type="float" office:value="261.85" calcext:value-type="float">
            <text:p>261.85</text:p>
          </table:table-cell>
          <table:table-cell table:formula="of:=LN([.G102])" office:value-type="float" office:value="5.5677718207255" calcext:value-type="float">
            <text:p>5.5677718207</text:p>
          </table:table-cell>
          <table:table-cell table:formula="of:=[.F102]/((SUM([.F$2:.F$513]))*0.16)" office:value-type="float" office:value="0.00750336637518454" calcext:value-type="float">
            <text:p>0.007503366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6" calcext:value-type="float">
            <text:p>6</text:p>
          </table:table-cell>
          <table:table-cell office:value-type="float" office:value="16.32" calcext:value-type="float">
            <text:p>16.32</text:p>
          </table:table-cell>
          <table:table-cell office:value-type="float" office:value="128" calcext:value-type="float">
            <text:p>128</text:p>
          </table:table-cell>
          <table:table-cell office:value-type="float" office:value="16.32" calcext:value-type="float">
            <text:p>16.32</text:p>
          </table:table-cell>
          <table:table-cell office:value-type="float" office:value="339" calcext:value-type="float">
            <text:p>339</text:p>
          </table:table-cell>
          <table:table-cell table:formula="of:=AVERAGE([.F103:.F122])" office:value-type="float" office:value="252.25" calcext:value-type="float">
            <text:p>252.25</text:p>
          </table:table-cell>
          <table:table-cell table:formula="of:=LN([.G103])" office:value-type="float" office:value="5.53042065923372" calcext:value-type="float">
            <text:p>5.5304206592</text:p>
          </table:table-cell>
          <table:table-cell table:formula="of:=[.F103]/((SUM([.F$2:.F$513]))*0.16)" office:value-type="float" office:value="0.00687470594915557" calcext:value-type="float">
            <text:p>0.0068747059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" calcext:value-type="float">
            <text:p>2</text:p>
          </table:table-cell>
          <table:table-cell office:value-type="float" office:value="16.48" calcext:value-type="float">
            <text:p>16.48</text:p>
          </table:table-cell>
          <table:table-cell office:value-type="float" office:value="172" calcext:value-type="float">
            <text:p>172</text:p>
          </table:table-cell>
          <table:table-cell office:value-type="float" office:value="16.48" calcext:value-type="float">
            <text:p>16.48</text:p>
          </table:table-cell>
          <table:table-cell office:value-type="float" office:value="313" calcext:value-type="float">
            <text:p>313</text:p>
          </table:table-cell>
          <table:table-cell table:formula="of:=AVERAGE([.F104:.F123])" office:value-type="float" office:value="244.7" calcext:value-type="float">
            <text:p>244.7</text:p>
          </table:table-cell>
          <table:table-cell table:formula="of:=LN([.G104])" office:value-type="float" office:value="5.50003297044863" calcext:value-type="float">
            <text:p>5.5000329704</text:p>
          </table:table-cell>
          <table:table-cell table:formula="of:=[.F104]/((SUM([.F$2:.F$513]))*0.16)" office:value-type="float" office:value="0.00634744236603449" calcext:value-type="float">
            <text:p>0.006347442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5" calcext:value-type="float">
            <text:p>5</text:p>
          </table:table-cell>
          <table:table-cell office:value-type="float" office:value="16.64" calcext:value-type="float">
            <text:p>16.64</text:p>
          </table:table-cell>
          <table:table-cell office:value-type="float" office:value="142" calcext:value-type="float">
            <text:p>142</text:p>
          </table:table-cell>
          <table:table-cell office:value-type="float" office:value="16.64" calcext:value-type="float">
            <text:p>16.64</text:p>
          </table:table-cell>
          <table:table-cell office:value-type="float" office:value="332" calcext:value-type="float">
            <text:p>332</text:p>
          </table:table-cell>
          <table:table-cell table:formula="of:=AVERAGE([.F105:.F124])" office:value-type="float" office:value="238.5" calcext:value-type="float">
            <text:p>238.5</text:p>
          </table:table-cell>
          <table:table-cell table:formula="of:=LN([.G105])" office:value-type="float" office:value="5.4743693103284" calcext:value-type="float">
            <text:p>5.4743693103</text:p>
          </table:table-cell>
          <table:table-cell table:formula="of:=[.F105]/((SUM([.F$2:.F$513]))*0.16)" office:value-type="float" office:value="0.00673275036908451" calcext:value-type="float">
            <text:p>0.006732750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212" calcext:value-type="float">
            <text:p>212</text:p>
          </table:table-cell>
          <table:table-cell office:value-type="float" office:value="16.8" calcext:value-type="float">
            <text:p>16.8</text:p>
          </table:table-cell>
          <table:table-cell office:value-type="float" office:value="279" calcext:value-type="float">
            <text:p>279</text:p>
          </table:table-cell>
          <table:table-cell table:formula="of:=AVERAGE([.F106:.F125])" office:value-type="float" office:value="232.25" calcext:value-type="float">
            <text:p>232.25</text:p>
          </table:table-cell>
          <table:table-cell table:formula="of:=LN([.G106])" office:value-type="float" office:value="5.44781437769395" calcext:value-type="float">
            <text:p>5.4478143777</text:p>
          </table:table-cell>
          <table:table-cell table:formula="of:=[.F106]/((SUM([.F$2:.F$513]))*0.16)" office:value-type="float" office:value="0.00565794383426078" calcext:value-type="float">
            <text:p>0.0056579438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9" calcext:value-type="float">
            <text:p>9</text:p>
          </table:table-cell>
          <table:table-cell office:value-type="float" office:value="16.96" calcext:value-type="float">
            <text:p>16.96</text:p>
          </table:table-cell>
          <table:table-cell office:value-type="float" office:value="174" calcext:value-type="float">
            <text:p>174</text:p>
          </table:table-cell>
          <table:table-cell office:value-type="float" office:value="16.96" calcext:value-type="float">
            <text:p>16.96</text:p>
          </table:table-cell>
          <table:table-cell office:value-type="float" office:value="269" calcext:value-type="float">
            <text:p>269</text:p>
          </table:table-cell>
          <table:table-cell table:formula="of:=AVERAGE([.F107:.F126])" office:value-type="float" office:value="225.65" calcext:value-type="float">
            <text:p>225.65</text:p>
          </table:table-cell>
          <table:table-cell table:formula="of:=LN([.G107])" office:value-type="float" office:value="5.41898512627301" calcext:value-type="float">
            <text:p>5.4189851263</text:p>
          </table:table-cell>
          <table:table-cell table:formula="of:=[.F107]/((SUM([.F$2:.F$513]))*0.16)" office:value-type="float" office:value="0.00545515014844498" calcext:value-type="float">
            <text:p>0.0054551501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0" calcext:value-type="float">
            <text:p>10</text:p>
          </table:table-cell>
          <table:table-cell office:value-type="float" office:value="17.12" calcext:value-type="float">
            <text:p>17.12</text:p>
          </table:table-cell>
          <table:table-cell office:value-type="float" office:value="210" calcext:value-type="float">
            <text:p>210</text:p>
          </table:table-cell>
          <table:table-cell office:value-type="float" office:value="17.12" calcext:value-type="float">
            <text:p>17.12</text:p>
          </table:table-cell>
          <table:table-cell office:value-type="float" office:value="268" calcext:value-type="float">
            <text:p>268</text:p>
          </table:table-cell>
          <table:table-cell table:formula="of:=AVERAGE([.F108:.F127])" office:value-type="float" office:value="221.3" calcext:value-type="float">
            <text:p>221.3</text:p>
          </table:table-cell>
          <table:table-cell table:formula="of:=LN([.G108])" office:value-type="float" office:value="5.399519247057" calcext:value-type="float">
            <text:p>5.3995192471</text:p>
          </table:table-cell>
          <table:table-cell table:formula="of:=[.F108]/((SUM([.F$2:.F$513]))*0.16)" office:value-type="float" office:value="0.0054348707798634" calcext:value-type="float">
            <text:p>0.005434870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8" calcext:value-type="float">
            <text:p>8</text:p>
          </table:table-cell>
          <table:table-cell office:value-type="float" office:value="17.28" calcext:value-type="float">
            <text:p>17.28</text:p>
          </table:table-cell>
          <table:table-cell office:value-type="float" office:value="213" calcext:value-type="float">
            <text:p>213</text:p>
          </table:table-cell>
          <table:table-cell office:value-type="float" office:value="17.28" calcext:value-type="float">
            <text:p>17.28</text:p>
          </table:table-cell>
          <table:table-cell office:value-type="float" office:value="280" calcext:value-type="float">
            <text:p>280</text:p>
          </table:table-cell>
          <table:table-cell table:formula="of:=AVERAGE([.F109:.F128])" office:value-type="float" office:value="216.7" calcext:value-type="float">
            <text:p>216.7</text:p>
          </table:table-cell>
          <table:table-cell table:formula="of:=LN([.G109])" office:value-type="float" office:value="5.37851390854231" calcext:value-type="float">
            <text:p>5.3785139085</text:p>
          </table:table-cell>
          <table:table-cell table:formula="of:=[.F109]/((SUM([.F$2:.F$513]))*0.16)" office:value-type="float" office:value="0.00567822320284236" calcext:value-type="float">
            <text:p>0.0056782232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" calcext:value-type="float">
            <text:p>5</text:p>
          </table:table-cell>
          <table:table-cell office:value-type="float" office:value="17.44" calcext:value-type="float">
            <text:p>17.44</text:p>
          </table:table-cell>
          <table:table-cell office:value-type="float" office:value="178" calcext:value-type="float">
            <text:p>178</text:p>
          </table:table-cell>
          <table:table-cell office:value-type="float" office:value="17.44" calcext:value-type="float">
            <text:p>17.44</text:p>
          </table:table-cell>
          <table:table-cell office:value-type="float" office:value="250" calcext:value-type="float">
            <text:p>250</text:p>
          </table:table-cell>
          <table:table-cell table:formula="of:=AVERAGE([.F110:.F129])" office:value-type="float" office:value="212" calcext:value-type="float">
            <text:p>212</text:p>
          </table:table-cell>
          <table:table-cell table:formula="of:=LN([.G110])" office:value-type="float" office:value="5.35658627467201" calcext:value-type="float">
            <text:p>5.3565862747</text:p>
          </table:table-cell>
          <table:table-cell table:formula="of:=[.F110]/((SUM([.F$2:.F$513]))*0.16)" office:value-type="float" office:value="0.00506984214539496" calcext:value-type="float">
            <text:p>0.005069842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 office:value-type="float" office:value="159" calcext:value-type="float">
            <text:p>159</text:p>
          </table:table-cell>
          <table:table-cell office:value-type="float" office:value="17.6" calcext:value-type="float">
            <text:p>17.6</text:p>
          </table:table-cell>
          <table:table-cell office:value-type="float" office:value="263" calcext:value-type="float">
            <text:p>263</text:p>
          </table:table-cell>
          <table:table-cell table:formula="of:=AVERAGE([.F111:.F130])" office:value-type="float" office:value="207.1" calcext:value-type="float">
            <text:p>207.1</text:p>
          </table:table-cell>
          <table:table-cell table:formula="of:=LN([.G111])" office:value-type="float" office:value="5.33320176840154" calcext:value-type="float">
            <text:p>5.3332017684</text:p>
          </table:table-cell>
          <table:table-cell table:formula="of:=[.F111]/((SUM([.F$2:.F$513]))*0.16)" office:value-type="float" office:value="0.0053334739369555" calcext:value-type="float">
            <text:p>0.0053334739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2" calcext:value-type="float">
            <text:p>12</text:p>
          </table:table-cell>
          <table:table-cell office:value-type="float" office:value="17.76" calcext:value-type="float">
            <text:p>17.76</text:p>
          </table:table-cell>
          <table:table-cell office:value-type="float" office:value="111" calcext:value-type="float">
            <text:p>111</text:p>
          </table:table-cell>
          <table:table-cell office:value-type="float" office:value="17.76" calcext:value-type="float">
            <text:p>17.76</text:p>
          </table:table-cell>
          <table:table-cell office:value-type="float" office:value="265" calcext:value-type="float">
            <text:p>265</text:p>
          </table:table-cell>
          <table:table-cell table:formula="of:=AVERAGE([.F112:.F131])" office:value-type="float" office:value="201.8" calcext:value-type="float">
            <text:p>201.8</text:p>
          </table:table-cell>
          <table:table-cell table:formula="of:=LN([.G112])" office:value-type="float" office:value="5.30727710791951" calcext:value-type="float">
            <text:p>5.3072771079</text:p>
          </table:table-cell>
          <table:table-cell table:formula="of:=[.F112]/((SUM([.F$2:.F$513]))*0.16)" office:value-type="float" office:value="0.00537403267411866" calcext:value-type="float">
            <text:p>0.0053740327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17.92" calcext:value-type="float">
            <text:p>17.92</text:p>
          </table:table-cell>
          <table:table-cell office:value-type="float" office:value="126" calcext:value-type="float">
            <text:p>126</text:p>
          </table:table-cell>
          <table:table-cell office:value-type="float" office:value="17.92" calcext:value-type="float">
            <text:p>17.92</text:p>
          </table:table-cell>
          <table:table-cell office:value-type="float" office:value="249" calcext:value-type="float">
            <text:p>249</text:p>
          </table:table-cell>
          <table:table-cell table:formula="of:=AVERAGE([.F113:.F132])" office:value-type="float" office:value="195.6" calcext:value-type="float">
            <text:p>195.6</text:p>
          </table:table-cell>
          <table:table-cell table:formula="of:=LN([.G113])" office:value-type="float" office:value="5.27607175760072" calcext:value-type="float">
            <text:p>5.2760717576</text:p>
          </table:table-cell>
          <table:table-cell table:formula="of:=[.F113]/((SUM([.F$2:.F$513]))*0.16)" office:value-type="float" office:value="0.00504956277681338" calcext:value-type="float">
            <text:p>0.0050495628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5" calcext:value-type="float">
            <text:p>5</text:p>
          </table:table-cell>
          <table:table-cell office:value-type="float" office:value="18.08" calcext:value-type="float">
            <text:p>18.08</text:p>
          </table:table-cell>
          <table:table-cell office:value-type="float" office:value="172" calcext:value-type="float">
            <text:p>172</text:p>
          </table:table-cell>
          <table:table-cell office:value-type="float" office:value="18.08" calcext:value-type="float">
            <text:p>18.08</text:p>
          </table:table-cell>
          <table:table-cell office:value-type="float" office:value="243" calcext:value-type="float">
            <text:p>243</text:p>
          </table:table-cell>
          <table:table-cell table:formula="of:=AVERAGE([.F114:.F133])" office:value-type="float" office:value="189.55" calcext:value-type="float">
            <text:p>189.55</text:p>
          </table:table-cell>
          <table:table-cell table:formula="of:=LN([.G114])" office:value-type="float" office:value="5.24465284196234" calcext:value-type="float">
            <text:p>5.244652842</text:p>
          </table:table-cell>
          <table:table-cell table:formula="of:=[.F114]/((SUM([.F$2:.F$513]))*0.16)" office:value-type="float" office:value="0.0049278865653239" calcext:value-type="float">
            <text:p>0.0049278866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18.24" calcext:value-type="float">
            <text:p>18.24</text:p>
          </table:table-cell>
          <table:table-cell office:value-type="float" office:value="134" calcext:value-type="float">
            <text:p>134</text:p>
          </table:table-cell>
          <table:table-cell office:value-type="float" office:value="18.24" calcext:value-type="float">
            <text:p>18.24</text:p>
          </table:table-cell>
          <table:table-cell office:value-type="float" office:value="244" calcext:value-type="float">
            <text:p>244</text:p>
          </table:table-cell>
          <table:table-cell table:formula="of:=AVERAGE([.F115:.F134])" office:value-type="float" office:value="184.9" calcext:value-type="float">
            <text:p>184.9</text:p>
          </table:table-cell>
          <table:table-cell table:formula="of:=LN([.G115])" office:value-type="float" office:value="5.21981513839308" calcext:value-type="float">
            <text:p>5.2198151384</text:p>
          </table:table-cell>
          <table:table-cell table:formula="of:=[.F115]/((SUM([.F$2:.F$513]))*0.16)" office:value-type="float" office:value="0.00494816593390548" calcext:value-type="float">
            <text:p>0.004948165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office:value-type="float" office:value="18.4" calcext:value-type="float">
            <text:p>18.4</text:p>
          </table:table-cell>
          <table:table-cell office:value-type="float" office:value="135" calcext:value-type="float">
            <text:p>135</text:p>
          </table:table-cell>
          <table:table-cell office:value-type="float" office:value="18.4" calcext:value-type="float">
            <text:p>18.4</text:p>
          </table:table-cell>
          <table:table-cell office:value-type="float" office:value="226" calcext:value-type="float">
            <text:p>226</text:p>
          </table:table-cell>
          <table:table-cell table:formula="of:=AVERAGE([.F116:.F135])" office:value-type="float" office:value="179.1" calcext:value-type="float">
            <text:p>179.1</text:p>
          </table:table-cell>
          <table:table-cell table:formula="of:=LN([.G116])" office:value-type="float" office:value="5.18794430906667" calcext:value-type="float">
            <text:p>5.1879443091</text:p>
          </table:table-cell>
          <table:table-cell table:formula="of:=[.F116]/((SUM([.F$2:.F$513]))*0.16)" office:value-type="float" office:value="0.00458313729943705" calcext:value-type="float">
            <text:p>0.004583137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5" calcext:value-type="float">
            <text:p>5</text:p>
          </table:table-cell>
          <table:table-cell office:value-type="float" office:value="18.56" calcext:value-type="float">
            <text:p>18.56</text:p>
          </table:table-cell>
          <table:table-cell office:value-type="float" office:value="122" calcext:value-type="float">
            <text:p>122</text:p>
          </table:table-cell>
          <table:table-cell office:value-type="float" office:value="18.56" calcext:value-type="float">
            <text:p>18.56</text:p>
          </table:table-cell>
          <table:table-cell office:value-type="float" office:value="216" calcext:value-type="float">
            <text:p>216</text:p>
          </table:table-cell>
          <table:table-cell table:formula="of:=AVERAGE([.F117:.F136])" office:value-type="float" office:value="173.35" calcext:value-type="float">
            <text:p>173.35</text:p>
          </table:table-cell>
          <table:table-cell table:formula="of:=LN([.G117])" office:value-type="float" office:value="5.15531267213103" calcext:value-type="float">
            <text:p>5.1553126721</text:p>
          </table:table-cell>
          <table:table-cell table:formula="of:=[.F117]/((SUM([.F$2:.F$513]))*0.16)" office:value-type="float" office:value="0.00438034361362125" calcext:value-type="float">
            <text:p>0.0043803436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2" calcext:value-type="float">
            <text:p>2</text:p>
          </table:table-cell>
          <table:table-cell office:value-type="float" office:value="18.72" calcext:value-type="float">
            <text:p>18.72</text:p>
          </table:table-cell>
          <table:table-cell office:value-type="float" office:value="119" calcext:value-type="float">
            <text:p>119</text:p>
          </table:table-cell>
          <table:table-cell office:value-type="float" office:value="18.72" calcext:value-type="float">
            <text:p>18.72</text:p>
          </table:table-cell>
          <table:table-cell office:value-type="float" office:value="230" calcext:value-type="float">
            <text:p>230</text:p>
          </table:table-cell>
          <table:table-cell table:formula="of:=AVERAGE([.F118:.F137])" office:value-type="float" office:value="168" calcext:value-type="float">
            <text:p>168</text:p>
          </table:table-cell>
          <table:table-cell table:formula="of:=LN([.G118])" office:value-type="float" office:value="5.12396397940326" calcext:value-type="float">
            <text:p>5.1239639794</text:p>
          </table:table-cell>
          <table:table-cell table:formula="of:=[.F118]/((SUM([.F$2:.F$513]))*0.16)" office:value-type="float" office:value="0.00466425477376336" calcext:value-type="float">
            <text:p>0.0046642548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124" calcext:value-type="float">
            <text:p>124</text:p>
          </table:table-cell>
          <table:table-cell office:value-type="float" office:value="18.88" calcext:value-type="float">
            <text:p>18.88</text:p>
          </table:table-cell>
          <table:table-cell office:value-type="float" office:value="198" calcext:value-type="float">
            <text:p>198</text:p>
          </table:table-cell>
          <table:table-cell table:formula="of:=AVERAGE([.F119:.F138])" office:value-type="float" office:value="163.05" calcext:value-type="float">
            <text:p>163.05</text:p>
          </table:table-cell>
          <table:table-cell table:formula="of:=LN([.G119])" office:value-type="float" office:value="5.09405690223533" calcext:value-type="float">
            <text:p>5.0940569022</text:p>
          </table:table-cell>
          <table:table-cell table:formula="of:=[.F119]/((SUM([.F$2:.F$513]))*0.16)" office:value-type="float" office:value="0.00401531497915281" calcext:value-type="float">
            <text:p>0.004015315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118" calcext:value-type="float">
            <text:p>118</text:p>
          </table:table-cell>
          <table:table-cell office:value-type="float" office:value="19.04" calcext:value-type="float">
            <text:p>19.04</text:p>
          </table:table-cell>
          <table:table-cell office:value-type="float" office:value="190" calcext:value-type="float">
            <text:p>190</text:p>
          </table:table-cell>
          <table:table-cell table:formula="of:=AVERAGE([.F120:.F139])" office:value-type="float" office:value="160.4" calcext:value-type="float">
            <text:p>160.4</text:p>
          </table:table-cell>
          <table:table-cell table:formula="of:=LN([.G120])" office:value-type="float" office:value="5.07767069543241" calcext:value-type="float">
            <text:p>5.0776706954</text:p>
          </table:table-cell>
          <table:table-cell table:formula="of:=[.F120]/((SUM([.F$2:.F$513]))*0.16)" office:value-type="float" office:value="0.00385308003050017" calcext:value-type="float">
            <text:p>0.0038530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22" calcext:value-type="float">
            <text:p>122</text:p>
          </table:table-cell>
          <table:table-cell office:value-type="float" office:value="19.2" calcext:value-type="float">
            <text:p>19.2</text:p>
          </table:table-cell>
          <table:table-cell office:value-type="float" office:value="213" calcext:value-type="float">
            <text:p>213</text:p>
          </table:table-cell>
          <table:table-cell table:formula="of:=AVERAGE([.F121:.F140])" office:value-type="float" office:value="156.5" calcext:value-type="float">
            <text:p>156.5</text:p>
          </table:table-cell>
          <table:table-cell table:formula="of:=LN([.G121])" office:value-type="float" office:value="5.05305600998021" calcext:value-type="float">
            <text:p>5.05305601</text:p>
          </table:table-cell>
          <table:table-cell table:formula="of:=[.F121]/((SUM([.F$2:.F$513]))*0.16)" office:value-type="float" office:value="0.00431950550787651" calcext:value-type="float">
            <text:p>0.0043195055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" calcext:value-type="float">
            <text:p>4</text:p>
          </table:table-cell>
          <table:table-cell office:value-type="float" office:value="19.36" calcext:value-type="float">
            <text:p>19.36</text:p>
          </table:table-cell>
          <table:table-cell office:value-type="float" office:value="126" calcext:value-type="float">
            <text:p>126</text:p>
          </table:table-cell>
          <table:table-cell office:value-type="float" office:value="19.36" calcext:value-type="float">
            <text:p>19.36</text:p>
          </table:table-cell>
          <table:table-cell office:value-type="float" office:value="178" calcext:value-type="float">
            <text:p>178</text:p>
          </table:table-cell>
          <table:table-cell table:formula="of:=AVERAGE([.F122:.F141])" office:value-type="float" office:value="152.05" calcext:value-type="float">
            <text:p>152.05</text:p>
          </table:table-cell>
          <table:table-cell table:formula="of:=LN([.G122])" office:value-type="float" office:value="5.02420941412337" calcext:value-type="float">
            <text:p>5.0242094141</text:p>
          </table:table-cell>
          <table:table-cell table:formula="of:=[.F122]/((SUM([.F$2:.F$513]))*0.16)" office:value-type="float" office:value="0.00360972760752121" calcext:value-type="float">
            <text:p>0.0036097276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" calcext:value-type="float">
            <text:p>4</text:p>
          </table:table-cell>
          <table:table-cell office:value-type="float" office:value="19.52" calcext:value-type="float">
            <text:p>19.52</text:p>
          </table:table-cell>
          <table:table-cell office:value-type="float" office:value="114" calcext:value-type="float">
            <text:p>114</text:p>
          </table:table-cell>
          <table:table-cell office:value-type="float" office:value="19.52" calcext:value-type="float">
            <text:p>19.52</text:p>
          </table:table-cell>
          <table:table-cell office:value-type="float" office:value="188" calcext:value-type="float">
            <text:p>188</text:p>
          </table:table-cell>
          <table:table-cell table:formula="of:=AVERAGE([.F123:.F142])" office:value-type="float" office:value="148.25" calcext:value-type="float">
            <text:p>148.25</text:p>
          </table:table-cell>
          <table:table-cell table:formula="of:=LN([.G123])" office:value-type="float" office:value="4.99890003787784" calcext:value-type="float">
            <text:p>4.9989000379</text:p>
          </table:table-cell>
          <table:table-cell table:formula="of:=[.F123]/((SUM([.F$2:.F$513]))*0.16)" office:value-type="float" office:value="0.00381252129333701" calcext:value-type="float">
            <text:p>0.003812521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19.68</text:p>
          </table:table-cell>
          <table:table-cell office:value-type="float" office:value="96" calcext:value-type="float">
            <text:p>96</text:p>
          </table:table-cell>
          <table:table-cell office:value-type="float" office:value="19.68" calcext:value-type="float">
            <text:p>19.68</text:p>
          </table:table-cell>
          <table:table-cell office:value-type="float" office:value="189" calcext:value-type="float">
            <text:p>189</text:p>
          </table:table-cell>
          <table:table-cell table:formula="of:=AVERAGE([.F124:.F143])" office:value-type="float" office:value="144.55" calcext:value-type="float">
            <text:p>144.55</text:p>
          </table:table-cell>
          <table:table-cell table:formula="of:=LN([.G124])" office:value-type="float" office:value="4.97362546846236" calcext:value-type="float">
            <text:p>4.9736254685</text:p>
          </table:table-cell>
          <table:table-cell table:formula="of:=[.F124]/((SUM([.F$2:.F$513]))*0.16)" office:value-type="float" office:value="0.00383280066191859" calcext:value-type="float">
            <text:p>0.0038328007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5" calcext:value-type="float">
            <text:p>5</text:p>
          </table:table-cell>
          <table:table-cell office:value-type="float" office:value="19.84" calcext:value-type="float">
            <text:p>19.84</text:p>
          </table:table-cell>
          <table:table-cell office:value-type="float" office:value="115" calcext:value-type="float">
            <text:p>115</text:p>
          </table:table-cell>
          <table:table-cell office:value-type="float" office:value="19.84" calcext:value-type="float">
            <text:p>19.84</text:p>
          </table:table-cell>
          <table:table-cell office:value-type="float" office:value="207" calcext:value-type="float">
            <text:p>207</text:p>
          </table:table-cell>
          <table:table-cell table:formula="of:=AVERAGE([.F125:.F144])" office:value-type="float" office:value="141.1" calcext:value-type="float">
            <text:p>141.1</text:p>
          </table:table-cell>
          <table:table-cell table:formula="of:=LN([.G125])" office:value-type="float" office:value="4.94946885885877" calcext:value-type="float">
            <text:p>4.9494688589</text:p>
          </table:table-cell>
          <table:table-cell table:formula="of:=[.F125]/((SUM([.F$2:.F$513]))*0.16)" office:value-type="float" office:value="0.00419782929638703" calcext:value-type="float">
            <text:p>0.0041978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AVERAGE([.F126:.F145])" office:value-type="float" office:value="136" calcext:value-type="float">
            <text:p>136</text:p>
          </table:table-cell>
          <table:table-cell table:formula="of:=LN([.G126])" office:value-type="float" office:value="4.91265488573605" calcext:value-type="float">
            <text:p>4.9126548857</text:p>
          </table:table-cell>
          <table:table-cell table:formula="of:=[.F126]/((SUM([.F$2:.F$513]))*0.16)" office:value-type="float" office:value="0.00298106718149224" calcext:value-type="float">
            <text:p>0.002981067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" calcext:value-type="float">
            <text:p>4</text:p>
          </table:table-cell>
          <table:table-cell office:value-type="float" office:value="20.16" calcext:value-type="float">
            <text:p>20.16</text:p>
          </table:table-cell>
          <table:table-cell office:value-type="float" office:value="91" calcext:value-type="float">
            <text:p>91</text:p>
          </table:table-cell>
          <table:table-cell office:value-type="float" office:value="20.16" calcext:value-type="float">
            <text:p>20.16</text:p>
          </table:table-cell>
          <table:table-cell office:value-type="float" office:value="182" calcext:value-type="float">
            <text:p>182</text:p>
          </table:table-cell>
          <table:table-cell table:formula="of:=AVERAGE([.F127:.F146])" office:value-type="float" office:value="133.7" calcext:value-type="float">
            <text:p>133.7</text:p>
          </table:table-cell>
          <table:table-cell table:formula="of:=LN([.G127])" office:value-type="float" office:value="4.8955984841079" calcext:value-type="float">
            <text:p>4.8955984841</text:p>
          </table:table-cell>
          <table:table-cell table:formula="of:=[.F127]/((SUM([.F$2:.F$513]))*0.16)" office:value-type="float" office:value="0.00369084508184753" calcext:value-type="float">
            <text:p>0.0036908451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6" calcext:value-type="float">
            <text:p>6</text:p>
          </table:table-cell>
          <table:table-cell office:value-type="float" office:value="20.32" calcext:value-type="float">
            <text:p>20.32</text:p>
          </table:table-cell>
          <table:table-cell office:value-type="float" office:value="84" calcext:value-type="float">
            <text:p>84</text:p>
          </table:table-cell>
          <table:table-cell office:value-type="float" office:value="20.32" calcext:value-type="float">
            <text:p>20.32</text:p>
          </table:table-cell>
          <table:table-cell office:value-type="float" office:value="176" calcext:value-type="float">
            <text:p>176</text:p>
          </table:table-cell>
          <table:table-cell table:formula="of:=AVERAGE([.F128:.F147])" office:value-type="float" office:value="130.3" calcext:value-type="float">
            <text:p>130.3</text:p>
          </table:table-cell>
          <table:table-cell table:formula="of:=LN([.G128])" office:value-type="float" office:value="4.8698394841308" calcext:value-type="float">
            <text:p>4.8698394841</text:p>
          </table:table-cell>
          <table:table-cell table:formula="of:=[.F128]/((SUM([.F$2:.F$513]))*0.16)" office:value-type="float" office:value="0.00356916887035805" calcext:value-type="float">
            <text:p>0.0035691689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9" calcext:value-type="float">
            <text:p>9</text:p>
          </table:table-cell>
          <table:table-cell office:value-type="float" office:value="20.48" calcext:value-type="float">
            <text:p>20.48</text:p>
          </table:table-cell>
          <table:table-cell office:value-type="float" office:value="76" calcext:value-type="float">
            <text:p>76</text:p>
          </table:table-cell>
          <table:table-cell office:value-type="float" office:value="20.48" calcext:value-type="float">
            <text:p>20.48</text:p>
          </table:table-cell>
          <table:table-cell office:value-type="float" office:value="186" calcext:value-type="float">
            <text:p>186</text:p>
          </table:table-cell>
          <table:table-cell table:formula="of:=AVERAGE([.F129:.F148])" office:value-type="float" office:value="126" calcext:value-type="float">
            <text:p>126</text:p>
          </table:table-cell>
          <table:table-cell table:formula="of:=LN([.G129])" office:value-type="float" office:value="4.83628190695148" calcext:value-type="float">
            <text:p>4.836281907</text:p>
          </table:table-cell>
          <table:table-cell table:formula="of:=[.F129]/((SUM([.F$2:.F$513]))*0.16)" office:value-type="float" office:value="0.00377196255617385" calcext:value-type="float">
            <text:p>0.0037719626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" calcext:value-type="float">
            <text:p>2</text:p>
          </table:table-cell>
          <table:table-cell office:value-type="float" office:value="20.64" calcext:value-type="float">
            <text:p>20.64</text:p>
          </table:table-cell>
          <table:table-cell office:value-type="float" office:value="109" calcext:value-type="float">
            <text:p>109</text:p>
          </table:table-cell>
          <table:table-cell office:value-type="float" office:value="20.64" calcext:value-type="float">
            <text:p>20.64</text:p>
          </table:table-cell>
          <table:table-cell office:value-type="float" office:value="152" calcext:value-type="float">
            <text:p>152</text:p>
          </table:table-cell>
          <table:table-cell table:formula="of:=AVERAGE([.F130:.F149])" office:value-type="float" office:value="120.85" calcext:value-type="float">
            <text:p>120.85</text:p>
          </table:table-cell>
          <table:table-cell table:formula="of:=LN([.G130])" office:value-type="float" office:value="4.79455010714949" calcext:value-type="float">
            <text:p>4.7945501071</text:p>
          </table:table-cell>
          <table:table-cell table:formula="of:=[.F130]/((SUM([.F$2:.F$513]))*0.16)" office:value-type="float" office:value="0.00308246402440014" calcext:value-type="float">
            <text:p>0.00308246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39" calcext:value-type="float">
            <text:p>139</text:p>
          </table:table-cell>
          <table:table-cell office:value-type="float" office:value="20.8" calcext:value-type="float">
            <text:p>20.8</text:p>
          </table:table-cell>
          <table:table-cell office:value-type="float" office:value="157" calcext:value-type="float">
            <text:p>157</text:p>
          </table:table-cell>
          <table:table-cell table:formula="of:=AVERAGE([.F131:.F150])" office:value-type="float" office:value="118.25" calcext:value-type="float">
            <text:p>118.25</text:p>
          </table:table-cell>
          <table:table-cell table:formula="of:=LN([.G131])" office:value-type="float" office:value="4.77280102737204" calcext:value-type="float">
            <text:p>4.7728010274</text:p>
          </table:table-cell>
          <table:table-cell table:formula="of:=[.F131]/((SUM([.F$2:.F$513]))*0.16)" office:value-type="float" office:value="0.00318386086730803" calcext:value-type="float">
            <text:p>0.003183860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" calcext:value-type="float">
            <text:p>4</text:p>
          </table:table-cell>
          <table:table-cell office:value-type="float" office:value="20.96" calcext:value-type="float">
            <text:p>20.96</text:p>
          </table:table-cell>
          <table:table-cell office:value-type="float" office:value="120" calcext:value-type="float">
            <text:p>120</text:p>
          </table:table-cell>
          <table:table-cell office:value-type="float" office:value="20.96" calcext:value-type="float">
            <text:p>20.96</text:p>
          </table:table-cell>
          <table:table-cell office:value-type="float" office:value="141" calcext:value-type="float">
            <text:p>141</text:p>
          </table:table-cell>
          <table:table-cell table:formula="of:=AVERAGE([.F132:.F151])" office:value-type="float" office:value="114.75" calcext:value-type="float">
            <text:p>114.75</text:p>
          </table:table-cell>
          <table:table-cell table:formula="of:=LN([.G132])" office:value-type="float" office:value="4.74275584894065" calcext:value-type="float">
            <text:p>4.7427558489</text:p>
          </table:table-cell>
          <table:table-cell table:formula="of:=[.F132]/((SUM([.F$2:.F$513]))*0.16)" office:value-type="float" office:value="0.00285939097000276" calcext:value-type="float">
            <text:p>0.002859391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118" calcext:value-type="float">
            <text:p>118</text:p>
          </table:table-cell>
          <table:table-cell office:value-type="float" office:value="21.12" calcext:value-type="float">
            <text:p>21.12</text:p>
          </table:table-cell>
          <table:table-cell office:value-type="float" office:value="128" calcext:value-type="float">
            <text:p>128</text:p>
          </table:table-cell>
          <table:table-cell table:formula="of:=AVERAGE([.F133:.F152])" office:value-type="float" office:value="112.2" calcext:value-type="float">
            <text:p>112.2</text:p>
          </table:table-cell>
          <table:table-cell table:formula="of:=LN([.G133])" office:value-type="float" office:value="4.7202829930886" calcext:value-type="float">
            <text:p>4.7202829931</text:p>
          </table:table-cell>
          <table:table-cell table:formula="of:=[.F133]/((SUM([.F$2:.F$513]))*0.16)" office:value-type="float" office:value="0.00259575917844222" calcext:value-type="float">
            <text:p>0.0025957592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3" calcext:value-type="float">
            <text:p>3</text:p>
          </table:table-cell>
          <table:table-cell office:value-type="float" office:value="21.28" calcext:value-type="float">
            <text:p>21.28</text:p>
          </table:table-cell>
          <table:table-cell office:value-type="float" office:value="131" calcext:value-type="float">
            <text:p>131</text:p>
          </table:table-cell>
          <table:table-cell office:value-type="float" office:value="21.28" calcext:value-type="float">
            <text:p>21.28</text:p>
          </table:table-cell>
          <table:table-cell office:value-type="float" office:value="150" calcext:value-type="float">
            <text:p>150</text:p>
          </table:table-cell>
          <table:table-cell table:formula="of:=AVERAGE([.F134:.F153])" office:value-type="float" office:value="110.1" calcext:value-type="float">
            <text:p>110.1</text:p>
          </table:table-cell>
          <table:table-cell table:formula="of:=LN([.G134])" office:value-type="float" office:value="4.70138904372863" calcext:value-type="float">
            <text:p>4.7013890437</text:p>
          </table:table-cell>
          <table:table-cell table:formula="of:=[.F134]/((SUM([.F$2:.F$513]))*0.16)" office:value-type="float" office:value="0.00304190528723698" calcext:value-type="float">
            <text:p>0.003041905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3" calcext:value-type="float">
            <text:p>3</text:p>
          </table:table-cell>
          <table:table-cell office:value-type="float" office:value="21.44" calcext:value-type="float">
            <text:p>21.44</text:p>
          </table:table-cell>
          <table:table-cell office:value-type="float" office:value="116" calcext:value-type="float">
            <text:p>116</text:p>
          </table:table-cell>
          <table:table-cell office:value-type="float" office:value="21.44" calcext:value-type="float">
            <text:p>21.44</text:p>
          </table:table-cell>
          <table:table-cell office:value-type="float" office:value="128" calcext:value-type="float">
            <text:p>128</text:p>
          </table:table-cell>
          <table:table-cell table:formula="of:=AVERAGE([.F135:.F154])" office:value-type="float" office:value="106.55" calcext:value-type="float">
            <text:p>106.55</text:p>
          </table:table-cell>
          <table:table-cell table:formula="of:=LN([.G135])" office:value-type="float" office:value="4.66861435854463" calcext:value-type="float">
            <text:p>4.6686143585</text:p>
          </table:table-cell>
          <table:table-cell table:formula="of:=[.F135]/((SUM([.F$2:.F$513]))*0.16)" office:value-type="float" office:value="0.00259575917844222" calcext:value-type="float">
            <text:p>0.002595759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101" calcext:value-type="float">
            <text:p>101</text:p>
          </table:table-cell>
          <table:table-cell office:value-type="float" office:value="21.6" calcext:value-type="float">
            <text:p>21.6</text:p>
          </table:table-cell>
          <table:table-cell office:value-type="float" office:value="111" calcext:value-type="float">
            <text:p>111</text:p>
          </table:table-cell>
          <table:table-cell table:formula="of:=AVERAGE([.F136:.F155])" office:value-type="float" office:value="104" calcext:value-type="float">
            <text:p>104</text:p>
          </table:table-cell>
          <table:table-cell table:formula="of:=LN([.G136])" office:value-type="float" office:value="4.64439089914137" calcext:value-type="float">
            <text:p>4.6443908991</text:p>
          </table:table-cell>
          <table:table-cell table:formula="of:=[.F136]/((SUM([.F$2:.F$513]))*0.16)" office:value-type="float" office:value="0.00225100991255536" calcext:value-type="float">
            <text:p>0.0022510099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59" calcext:value-type="float">
            <text:p>59</text:p>
          </table:table-cell>
          <table:table-cell office:value-type="float" office:value="21.76" calcext:value-type="float">
            <text:p>21.76</text:p>
          </table:table-cell>
          <table:table-cell office:value-type="float" office:value="109" calcext:value-type="float">
            <text:p>109</text:p>
          </table:table-cell>
          <table:table-cell table:formula="of:=AVERAGE([.F137:.F156])" office:value-type="float" office:value="102.6" calcext:value-type="float">
            <text:p>102.6</text:p>
          </table:table-cell>
          <table:table-cell table:formula="of:=LN([.G137])" office:value-type="float" office:value="4.63083793273667" calcext:value-type="float">
            <text:p>4.6308379327</text:p>
          </table:table-cell>
          <table:table-cell table:formula="of:=[.F137]/((SUM([.F$2:.F$513]))*0.16)" office:value-type="float" office:value="0.0022104511753922" calcext:value-type="float">
            <text:p>0.0022104512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2" calcext:value-type="float">
            <text:p>2</text:p>
          </table:table-cell>
          <table:table-cell office:value-type="float" office:value="21.92" calcext:value-type="float">
            <text:p>21.92</text:p>
          </table:table-cell>
          <table:table-cell office:value-type="float" office:value="78" calcext:value-type="float">
            <text:p>78</text:p>
          </table:table-cell>
          <table:table-cell office:value-type="float" office:value="21.92" calcext:value-type="float">
            <text:p>21.92</text:p>
          </table:table-cell>
          <table:table-cell office:value-type="float" office:value="131" calcext:value-type="float">
            <text:p>131</text:p>
          </table:table-cell>
          <table:table-cell table:formula="of:=AVERAGE([.F138:.F157])" office:value-type="float" office:value="100.75" calcext:value-type="float">
            <text:p>100.75</text:p>
          </table:table-cell>
          <table:table-cell table:formula="of:=LN([.G138])" office:value-type="float" office:value="4.61264220082679" calcext:value-type="float">
            <text:p>4.6126422008</text:p>
          </table:table-cell>
          <table:table-cell table:formula="of:=[.F138]/((SUM([.F$2:.F$513]))*0.16)" office:value-type="float" office:value="0.00265659728418696" calcext:value-type="float">
            <text:p>0.0026565973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63" calcext:value-type="float">
            <text:p>63</text:p>
          </table:table-cell>
          <table:table-cell office:value-type="float" office:value="22.08" calcext:value-type="float">
            <text:p>22.08</text:p>
          </table:table-cell>
          <table:table-cell office:value-type="float" office:value="145" calcext:value-type="float">
            <text:p>145</text:p>
          </table:table-cell>
          <table:table-cell table:formula="of:=AVERAGE([.F139:.F158])" office:value-type="float" office:value="97.9" calcext:value-type="float">
            <text:p>97.9</text:p>
          </table:table-cell>
          <table:table-cell table:formula="of:=LN([.G139])" office:value-type="float" office:value="4.58394654953646" calcext:value-type="float">
            <text:p>4.5839465495</text:p>
          </table:table-cell>
          <table:table-cell table:formula="of:=[.F139]/((SUM([.F$2:.F$513]))*0.16)" office:value-type="float" office:value="0.00294050844432908" calcext:value-type="float">
            <text:p>0.0029405084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56" calcext:value-type="float">
            <text:p>56</text:p>
          </table:table-cell>
          <table:table-cell office:value-type="float" office:value="22.24" calcext:value-type="float">
            <text:p>22.24</text:p>
          </table:table-cell>
          <table:table-cell office:value-type="float" office:value="112" calcext:value-type="float">
            <text:p>112</text:p>
          </table:table-cell>
          <table:table-cell table:formula="of:=AVERAGE([.F140:.F159])" office:value-type="float" office:value="94.4" calcext:value-type="float">
            <text:p>94.4</text:p>
          </table:table-cell>
          <table:table-cell table:formula="of:=LN([.G140])" office:value-type="float" office:value="4.54754107315146" calcext:value-type="float">
            <text:p>4.5475410732</text:p>
          </table:table-cell>
          <table:table-cell table:formula="of:=[.F140]/((SUM([.F$2:.F$513]))*0.16)" office:value-type="float" office:value="0.00227128928113694" calcext:value-type="float">
            <text:p>0.002271289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47" calcext:value-type="float">
            <text:p>47</text:p>
          </table:table-cell>
          <table:table-cell office:value-type="float" office:value="22.4" calcext:value-type="float">
            <text:p>22.4</text:p>
          </table:table-cell>
          <table:table-cell office:value-type="float" office:value="124" calcext:value-type="float">
            <text:p>124</text:p>
          </table:table-cell>
          <table:table-cell table:formula="of:=AVERAGE([.F141:.F160])" office:value-type="float" office:value="92.25" calcext:value-type="float">
            <text:p>92.25</text:p>
          </table:table-cell>
          <table:table-cell table:formula="of:=LN([.G141])" office:value-type="float" office:value="4.52450228292064" calcext:value-type="float">
            <text:p>4.5245022829</text:p>
          </table:table-cell>
          <table:table-cell table:formula="of:=[.F141]/((SUM([.F$2:.F$513]))*0.16)" office:value-type="float" office:value="0.0025146417041159" calcext:value-type="float">
            <text:p>0.002514641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" calcext:value-type="float">
            <text:p>2</text:p>
          </table:table-cell>
          <table:table-cell office:value-type="float" office:value="22.56" calcext:value-type="float">
            <text:p>22.56</text:p>
          </table:table-cell>
          <table:table-cell office:value-type="float" office:value="42" calcext:value-type="float">
            <text:p>42</text:p>
          </table:table-cell>
          <table:table-cell office:value-type="float" office:value="22.56" calcext:value-type="float">
            <text:p>22.56</text:p>
          </table:table-cell>
          <table:table-cell office:value-type="float" office:value="102" calcext:value-type="float">
            <text:p>102</text:p>
          </table:table-cell>
          <table:table-cell table:formula="of:=AVERAGE([.F142:.F161])" office:value-type="float" office:value="89.6" calcext:value-type="float">
            <text:p>89.6</text:p>
          </table:table-cell>
          <table:table-cell table:formula="of:=LN([.G142])" office:value-type="float" office:value="4.49535531998088" calcext:value-type="float">
            <text:p>4.49535532</text:p>
          </table:table-cell>
          <table:table-cell table:formula="of:=[.F142]/((SUM([.F$2:.F$513]))*0.16)" office:value-type="float" office:value="0.00206849559532114" calcext:value-type="float">
            <text:p>0.0020684956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22.72" calcext:value-type="float">
            <text:p>22.72</text:p>
          </table:table-cell>
          <table:table-cell office:value-type="float" office:value="28" calcext:value-type="float">
            <text:p>28</text:p>
          </table:table-cell>
          <table:table-cell office:value-type="float" office:value="22.72" calcext:value-type="float">
            <text:p>22.72</text:p>
          </table:table-cell>
          <table:table-cell office:value-type="float" office:value="114" calcext:value-type="float">
            <text:p>114</text:p>
          </table:table-cell>
          <table:table-cell table:formula="of:=AVERAGE([.F143:.F162])" office:value-type="float" office:value="87.1" calcext:value-type="float">
            <text:p>87.1</text:p>
          </table:table-cell>
          <table:table-cell table:formula="of:=LN([.G143])" office:value-type="float" office:value="4.46705688385846" calcext:value-type="float">
            <text:p>4.4670568839</text:p>
          </table:table-cell>
          <table:table-cell table:formula="of:=[.F143]/((SUM([.F$2:.F$513]))*0.16)" office:value-type="float" office:value="0.0023118480183001" calcext:value-type="float">
            <text:p>0.002311848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office:value-type="float" office:value="22.88" calcext:value-type="float">
            <text:p>22.88</text:p>
          </table:table-cell>
          <table:table-cell office:value-type="float" office:value="26" calcext:value-type="float">
            <text:p>26</text:p>
          </table:table-cell>
          <table:table-cell office:value-type="float" office:value="22.88" calcext:value-type="float">
            <text:p>22.88</text:p>
          </table:table-cell>
          <table:table-cell office:value-type="float" office:value="120" calcext:value-type="float">
            <text:p>120</text:p>
          </table:table-cell>
          <table:table-cell table:formula="of:=AVERAGE([.F144:.F163])" office:value-type="float" office:value="84.8" calcext:value-type="float">
            <text:p>84.8</text:p>
          </table:table-cell>
          <table:table-cell table:formula="of:=LN([.G144])" office:value-type="float" office:value="4.44029554279786" calcext:value-type="float">
            <text:p>4.4402955428</text:p>
          </table:table-cell>
          <table:table-cell table:formula="of:=[.F144]/((SUM([.F$2:.F$513]))*0.16)" office:value-type="float" office:value="0.00243352422978958" calcext:value-type="float">
            <text:p>0.002433524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8" calcext:value-type="float">
            <text:p>8</text:p>
          </table:table-cell>
          <table:table-cell office:value-type="float" office:value="23.04" calcext:value-type="float">
            <text:p>23.04</text:p>
          </table:table-cell>
          <table:table-cell office:value-type="float" office:value="35" calcext:value-type="float">
            <text:p>35</text:p>
          </table:table-cell>
          <table:table-cell office:value-type="float" office:value="23.04" calcext:value-type="float">
            <text:p>23.04</text:p>
          </table:table-cell>
          <table:table-cell office:value-type="float" office:value="105" calcext:value-type="float">
            <text:p>105</text:p>
          </table:table-cell>
          <table:table-cell table:formula="of:=AVERAGE([.F145:.F164])" office:value-type="float" office:value="81.65" calcext:value-type="float">
            <text:p>81.65</text:p>
          </table:table-cell>
          <table:table-cell table:formula="of:=LN([.G145])" office:value-type="float" office:value="4.40244181941647" calcext:value-type="float">
            <text:p>4.4024418194</text:p>
          </table:table-cell>
          <table:table-cell table:formula="of:=[.F145]/((SUM([.F$2:.F$513]))*0.16)" office:value-type="float" office:value="0.00212933370106588" calcext:value-type="float">
            <text:p>0.002129333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22" calcext:value-type="float">
            <text:p>22</text:p>
          </table:table-cell>
          <table:table-cell office:value-type="float" office:value="23.2" calcext:value-type="float">
            <text:p>23.2</text:p>
          </table:table-cell>
          <table:table-cell office:value-type="float" office:value="101" calcext:value-type="float">
            <text:p>101</text:p>
          </table:table-cell>
          <table:table-cell table:formula="of:=AVERAGE([.F146:.F165])" office:value-type="float" office:value="79.15" calcext:value-type="float">
            <text:p>79.15</text:p>
          </table:table-cell>
          <table:table-cell table:formula="of:=LN([.G146])" office:value-type="float" office:value="4.37134478632702" calcext:value-type="float">
            <text:p>4.3713447863</text:p>
          </table:table-cell>
          <table:table-cell table:formula="of:=[.F146]/((SUM([.F$2:.F$513]))*0.16)" office:value-type="float" office:value="0.00204821622673956" calcext:value-type="float">
            <text:p>0.0020482162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2" calcext:value-type="float">
            <text:p>2</text:p>
          </table:table-cell>
          <table:table-cell office:value-type="float" office:value="23.36" calcext:value-type="float">
            <text:p>23.36</text:p>
          </table:table-cell>
          <table:table-cell office:value-type="float" office:value="36" calcext:value-type="float">
            <text:p>36</text:p>
          </table:table-cell>
          <table:table-cell office:value-type="float" office:value="23.36" calcext:value-type="float">
            <text:p>23.36</text:p>
          </table:table-cell>
          <table:table-cell office:value-type="float" office:value="114" calcext:value-type="float">
            <text:p>114</text:p>
          </table:table-cell>
          <table:table-cell table:formula="of:=AVERAGE([.F147:.F166])" office:value-type="float" office:value="77.4" calcext:value-type="float">
            <text:p>77.4</text:p>
          </table:table-cell>
          <table:table-cell table:formula="of:=LN([.G147])" office:value-type="float" office:value="4.34898678059568" calcext:value-type="float">
            <text:p>4.3489867806</text:p>
          </table:table-cell>
          <table:table-cell table:formula="of:=[.F147]/((SUM([.F$2:.F$513]))*0.16)" office:value-type="float" office:value="0.0023118480183001" calcext:value-type="float">
            <text:p>0.002311848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" calcext:value-type="float">
            <text:p>1</text:p>
          </table:table-cell>
          <table:table-cell office:value-type="float" office:value="23.52" calcext:value-type="float">
            <text:p>23.52</text:p>
          </table:table-cell>
          <table:table-cell office:value-type="float" office:value="31" calcext:value-type="float">
            <text:p>31</text:p>
          </table:table-cell>
          <table:table-cell office:value-type="float" office:value="23.52" calcext:value-type="float">
            <text:p>23.52</text:p>
          </table:table-cell>
          <table:table-cell office:value-type="float" office:value="90" calcext:value-type="float">
            <text:p>90</text:p>
          </table:table-cell>
          <table:table-cell table:formula="of:=AVERAGE([.F148:.F167])" office:value-type="float" office:value="73.95" calcext:value-type="float">
            <text:p>73.95</text:p>
          </table:table-cell>
          <table:table-cell table:formula="of:=LN([.G148])" office:value-type="float" office:value="4.30338918915681" calcext:value-type="float">
            <text:p>4.3033891892</text:p>
          </table:table-cell>
          <table:table-cell table:formula="of:=[.F148]/((SUM([.F$2:.F$513]))*0.16)" office:value-type="float" office:value="0.00182514317234219" calcext:value-type="float">
            <text:p>0.0018251432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23.68</text:p>
          </table:table-cell>
          <table:table-cell office:value-type="float" office:value="23" calcext:value-type="float">
            <text:p>23</text:p>
          </table:table-cell>
          <table:table-cell office:value-type="float" office:value="23.68" calcext:value-type="float">
            <text:p>23.68</text:p>
          </table:table-cell>
          <table:table-cell office:value-type="float" office:value="83" calcext:value-type="float">
            <text:p>83</text:p>
          </table:table-cell>
          <table:table-cell table:formula="of:=AVERAGE([.F149:.F168])" office:value-type="float" office:value="72.15" calcext:value-type="float">
            <text:p>72.15</text:p>
          </table:table-cell>
          <table:table-cell table:formula="of:=LN([.G149])" office:value-type="float" office:value="4.27874728521988" calcext:value-type="float">
            <text:p>4.2787472852</text:p>
          </table:table-cell>
          <table:table-cell table:formula="of:=[.F149]/((SUM([.F$2:.F$513]))*0.16)" office:value-type="float" office:value="0.00168318759227113" calcext:value-type="float">
            <text:p>0.0016831876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9" calcext:value-type="float">
            <text:p>29</text:p>
          </table:table-cell>
          <table:table-cell office:value-type="float" office:value="23.84" calcext:value-type="float">
            <text:p>23.84</text:p>
          </table:table-cell>
          <table:table-cell office:value-type="float" office:value="100" calcext:value-type="float">
            <text:p>100</text:p>
          </table:table-cell>
          <table:table-cell table:formula="of:=AVERAGE([.F150:.F169])" office:value-type="float" office:value="70.8" calcext:value-type="float">
            <text:p>70.8</text:p>
          </table:table-cell>
          <table:table-cell table:formula="of:=LN([.G150])" office:value-type="float" office:value="4.25985900069967" calcext:value-type="float">
            <text:p>4.2598590007</text:p>
          </table:table-cell>
          <table:table-cell table:formula="of:=[.F150]/((SUM([.F$2:.F$513]))*0.16)" office:value-type="float" office:value="0.00202793685815798" calcext:value-type="float">
            <text:p>0.0020279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formula="of:=AVERAGE([.F151:.F170])" office:value-type="float" office:value="69.7" calcext:value-type="float">
            <text:p>69.7</text:p>
          </table:table-cell>
          <table:table-cell table:formula="of:=LN([.G151])" office:value-type="float" office:value="4.24420031776648" calcext:value-type="float">
            <text:p>4.2442003178</text:p>
          </table:table-cell>
          <table:table-cell table:formula="of:=[.F151]/((SUM([.F$2:.F$513]))*0.16)" office:value-type="float" office:value="0.00176430506659745" calcext:value-type="float">
            <text:p>0.001764305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2" calcext:value-type="float">
            <text:p>2</text:p>
          </table:table-cell>
          <table:table-cell office:value-type="float" office:value="24.16" calcext:value-type="float">
            <text:p>24.16</text:p>
          </table:table-cell>
          <table:table-cell office:value-type="float" office:value="9" calcext:value-type="float">
            <text:p>9</text:p>
          </table:table-cell>
          <table:table-cell office:value-type="float" office:value="24.16" calcext:value-type="float">
            <text:p>24.16</text:p>
          </table:table-cell>
          <table:table-cell office:value-type="float" office:value="90" calcext:value-type="float">
            <text:p>90</text:p>
          </table:table-cell>
          <table:table-cell table:formula="of:=AVERAGE([.F152:.F171])" office:value-type="float" office:value="68.2" calcext:value-type="float">
            <text:p>68.2</text:p>
          </table:table-cell>
          <table:table-cell table:formula="of:=LN([.G152])" office:value-type="float" office:value="4.22244456484942" calcext:value-type="float">
            <text:p>4.2224445648</text:p>
          </table:table-cell>
          <table:table-cell table:formula="of:=[.F152]/((SUM([.F$2:.F$513]))*0.16)" office:value-type="float" office:value="0.00182514317234219" calcext:value-type="float">
            <text:p>0.0018251432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" calcext:value-type="float">
            <text:p>3</text:p>
          </table:table-cell>
          <table:table-cell office:value-type="float" office:value="24.32" calcext:value-type="float">
            <text:p>24.32</text:p>
          </table:table-cell>
          <table:table-cell office:value-type="float" office:value="15" calcext:value-type="float">
            <text:p>15</text:p>
          </table:table-cell>
          <table:table-cell office:value-type="float" office:value="24.32" calcext:value-type="float">
            <text:p>24.32</text:p>
          </table:table-cell>
          <table:table-cell office:value-type="float" office:value="86" calcext:value-type="float">
            <text:p>86</text:p>
          </table:table-cell>
          <table:table-cell table:formula="of:=AVERAGE([.F153:.F172])" office:value-type="float" office:value="65.95" calcext:value-type="float">
            <text:p>65.95</text:p>
          </table:table-cell>
          <table:table-cell table:formula="of:=LN([.G153])" office:value-type="float" office:value="4.18889687916332" calcext:value-type="float">
            <text:p>4.1888968792</text:p>
          </table:table-cell>
          <table:table-cell table:formula="of:=[.F153]/((SUM([.F$2:.F$513]))*0.16)" office:value-type="float" office:value="0.00174402569801587" calcext:value-type="float">
            <text:p>0.0017440257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16" calcext:value-type="float">
            <text:p>16</text:p>
          </table:table-cell>
          <table:table-cell office:value-type="float" office:value="24.48" calcext:value-type="float">
            <text:p>24.48</text:p>
          </table:table-cell>
          <table:table-cell office:value-type="float" office:value="79" calcext:value-type="float">
            <text:p>79</text:p>
          </table:table-cell>
          <table:table-cell table:formula="of:=AVERAGE([.F154:.F173])" office:value-type="float" office:value="64.25" calcext:value-type="float">
            <text:p>64.25</text:p>
          </table:table-cell>
          <table:table-cell table:formula="of:=LN([.G154])" office:value-type="float" office:value="4.16278172377533" calcext:value-type="float">
            <text:p>4.1627817238</text:p>
          </table:table-cell>
          <table:table-cell table:formula="of:=[.F154]/((SUM([.F$2:.F$513]))*0.16)" office:value-type="float" office:value="0.00160207011794481" calcext:value-type="float">
            <text:p>0.0016020701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24.64" calcext:value-type="float">
            <text:p>24.64</text:p>
          </table:table-cell>
          <table:table-cell office:value-type="float" office:value="7" calcext:value-type="float">
            <text:p>7</text:p>
          </table:table-cell>
          <table:table-cell office:value-type="float" office:value="24.64" calcext:value-type="float">
            <text:p>24.64</text:p>
          </table:table-cell>
          <table:table-cell office:value-type="float" office:value="77" calcext:value-type="float">
            <text:p>77</text:p>
          </table:table-cell>
          <table:table-cell table:formula="of:=AVERAGE([.F155:.F174])" office:value-type="float" office:value="62.95" calcext:value-type="float">
            <text:p>62.95</text:p>
          </table:table-cell>
          <table:table-cell table:formula="of:=LN([.G155])" office:value-type="float" office:value="4.14234076049036" calcext:value-type="float">
            <text:p>4.1423407605</text:p>
          </table:table-cell>
          <table:table-cell table:formula="of:=[.F155]/((SUM([.F$2:.F$513]))*0.16)" office:value-type="float" office:value="0.00156151138078165" calcext:value-type="float">
            <text:p>0.001561511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83" calcext:value-type="float">
            <text:p>83</text:p>
          </table:table-cell>
          <table:table-cell table:formula="of:=AVERAGE([.F156:.F175])" office:value-type="float" office:value="61.7" calcext:value-type="float">
            <text:p>61.7</text:p>
          </table:table-cell>
          <table:table-cell table:formula="of:=LN([.G156])" office:value-type="float" office:value="4.12228393091134" calcext:value-type="float">
            <text:p>4.1222839309</text:p>
          </table:table-cell>
          <table:table-cell table:formula="of:=[.F156]/((SUM([.F$2:.F$513]))*0.16)" office:value-type="float" office:value="0.00168318759227113" calcext:value-type="float">
            <text:p>0.0016831876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" calcext:value-type="float">
            <text:p>1</text:p>
          </table:table-cell>
          <table:table-cell office:value-type="float" office:value="24.96" calcext:value-type="float">
            <text:p>24.96</text:p>
          </table:table-cell>
          <table:table-cell office:value-type="float" office:value="25" calcext:value-type="float">
            <text:p>25</text:p>
          </table:table-cell>
          <table:table-cell office:value-type="float" office:value="24.96" calcext:value-type="float">
            <text:p>24.96</text:p>
          </table:table-cell>
          <table:table-cell office:value-type="float" office:value="72" calcext:value-type="float">
            <text:p>72</text:p>
          </table:table-cell>
          <table:table-cell table:formula="of:=AVERAGE([.F157:.F176])" office:value-type="float" office:value="60" calcext:value-type="float">
            <text:p>60</text:p>
          </table:table-cell>
          <table:table-cell table:formula="of:=LN([.G157])" office:value-type="float" office:value="4.0943445622221" calcext:value-type="float">
            <text:p>4.0943445622</text:p>
          </table:table-cell>
          <table:table-cell table:formula="of:=[.F157]/((SUM([.F$2:.F$513]))*0.16)" office:value-type="float" office:value="0.00146011453787375" calcext:value-type="float">
            <text:p>0.0014601145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3" calcext:value-type="float">
            <text:p>3</text:p>
          </table:table-cell>
          <table:table-cell office:value-type="float" office:value="25.12" calcext:value-type="float">
            <text:p>25.12</text:p>
          </table:table-cell>
          <table:table-cell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4" calcext:value-type="float">
            <text:p>74</text:p>
          </table:table-cell>
          <table:table-cell table:formula="of:=AVERAGE([.F158:.F177])" office:value-type="float" office:value="58.5" calcext:value-type="float">
            <text:p>58.5</text:p>
          </table:table-cell>
          <table:table-cell table:formula="of:=LN([.G158])" office:value-type="float" office:value="4.06902675423781" calcext:value-type="float">
            <text:p>4.0690267542</text:p>
          </table:table-cell>
          <table:table-cell table:formula="of:=[.F158]/((SUM([.F$2:.F$513]))*0.16)" office:value-type="float" office:value="0.00150067327503691" calcext:value-type="float">
            <text:p>0.0015006733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2" calcext:value-type="float">
            <text:p>2</text:p>
          </table:table-cell>
          <table:table-cell office:value-type="float" office:value="25.28" calcext:value-type="float">
            <text:p>25.28</text:p>
          </table:table-cell>
          <table:table-cell office:value-type="float" office:value="30" calcext:value-type="float">
            <text:p>30</text:p>
          </table:table-cell>
          <table:table-cell office:value-type="float" office:value="25.28" calcext:value-type="float">
            <text:p>25.28</text:p>
          </table:table-cell>
          <table:table-cell office:value-type="float" office:value="75" calcext:value-type="float">
            <text:p>75</text:p>
          </table:table-cell>
          <table:table-cell table:formula="of:=AVERAGE([.F159:.F178])" office:value-type="float" office:value="56.35" calcext:value-type="float">
            <text:p>56.35</text:p>
          </table:table-cell>
          <table:table-cell table:formula="of:=LN([.G159])" office:value-type="float" office:value="4.03158224048579" calcext:value-type="float">
            <text:p>4.0315822405</text:p>
          </table:table-cell>
          <table:table-cell table:formula="of:=[.F159]/((SUM([.F$2:.F$513]))*0.16)" office:value-type="float" office:value="0.00152095264361849" calcext:value-type="float">
            <text:p>0.0015209526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2" calcext:value-type="float">
            <text:p>2</text:p>
          </table:table-cell>
          <table:table-cell office:value-type="float" office:value="25.44" calcext:value-type="float">
            <text:p>25.44</text:p>
          </table:table-cell>
          <table:table-cell office:value-type="float" office:value="30" calcext:value-type="float">
            <text:p>30</text:p>
          </table:table-cell>
          <table:table-cell office:value-type="float" office:value="25.44" calcext:value-type="float">
            <text:p>25.44</text:p>
          </table:table-cell>
          <table:table-cell office:value-type="float" office:value="69" calcext:value-type="float">
            <text:p>69</text:p>
          </table:table-cell>
          <table:table-cell table:formula="of:=AVERAGE([.F160:.F179])" office:value-type="float" office:value="54.6" calcext:value-type="float">
            <text:p>54.6</text:p>
          </table:table-cell>
          <table:table-cell table:formula="of:=LN([.G160])" office:value-type="float" office:value="4.00003388275086" calcext:value-type="float">
            <text:p>4.0000338828</text:p>
          </table:table-cell>
          <table:table-cell table:formula="of:=[.F160]/((SUM([.F$2:.F$513]))*0.16)" office:value-type="float" office:value="0.00139927643212901" calcext:value-type="float">
            <text:p>0.001399276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" calcext:value-type="float">
            <text:p>3</text:p>
          </table:table-cell>
          <table:table-cell office:value-type="float" office:value="25.6" calcext:value-type="float">
            <text:p>25.6</text:p>
          </table:table-cell>
          <table:table-cell office:value-type="float" office:value="17" calcext:value-type="float">
            <text:p>17</text:p>
          </table:table-cell>
          <table:table-cell office:value-type="float" office:value="25.6" calcext:value-type="float">
            <text:p>25.6</text:p>
          </table:table-cell>
          <table:table-cell office:value-type="float" office:value="71" calcext:value-type="float">
            <text:p>71</text:p>
          </table:table-cell>
          <table:table-cell table:formula="of:=AVERAGE([.F161:.F180])" office:value-type="float" office:value="53.35" calcext:value-type="float">
            <text:p>53.35</text:p>
          </table:table-cell>
          <table:table-cell table:formula="of:=LN([.G161])" office:value-type="float" office:value="3.97687397774776" calcext:value-type="float">
            <text:p>3.9768739777</text:p>
          </table:table-cell>
          <table:table-cell table:formula="of:=[.F161]/((SUM([.F$2:.F$513]))*0.16)" office:value-type="float" office:value="0.00143983516929217" calcext:value-type="float">
            <text:p>0.0014398352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" calcext:value-type="float">
            <text:p>1</text:p>
          </table:table-cell>
          <table:table-cell office:value-type="float" office:value="25.76" calcext:value-type="float">
            <text:p>25.76</text:p>
          </table:table-cell>
          <table:table-cell office:value-type="float" office:value="9" calcext:value-type="float">
            <text:p>9</text:p>
          </table:table-cell>
          <table:table-cell office:value-type="float" office:value="25.76" calcext:value-type="float">
            <text:p>25.76</text:p>
          </table:table-cell>
          <table:table-cell office:value-type="float" office:value="52" calcext:value-type="float">
            <text:p>52</text:p>
          </table:table-cell>
          <table:table-cell table:formula="of:=AVERAGE([.F162:.F181])" office:value-type="float" office:value="51.85" calcext:value-type="float">
            <text:p>51.85</text:p>
          </table:table-cell>
          <table:table-cell table:formula="of:=LN([.G162])" office:value-type="float" office:value="3.94835493467554" calcext:value-type="float">
            <text:p>3.9483549347</text:p>
          </table:table-cell>
          <table:table-cell table:formula="of:=[.F162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office:value-type="float" office:value="18" calcext:value-type="float">
            <text:p>18</text:p>
          </table:table-cell>
          <table:table-cell office:value-type="float" office:value="25.92" calcext:value-type="float">
            <text:p>25.92</text:p>
          </table:table-cell>
          <table:table-cell office:value-type="float" office:value="68" calcext:value-type="float">
            <text:p>68</text:p>
          </table:table-cell>
          <table:table-cell table:formula="of:=AVERAGE([.F163:.F182])" office:value-type="float" office:value="51.4" calcext:value-type="float">
            <text:p>51.4</text:p>
          </table:table-cell>
          <table:table-cell table:formula="of:=LN([.G163])" office:value-type="float" office:value="3.93963817246112" calcext:value-type="float">
            <text:p>3.9396381725</text:p>
          </table:table-cell>
          <table:table-cell table:formula="of:=[.F163]/((SUM([.F$2:.F$513]))*0.16)" office:value-type="float" office:value="0.00137899706354743" calcext:value-type="float">
            <text:p>0.0013789971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office:value-type="float" office:value="26.08" calcext:value-type="float">
            <text:p>26.08</text:p>
          </table:table-cell>
          <table:table-cell office:value-type="float" office:value="27" calcext:value-type="float">
            <text:p>27</text:p>
          </table:table-cell>
          <table:table-cell office:value-type="float" office:value="26.08" calcext:value-type="float">
            <text:p>26.08</text:p>
          </table:table-cell>
          <table:table-cell office:value-type="float" office:value="57" calcext:value-type="float">
            <text:p>57</text:p>
          </table:table-cell>
          <table:table-cell table:formula="of:=AVERAGE([.F164:.F183])" office:value-type="float" office:value="49.9" calcext:value-type="float">
            <text:p>49.9</text:p>
          </table:table-cell>
          <table:table-cell table:formula="of:=LN([.G164])" office:value-type="float" office:value="3.91002100275747" calcext:value-type="float">
            <text:p>3.9100210028</text:p>
          </table:table-cell>
          <table:table-cell table:formula="of:=[.F164]/((SUM([.F$2:.F$513]))*0.16)" office:value-type="float" office:value="0.00115592400915005" calcext:value-type="float">
            <text:p>0.001155924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  <table:table-cell office:value-type="float" office:value="26.24" calcext:value-type="float">
            <text:p>26.24</text:p>
          </table:table-cell>
          <table:table-cell office:value-type="float" office:value="60" calcext:value-type="float">
            <text:p>60</text:p>
          </table:table-cell>
          <table:table-cell office:value-type="float" office:value="26.24" calcext:value-type="float">
            <text:p>26.24</text:p>
          </table:table-cell>
          <table:table-cell office:value-type="float" office:value="55" calcext:value-type="float">
            <text:p>55</text:p>
          </table:table-cell>
          <table:table-cell table:formula="of:=AVERAGE([.F165:.F184])" office:value-type="float" office:value="48.4" calcext:value-type="float">
            <text:p>48.4</text:p>
          </table:table-cell>
          <table:table-cell table:formula="of:=LN([.G165])" office:value-type="float" office:value="3.87949981372259" calcext:value-type="float">
            <text:p>3.8794998137</text:p>
          </table:table-cell>
          <table:table-cell table:formula="of:=[.F165]/((SUM([.F$2:.F$513]))*0.16)" office:value-type="float" office:value="0.00111536527198689" calcext:value-type="float">
            <text:p>0.001115365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office:value-type="float" office:value="66" calcext:value-type="float">
            <text:p>66</text:p>
          </table:table-cell>
          <table:table-cell table:formula="of:=AVERAGE([.F166:.F185])" office:value-type="float" office:value="47.3" calcext:value-type="float">
            <text:p>47.3</text:p>
          </table:table-cell>
          <table:table-cell table:formula="of:=LN([.G166])" office:value-type="float" office:value="3.85651029549789" calcext:value-type="float">
            <text:p>3.8565102955</text:p>
          </table:table-cell>
          <table:table-cell table:formula="of:=[.F166]/((SUM([.F$2:.F$513]))*0.16)" office:value-type="float" office:value="0.00133843832638427" calcext:value-type="float">
            <text:p>0.0013384383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14" calcext:value-type="float">
            <text:p>14</text:p>
          </table:table-cell>
          <table:table-cell office:value-type="float" office:value="26.56" calcext:value-type="float">
            <text:p>26.56</text:p>
          </table:table-cell>
          <table:table-cell office:value-type="float" office:value="45" calcext:value-type="float">
            <text:p>45</text:p>
          </table:table-cell>
          <table:table-cell table:formula="of:=AVERAGE([.F167:.F186])" office:value-type="float" office:value="46.05" calcext:value-type="float">
            <text:p>46.05</text:p>
          </table:table-cell>
          <table:table-cell table:formula="of:=LN([.G167])" office:value-type="float" office:value="3.82972776270132" calcext:value-type="float">
            <text:p>3.8297277627</text:p>
          </table:table-cell>
          <table:table-cell table:formula="of:=[.F167]/((SUM([.F$2:.F$513]))*0.16)" office:value-type="float" office:value="0.000912571586171093" calcext:value-type="float">
            <text:p>0.0009125716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" calcext:value-type="float">
            <text:p>1</text:p>
          </table:table-cell>
          <table:table-cell office:value-type="float" office:value="26.72" calcext:value-type="float">
            <text:p>26.72</text:p>
          </table:table-cell>
          <table:table-cell office:value-type="float" office:value="2" calcext:value-type="float">
            <text:p>2</text:p>
          </table:table-cell>
          <table:table-cell office:value-type="float" office:value="26.72" calcext:value-type="float">
            <text:p>26.72</text:p>
          </table:table-cell>
          <table:table-cell office:value-type="float" office:value="54" calcext:value-type="float">
            <text:p>54</text:p>
          </table:table-cell>
          <table:table-cell table:formula="of:=AVERAGE([.F168:.F187])" office:value-type="float" office:value="45.75" calcext:value-type="float">
            <text:p>45.75</text:p>
          </table:table-cell>
          <table:table-cell table:formula="of:=LN([.G168])" office:value-type="float" office:value="3.82319179172153" calcext:value-type="float">
            <text:p>3.8231917917</text:p>
          </table:table-cell>
          <table:table-cell table:formula="of:=[.F168]/((SUM([.F$2:.F$513]))*0.16)" office:value-type="float" office:value="0.00109508590340531" calcext:value-type="float">
            <text:p>0.0010950859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6" calcext:value-type="float">
            <text:p>6</text:p>
          </table:table-cell>
          <table:table-cell office:value-type="float" office:value="26.88" calcext:value-type="float">
            <text:p>26.88</text:p>
          </table:table-cell>
          <table:table-cell office:value-type="float" office:value="56" calcext:value-type="float">
            <text:p>56</text:p>
          </table:table-cell>
          <table:table-cell table:formula="of:=AVERAGE([.F169:.F188])" office:value-type="float" office:value="45.2" calcext:value-type="float">
            <text:p>45.2</text:p>
          </table:table-cell>
          <table:table-cell table:formula="of:=LN([.G169])" office:value-type="float" office:value="3.81109708683819" calcext:value-type="float">
            <text:p>3.8110970868</text:p>
          </table:table-cell>
          <table:table-cell table:formula="of:=[.F169]/((SUM([.F$2:.F$513]))*0.16)" office:value-type="float" office:value="0.00113564464056847" calcext:value-type="float">
            <text:p>0.0011356446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office:value-type="float" office:value="2" calcext:value-type="float">
            <text:p>2</text:p>
          </table:table-cell>
          <table:table-cell office:value-type="float" office:value="27.04" calcext:value-type="float">
            <text:p>27.04</text:p>
          </table:table-cell>
          <table:table-cell office:value-type="float" office:value="78" calcext:value-type="float">
            <text:p>78</text:p>
          </table:table-cell>
          <table:table-cell table:formula="of:=AVERAGE([.F170:.F189])" office:value-type="float" office:value="44.15" calcext:value-type="float">
            <text:p>44.15</text:p>
          </table:table-cell>
          <table:table-cell table:formula="of:=LN([.G170])" office:value-type="float" office:value="3.78759292704997" calcext:value-type="float">
            <text:p>3.787592927</text:p>
          </table:table-cell>
          <table:table-cell table:formula="of:=[.F170]/((SUM([.F$2:.F$513]))*0.16)" office:value-type="float" office:value="0.00158179074936323" calcext:value-type="float">
            <text:p>0.001581790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27.2" calcext:value-type="float">
            <text:p>27.2</text:p>
          </table:table-cell>
          <table:table-cell office:value-type="float" office:value="57" calcext:value-type="float">
            <text:p>57</text:p>
          </table:table-cell>
          <table:table-cell table:formula="of:=AVERAGE([.F171:.F190])" office:value-type="float" office:value="42.25" calcext:value-type="float">
            <text:p>42.25</text:p>
          </table:table-cell>
          <table:table-cell table:formula="of:=LN([.G171])" office:value-type="float" office:value="3.74360435380318" calcext:value-type="float">
            <text:p>3.7436043538</text:p>
          </table:table-cell>
          <table:table-cell table:formula="of:=[.F171]/((SUM([.F$2:.F$513]))*0.16)" office:value-type="float" office:value="0.00115592400915005" calcext:value-type="float">
            <text:p>0.001155924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1" calcext:value-type="float">
            <text:p>1</text:p>
          </table:table-cell>
          <table:table-cell office:value-type="float" office:value="27.36" calcext:value-type="float">
            <text:p>27.36</text:p>
          </table:table-cell>
          <table:table-cell office:value-type="float" office:value="8" calcext:value-type="float">
            <text:p>8</text:p>
          </table:table-cell>
          <table:table-cell office:value-type="float" office:value="27.36" calcext:value-type="float">
            <text:p>27.36</text:p>
          </table:table-cell>
          <table:table-cell office:value-type="float" office:value="45" calcext:value-type="float">
            <text:p>45</text:p>
          </table:table-cell>
          <table:table-cell table:formula="of:=AVERAGE([.F172:.F191])" office:value-type="float" office:value="41.5" calcext:value-type="float">
            <text:p>41.5</text:p>
          </table:table-cell>
          <table:table-cell table:formula="of:=LN([.G172])" office:value-type="float" office:value="3.72569342723665" calcext:value-type="float">
            <text:p>3.7256934272</text:p>
          </table:table-cell>
          <table:table-cell table:formula="of:=[.F172]/((SUM([.F$2:.F$513]))*0.16)" office:value-type="float" office:value="0.000912571586171093" calcext:value-type="float">
            <text:p>0.0009125716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2" calcext:value-type="float">
            <text:p>2</text:p>
          </table:table-cell>
          <table:table-cell office:value-type="float" office:value="27.52" calcext:value-type="float">
            <text:p>27.52</text:p>
          </table:table-cell>
          <table:table-cell office:value-type="float" office:value="22" calcext:value-type="float">
            <text:p>22</text:p>
          </table:table-cell>
          <table:table-cell office:value-type="float" office:value="27.52" calcext:value-type="float">
            <text:p>27.52</text:p>
          </table:table-cell>
          <table:table-cell office:value-type="float" office:value="52" calcext:value-type="float">
            <text:p>52</text:p>
          </table:table-cell>
          <table:table-cell table:formula="of:=AVERAGE([.F173:.F192])" office:value-type="float" office:value="40.95" calcext:value-type="float">
            <text:p>40.95</text:p>
          </table:table-cell>
          <table:table-cell table:formula="of:=LN([.G173])" office:value-type="float" office:value="3.71235181029908" calcext:value-type="float">
            <text:p>3.7123518103</text:p>
          </table:table-cell>
          <table:table-cell table:formula="of:=[.F173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" calcext:value-type="float">
            <text:p>1</text:p>
          </table:table-cell>
          <table:table-cell office:value-type="float" office:value="27.68" calcext:value-type="float">
            <text:p>27.68</text:p>
          </table:table-cell>
          <table:table-cell office:value-type="float" office:value="8" calcext:value-type="float">
            <text:p>8</text:p>
          </table:table-cell>
          <table:table-cell office:value-type="float" office:value="27.68" calcext:value-type="float">
            <text:p>27.68</text:p>
          </table:table-cell>
          <table:table-cell office:value-type="float" office:value="53" calcext:value-type="float">
            <text:p>53</text:p>
          </table:table-cell>
          <table:table-cell table:formula="of:=AVERAGE([.F174:.F193])" office:value-type="float" office:value="40.15" calcext:value-type="float">
            <text:p>40.15</text:p>
          </table:table-cell>
          <table:table-cell table:formula="of:=LN([.G174])" office:value-type="float" office:value="3.69262244039277" calcext:value-type="float">
            <text:p>3.6926224404</text:p>
          </table:table-cell>
          <table:table-cell table:formula="of:=[.F174]/((SUM([.F$2:.F$513]))*0.16)" office:value-type="float" office:value="0.00107480653482373" calcext:value-type="float">
            <text:p>0.0010748065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3" calcext:value-type="float">
            <text:p>3</text:p>
          </table:table-cell>
          <table:table-cell office:value-type="float" office:value="27.84" calcext:value-type="float">
            <text:p>27.84</text:p>
          </table:table-cell>
          <table:table-cell office:value-type="float" office:value="9" calcext:value-type="float">
            <text:p>9</text:p>
          </table:table-cell>
          <table:table-cell office:value-type="float" office:value="27.84" calcext:value-type="float">
            <text:p>27.84</text:p>
          </table:table-cell>
          <table:table-cell office:value-type="float" office:value="52" calcext:value-type="float">
            <text:p>52</text:p>
          </table:table-cell>
          <table:table-cell table:formula="of:=AVERAGE([.F175:.F194])" office:value-type="float" office:value="39" calcext:value-type="float">
            <text:p>39</text:p>
          </table:table-cell>
          <table:table-cell table:formula="of:=LN([.G175])" office:value-type="float" office:value="3.66356164612965" calcext:value-type="float">
            <text:p>3.6635616461</text:p>
          </table:table-cell>
          <table:table-cell table:formula="of:=[.F175]/((SUM([.F$2:.F$513]))*0.16)" office:value-type="float" office:value="0.00105452716624215" calcext:value-type="float">
            <text:p>0.0010545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AVERAGE([.F176:.F195])" office:value-type="float" office:value="37.65" calcext:value-type="float">
            <text:p>37.65</text:p>
          </table:table-cell>
          <table:table-cell table:formula="of:=LN([.G176])" office:value-type="float" office:value="3.6283329542459" calcext:value-type="float">
            <text:p>3.6283329542</text:p>
          </table:table-cell>
          <table:table-cell table:formula="of:=[.F176]/((SUM([.F$2:.F$513]))*0.16)" office:value-type="float" office:value="0.000993689060497412" calcext:value-type="float">
            <text:p>0.0009936891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1" calcext:value-type="float">
            <text:p>1</text:p>
          </table:table-cell>
          <table:table-cell office:value-type="float" office:value="28.16" calcext:value-type="float">
            <text:p>28.16</text:p>
          </table:table-cell>
          <table:table-cell office:value-type="float" office:value="17" calcext:value-type="float">
            <text:p>17</text:p>
          </table:table-cell>
          <table:table-cell office:value-type="float" office:value="28.16" calcext:value-type="float">
            <text:p>28.16</text:p>
          </table:table-cell>
          <table:table-cell office:value-type="float" office:value="42" calcext:value-type="float">
            <text:p>42</text:p>
          </table:table-cell>
          <table:table-cell table:formula="of:=AVERAGE([.F177:.F196])" office:value-type="float" office:value="36.7" calcext:value-type="float">
            <text:p>36.7</text:p>
          </table:table-cell>
          <table:table-cell table:formula="of:=LN([.G177])" office:value-type="float" office:value="3.60277675506052" calcext:value-type="float">
            <text:p>3.6027767551</text:p>
          </table:table-cell>
          <table:table-cell table:formula="of:=[.F177]/((SUM([.F$2:.F$513]))*0.16)" office:value-type="float" office:value="0.000851733480426353" calcext:value-type="float">
            <text:p>0.0008517335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31" calcext:value-type="float">
            <text:p>31</text:p>
          </table:table-cell>
          <table:table-cell table:formula="of:=AVERAGE([.F178:.F197])" office:value-type="float" office:value="36" calcext:value-type="float">
            <text:p>36</text:p>
          </table:table-cell>
          <table:table-cell table:formula="of:=LN([.G178])" office:value-type="float" office:value="3.58351893845611" calcext:value-type="float">
            <text:p>3.5835189385</text:p>
          </table:table-cell>
          <table:table-cell table:formula="of:=[.F178]/((SUM([.F$2:.F$513]))*0.16)" office:value-type="float" office:value="0.000628660426028975" calcext:value-type="float">
            <text:p>0.0006286604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40" calcext:value-type="float">
            <text:p>40</text:p>
          </table:table-cell>
          <table:table-cell table:formula="of:=AVERAGE([.F179:.F198])" office:value-type="float" office:value="35.7" calcext:value-type="float">
            <text:p>35.7</text:p>
          </table:table-cell>
          <table:table-cell table:formula="of:=LN([.G179])" office:value-type="float" office:value="3.57515068878559" calcext:value-type="float">
            <text:p>3.5751506888</text:p>
          </table:table-cell>
          <table:table-cell table:formula="of:=[.F179]/((SUM([.F$2:.F$513]))*0.16)" office:value-type="float" office:value="0.000811174743263194" calcext:value-type="float">
            <text:p>0.0008111747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44" calcext:value-type="float">
            <text:p>44</text:p>
          </table:table-cell>
          <table:table-cell table:formula="of:=AVERAGE([.F180:.F199])" office:value-type="float" office:value="34.8" calcext:value-type="float">
            <text:p>34.8</text:p>
          </table:table-cell>
          <table:table-cell table:formula="of:=LN([.G180])" office:value-type="float" office:value="3.54961738678043" calcext:value-type="float">
            <text:p>3.5496173868</text:p>
          </table:table-cell>
          <table:table-cell table:formula="of:=[.F180]/((SUM([.F$2:.F$513]))*0.16)" office:value-type="float" office:value="0.000892292217589513" calcext:value-type="float">
            <text:p>0.000892292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41" calcext:value-type="float">
            <text:p>41</text:p>
          </table:table-cell>
          <table:table-cell table:formula="of:=AVERAGE([.F181:.F200])" office:value-type="float" office:value="33.85" calcext:value-type="float">
            <text:p>33.85</text:p>
          </table:table-cell>
          <table:table-cell table:formula="of:=LN([.G181])" office:value-type="float" office:value="3.52193899935828" calcext:value-type="float">
            <text:p>3.5219389994</text:p>
          </table:table-cell>
          <table:table-cell table:formula="of:=[.F181]/((SUM([.F$2:.F$513]))*0.16)" office:value-type="float" office:value="0.000831454111844773" calcext:value-type="float">
            <text:p>0.0008314541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1" calcext:value-type="float">
            <text:p>1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43" calcext:value-type="float">
            <text:p>43</text:p>
          </table:table-cell>
          <table:table-cell table:formula="of:=AVERAGE([.F182:.F201])" office:value-type="float" office:value="33.3" calcext:value-type="float">
            <text:p>33.3</text:p>
          </table:table-cell>
          <table:table-cell table:formula="of:=LN([.G182])" office:value-type="float" office:value="3.5055573969864" calcext:value-type="float">
            <text:p>3.505557397</text:p>
          </table:table-cell>
          <table:table-cell table:formula="of:=[.F182]/((SUM([.F$2:.F$513]))*0.16)" office:value-type="float" office:value="0.000872012849007933" calcext:value-type="float">
            <text:p>0.0008720128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38" calcext:value-type="float">
            <text:p>38</text:p>
          </table:table-cell>
          <table:table-cell table:formula="of:=AVERAGE([.F183:.F202])" office:value-type="float" office:value="32.5" calcext:value-type="float">
            <text:p>32.5</text:p>
          </table:table-cell>
          <table:table-cell table:formula="of:=LN([.G183])" office:value-type="float" office:value="3.48124008933569" calcext:value-type="float">
            <text:p>3.4812400893</text:p>
          </table:table-cell>
          <table:table-cell table:formula="of:=[.F183]/((SUM([.F$2:.F$513]))*0.16)" office:value-type="float" office:value="0.000770616006100034" calcext:value-type="float">
            <text:p>0.000770616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27" calcext:value-type="float">
            <text:p>27</text:p>
          </table:table-cell>
          <table:table-cell table:formula="of:=AVERAGE([.F184:.F203])" office:value-type="float" office:value="31.8" calcext:value-type="float">
            <text:p>31.8</text:p>
          </table:table-cell>
          <table:table-cell table:formula="of:=LN([.G184])" office:value-type="float" office:value="3.45946628978613" calcext:value-type="float">
            <text:p>3.4594662898</text:p>
          </table:table-cell>
          <table:table-cell table:formula="of:=[.F184]/((SUM([.F$2:.F$513]))*0.16)" office:value-type="float" office:value="0.000547542951702656" calcext:value-type="float">
            <text:p>0.000547543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33" calcext:value-type="float">
            <text:p>33</text:p>
          </table:table-cell>
          <table:table-cell table:formula="of:=AVERAGE([.F185:.F204])" office:value-type="float" office:value="31.95" calcext:value-type="float">
            <text:p>31.95</text:p>
          </table:table-cell>
          <table:table-cell table:formula="of:=LN([.G185])" office:value-type="float" office:value="3.46417218082354" calcext:value-type="float">
            <text:p>3.4641721808</text:p>
          </table:table-cell>
          <table:table-cell table:formula="of:=[.F185]/((SUM([.F$2:.F$513]))*0.16)" office:value-type="float" office:value="0.000669219163192135" calcext:value-type="float">
            <text:p>0.000669219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41" calcext:value-type="float">
            <text:p>41</text:p>
          </table:table-cell>
          <table:table-cell table:formula="of:=AVERAGE([.F186:.F205])" office:value-type="float" office:value="31.35" calcext:value-type="float">
            <text:p>31.35</text:p>
          </table:table-cell>
          <table:table-cell table:formula="of:=LN([.G186])" office:value-type="float" office:value="3.44521426707893" calcext:value-type="float">
            <text:p>3.4452142671</text:p>
          </table:table-cell>
          <table:table-cell table:formula="of:=[.F186]/((SUM([.F$2:.F$513]))*0.16)" office:value-type="float" office:value="0.000831454111844773" calcext:value-type="float">
            <text:p>0.0008314541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" calcext:value-type="float">
            <text:p>4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39" calcext:value-type="float">
            <text:p>39</text:p>
          </table:table-cell>
          <table:table-cell table:formula="of:=AVERAGE([.F187:.F206])" office:value-type="float" office:value="30.35" calcext:value-type="float">
            <text:p>30.35</text:p>
          </table:table-cell>
          <table:table-cell table:formula="of:=LN([.G187])" office:value-type="float" office:value="3.41279651750551" calcext:value-type="float">
            <text:p>3.4127965175</text:p>
          </table:table-cell>
          <table:table-cell table:formula="of:=[.F187]/((SUM([.F$2:.F$513]))*0.16)" office:value-type="float" office:value="0.000790895374681614" calcext:value-type="float">
            <text:p>0.0007908954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2" calcext:value-type="float">
            <text:p>2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43" calcext:value-type="float">
            <text:p>43</text:p>
          </table:table-cell>
          <table:table-cell table:formula="of:=AVERAGE([.F188:.F207])" office:value-type="float" office:value="29.15" calcext:value-type="float">
            <text:p>29.15</text:p>
          </table:table-cell>
          <table:table-cell table:formula="of:=LN([.G188])" office:value-type="float" office:value="3.3724549127965" calcext:value-type="float">
            <text:p>3.3724549128</text:p>
          </table:table-cell>
          <table:table-cell table:formula="of:=[.F188]/((SUM([.F$2:.F$513]))*0.16)" office:value-type="float" office:value="0.000872012849007933" calcext:value-type="float">
            <text:p>0.000872012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35" calcext:value-type="float">
            <text:p>35</text:p>
          </table:table-cell>
          <table:table-cell table:formula="of:=AVERAGE([.F189:.F208])" office:value-type="float" office:value="27.85" calcext:value-type="float">
            <text:p>27.85</text:p>
          </table:table-cell>
          <table:table-cell table:formula="of:=LN([.G189])" office:value-type="float" office:value="3.32683296637329" calcext:value-type="float">
            <text:p>3.3268329664</text:p>
          </table:table-cell>
          <table:table-cell table:formula="of:=[.F189]/((SUM([.F$2:.F$513]))*0.16)" office:value-type="float" office:value="0.000709777900355294" calcext:value-type="float">
            <text:p>0.0007097779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40" calcext:value-type="float">
            <text:p>40</text:p>
          </table:table-cell>
          <table:table-cell table:formula="of:=AVERAGE([.F190:.F209])" office:value-type="float" office:value="27.05" calcext:value-type="float">
            <text:p>27.05</text:p>
          </table:table-cell>
          <table:table-cell table:formula="of:=LN([.G190])" office:value-type="float" office:value="3.29768700529249" calcext:value-type="float">
            <text:p>3.2976870053</text:p>
          </table:table-cell>
          <table:table-cell table:formula="of:=[.F190]/((SUM([.F$2:.F$513]))*0.16)" office:value-type="float" office:value="0.000811174743263194" calcext:value-type="float">
            <text:p>0.000811174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42" calcext:value-type="float">
            <text:p>42</text:p>
          </table:table-cell>
          <table:table-cell table:formula="of:=AVERAGE([.F191:.F210])" office:value-type="float" office:value="26.05" calcext:value-type="float">
            <text:p>26.05</text:p>
          </table:table-cell>
          <table:table-cell table:formula="of:=LN([.G191])" office:value-type="float" office:value="3.26001776819938" calcext:value-type="float">
            <text:p>3.2600177682</text:p>
          </table:table-cell>
          <table:table-cell table:formula="of:=[.F191]/((SUM([.F$2:.F$513]))*0.16)" office:value-type="float" office:value="0.000851733480426353" calcext:value-type="float">
            <text:p>0.0008517335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34" calcext:value-type="float">
            <text:p>34</text:p>
          </table:table-cell>
          <table:table-cell table:formula="of:=AVERAGE([.F192:.F211])" office:value-type="float" office:value="25.25" calcext:value-type="float">
            <text:p>25.25</text:p>
          </table:table-cell>
          <table:table-cell table:formula="of:=LN([.G192])" office:value-type="float" office:value="3.22882615572137" calcext:value-type="float">
            <text:p>3.2288261557</text:p>
          </table:table-cell>
          <table:table-cell table:formula="of:=[.F192]/((SUM([.F$2:.F$513]))*0.16)" office:value-type="float" office:value="0.000689498531773715" calcext:value-type="float">
            <text:p>0.0006894985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1" calcext:value-type="float">
            <text:p>1</text:p>
          </table:table-cell>
          <table:table-cell office:value-type="float" office:value="30.72" calcext:value-type="float">
            <text:p>30.72</text:p>
          </table:table-cell>
          <table:table-cell office:value-type="float" office:value="2" calcext:value-type="float">
            <text:p>2</text:p>
          </table:table-cell>
          <table:table-cell office:value-type="float" office:value="30.72" calcext:value-type="float">
            <text:p>30.72</text:p>
          </table:table-cell>
          <table:table-cell office:value-type="float" office:value="36" calcext:value-type="float">
            <text:p>36</text:p>
          </table:table-cell>
          <table:table-cell table:formula="of:=AVERAGE([.F193:.F212])" office:value-type="float" office:value="24.25" calcext:value-type="float">
            <text:p>24.25</text:p>
          </table:table-cell>
          <table:table-cell table:formula="of:=LN([.G193])" office:value-type="float" office:value="3.18841661738349" calcext:value-type="float">
            <text:p>3.1884166174</text:p>
          </table:table-cell>
          <table:table-cell table:formula="of:=[.F193]/((SUM([.F$2:.F$513]))*0.16)" office:value-type="float" office:value="0.000730057268936874" calcext:value-type="float">
            <text:p>0.0007300573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23" calcext:value-type="float">
            <text:p>23</text:p>
          </table:table-cell>
          <table:table-cell office:value-type="float" office:value="30.88" calcext:value-type="float">
            <text:p>30.88</text:p>
          </table:table-cell>
          <table:table-cell office:value-type="float" office:value="30" calcext:value-type="float">
            <text:p>30</text:p>
          </table:table-cell>
          <table:table-cell table:formula="of:=AVERAGE([.F194:.F213])" office:value-type="float" office:value="23.45" calcext:value-type="float">
            <text:p>23.45</text:p>
          </table:table-cell>
          <table:table-cell table:formula="of:=LN([.G194])" office:value-type="float" office:value="3.15487049489229" calcext:value-type="float">
            <text:p>3.1548704949</text:p>
          </table:table-cell>
          <table:table-cell table:formula="of:=[.F194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3" calcext:value-type="float">
            <text:p>3</text:p>
          </table:table-cell>
          <table:table-cell office:value-type="float" office:value="31.04" calcext:value-type="float">
            <text:p>31.04</text:p>
          </table:table-cell>
          <table:table-cell office:value-type="float" office:value="25" calcext:value-type="float">
            <text:p>25</text:p>
          </table:table-cell>
          <table:table-cell table:formula="of:=AVERAGE([.F195:.F214])" office:value-type="float" office:value="23.2" calcext:value-type="float">
            <text:p>23.2</text:p>
          </table:table-cell>
          <table:table-cell table:formula="of:=LN([.G195])" office:value-type="float" office:value="3.14415227867226" calcext:value-type="float">
            <text:p>3.1441522787</text:p>
          </table:table-cell>
          <table:table-cell table:formula="of:=[.F195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3" calcext:value-type="float">
            <text:p>3</text:p>
          </table:table-cell>
          <table:table-cell office:value-type="float" office:value="31.2" calcext:value-type="float">
            <text:p>31.2</text:p>
          </table:table-cell>
          <table:table-cell office:value-type="float" office:value="30" calcext:value-type="float">
            <text:p>30</text:p>
          </table:table-cell>
          <table:table-cell table:formula="of:=AVERAGE([.F196:.F215])" office:value-type="float" office:value="22.5" calcext:value-type="float">
            <text:p>22.5</text:p>
          </table:table-cell>
          <table:table-cell table:formula="of:=LN([.G196])" office:value-type="float" office:value="3.11351530921037" calcext:value-type="float">
            <text:p>3.1135153092</text:p>
          </table:table-cell>
          <table:table-cell table:formula="of:=[.F196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2" calcext:value-type="float">
            <text:p>2</text:p>
          </table:table-cell>
          <table:table-cell office:value-type="float" office:value="31.36" calcext:value-type="float">
            <text:p>31.36</text:p>
          </table:table-cell>
          <table:table-cell office:value-type="float" office:value="28" calcext:value-type="float">
            <text:p>28</text:p>
          </table:table-cell>
          <table:table-cell table:formula="of:=AVERAGE([.F197:.F216])" office:value-type="float" office:value="22.3" calcext:value-type="float">
            <text:p>22.3</text:p>
          </table:table-cell>
          <table:table-cell table:formula="of:=LN([.G197])" office:value-type="float" office:value="3.10458667846607" calcext:value-type="float">
            <text:p>3.1045866785</text:p>
          </table:table-cell>
          <table:table-cell table:formula="of:=[.F197]/((SUM([.F$2:.F$513]))*0.16)" office:value-type="float" office:value="0.000567822320284236" calcext:value-type="float">
            <text:p>0.0005678223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5" calcext:value-type="float">
            <text:p>5</text:p>
          </table:table-cell>
          <table:table-cell office:value-type="float" office:value="31.52" calcext:value-type="float">
            <text:p>31.52</text:p>
          </table:table-cell>
          <table:table-cell office:value-type="float" office:value="25" calcext:value-type="float">
            <text:p>25</text:p>
          </table:table-cell>
          <table:table-cell table:formula="of:=AVERAGE([.F198:.F217])" office:value-type="float" office:value="21.55" calcext:value-type="float">
            <text:p>21.55</text:p>
          </table:table-cell>
          <table:table-cell table:formula="of:=LN([.G198])" office:value-type="float" office:value="3.07037581654976" calcext:value-type="float">
            <text:p>3.0703758165</text:p>
          </table:table-cell>
          <table:table-cell table:formula="of:=[.F198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1" calcext:value-type="float">
            <text:p>1</text:p>
          </table:table-cell>
          <table:table-cell office:value-type="float" office:value="31.68" calcext:value-type="float">
            <text:p>31.68</text:p>
          </table:table-cell>
          <table:table-cell office:value-type="float" office:value="22" calcext:value-type="float">
            <text:p>22</text:p>
          </table:table-cell>
          <table:table-cell table:formula="of:=AVERAGE([.F199:.F218])" office:value-type="float" office:value="21.4" calcext:value-type="float">
            <text:p>21.4</text:p>
          </table:table-cell>
          <table:table-cell table:formula="of:=LN([.G199])" office:value-type="float" office:value="3.06339092202781" calcext:value-type="float">
            <text:p>3.063390922</text:p>
          </table:table-cell>
          <table:table-cell table:formula="of:=[.F199]/((SUM([.F$2:.F$513]))*0.16)" office:value-type="float" office:value="0.000446146108794757" calcext:value-type="float">
            <text:p>0.0004461461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2" calcext:value-type="float">
            <text:p>2</text:p>
          </table:table-cell>
          <table:table-cell office:value-type="float" office:value="31.84" calcext:value-type="float">
            <text:p>31.84</text:p>
          </table:table-cell>
          <table:table-cell office:value-type="float" office:value="4" calcext:value-type="float">
            <text:p>4</text:p>
          </table:table-cell>
          <table:table-cell office:value-type="float" office:value="31.84" calcext:value-type="float">
            <text:p>31.84</text:p>
          </table:table-cell>
          <table:table-cell office:value-type="float" office:value="25" calcext:value-type="float">
            <text:p>25</text:p>
          </table:table-cell>
          <table:table-cell table:formula="of:=AVERAGE([.F200:.F219])" office:value-type="float" office:value="21.2" calcext:value-type="float">
            <text:p>21.2</text:p>
          </table:table-cell>
          <table:table-cell table:formula="of:=LN([.G200])" office:value-type="float" office:value="3.05400118167797" calcext:value-type="float">
            <text:p>3.0540011817</text:p>
          </table:table-cell>
          <table:table-cell table:formula="of:=[.F200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AVERAGE([.F201:.F220])" office:value-type="float" office:value="20.35" calcext:value-type="float">
            <text:p>20.35</text:p>
          </table:table-cell>
          <table:table-cell table:formula="of:=LN([.G201])" office:value-type="float" office:value="3.0130809118886" calcext:value-type="float">
            <text:p>3.0130809119</text:p>
          </table:table-cell>
          <table:table-cell table:formula="of:=[.F201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1" calcext:value-type="float">
            <text:p>1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27" calcext:value-type="float">
            <text:p>27</text:p>
          </table:table-cell>
          <table:table-cell table:formula="of:=AVERAGE([.F202:.F221])" office:value-type="float" office:value="19.8" calcext:value-type="float">
            <text:p>19.8</text:p>
          </table:table-cell>
          <table:table-cell table:formula="of:=LN([.G202])" office:value-type="float" office:value="2.98568193770049" calcext:value-type="float">
            <text:p>2.9856819377</text:p>
          </table:table-cell>
          <table:table-cell table:formula="of:=[.F202]/((SUM([.F$2:.F$513]))*0.16)" office:value-type="float" office:value="0.000547542951702656" calcext:value-type="float">
            <text:p>0.000547543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2" calcext:value-type="float">
            <text:p>2</text:p>
          </table:table-cell>
          <table:table-cell office:value-type="float" office:value="32.32" calcext:value-type="float">
            <text:p>32.32</text:p>
          </table:table-cell>
          <table:table-cell office:value-type="float" office:value="24" calcext:value-type="float">
            <text:p>24</text:p>
          </table:table-cell>
          <table:table-cell table:formula="of:=AVERAGE([.F203:.F222])" office:value-type="float" office:value="19.05" calcext:value-type="float">
            <text:p>19.05</text:p>
          </table:table-cell>
          <table:table-cell table:formula="of:=LN([.G203])" office:value-type="float" office:value="2.94706710157271" calcext:value-type="float">
            <text:p>2.9470671016</text:p>
          </table:table-cell>
          <table:table-cell table:formula="of:=[.F203]/((SUM([.F$2:.F$513]))*0.16)" office:value-type="float" office:value="0.000486704845957916" calcext:value-type="float">
            <text:p>0.0004867048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3" calcext:value-type="float">
            <text:p>3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30" calcext:value-type="float">
            <text:p>30</text:p>
          </table:table-cell>
          <table:table-cell table:formula="of:=AVERAGE([.F204:.F223])" office:value-type="float" office:value="18.6" calcext:value-type="float">
            <text:p>18.6</text:p>
          </table:table-cell>
          <table:table-cell table:formula="of:=LN([.G204])" office:value-type="float" office:value="2.92316158071916" calcext:value-type="float">
            <text:p>2.9231615807</text:p>
          </table:table-cell>
          <table:table-cell table:formula="of:=[.F204]/((SUM([.F$2:.F$513]))*0.16)" office:value-type="float" office:value="0.000608381057447395" calcext:value-type="float">
            <text:p>0.0006083811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" calcext:value-type="float">
            <text:p>1</text:p>
          </table:table-cell>
          <table:table-cell office:value-type="float" office:value="32.64" calcext:value-type="float">
            <text:p>32.64</text:p>
          </table:table-cell>
          <table:table-cell office:value-type="float" office:value="10" calcext:value-type="float">
            <text:p>10</text:p>
          </table:table-cell>
          <table:table-cell office:value-type="float" office:value="32.64" calcext:value-type="float">
            <text:p>32.64</text:p>
          </table:table-cell>
          <table:table-cell office:value-type="float" office:value="21" calcext:value-type="float">
            <text:p>21</text:p>
          </table:table-cell>
          <table:table-cell table:formula="of:=AVERAGE([.F205:.F224])" office:value-type="float" office:value="17.85" calcext:value-type="float">
            <text:p>17.85</text:p>
          </table:table-cell>
          <table:table-cell table:formula="of:=LN([.G205])" office:value-type="float" office:value="2.88200350822565" calcext:value-type="float">
            <text:p>2.8820035082</text:p>
          </table:table-cell>
          <table:table-cell table:formula="of:=[.F205]/((SUM([.F$2:.F$513]))*0.16)" office:value-type="float" office:value="0.000425866740213177" calcext:value-type="float">
            <text:p>0.000425866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.8</text:p>
          </table:table-cell>
          <table:table-cell office:value-type="float" office:value="21" calcext:value-type="float">
            <text:p>21</text:p>
          </table:table-cell>
          <table:table-cell table:formula="of:=AVERAGE([.F206:.F225])" office:value-type="float" office:value="17.8" calcext:value-type="float">
            <text:p>17.8</text:p>
          </table:table-cell>
          <table:table-cell table:formula="of:=LN([.G206])" office:value-type="float" office:value="2.87919845729804" calcext:value-type="float">
            <text:p>2.8791984573</text:p>
          </table:table-cell>
          <table:table-cell table:formula="of:=[.F206]/((SUM([.F$2:.F$513]))*0.16)" office:value-type="float" office:value="0.000425866740213177" calcext:value-type="float">
            <text:p>0.0004258667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15" calcext:value-type="float">
            <text:p>15</text:p>
          </table:table-cell>
          <table:table-cell table:formula="of:=AVERAGE([.F207:.F226])" office:value-type="float" office:value="17.45" calcext:value-type="float">
            <text:p>17.45</text:p>
          </table:table-cell>
          <table:table-cell table:formula="of:=LN([.G207])" office:value-type="float" office:value="2.85933964864844" calcext:value-type="float">
            <text:p>2.8593396486</text:p>
          </table:table-cell>
          <table:table-cell table:formula="of:=[.F207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17" calcext:value-type="float">
            <text:p>17</text:p>
          </table:table-cell>
          <table:table-cell table:formula="of:=AVERAGE([.F208:.F227])" office:value-type="float" office:value="17.55" calcext:value-type="float">
            <text:p>17.55</text:p>
          </table:table-cell>
          <table:table-cell table:formula="of:=LN([.G208])" office:value-type="float" office:value="2.86505394991187" calcext:value-type="float">
            <text:p>2.8650539499</text:p>
          </table:table-cell>
          <table:table-cell table:formula="of:=[.F208]/((SUM([.F$2:.F$513]))*0.16)" office:value-type="float" office:value="0.000344749265886857" calcext:value-type="float">
            <text:p>0.0003447493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19" calcext:value-type="float">
            <text:p>19</text:p>
          </table:table-cell>
          <table:table-cell table:formula="of:=AVERAGE([.F209:.F228])" office:value-type="float" office:value="17.6" calcext:value-type="float">
            <text:p>17.6</text:p>
          </table:table-cell>
          <table:table-cell table:formula="of:=LN([.G209])" office:value-type="float" office:value="2.86789890204411" calcext:value-type="float">
            <text:p>2.867898902</text:p>
          </table:table-cell>
          <table:table-cell table:formula="of:=[.F209]/((SUM([.F$2:.F$513]))*0.16)" office:value-type="float" office:value="0.000385308003050017" calcext:value-type="float">
            <text:p>0.000385308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" calcext:value-type="float">
            <text:p>1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20" calcext:value-type="float">
            <text:p>20</text:p>
          </table:table-cell>
          <table:table-cell table:formula="of:=AVERAGE([.F210:.F229])" office:value-type="float" office:value="17.3" calcext:value-type="float">
            <text:p>17.3</text:p>
          </table:table-cell>
          <table:table-cell table:formula="of:=LN([.G210])" office:value-type="float" office:value="2.85070650150373" calcext:value-type="float">
            <text:p>2.8507065015</text:p>
          </table:table-cell>
          <table:table-cell table:formula="of:=[.F210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26" calcext:value-type="float">
            <text:p>26</text:p>
          </table:table-cell>
          <table:table-cell table:formula="of:=AVERAGE([.F211:.F230])" office:value-type="float" office:value="17.05" calcext:value-type="float">
            <text:p>17.05</text:p>
          </table:table-cell>
          <table:table-cell table:formula="of:=LN([.G211])" office:value-type="float" office:value="2.83615020372953" calcext:value-type="float">
            <text:p>2.8361502037</text:p>
          </table:table-cell>
          <table:table-cell table:formula="of:=[.F211]/((SUM([.F$2:.F$513]))*0.16)" office:value-type="float" office:value="0.000527263583121076" calcext:value-type="float">
            <text:p>0.0005272636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14" calcext:value-type="float">
            <text:p>14</text:p>
          </table:table-cell>
          <table:table-cell table:formula="of:=AVERAGE([.F212:.F231])" office:value-type="float" office:value="16.35" calcext:value-type="float">
            <text:p>16.35</text:p>
          </table:table-cell>
          <table:table-cell table:formula="of:=LN([.G212])" office:value-type="float" office:value="2.79422789734326" calcext:value-type="float">
            <text:p>2.7942278973</text:p>
          </table:table-cell>
          <table:table-cell table:formula="of:=[.F212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20" calcext:value-type="float">
            <text:p>20</text:p>
          </table:table-cell>
          <table:table-cell table:formula="of:=AVERAGE([.F213:.F232])" office:value-type="float" office:value="16.2" calcext:value-type="float">
            <text:p>16.2</text:p>
          </table:table-cell>
          <table:table-cell table:formula="of:=LN([.G213])" office:value-type="float" office:value="2.78501124223834" calcext:value-type="float">
            <text:p>2.7850112422</text:p>
          </table:table-cell>
          <table:table-cell table:formula="of:=[.F213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1" calcext:value-type="float">
            <text:p>1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25" calcext:value-type="float">
            <text:p>25</text:p>
          </table:table-cell>
          <table:table-cell table:formula="of:=AVERAGE([.F214:.F233])" office:value-type="float" office:value="15.5" calcext:value-type="float">
            <text:p>15.5</text:p>
          </table:table-cell>
          <table:table-cell table:formula="of:=LN([.G214])" office:value-type="float" office:value="2.7408400239252" calcext:value-type="float">
            <text:p>2.7408400239</text:p>
          </table:table-cell>
          <table:table-cell table:formula="of:=[.F214]/((SUM([.F$2:.F$513]))*0.16)" office:value-type="float" office:value="0.000506984214539496" calcext:value-type="float">
            <text:p>0.0005069842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11" calcext:value-type="float">
            <text:p>11</text:p>
          </table:table-cell>
          <table:table-cell table:formula="of:=AVERAGE([.F215:.F234])" office:value-type="float" office:value="15.15" calcext:value-type="float">
            <text:p>15.15</text:p>
          </table:table-cell>
          <table:table-cell table:formula="of:=LN([.G215])" office:value-type="float" office:value="2.71800053195538" calcext:value-type="float">
            <text:p>2.718000532</text:p>
          </table:table-cell>
          <table:table-cell table:formula="of:=[.F215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26" calcext:value-type="float">
            <text:p>26</text:p>
          </table:table-cell>
          <table:table-cell table:formula="of:=AVERAGE([.F216:.F235])" office:value-type="float" office:value="15.1" calcext:value-type="float">
            <text:p>15.1</text:p>
          </table:table-cell>
          <table:table-cell table:formula="of:=LN([.G216])" office:value-type="float" office:value="2.71469474382088" calcext:value-type="float">
            <text:p>2.7146947438</text:p>
          </table:table-cell>
          <table:table-cell table:formula="of:=[.F216]/((SUM([.F$2:.F$513]))*0.16)" office:value-type="float" office:value="0.000527263583121076" calcext:value-type="float">
            <text:p>0.0005272636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13" calcext:value-type="float">
            <text:p>13</text:p>
          </table:table-cell>
          <table:table-cell table:formula="of:=AVERAGE([.F217:.F236])" office:value-type="float" office:value="14.2" calcext:value-type="float">
            <text:p>14.2</text:p>
          </table:table-cell>
          <table:table-cell table:formula="of:=LN([.G217])" office:value-type="float" office:value="2.65324196460721" calcext:value-type="float">
            <text:p>2.6532419646</text:p>
          </table:table-cell>
          <table:table-cell table:formula="of:=[.F217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22" calcext:value-type="float">
            <text:p>22</text:p>
          </table:table-cell>
          <table:table-cell table:formula="of:=AVERAGE([.F218:.F237])" office:value-type="float" office:value="14.45" calcext:value-type="float">
            <text:p>14.45</text:p>
          </table:table-cell>
          <table:table-cell table:formula="of:=LN([.G218])" office:value-type="float" office:value="2.67069441455844" calcext:value-type="float">
            <text:p>2.6706944146</text:p>
          </table:table-cell>
          <table:table-cell table:formula="of:=[.F218]/((SUM([.F$2:.F$513]))*0.16)" office:value-type="float" office:value="0.000446146108794757" calcext:value-type="float">
            <text:p>0.0004461461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1" calcext:value-type="float">
            <text:p>1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18" calcext:value-type="float">
            <text:p>18</text:p>
          </table:table-cell>
          <table:table-cell table:formula="of:=AVERAGE([.F219:.F238])" office:value-type="float" office:value="14" calcext:value-type="float">
            <text:p>14</text:p>
          </table:table-cell>
          <table:table-cell table:formula="of:=LN([.G219])" office:value-type="float" office:value="2.63905732961526" calcext:value-type="float">
            <text:p>2.6390573296</text:p>
          </table:table-cell>
          <table:table-cell table:formula="of:=[.F219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8" calcext:value-type="float">
            <text:p>8</text:p>
          </table:table-cell>
          <table:table-cell table:formula="of:=AVERAGE([.F220:.F239])" office:value-type="float" office:value="13.6" calcext:value-type="float">
            <text:p>13.6</text:p>
          </table:table-cell>
          <table:table-cell table:formula="of:=LN([.G220])" office:value-type="float" office:value="2.61006979274201" calcext:value-type="float">
            <text:p>2.6100697927</text:p>
          </table:table-cell>
          <table:table-cell table:formula="of:=[.F220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19" calcext:value-type="float">
            <text:p>19</text:p>
          </table:table-cell>
          <table:table-cell table:formula="of:=AVERAGE([.F221:.F240])" office:value-type="float" office:value="13.6" calcext:value-type="float">
            <text:p>13.6</text:p>
          </table:table-cell>
          <table:table-cell table:formula="of:=LN([.G221])" office:value-type="float" office:value="2.61006979274201" calcext:value-type="float">
            <text:p>2.6100697927</text:p>
          </table:table-cell>
          <table:table-cell table:formula="of:=[.F221]/((SUM([.F$2:.F$513]))*0.16)" office:value-type="float" office:value="0.000385308003050017" calcext:value-type="float">
            <text:p>0.000385308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1" calcext:value-type="float">
            <text:p>1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12" calcext:value-type="float">
            <text:p>12</text:p>
          </table:table-cell>
          <table:table-cell table:formula="of:=AVERAGE([.F222:.F241])" office:value-type="float" office:value="13.2" calcext:value-type="float">
            <text:p>13.2</text:p>
          </table:table-cell>
          <table:table-cell table:formula="of:=LN([.G222])" office:value-type="float" office:value="2.58021682959233" calcext:value-type="float">
            <text:p>2.5802168296</text:p>
          </table:table-cell>
          <table:table-cell table:formula="of:=[.F222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15" calcext:value-type="float">
            <text:p>15</text:p>
          </table:table-cell>
          <table:table-cell table:formula="of:=AVERAGE([.F223:.F242])" office:value-type="float" office:value="13.1" calcext:value-type="float">
            <text:p>13.1</text:p>
          </table:table-cell>
          <table:table-cell table:formula="of:=LN([.G223])" office:value-type="float" office:value="2.57261223020711" calcext:value-type="float">
            <text:p>2.5726122302</text:p>
          </table:table-cell>
          <table:table-cell table:formula="of:=[.F223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15" calcext:value-type="float">
            <text:p>15</text:p>
          </table:table-cell>
          <table:table-cell table:formula="of:=AVERAGE([.F224:.F243])" office:value-type="float" office:value="12.8" calcext:value-type="float">
            <text:p>12.8</text:p>
          </table:table-cell>
          <table:table-cell table:formula="of:=LN([.G224])" office:value-type="float" office:value="2.54944517092557" calcext:value-type="float">
            <text:p>2.5494451709</text:p>
          </table:table-cell>
          <table:table-cell table:formula="of:=[.F224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" calcext:value-type="float">
            <text:p>1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20" calcext:value-type="float">
            <text:p>20</text:p>
          </table:table-cell>
          <table:table-cell table:formula="of:=AVERAGE([.F225:.F244])" office:value-type="float" office:value="12.45" calcext:value-type="float">
            <text:p>12.45</text:p>
          </table:table-cell>
          <table:table-cell table:formula="of:=LN([.G225])" office:value-type="float" office:value="2.52172062291072" calcext:value-type="float">
            <text:p>2.5217206229</text:p>
          </table:table-cell>
          <table:table-cell table:formula="of:=[.F225]/((SUM([.F$2:.F$513]))*0.16)" office:value-type="float" office:value="0.000405587371631597" calcext:value-type="float">
            <text:p>0.00040558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AVERAGE([.F226:.F245])" office:value-type="float" office:value="11.95" calcext:value-type="float">
            <text:p>11.95</text:p>
          </table:table-cell>
          <table:table-cell table:formula="of:=LN([.G226])" office:value-type="float" office:value="2.48073127837752" calcext:value-type="float">
            <text:p>2.4807312784</text:p>
          </table:table-cell>
          <table:table-cell table:formula="of:=[.F226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17" calcext:value-type="float">
            <text:p>17</text:p>
          </table:table-cell>
          <table:table-cell table:formula="of:=AVERAGE([.F227:.F246])" office:value-type="float" office:value="11.95" calcext:value-type="float">
            <text:p>11.95</text:p>
          </table:table-cell>
          <table:table-cell table:formula="of:=LN([.G227])" office:value-type="float" office:value="2.48073127837752" calcext:value-type="float">
            <text:p>2.4807312784</text:p>
          </table:table-cell>
          <table:table-cell table:formula="of:=[.F227]/((SUM([.F$2:.F$513]))*0.16)" office:value-type="float" office:value="0.000344749265886857" calcext:value-type="float">
            <text:p>0.0003447493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18" calcext:value-type="float">
            <text:p>18</text:p>
          </table:table-cell>
          <table:table-cell table:formula="of:=AVERAGE([.F228:.F247])" office:value-type="float" office:value="11.6" calcext:value-type="float">
            <text:p>11.6</text:p>
          </table:table-cell>
          <table:table-cell table:formula="of:=LN([.G228])" office:value-type="float" office:value="2.45100509811232" calcext:value-type="float">
            <text:p>2.4510050981</text:p>
          </table:table-cell>
          <table:table-cell table:formula="of:=[.F228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6.48" calcext:value-type="float">
            <text:p>36.48</text:p>
          </table:table-cell>
          <table:table-cell office:value-type="float" office:value="13" calcext:value-type="float">
            <text:p>13</text:p>
          </table:table-cell>
          <table:table-cell table:formula="of:=AVERAGE([.F229:.F248])" office:value-type="float" office:value="11.05" calcext:value-type="float">
            <text:p>11.05</text:p>
          </table:table-cell>
          <table:table-cell table:formula="of:=LN([.G229])" office:value-type="float" office:value="2.40243042796376" calcext:value-type="float">
            <text:p>2.402430428</text:p>
          </table:table-cell>
          <table:table-cell table:formula="of:=[.F229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6.64" calcext:value-type="float">
            <text:p>36.64</text:p>
          </table:table-cell>
          <table:table-cell office:value-type="float" office:value="15" calcext:value-type="float">
            <text:p>15</text:p>
          </table:table-cell>
          <table:table-cell table:formula="of:=AVERAGE([.F230:.F249])" office:value-type="float" office:value="10.65" calcext:value-type="float">
            <text:p>10.65</text:p>
          </table:table-cell>
          <table:table-cell table:formula="of:=LN([.G230])" office:value-type="float" office:value="2.36555989215543" calcext:value-type="float">
            <text:p>2.3655598922</text:p>
          </table:table-cell>
          <table:table-cell table:formula="of:=[.F230]/((SUM([.F$2:.F$513]))*0.16)" office:value-type="float" office:value="0.000304190528723698" calcext:value-type="float">
            <text:p>0.000304190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12" calcext:value-type="float">
            <text:p>12</text:p>
          </table:table-cell>
          <table:table-cell table:formula="of:=AVERAGE([.F231:.F250])" office:value-type="float" office:value="10.25" calcext:value-type="float">
            <text:p>10.25</text:p>
          </table:table-cell>
          <table:table-cell table:formula="of:=LN([.G231])" office:value-type="float" office:value="2.32727770558442" calcext:value-type="float">
            <text:p>2.3272777056</text:p>
          </table:table-cell>
          <table:table-cell table:formula="of:=[.F231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6.96" calcext:value-type="float">
            <text:p>36.96</text:p>
          </table:table-cell>
          <table:table-cell office:value-type="float" office:value="11" calcext:value-type="float">
            <text:p>11</text:p>
          </table:table-cell>
          <table:table-cell table:formula="of:=AVERAGE([.F232:.F251])" office:value-type="float" office:value="10.25" calcext:value-type="float">
            <text:p>10.25</text:p>
          </table:table-cell>
          <table:table-cell table:formula="of:=LN([.G232])" office:value-type="float" office:value="2.32727770558442" calcext:value-type="float">
            <text:p>2.3272777056</text:p>
          </table:table-cell>
          <table:table-cell table:formula="of:=[.F232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7.12" calcext:value-type="float">
            <text:p>37.12</text:p>
          </table:table-cell>
          <table:table-cell office:value-type="float" office:value="6" calcext:value-type="float">
            <text:p>6</text:p>
          </table:table-cell>
          <table:table-cell table:formula="of:=AVERAGE([.F233:.F252])" office:value-type="float" office:value="9.9" calcext:value-type="float">
            <text:p>9.9</text:p>
          </table:table-cell>
          <table:table-cell table:formula="of:=LN([.G233])" office:value-type="float" office:value="2.29253475714054" calcext:value-type="float">
            <text:p>2.2925347571</text:p>
          </table:table-cell>
          <table:table-cell table:formula="of:=[.F233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18" calcext:value-type="float">
            <text:p>18</text:p>
          </table:table-cell>
          <table:table-cell table:formula="of:=AVERAGE([.F234:.F253])" office:value-type="float" office:value="10.1" calcext:value-type="float">
            <text:p>10.1</text:p>
          </table:table-cell>
          <table:table-cell table:formula="of:=LN([.G234])" office:value-type="float" office:value="2.31253542384721" calcext:value-type="float">
            <text:p>2.3125354238</text:p>
          </table:table-cell>
          <table:table-cell table:formula="of:=[.F234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7.44" calcext:value-type="float">
            <text:p>37.44</text:p>
          </table:table-cell>
          <table:table-cell office:value-type="float" office:value="10" calcext:value-type="float">
            <text:p>10</text:p>
          </table:table-cell>
          <table:table-cell table:formula="of:=AVERAGE([.F235:.F254])" office:value-type="float" office:value="9.45" calcext:value-type="float">
            <text:p>9.45</text:p>
          </table:table-cell>
          <table:table-cell table:formula="of:=LN([.G235])" office:value-type="float" office:value="2.24601474150565" calcext:value-type="float">
            <text:p>2.2460147415</text:p>
          </table:table-cell>
          <table:table-cell table:formula="of:=[.F235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8" calcext:value-type="float">
            <text:p>8</text:p>
          </table:table-cell>
          <table:table-cell table:formula="of:=AVERAGE([.F236:.F255])" office:value-type="float" office:value="9.35" calcext:value-type="float">
            <text:p>9.35</text:p>
          </table:table-cell>
          <table:table-cell table:formula="of:=LN([.G236])" office:value-type="float" office:value="2.2353763433006" calcext:value-type="float">
            <text:p>2.2353763433</text:p>
          </table:table-cell>
          <table:table-cell table:formula="of:=[.F236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37.76" calcext:value-type="float">
            <text:p>37.76</text:p>
          </table:table-cell>
          <table:table-cell office:value-type="float" office:value="18" calcext:value-type="float">
            <text:p>18</text:p>
          </table:table-cell>
          <table:table-cell table:formula="of:=AVERAGE([.F237:.F256])" office:value-type="float" office:value="9.5" calcext:value-type="float">
            <text:p>9.5</text:p>
          </table:table-cell>
          <table:table-cell table:formula="of:=LN([.G237])" office:value-type="float" office:value="2.2512917986065" calcext:value-type="float">
            <text:p>2.2512917986</text:p>
          </table:table-cell>
          <table:table-cell table:formula="of:=[.F237]/((SUM([.F$2:.F$513]))*0.16)" office:value-type="float" office:value="0.000365028634468437" calcext:value-type="float">
            <text:p>0.0003650286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13" calcext:value-type="float">
            <text:p>13</text:p>
          </table:table-cell>
          <table:table-cell table:formula="of:=AVERAGE([.F238:.F257])" office:value-type="float" office:value="8.9" calcext:value-type="float">
            <text:p>8.9</text:p>
          </table:table-cell>
          <table:table-cell table:formula="of:=LN([.G238])" office:value-type="float" office:value="2.18605127673809" calcext:value-type="float">
            <text:p>2.1860512767</text:p>
          </table:table-cell>
          <table:table-cell table:formula="of:=[.F238]/((SUM([.F$2:.F$513]))*0.16)" office:value-type="float" office:value="0.000263631791560538" calcext:value-type="float">
            <text:p>0.0002636318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office:value-type="float" office:value="38.08" calcext:value-type="float">
            <text:p>38.08</text:p>
          </table:table-cell>
          <table:table-cell office:value-type="float" office:value="10" calcext:value-type="float">
            <text:p>10</text:p>
          </table:table-cell>
          <table:table-cell table:formula="of:=AVERAGE([.F239:.F258])" office:value-type="float" office:value="8.55" calcext:value-type="float">
            <text:p>8.55</text:p>
          </table:table-cell>
          <table:table-cell table:formula="of:=LN([.G239])" office:value-type="float" office:value="2.14593128294867" calcext:value-type="float">
            <text:p>2.1459312829</text:p>
          </table:table-cell>
          <table:table-cell table:formula="of:=[.F239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office:value-type="float" office:value="38.24" calcext:value-type="float">
            <text:p>38.24</text:p>
          </table:table-cell>
          <table:table-cell office:value-type="float" office:value="8" calcext:value-type="float">
            <text:p>8</text:p>
          </table:table-cell>
          <table:table-cell table:formula="of:=AVERAGE([.F240:.F259])" office:value-type="float" office:value="8.45" calcext:value-type="float">
            <text:p>8.45</text:p>
          </table:table-cell>
          <table:table-cell table:formula="of:=LN([.G240])" office:value-type="float" office:value="2.13416644136908" calcext:value-type="float">
            <text:p>2.1341664414</text:p>
          </table:table-cell>
          <table:table-cell table:formula="of:=[.F240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  <table:table-cell table:formula="of:=AVERAGE([.F241:.F260])" office:value-type="float" office:value="8.35" calcext:value-type="float">
            <text:p>8.35</text:p>
          </table:table-cell>
          <table:table-cell table:formula="of:=LN([.G241])" office:value-type="float" office:value="2.12226153886276" calcext:value-type="float">
            <text:p>2.1222615389</text:p>
          </table:table-cell>
          <table:table-cell table:formula="of:=[.F241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office:value-type="float" office:value="38.56" calcext:value-type="float">
            <text:p>38.56</text:p>
          </table:table-cell>
          <table:table-cell office:value-type="float" office:value="10" calcext:value-type="float">
            <text:p>10</text:p>
          </table:table-cell>
          <table:table-cell table:formula="of:=AVERAGE([.F242:.F261])" office:value-type="float" office:value="8.1" calcext:value-type="float">
            <text:p>8.1</text:p>
          </table:table-cell>
          <table:table-cell table:formula="of:=LN([.G242])" office:value-type="float" office:value="2.09186406167839" calcext:value-type="float">
            <text:p>2.0918640617</text:p>
          </table:table-cell>
          <table:table-cell table:formula="of:=[.F242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9" calcext:value-type="float">
            <text:p>9</text:p>
          </table:table-cell>
          <table:table-cell table:formula="of:=AVERAGE([.F243:.F262])" office:value-type="float" office:value="7.75" calcext:value-type="float">
            <text:p>7.75</text:p>
          </table:table-cell>
          <table:table-cell table:formula="of:=LN([.G243])" office:value-type="float" office:value="2.04769284336526" calcext:value-type="float">
            <text:p>2.0476928434</text:p>
          </table:table-cell>
          <table:table-cell table:formula="of:=[.F243]/((SUM([.F$2:.F$513]))*0.16)" office:value-type="float" office:value="0.000182514317234219" calcext:value-type="float">
            <text:p>0.0001825143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8.88" calcext:value-type="float">
            <text:p>38.88</text:p>
          </table:table-cell>
          <table:table-cell office:value-type="float" office:value="8" calcext:value-type="float">
            <text:p>8</text:p>
          </table:table-cell>
          <table:table-cell table:formula="of:=AVERAGE([.F244:.F263])" office:value-type="float" office:value="7.6" calcext:value-type="float">
            <text:p>7.6</text:p>
          </table:table-cell>
          <table:table-cell table:formula="of:=LN([.G244])" office:value-type="float" office:value="2.02814824729229" calcext:value-type="float">
            <text:p>2.0281482473</text:p>
          </table:table-cell>
          <table:table-cell table:formula="of:=[.F244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.04</text:p>
          </table:table-cell>
          <table:table-cell office:value-type="float" office:value="10" calcext:value-type="float">
            <text:p>10</text:p>
          </table:table-cell>
          <table:table-cell table:formula="of:=AVERAGE([.F245:.F264])" office:value-type="float" office:value="7.6" calcext:value-type="float">
            <text:p>7.6</text:p>
          </table:table-cell>
          <table:table-cell table:formula="of:=LN([.G245])" office:value-type="float" office:value="2.02814824729229" calcext:value-type="float">
            <text:p>2.0281482473</text:p>
          </table:table-cell>
          <table:table-cell table:formula="of:=[.F245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14" calcext:value-type="float">
            <text:p>14</text:p>
          </table:table-cell>
          <table:table-cell table:formula="of:=AVERAGE([.F246:.F265])" office:value-type="float" office:value="7.4" calcext:value-type="float">
            <text:p>7.4</text:p>
          </table:table-cell>
          <table:table-cell table:formula="of:=LN([.G246])" office:value-type="float" office:value="2.00148000021012" calcext:value-type="float">
            <text:p>2.0014800002</text:p>
          </table:table-cell>
          <table:table-cell table:formula="of:=[.F246]/((SUM([.F$2:.F$513]))*0.16)" office:value-type="float" office:value="0.000283911160142118" calcext:value-type="float">
            <text:p>0.0002839112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.36</text:p>
          </table:table-cell>
          <table:table-cell office:value-type="float" office:value="10" calcext:value-type="float">
            <text:p>10</text:p>
          </table:table-cell>
          <table:table-cell table:formula="of:=AVERAGE([.F247:.F266])" office:value-type="float" office:value="7.05" calcext:value-type="float">
            <text:p>7.05</text:p>
          </table:table-cell>
          <table:table-cell table:formula="of:=LN([.G247])" office:value-type="float" office:value="1.95302761682418" calcext:value-type="float">
            <text:p>1.9530276168</text:p>
          </table:table-cell>
          <table:table-cell table:formula="of:=[.F247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1" calcext:value-type="float">
            <text:p>1</text:p>
          </table:table-cell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  <table:table-cell office:value-type="float" office:value="39.52" calcext:value-type="float">
            <text:p>39.52</text:p>
          </table:table-cell>
          <table:table-cell office:value-type="float" office:value="7" calcext:value-type="float">
            <text:p>7</text:p>
          </table:table-cell>
          <table:table-cell table:formula="of:=AVERAGE([.F248:.F267])" office:value-type="float" office:value="6.95" calcext:value-type="float">
            <text:p>6.95</text:p>
          </table:table-cell>
          <table:table-cell table:formula="of:=LN([.G248])" office:value-type="float" office:value="1.9387416595767" calcext:value-type="float">
            <text:p>1.9387416596</text:p>
          </table:table-cell>
          <table:table-cell table:formula="of:=[.F248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1" calcext:value-type="float">
            <text:p>1</text:p>
          </table:table-cell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office:value-type="float" office:value="39.68" calcext:value-type="float">
            <text:p>39.68</text:p>
          </table:table-cell>
          <table:table-cell office:value-type="float" office:value="5" calcext:value-type="float">
            <text:p>5</text:p>
          </table:table-cell>
          <table:table-cell table:formula="of:=AVERAGE([.F249:.F268])" office:value-type="float" office:value="6.75" calcext:value-type="float">
            <text:p>6.75</text:p>
          </table:table-cell>
          <table:table-cell table:formula="of:=LN([.G249])" office:value-type="float" office:value="1.90954250488444" calcext:value-type="float">
            <text:p>1.9095425049</text:p>
          </table:table-cell>
          <table:table-cell table:formula="of:=[.F249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office:value-type="float" office:value="7" calcext:value-type="float">
            <text:p>7</text:p>
          </table:table-cell>
          <table:table-cell table:formula="of:=AVERAGE([.F250:.F269])" office:value-type="float" office:value="6.65" calcext:value-type="float">
            <text:p>6.65</text:p>
          </table:table-cell>
          <table:table-cell table:formula="of:=LN([.G250])" office:value-type="float" office:value="1.89461685466776" calcext:value-type="float">
            <text:p>1.8946168547</text:p>
          </table:table-cell>
          <table:table-cell table:formula="of:=[.F250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AVERAGE([.F251:.F270])" office:value-type="float" office:value="6.55" calcext:value-type="float">
            <text:p>6.55</text:p>
          </table:table-cell>
          <table:table-cell table:formula="of:=LN([.G251])" office:value-type="float" office:value="1.87946504964716" calcext:value-type="float">
            <text:p>1.8794650496</text:p>
          </table:table-cell>
          <table:table-cell table:formula="of:=[.F251]/((SUM([.F$2:.F$513]))*0.16)" office:value-type="float" office:value="0.000243352422978958" calcext:value-type="float">
            <text:p>0.0002433524</text:p>
          </table:table-cell>
        </table:table-row>
        <table:table-row table:style-name="ro1">
          <table:table-cell table:number-columns-repeated="4"/>
          <table:table-cell office:value-type="float" office:value="40.16" calcext:value-type="float">
            <text:p>40.16</text:p>
          </table:table-cell>
          <table:table-cell office:value-type="float" office:value="4" calcext:value-type="float">
            <text:p>4</text:p>
          </table:table-cell>
          <table:table-cell table:formula="of:=AVERAGE([.F252:.F271])" office:value-type="float" office:value="6.05" calcext:value-type="float">
            <text:p>6.05</text:p>
          </table:table-cell>
          <table:table-cell table:formula="of:=LN([.G252])" office:value-type="float" office:value="1.80005827204275" calcext:value-type="float">
            <text:p>1.800058272</text:p>
          </table:table-cell>
          <table:table-cell table:formula="of:=[.F252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0.32" calcext:value-type="float">
            <text:p>40.32</text:p>
          </table:table-cell>
          <table:table-cell office:value-type="float" office:value="10" calcext:value-type="float">
            <text:p>10</text:p>
          </table:table-cell>
          <table:table-cell table:formula="of:=AVERAGE([.F253:.F272])" office:value-type="float" office:value="6.1" calcext:value-type="float">
            <text:p>6.1</text:p>
          </table:table-cell>
          <table:table-cell table:formula="of:=LN([.G253])" office:value-type="float" office:value="1.80828877117927" calcext:value-type="float">
            <text:p>1.8082887712</text:p>
          </table:table-cell>
          <table:table-cell table:formula="of:=[.F253]/((SUM([.F$2:.F$513]))*0.16)" office:value-type="float" office:value="0.000202793685815798" calcext:value-type="float">
            <text:p>0.0002027937</text:p>
          </table:table-cell>
        </table:table-row>
        <table:table-row table:style-name="ro1">
          <table:table-cell table:number-columns-repeated="4"/>
          <table:table-cell office:value-type="float" office:value="40.48" calcext:value-type="float">
            <text:p>40.48</text:p>
          </table:table-cell>
          <table:table-cell office:value-type="float" office:value="5" calcext:value-type="float">
            <text:p>5</text:p>
          </table:table-cell>
          <table:table-cell table:formula="of:=AVERAGE([.F254:.F273])" office:value-type="float" office:value="5.7" calcext:value-type="float">
            <text:p>5.7</text:p>
          </table:table-cell>
          <table:table-cell table:formula="of:=LN([.G254])" office:value-type="float" office:value="1.7404661748405" calcext:value-type="float">
            <text:p>1.7404661748</text:p>
          </table:table-cell>
          <table:table-cell table:formula="of:=[.F25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8" calcext:value-type="float">
            <text:p>8</text:p>
          </table:table-cell>
          <table:table-cell table:formula="of:=AVERAGE([.F255:.F274])" office:value-type="float" office:value="5.7" calcext:value-type="float">
            <text:p>5.7</text:p>
          </table:table-cell>
          <table:table-cell table:formula="of:=LN([.G255])" office:value-type="float" office:value="1.7404661748405" calcext:value-type="float">
            <text:p>1.7404661748</text:p>
          </table:table-cell>
          <table:table-cell table:formula="of:=[.F255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office:value-type="float" office:value="11" calcext:value-type="float">
            <text:p>11</text:p>
          </table:table-cell>
          <table:table-cell table:formula="of:=AVERAGE([.F256:.F275])" office:value-type="float" office:value="5.55" calcext:value-type="float">
            <text:p>5.55</text:p>
          </table:table-cell>
          <table:table-cell table:formula="of:=LN([.G256])" office:value-type="float" office:value="1.71379792775834" calcext:value-type="float">
            <text:p>1.7137979278</text:p>
          </table:table-cell>
          <table:table-cell table:formula="of:=[.F256]/((SUM([.F$2:.F$513]))*0.16)" office:value-type="float" office:value="0.000223073054397378" calcext:value-type="float">
            <text:p>0.0002230731</text:p>
          </table:table-cell>
        </table:table-row>
        <table:table-row table:style-name="ro1">
          <table:table-cell table:number-columns-repeated="4"/>
          <table:table-cell office:value-type="float" office:value="40.96" calcext:value-type="float">
            <text:p>40.96</text:p>
          </table:table-cell>
          <table:table-cell office:value-type="float" office:value="6" calcext:value-type="float">
            <text:p>6</text:p>
          </table:table-cell>
          <table:table-cell table:formula="of:=AVERAGE([.F257:.F276])" office:value-type="float" office:value="5.4" calcext:value-type="float">
            <text:p>5.4</text:p>
          </table:table-cell>
          <table:table-cell table:formula="of:=LN([.G257])" office:value-type="float" office:value="1.68639895357023" calcext:value-type="float">
            <text:p>1.6863989536</text:p>
          </table:table-cell>
          <table:table-cell table:formula="of:=[.F257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12" calcext:value-type="float">
            <text:p>41.12</text:p>
          </table:table-cell>
          <table:table-cell office:value-type="float" office:value="6" calcext:value-type="float">
            <text:p>6</text:p>
          </table:table-cell>
          <table:table-cell table:formula="of:=AVERAGE([.F258:.F277])" office:value-type="float" office:value="5.4" calcext:value-type="float">
            <text:p>5.4</text:p>
          </table:table-cell>
          <table:table-cell table:formula="of:=LN([.G258])" office:value-type="float" office:value="1.68639895357023" calcext:value-type="float">
            <text:p>1.6863989536</text:p>
          </table:table-cell>
          <table:table-cell table:formula="of:=[.F258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28" calcext:value-type="float">
            <text:p>41.28</text:p>
          </table:table-cell>
          <table:table-cell office:value-type="float" office:value="8" calcext:value-type="float">
            <text:p>8</text:p>
          </table:table-cell>
          <table:table-cell table:formula="of:=AVERAGE([.F259:.F278])" office:value-type="float" office:value="5.25" calcext:value-type="float">
            <text:p>5.25</text:p>
          </table:table-cell>
          <table:table-cell table:formula="of:=LN([.G259])" office:value-type="float" office:value="1.65822807660353" calcext:value-type="float">
            <text:p>1.6582280766</text:p>
          </table:table-cell>
          <table:table-cell table:formula="of:=[.F259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1.44" calcext:value-type="float">
            <text:p>41.44</text:p>
          </table:table-cell>
          <table:table-cell office:value-type="float" office:value="6" calcext:value-type="float">
            <text:p>6</text:p>
          </table:table-cell>
          <table:table-cell table:formula="of:=AVERAGE([.F260:.F279])" office:value-type="float" office:value="5.1" calcext:value-type="float">
            <text:p>5.1</text:p>
          </table:table-cell>
          <table:table-cell table:formula="of:=LN([.G260])" office:value-type="float" office:value="1.62924053973028" calcext:value-type="float">
            <text:p>1.6292405397</text:p>
          </table:table-cell>
          <table:table-cell table:formula="of:=[.F260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office:value-type="float" office:value="6" calcext:value-type="float">
            <text:p>6</text:p>
          </table:table-cell>
          <table:table-cell table:formula="of:=AVERAGE([.F261:.F280])" office:value-type="float" office:value="5.05" calcext:value-type="float">
            <text:p>5.05</text:p>
          </table:table-cell>
          <table:table-cell table:formula="of:=LN([.G261])" office:value-type="float" office:value="1.61938824328727" calcext:value-type="float">
            <text:p>1.6193882433</text:p>
          </table:table-cell>
          <table:table-cell table:formula="of:=[.F261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1.76" calcext:value-type="float">
            <text:p>41.76</text:p>
          </table:table-cell>
          <table:table-cell office:value-type="float" office:value="3" calcext:value-type="float">
            <text:p>3</text:p>
          </table:table-cell>
          <table:table-cell table:formula="of:=AVERAGE([.F262:.F281])" office:value-type="float" office:value="4.9" calcext:value-type="float">
            <text:p>4.9</text:p>
          </table:table-cell>
          <table:table-cell table:formula="of:=LN([.G262])" office:value-type="float" office:value="1.58923520511658" calcext:value-type="float">
            <text:p>1.5892352051</text:p>
          </table:table-cell>
          <table:table-cell table:formula="of:=[.F26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1.92" calcext:value-type="float">
            <text:p>41.92</text:p>
          </table:table-cell>
          <table:table-cell office:value-type="float" office:value="6" calcext:value-type="float">
            <text:p>6</text:p>
          </table:table-cell>
          <table:table-cell table:formula="of:=AVERAGE([.F263:.F282])" office:value-type="float" office:value="4.9" calcext:value-type="float">
            <text:p>4.9</text:p>
          </table:table-cell>
          <table:table-cell table:formula="of:=LN([.G263])" office:value-type="float" office:value="1.58923520511658" calcext:value-type="float">
            <text:p>1.5892352051</text:p>
          </table:table-cell>
          <table:table-cell table:formula="of:=[.F263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2.08" calcext:value-type="float">
            <text:p>42.08</text:p>
          </table:table-cell>
          <table:table-cell office:value-type="float" office:value="8" calcext:value-type="float">
            <text:p>8</text:p>
          </table:table-cell>
          <table:table-cell table:formula="of:=AVERAGE([.F264:.F283])" office:value-type="float" office:value="4.75" calcext:value-type="float">
            <text:p>4.75</text:p>
          </table:table-cell>
          <table:table-cell table:formula="of:=LN([.G264])" office:value-type="float" office:value="1.55814461804655" calcext:value-type="float">
            <text:p>1.558144618</text:p>
          </table:table-cell>
          <table:table-cell table:formula="of:=[.F264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2.24" calcext:value-type="float">
            <text:p>42.24</text:p>
          </table:table-cell>
          <table:table-cell office:value-type="float" office:value="6" calcext:value-type="float">
            <text:p>6</text:p>
          </table:table-cell>
          <table:table-cell table:formula="of:=AVERAGE([.F265:.F284])" office:value-type="float" office:value="4.4" calcext:value-type="float">
            <text:p>4.4</text:p>
          </table:table-cell>
          <table:table-cell table:formula="of:=LN([.G265])" office:value-type="float" office:value="1.48160454092422" calcext:value-type="float">
            <text:p>1.4816045409</text:p>
          </table:table-cell>
          <table:table-cell table:formula="of:=[.F265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office:value-type="float" office:value="7" calcext:value-type="float">
            <text:p>7</text:p>
          </table:table-cell>
          <table:table-cell table:formula="of:=AVERAGE([.F266:.F285])" office:value-type="float" office:value="4.3" calcext:value-type="float">
            <text:p>4.3</text:p>
          </table:table-cell>
          <table:table-cell table:formula="of:=LN([.G266])" office:value-type="float" office:value="1.45861502269952" calcext:value-type="float">
            <text:p>1.4586150227</text:p>
          </table:table-cell>
          <table:table-cell table:formula="of:=[.F266]/((SUM([.F$2:.F$513]))*0.16)" office:value-type="float" office:value="0.000141955580071059" calcext:value-type="float">
            <text:p>0.0001419556</text:p>
          </table:table-cell>
        </table:table-row>
        <table:table-row table:style-name="ro1">
          <table:table-cell table:number-columns-repeated="4"/>
          <table:table-cell office:value-type="float" office:value="42.56" calcext:value-type="float">
            <text:p>42.56</text:p>
          </table:table-cell>
          <table:table-cell office:value-type="float" office:value="8" calcext:value-type="float">
            <text:p>8</text:p>
          </table:table-cell>
          <table:table-cell table:formula="of:=AVERAGE([.F267:.F286])" office:value-type="float" office:value="4.1" calcext:value-type="float">
            <text:p>4.1</text:p>
          </table:table-cell>
          <table:table-cell table:formula="of:=LN([.G267])" office:value-type="float" office:value="1.41098697371026" calcext:value-type="float">
            <text:p>1.4109869737</text:p>
          </table:table-cell>
          <table:table-cell table:formula="of:=[.F267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2.72" calcext:value-type="float">
            <text:p>42.72</text:p>
          </table:table-cell>
          <table:table-cell office:value-type="float" office:value="3" calcext:value-type="float">
            <text:p>3</text:p>
          </table:table-cell>
          <table:table-cell table:formula="of:=AVERAGE([.F268:.F287])" office:value-type="float" office:value="3.95" calcext:value-type="float">
            <text:p>3.95</text:p>
          </table:table-cell>
          <table:table-cell table:formula="of:=LN([.G268])" office:value-type="float" office:value="1.37371557891303" calcext:value-type="float">
            <text:p>1.3737155789</text:p>
          </table:table-cell>
          <table:table-cell table:formula="of:=[.F268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2.88" calcext:value-type="float">
            <text:p>42.88</text:p>
          </table:table-cell>
          <table:table-cell office:value-type="float" office:value="3" calcext:value-type="float">
            <text:p>3</text:p>
          </table:table-cell>
          <table:table-cell table:formula="of:=AVERAGE([.F269:.F288])" office:value-type="float" office:value="3.8" calcext:value-type="float">
            <text:p>3.8</text:p>
          </table:table-cell>
          <table:table-cell table:formula="of:=LN([.G269])" office:value-type="float" office:value="1.33500106673234" calcext:value-type="float">
            <text:p>1.3350010667</text:p>
          </table:table-cell>
          <table:table-cell table:formula="of:=[.F269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3.04" calcext:value-type="float">
            <text:p>43.04</text:p>
          </table:table-cell>
          <table:table-cell office:value-type="float" office:value="5" calcext:value-type="float">
            <text:p>5</text:p>
          </table:table-cell>
          <table:table-cell table:formula="of:=AVERAGE([.F270:.F289])" office:value-type="float" office:value="3.8" calcext:value-type="float">
            <text:p>3.8</text:p>
          </table:table-cell>
          <table:table-cell table:formula="of:=LN([.G270])" office:value-type="float" office:value="1.33500106673234" calcext:value-type="float">
            <text:p>1.3350010667</text:p>
          </table:table-cell>
          <table:table-cell table:formula="of:=[.F270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office:value-type="float" office:value="2" calcext:value-type="float">
            <text:p>2</text:p>
          </table:table-cell>
          <table:table-cell table:formula="of:=AVERAGE([.F271:.F290])" office:value-type="float" office:value="3.75" calcext:value-type="float">
            <text:p>3.75</text:p>
          </table:table-cell>
          <table:table-cell table:formula="of:=LN([.G271])" office:value-type="float" office:value="1.32175583998232" calcext:value-type="float">
            <text:p>1.32175584</text:p>
          </table:table-cell>
          <table:table-cell table:formula="of:=[.F271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3.36" calcext:value-type="float">
            <text:p>43.36</text:p>
          </table:table-cell>
          <table:table-cell office:value-type="float" office:value="5" calcext:value-type="float">
            <text:p>5</text:p>
          </table:table-cell>
          <table:table-cell table:formula="of:=AVERAGE([.F272:.F291])" office:value-type="float" office:value="3.65" calcext:value-type="float">
            <text:p>3.65</text:p>
          </table:table-cell>
          <table:table-cell table:formula="of:=LN([.G272])" office:value-type="float" office:value="1.2947271675944" calcext:value-type="float">
            <text:p>1.2947271676</text:p>
          </table:table-cell>
          <table:table-cell table:formula="of:=[.F272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52" calcext:value-type="float">
            <text:p>43.52</text:p>
          </table:table-cell>
          <table:table-cell office:value-type="float" office:value="2" calcext:value-type="float">
            <text:p>2</text:p>
          </table:table-cell>
          <table:table-cell table:formula="of:=AVERAGE([.F273:.F292])" office:value-type="float" office:value="3.5" calcext:value-type="float">
            <text:p>3.5</text:p>
          </table:table-cell>
          <table:table-cell table:formula="of:=LN([.G273])" office:value-type="float" office:value="1.25276296849537" calcext:value-type="float">
            <text:p>1.2527629685</text:p>
          </table:table-cell>
          <table:table-cell table:formula="of:=[.F27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3.68" calcext:value-type="float">
            <text:p>43.68</text:p>
          </table:table-cell>
          <table:table-cell office:value-type="float" office:value="5" calcext:value-type="float">
            <text:p>5</text:p>
          </table:table-cell>
          <table:table-cell table:formula="of:=AVERAGE([.F274:.F293])" office:value-type="float" office:value="3.5" calcext:value-type="float">
            <text:p>3.5</text:p>
          </table:table-cell>
          <table:table-cell table:formula="of:=LN([.G274])" office:value-type="float" office:value="1.25276296849537" calcext:value-type="float">
            <text:p>1.2527629685</text:p>
          </table:table-cell>
          <table:table-cell table:formula="of:=[.F27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3.84" calcext:value-type="float">
            <text:p>43.84</text:p>
          </table:table-cell>
          <table:table-cell office:value-type="float" office:value="5" calcext:value-type="float">
            <text:p>5</text:p>
          </table:table-cell>
          <table:table-cell table:formula="of:=AVERAGE([.F275:.F294])" office:value-type="float" office:value="3.5" calcext:value-type="float">
            <text:p>3.5</text:p>
          </table:table-cell>
          <table:table-cell table:formula="of:=LN([.G275])" office:value-type="float" office:value="1.25276296849537" calcext:value-type="float">
            <text:p>1.2527629685</text:p>
          </table:table-cell>
          <table:table-cell table:formula="of:=[.F275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AVERAGE([.F276:.F295])" office:value-type="float" office:value="3.4" calcext:value-type="float">
            <text:p>3.4</text:p>
          </table:table-cell>
          <table:table-cell table:formula="of:=LN([.G276])" office:value-type="float" office:value="1.22377543162212" calcext:value-type="float">
            <text:p>1.2237754316</text:p>
          </table:table-cell>
          <table:table-cell table:formula="of:=[.F276]/((SUM([.F$2:.F$513]))*0.16)" office:value-type="float" office:value="0.000162234948652639" calcext:value-type="float">
            <text:p>0.0001622349</text:p>
          </table:table-cell>
        </table:table-row>
        <table:table-row table:style-name="ro1">
          <table:table-cell table:number-columns-repeated="4"/>
          <table:table-cell office:value-type="float" office:value="44.16" calcext:value-type="float">
            <text:p>44.16</text:p>
          </table:table-cell>
          <table:table-cell office:value-type="float" office:value="6" calcext:value-type="float">
            <text:p>6</text:p>
          </table:table-cell>
          <table:table-cell table:formula="of:=AVERAGE([.F277:.F296])" office:value-type="float" office:value="3.05" calcext:value-type="float">
            <text:p>3.05</text:p>
          </table:table-cell>
          <table:table-cell table:formula="of:=LN([.G277])" office:value-type="float" office:value="1.11514159061932" calcext:value-type="float">
            <text:p>1.1151415906</text:p>
          </table:table-cell>
          <table:table-cell table:formula="of:=[.F277]/((SUM([.F$2:.F$513]))*0.16)" office:value-type="float" office:value="0.000121676211489479" calcext:value-type="float">
            <text:p>0.0001216762</text:p>
          </table:table-cell>
        </table:table-row>
        <table:table-row table:style-name="ro1">
          <table:table-cell table:number-columns-repeated="4"/>
          <table:table-cell office:value-type="float" office:value="44.32" calcext:value-type="float">
            <text:p>44.32</text:p>
          </table:table-cell>
          <table:table-cell office:value-type="float" office:value="3" calcext:value-type="float">
            <text:p>3</text:p>
          </table:table-cell>
          <table:table-cell table:formula="of:=AVERAGE([.F278:.F297])" office:value-type="float" office:value="2.85" calcext:value-type="float">
            <text:p>2.85</text:p>
          </table:table-cell>
          <table:table-cell table:formula="of:=LN([.G278])" office:value-type="float" office:value="1.04731899428056" calcext:value-type="float">
            <text:p>1.0473189943</text:p>
          </table:table-cell>
          <table:table-cell table:formula="of:=[.F278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4.48" calcext:value-type="float">
            <text:p>44.48</text:p>
          </table:table-cell>
          <table:table-cell office:value-type="float" office:value="5" calcext:value-type="float">
            <text:p>5</text:p>
          </table:table-cell>
          <table:table-cell table:formula="of:=AVERAGE([.F279:.F298])" office:value-type="float" office:value="2.8" calcext:value-type="float">
            <text:p>2.8</text:p>
          </table:table-cell>
          <table:table-cell table:formula="of:=LN([.G279])" office:value-type="float" office:value="1.02961941718116" calcext:value-type="float">
            <text:p>1.0296194172</text:p>
          </table:table-cell>
          <table:table-cell table:formula="of:=[.F279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.64" calcext:value-type="float">
            <text:p>44.64</text:p>
          </table:table-cell>
          <table:table-cell office:value-type="float" office:value="5" calcext:value-type="float">
            <text:p>5</text:p>
          </table:table-cell>
          <table:table-cell table:formula="of:=AVERAGE([.F280:.F299])" office:value-type="float" office:value="2.65" calcext:value-type="float">
            <text:p>2.65</text:p>
          </table:table-cell>
          <table:table-cell table:formula="of:=LN([.G280])" office:value-type="float" office:value="0.974559639998131" calcext:value-type="float">
            <text:p>0.97455964</text:p>
          </table:table-cell>
          <table:table-cell table:formula="of:=[.F280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office:value-type="float" office:value="3" calcext:value-type="float">
            <text:p>3</text:p>
          </table:table-cell>
          <table:table-cell table:formula="of:=AVERAGE([.F281:.F300])" office:value-type="float" office:value="2.5" calcext:value-type="float">
            <text:p>2.5</text:p>
          </table:table-cell>
          <table:table-cell table:formula="of:=LN([.G281])" office:value-type="float" office:value="0.916290731874155" calcext:value-type="float">
            <text:p>0.9162907319</text:p>
          </table:table-cell>
          <table:table-cell table:formula="of:=[.F281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4.96" calcext:value-type="float">
            <text:p>44.96</text:p>
          </table:table-cell>
          <table:table-cell office:value-type="float" office:value="3" calcext:value-type="float">
            <text:p>3</text:p>
          </table:table-cell>
          <table:table-cell table:formula="of:=AVERAGE([.F282:.F301])" office:value-type="float" office:value="2.4" calcext:value-type="float">
            <text:p>2.4</text:p>
          </table:table-cell>
          <table:table-cell table:formula="of:=LN([.G282])" office:value-type="float" office:value="0.8754687373539" calcext:value-type="float">
            <text:p>0.8754687374</text:p>
          </table:table-cell>
          <table:table-cell table:formula="of:=[.F28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12" calcext:value-type="float">
            <text:p>45.12</text:p>
          </table:table-cell>
          <table:table-cell office:value-type="float" office:value="3" calcext:value-type="float">
            <text:p>3</text:p>
          </table:table-cell>
          <table:table-cell table:formula="of:=AVERAGE([.F283:.F302])" office:value-type="float" office:value="2.35" calcext:value-type="float">
            <text:p>2.35</text:p>
          </table:table-cell>
          <table:table-cell table:formula="of:=LN([.G283])" office:value-type="float" office:value="0.854415328156068" calcext:value-type="float">
            <text:p>0.8544153282</text:p>
          </table:table-cell>
          <table:table-cell table:formula="of:=[.F283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28" calcext:value-type="float">
            <text:p>45.28</text:p>
          </table:table-cell>
          <table:table-cell office:value-type="float" office:value="1" calcext:value-type="float">
            <text:p>1</text:p>
          </table:table-cell>
          <table:table-cell table:formula="of:=AVERAGE([.F284:.F303])" office:value-type="float" office:value="2.3" calcext:value-type="float">
            <text:p>2.3</text:p>
          </table:table-cell>
          <table:table-cell table:formula="of:=LN([.G284])" office:value-type="float" office:value="0.832909122935104" calcext:value-type="float">
            <text:p>0.8329091229</text:p>
          </table:table-cell>
          <table:table-cell table:formula="of:=[.F28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5.44" calcext:value-type="float">
            <text:p>45.44</text:p>
          </table:table-cell>
          <table:table-cell office:value-type="float" office:value="4" calcext:value-type="float">
            <text:p>4</text:p>
          </table:table-cell>
          <table:table-cell table:formula="of:=AVERAGE([.F285:.F304])" office:value-type="float" office:value="2.35" calcext:value-type="float">
            <text:p>2.35</text:p>
          </table:table-cell>
          <table:table-cell table:formula="of:=LN([.G285])" office:value-type="float" office:value="0.854415328156068" calcext:value-type="float">
            <text:p>0.8544153282</text:p>
          </table:table-cell>
          <table:table-cell table:formula="of:=[.F285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table:formula="of:=AVERAGE([.F286:.F305])" office:value-type="float" office:value="2.3" calcext:value-type="float">
            <text:p>2.3</text:p>
          </table:table-cell>
          <table:table-cell table:formula="of:=LN([.G286])" office:value-type="float" office:value="0.832909122935104" calcext:value-type="float">
            <text:p>0.8329091229</text:p>
          </table:table-cell>
          <table:table-cell table:formula="of:=[.F286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5.76" calcext:value-type="float">
            <text:p>45.76</text:p>
          </table:table-cell>
          <table:table-cell office:value-type="float" office:value="5" calcext:value-type="float">
            <text:p>5</text:p>
          </table:table-cell>
          <table:table-cell table:formula="of:=AVERAGE([.F287:.F306])" office:value-type="float" office:value="2.2" calcext:value-type="float">
            <text:p>2.2</text:p>
          </table:table-cell>
          <table:table-cell table:formula="of:=LN([.G287])" office:value-type="float" office:value="0.78845736036427" calcext:value-type="float">
            <text:p>0.7884573604</text:p>
          </table:table-cell>
          <table:table-cell table:formula="of:=[.F287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5.92" calcext:value-type="float">
            <text:p>45.92</text:p>
          </table:table-cell>
          <table:table-cell office:value-type="float" office:value="0" calcext:value-type="float">
            <text:p>0</text:p>
          </table:table-cell>
          <table:table-cell table:formula="of:=AVERAGE([.F288:.F307])" office:value-type="float" office:value="2" calcext:value-type="float">
            <text:p>2</text:p>
          </table:table-cell>
          <table:table-cell table:formula="of:=LN([.G288])" office:value-type="float" office:value="0.693147180559945" calcext:value-type="float">
            <text:p>0.6931471806</text:p>
          </table:table-cell>
          <table:table-cell table:formula="of:=[.F28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08" calcext:value-type="float">
            <text:p>46.08</text:p>
          </table:table-cell>
          <table:table-cell office:value-type="float" office:value="3" calcext:value-type="float">
            <text:p>3</text:p>
          </table:table-cell>
          <table:table-cell table:formula="of:=AVERAGE([.F289:.F308])" office:value-type="float" office:value="2" calcext:value-type="float">
            <text:p>2</text:p>
          </table:table-cell>
          <table:table-cell table:formula="of:=LN([.G289])" office:value-type="float" office:value="0.693147180559945" calcext:value-type="float">
            <text:p>0.6931471806</text:p>
          </table:table-cell>
          <table:table-cell table:formula="of:=[.F289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6.24" calcext:value-type="float">
            <text:p>46.24</text:p>
          </table:table-cell>
          <table:table-cell office:value-type="float" office:value="4" calcext:value-type="float">
            <text:p>4</text:p>
          </table:table-cell>
          <table:table-cell table:formula="of:=AVERAGE([.F290:.F309])" office:value-type="float" office:value="1.95" calcext:value-type="float">
            <text:p>1.95</text:p>
          </table:table-cell>
          <table:table-cell table:formula="of:=LN([.G290])" office:value-type="float" office:value="0.667829372575655" calcext:value-type="float">
            <text:p>0.6678293726</text:p>
          </table:table-cell>
          <table:table-cell table:formula="of:=[.F290]/((SUM([.F$2:.F$513]))*0.16)" office:value-type="float" office:value="0.0000811174743263194" calcext:value-type="float">
            <text:p>8.11174743263194E-05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table:formula="of:=AVERAGE([.F291:.F310])" office:value-type="float" office:value="1.85" calcext:value-type="float">
            <text:p>1.85</text:p>
          </table:table-cell>
          <table:table-cell table:formula="of:=LN([.G291])" office:value-type="float" office:value="0.615185639090234" calcext:value-type="float">
            <text:p>0.6151856391</text:p>
          </table:table-cell>
          <table:table-cell table:formula="of:=[.F29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6.56" calcext:value-type="float">
            <text:p>46.56</text:p>
          </table:table-cell>
          <table:table-cell office:value-type="float" office:value="2" calcext:value-type="float">
            <text:p>2</text:p>
          </table:table-cell>
          <table:table-cell table:formula="of:=AVERAGE([.F292:.F311])" office:value-type="float" office:value="1.9" calcext:value-type="float">
            <text:p>1.9</text:p>
          </table:table-cell>
          <table:table-cell table:formula="of:=LN([.G292])" office:value-type="float" office:value="0.641853886172395" calcext:value-type="float">
            <text:p>0.6418538862</text:p>
          </table:table-cell>
          <table:table-cell table:formula="of:=[.F292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6.72" calcext:value-type="float">
            <text:p>46.72</text:p>
          </table:table-cell>
          <table:table-cell office:value-type="float" office:value="2" calcext:value-type="float">
            <text:p>2</text:p>
          </table:table-cell>
          <table:table-cell table:formula="of:=AVERAGE([.F293:.F312])" office:value-type="float" office:value="1.95" calcext:value-type="float">
            <text:p>1.95</text:p>
          </table:table-cell>
          <table:table-cell table:formula="of:=LN([.G293])" office:value-type="float" office:value="0.667829372575655" calcext:value-type="float">
            <text:p>0.6678293726</text:p>
          </table:table-cell>
          <table:table-cell table:formula="of:=[.F29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6.88" calcext:value-type="float">
            <text:p>46.88</text:p>
          </table:table-cell>
          <table:table-cell office:value-type="float" office:value="5" calcext:value-type="float">
            <text:p>5</text:p>
          </table:table-cell>
          <table:table-cell table:formula="of:=AVERAGE([.F294:.F313])" office:value-type="float" office:value="1.95" calcext:value-type="float">
            <text:p>1.95</text:p>
          </table:table-cell>
          <table:table-cell table:formula="of:=LN([.G294])" office:value-type="float" office:value="0.667829372575655" calcext:value-type="float">
            <text:p>0.6678293726</text:p>
          </table:table-cell>
          <table:table-cell table:formula="of:=[.F294]/((SUM([.F$2:.F$513]))*0.16)" office:value-type="float" office:value="0.000101396842907899" calcext:value-type="float">
            <text:p>0.0001013968</text:p>
          </table:table-cell>
        </table:table-row>
        <table:table-row table:style-name="ro1">
          <table:table-cell table:number-columns-repeated="4"/>
          <table:table-cell office:value-type="float" office:value="47.04" calcext:value-type="float">
            <text:p>47.04</text:p>
          </table:table-cell>
          <table:table-cell office:value-type="float" office:value="3" calcext:value-type="float">
            <text:p>3</text:p>
          </table:table-cell>
          <table:table-cell table:formula="of:=AVERAGE([.F295:.F314])" office:value-type="float" office:value="1.8" calcext:value-type="float">
            <text:p>1.8</text:p>
          </table:table-cell>
          <table:table-cell table:formula="of:=LN([.G295])" office:value-type="float" office:value="0.587786664902119" calcext:value-type="float">
            <text:p>0.5877866649</text:p>
          </table:table-cell>
          <table:table-cell table:formula="of:=[.F295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office:value-type="float" office:value="1" calcext:value-type="float">
            <text:p>1</text:p>
          </table:table-cell>
          <table:table-cell table:formula="of:=AVERAGE([.F296:.F315])" office:value-type="float" office:value="1.75" calcext:value-type="float">
            <text:p>1.75</text:p>
          </table:table-cell>
          <table:table-cell table:formula="of:=LN([.G296])" office:value-type="float" office:value="0.559615787935423" calcext:value-type="float">
            <text:p>0.5596157879</text:p>
          </table:table-cell>
          <table:table-cell table:formula="of:=[.F29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7.36" calcext:value-type="float">
            <text:p>47.36</text:p>
          </table:table-cell>
          <table:table-cell office:value-type="float" office:value="2" calcext:value-type="float">
            <text:p>2</text:p>
          </table:table-cell>
          <table:table-cell table:formula="of:=AVERAGE([.F297:.F316])" office:value-type="float" office:value="1.75" calcext:value-type="float">
            <text:p>1.75</text:p>
          </table:table-cell>
          <table:table-cell table:formula="of:=LN([.G297])" office:value-type="float" office:value="0.559615787935423" calcext:value-type="float">
            <text:p>0.5596157879</text:p>
          </table:table-cell>
          <table:table-cell table:formula="of:=[.F29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52" calcext:value-type="float">
            <text:p>47.52</text:p>
          </table:table-cell>
          <table:table-cell office:value-type="float" office:value="2" calcext:value-type="float">
            <text:p>2</text:p>
          </table:table-cell>
          <table:table-cell table:formula="of:=AVERAGE([.F298:.F317])" office:value-type="float" office:value="1.75" calcext:value-type="float">
            <text:p>1.75</text:p>
          </table:table-cell>
          <table:table-cell table:formula="of:=LN([.G298])" office:value-type="float" office:value="0.559615787935423" calcext:value-type="float">
            <text:p>0.5596157879</text:p>
          </table:table-cell>
          <table:table-cell table:formula="of:=[.F298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68" calcext:value-type="float">
            <text:p>47.68</text:p>
          </table:table-cell>
          <table:table-cell office:value-type="float" office:value="2" calcext:value-type="float">
            <text:p>2</text:p>
          </table:table-cell>
          <table:table-cell table:formula="of:=AVERAGE([.F299:.F318])" office:value-type="float" office:value="1.65" calcext:value-type="float">
            <text:p>1.65</text:p>
          </table:table-cell>
          <table:table-cell table:formula="of:=LN([.G299])" office:value-type="float" office:value="0.500775287912489" calcext:value-type="float">
            <text:p>0.5007752879</text:p>
          </table:table-cell>
          <table:table-cell table:formula="of:=[.F299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7.84" calcext:value-type="float">
            <text:p>47.84</text:p>
          </table:table-cell>
          <table:table-cell office:value-type="float" office:value="2" calcext:value-type="float">
            <text:p>2</text:p>
          </table:table-cell>
          <table:table-cell table:formula="of:=AVERAGE([.F300:.F319])" office:value-type="float" office:value="1.55" calcext:value-type="float">
            <text:p>1.55</text:p>
          </table:table-cell>
          <table:table-cell table:formula="of:=LN([.G300])" office:value-type="float" office:value="0.438254930931155" calcext:value-type="float">
            <text:p>0.4382549309</text:p>
          </table:table-cell>
          <table:table-cell table:formula="of:=[.F30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AVERAGE([.F301:.F320])" office:value-type="float" office:value="1.55" calcext:value-type="float">
            <text:p>1.55</text:p>
          </table:table-cell>
          <table:table-cell table:formula="of:=LN([.G301])" office:value-type="float" office:value="0.438254930931155" calcext:value-type="float">
            <text:p>0.4382549309</text:p>
          </table:table-cell>
          <table:table-cell table:formula="of:=[.F30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8.16" calcext:value-type="float">
            <text:p>48.16</text:p>
          </table:table-cell>
          <table:table-cell office:value-type="float" office:value="2" calcext:value-type="float">
            <text:p>2</text:p>
          </table:table-cell>
          <table:table-cell table:formula="of:=AVERAGE([.F302:.F321])" office:value-type="float" office:value="1.55" calcext:value-type="float">
            <text:p>1.55</text:p>
          </table:table-cell>
          <table:table-cell table:formula="of:=LN([.G302])" office:value-type="float" office:value="0.438254930931155" calcext:value-type="float">
            <text:p>0.4382549309</text:p>
          </table:table-cell>
          <table:table-cell table:formula="of:=[.F302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32" calcext:value-type="float">
            <text:p>48.32</text:p>
          </table:table-cell>
          <table:table-cell office:value-type="float" office:value="2" calcext:value-type="float">
            <text:p>2</text:p>
          </table:table-cell>
          <table:table-cell table:formula="of:=AVERAGE([.F303:.F322])" office:value-type="float" office:value="1.45" calcext:value-type="float">
            <text:p>1.45</text:p>
          </table:table-cell>
          <table:table-cell table:formula="of:=LN([.G303])" office:value-type="float" office:value="0.371563556432483" calcext:value-type="float">
            <text:p>0.3715635564</text:p>
          </table:table-cell>
          <table:table-cell table:formula="of:=[.F30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48" calcext:value-type="float">
            <text:p>48.48</text:p>
          </table:table-cell>
          <table:table-cell office:value-type="float" office:value="2" calcext:value-type="float">
            <text:p>2</text:p>
          </table:table-cell>
          <table:table-cell table:formula="of:=AVERAGE([.F304:.F323])" office:value-type="float" office:value="1.5" calcext:value-type="float">
            <text:p>1.5</text:p>
          </table:table-cell>
          <table:table-cell table:formula="of:=LN([.G304])" office:value-type="float" office:value="0.405465108108164" calcext:value-type="float">
            <text:p>0.4054651081</text:p>
          </table:table-cell>
          <table:table-cell table:formula="of:=[.F304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8.64" calcext:value-type="float">
            <text:p>48.64</text:p>
          </table:table-cell>
          <table:table-cell office:value-type="float" office:value="3" calcext:value-type="float">
            <text:p>3</text:p>
          </table:table-cell>
          <table:table-cell table:formula="of:=AVERAGE([.F305:.F324])" office:value-type="float" office:value="1.45" calcext:value-type="float">
            <text:p>1.45</text:p>
          </table:table-cell>
          <table:table-cell table:formula="of:=LN([.G305])" office:value-type="float" office:value="0.371563556432483" calcext:value-type="float">
            <text:p>0.3715635564</text:p>
          </table:table-cell>
          <table:table-cell table:formula="of:=[.F305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AVERAGE([.F306:.F325])" office:value-type="float" office:value="1.35" calcext:value-type="float">
            <text:p>1.35</text:p>
          </table:table-cell>
          <table:table-cell table:formula="of:=LN([.G306])" office:value-type="float" office:value="0.300104592450338" calcext:value-type="float">
            <text:p>0.3001045925</text:p>
          </table:table-cell>
          <table:table-cell table:formula="of:=[.F30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8.96" calcext:value-type="float">
            <text:p>48.96</text:p>
          </table:table-cell>
          <table:table-cell office:value-type="float" office:value="1" calcext:value-type="float">
            <text:p>1</text:p>
          </table:table-cell>
          <table:table-cell table:formula="of:=AVERAGE([.F307:.F326])" office:value-type="float" office:value="1.35" calcext:value-type="float">
            <text:p>1.35</text:p>
          </table:table-cell>
          <table:table-cell table:formula="of:=LN([.G307])" office:value-type="float" office:value="0.300104592450338" calcext:value-type="float">
            <text:p>0.3001045925</text:p>
          </table:table-cell>
          <table:table-cell table:formula="of:=[.F307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  <table:table-cell table:formula="of:=AVERAGE([.F308:.F327])" office:value-type="float" office:value="1.3" calcext:value-type="float">
            <text:p>1.3</text:p>
          </table:table-cell>
          <table:table-cell table:formula="of:=LN([.G308])" office:value-type="float" office:value="0.262364264467491" calcext:value-type="float">
            <text:p>0.2623642645</text:p>
          </table:table-cell>
          <table:table-cell table:formula="of:=[.F30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9.28" calcext:value-type="float">
            <text:p>49.28</text:p>
          </table:table-cell>
          <table:table-cell office:value-type="float" office:value="2" calcext:value-type="float">
            <text:p>2</text:p>
          </table:table-cell>
          <table:table-cell table:formula="of:=AVERAGE([.F309:.F328])" office:value-type="float" office:value="1.4" calcext:value-type="float">
            <text:p>1.4</text:p>
          </table:table-cell>
          <table:table-cell table:formula="of:=LN([.G309])" office:value-type="float" office:value="0.336472236621213" calcext:value-type="float">
            <text:p>0.3364722366</text:p>
          </table:table-cell>
          <table:table-cell table:formula="of:=[.F309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9.44" calcext:value-type="float">
            <text:p>49.44</text:p>
          </table:table-cell>
          <table:table-cell office:value-type="float" office:value="2" calcext:value-type="float">
            <text:p>2</text:p>
          </table:table-cell>
          <table:table-cell table:formula="of:=AVERAGE([.F310:.F329])" office:value-type="float" office:value="1.35" calcext:value-type="float">
            <text:p>1.35</text:p>
          </table:table-cell>
          <table:table-cell table:formula="of:=LN([.G310])" office:value-type="float" office:value="0.300104592450338" calcext:value-type="float">
            <text:p>0.3001045925</text:p>
          </table:table-cell>
          <table:table-cell table:formula="of:=[.F31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office:value-type="float" office:value="1" calcext:value-type="float">
            <text:p>1</text:p>
          </table:table-cell>
          <table:table-cell table:formula="of:=AVERAGE([.F311:.F330])" office:value-type="float" office:value="1.3" calcext:value-type="float">
            <text:p>1.3</text:p>
          </table:table-cell>
          <table:table-cell table:formula="of:=LN([.G311])" office:value-type="float" office:value="0.262364264467491" calcext:value-type="float">
            <text:p>0.2623642645</text:p>
          </table:table-cell>
          <table:table-cell table:formula="of:=[.F31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49.76" calcext:value-type="float">
            <text:p>49.76</text:p>
          </table:table-cell>
          <table:table-cell office:value-type="float" office:value="3" calcext:value-type="float">
            <text:p>3</text:p>
          </table:table-cell>
          <table:table-cell table:formula="of:=AVERAGE([.F312:.F331])" office:value-type="float" office:value="1.3" calcext:value-type="float">
            <text:p>1.3</text:p>
          </table:table-cell>
          <table:table-cell table:formula="of:=LN([.G312])" office:value-type="float" office:value="0.262364264467491" calcext:value-type="float">
            <text:p>0.2623642645</text:p>
          </table:table-cell>
          <table:table-cell table:formula="of:=[.F312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49.92" calcext:value-type="float">
            <text:p>49.92</text:p>
          </table:table-cell>
          <table:table-cell office:value-type="float" office:value="2" calcext:value-type="float">
            <text:p>2</text:p>
          </table:table-cell>
          <table:table-cell table:formula="of:=AVERAGE([.F313:.F332])" office:value-type="float" office:value="1.15" calcext:value-type="float">
            <text:p>1.15</text:p>
          </table:table-cell>
          <table:table-cell table:formula="of:=LN([.G313])" office:value-type="float" office:value="0.139761942375159" calcext:value-type="float">
            <text:p>0.1397619424</text:p>
          </table:table-cell>
          <table:table-cell table:formula="of:=[.F313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08" calcext:value-type="float">
            <text:p>50.08</text:p>
          </table:table-cell>
          <table:table-cell office:value-type="float" office:value="2" calcext:value-type="float">
            <text:p>2</text:p>
          </table:table-cell>
          <table:table-cell table:formula="of:=AVERAGE([.F314:.F333])" office:value-type="float" office:value="1.05" calcext:value-type="float">
            <text:p>1.05</text:p>
          </table:table-cell>
          <table:table-cell table:formula="of:=LN([.G314])" office:value-type="float" office:value="0.048790164169432" calcext:value-type="float">
            <text:p>0.0487901642</text:p>
          </table:table-cell>
          <table:table-cell table:formula="of:=[.F314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24" calcext:value-type="float">
            <text:p>50.24</text:p>
          </table:table-cell>
          <table:table-cell office:value-type="float" office:value="2" calcext:value-type="float">
            <text:p>2</text:p>
          </table:table-cell>
          <table:table-cell table:formula="of:=AVERAGE([.F315:.F334])" office:value-type="float" office:value="1" calcext:value-type="float">
            <text:p>1</text:p>
          </table:table-cell>
          <table:table-cell table:formula="of:=LN([.G315])" office:value-type="float" office:value="0" calcext:value-type="float">
            <text:p>0</text:p>
          </table:table-cell>
          <table:table-cell table:formula="of:=[.F315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table:formula="of:=AVERAGE([.F316:.F335])" office:value-type="float" office:value="0.95" calcext:value-type="float">
            <text:p>0.95</text:p>
          </table:table-cell>
          <table:table-cell table:formula="of:=LN([.G316])" office:value-type="float" office:value="-0.0512932943875506" calcext:value-type="float">
            <text:p>-0.0512932944</text:p>
          </table:table-cell>
          <table:table-cell table:formula="of:=[.F31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0.56" calcext:value-type="float">
            <text:p>50.56</text:p>
          </table:table-cell>
          <table:table-cell office:value-type="float" office:value="2" calcext:value-type="float">
            <text:p>2</text:p>
          </table:table-cell>
          <table:table-cell table:formula="of:=AVERAGE([.F317:.F336])" office:value-type="float" office:value="1" calcext:value-type="float">
            <text:p>1</text:p>
          </table:table-cell>
          <table:table-cell table:formula="of:=LN([.G317])" office:value-type="float" office:value="0" calcext:value-type="float">
            <text:p>0</text:p>
          </table:table-cell>
          <table:table-cell table:formula="of:=[.F31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table:formula="of:=AVERAGE([.F318:.F337])" office:value-type="float" office:value="1" calcext:value-type="float">
            <text:p>1</text:p>
          </table:table-cell>
          <table:table-cell table:formula="of:=LN([.G318])" office:value-type="float" office:value="0" calcext:value-type="float">
            <text:p>0</text:p>
          </table:table-cell>
          <table:table-cell table:formula="of:=[.F31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.88" calcext:value-type="float">
            <text:p>50.88</text:p>
          </table:table-cell>
          <table:table-cell office:value-type="float" office:value="0" calcext:value-type="float">
            <text:p>0</text:p>
          </table:table-cell>
          <table:table-cell table:formula="of:=AVERAGE([.F319:.F338])" office:value-type="float" office:value="1" calcext:value-type="float">
            <text:p>1</text:p>
          </table:table-cell>
          <table:table-cell table:formula="of:=LN([.G319])" office:value-type="float" office:value="0" calcext:value-type="float">
            <text:p>0</text:p>
          </table:table-cell>
          <table:table-cell table:formula="of:=[.F31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04" calcext:value-type="float">
            <text:p>51.04</text:p>
          </table:table-cell>
          <table:table-cell office:value-type="float" office:value="2" calcext:value-type="float">
            <text:p>2</text:p>
          </table:table-cell>
          <table:table-cell table:formula="of:=AVERAGE([.F320:.F339])" office:value-type="float" office:value="1" calcext:value-type="float">
            <text:p>1</text:p>
          </table:table-cell>
          <table:table-cell table:formula="of:=LN([.G320])" office:value-type="float" office:value="0" calcext:value-type="float">
            <text:p>0</text:p>
          </table:table-cell>
          <table:table-cell table:formula="of:=[.F320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table:formula="of:=AVERAGE([.F321:.F340])" office:value-type="float" office:value="0.9" calcext:value-type="float">
            <text:p>0.9</text:p>
          </table:table-cell>
          <table:table-cell table:formula="of:=LN([.G321])" office:value-type="float" office:value="-0.105360515657826" calcext:value-type="float">
            <text:p>-0.1053605157</text:p>
          </table:table-cell>
          <table:table-cell table:formula="of:=[.F32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1.36" calcext:value-type="float">
            <text:p>51.36</text:p>
          </table:table-cell>
          <table:table-cell office:value-type="float" office:value="0" calcext:value-type="float">
            <text:p>0</text:p>
          </table:table-cell>
          <table:table-cell table:formula="of:=AVERAGE([.F322:.F341])" office:value-type="float" office:value="0.85" calcext:value-type="float">
            <text:p>0.85</text:p>
          </table:table-cell>
          <table:table-cell table:formula="of:=LN([.G322])" office:value-type="float" office:value="-0.162518929497775" calcext:value-type="float">
            <text:p>-0.1625189295</text:p>
          </table:table-cell>
          <table:table-cell table:formula="of:=[.F32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.52" calcext:value-type="float">
            <text:p>51.52</text:p>
          </table:table-cell>
          <table:table-cell office:value-type="float" office:value="3" calcext:value-type="float">
            <text:p>3</text:p>
          </table:table-cell>
          <table:table-cell table:formula="of:=AVERAGE([.F323:.F342])" office:value-type="float" office:value="0.85" calcext:value-type="float">
            <text:p>0.85</text:p>
          </table:table-cell>
          <table:table-cell table:formula="of:=LN([.G323])" office:value-type="float" office:value="-0.162518929497775" calcext:value-type="float">
            <text:p>-0.1625189295</text:p>
          </table:table-cell>
          <table:table-cell table:formula="of:=[.F323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  <table:table-cell table:formula="of:=AVERAGE([.F324:.F343])" office:value-type="float" office:value="0.75" calcext:value-type="float">
            <text:p>0.75</text:p>
          </table:table-cell>
          <table:table-cell table:formula="of:=LN([.G324])" office:value-type="float" office:value="-0.287682072451781" calcext:value-type="float">
            <text:p>-0.2876820725</text:p>
          </table:table-cell>
          <table:table-cell table:formula="of:=[.F32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1.84" calcext:value-type="float">
            <text:p>51.84</text:p>
          </table:table-cell>
          <table:table-cell office:value-type="float" office:value="1" calcext:value-type="float">
            <text:p>1</text:p>
          </table:table-cell>
          <table:table-cell table:formula="of:=AVERAGE([.F325:.F344])" office:value-type="float" office:value="0.85" calcext:value-type="float">
            <text:p>0.85</text:p>
          </table:table-cell>
          <table:table-cell table:formula="of:=LN([.G325])" office:value-type="float" office:value="-0.162518929497775" calcext:value-type="float">
            <text:p>-0.1625189295</text:p>
          </table:table-cell>
          <table:table-cell table:formula="of:=[.F32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AVERAGE([.F326:.F345])" office:value-type="float" office:value="0.85" calcext:value-type="float">
            <text:p>0.85</text:p>
          </table:table-cell>
          <table:table-cell table:formula="of:=LN([.G326])" office:value-type="float" office:value="-0.162518929497775" calcext:value-type="float">
            <text:p>-0.1625189295</text:p>
          </table:table-cell>
          <table:table-cell table:formula="of:=[.F32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16" calcext:value-type="float">
            <text:p>52.16</text:p>
          </table:table-cell>
          <table:table-cell office:value-type="float" office:value="0" calcext:value-type="float">
            <text:p>0</text:p>
          </table:table-cell>
          <table:table-cell table:formula="of:=AVERAGE([.F327:.F346])" office:value-type="float" office:value="0.8" calcext:value-type="float">
            <text:p>0.8</text:p>
          </table:table-cell>
          <table:table-cell table:formula="of:=LN([.G327])" office:value-type="float" office:value="-0.22314355131421" calcext:value-type="float">
            <text:p>-0.2231435513</text:p>
          </table:table-cell>
          <table:table-cell table:formula="of:=[.F32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2.32" calcext:value-type="float">
            <text:p>52.32</text:p>
          </table:table-cell>
          <table:table-cell office:value-type="float" office:value="2" calcext:value-type="float">
            <text:p>2</text:p>
          </table:table-cell>
          <table:table-cell table:formula="of:=AVERAGE([.F328:.F347])" office:value-type="float" office:value="0.8" calcext:value-type="float">
            <text:p>0.8</text:p>
          </table:table-cell>
          <table:table-cell table:formula="of:=LN([.G328])" office:value-type="float" office:value="-0.22314355131421" calcext:value-type="float">
            <text:p>-0.2231435513</text:p>
          </table:table-cell>
          <table:table-cell table:formula="of:=[.F328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2.48" calcext:value-type="float">
            <text:p>52.48</text:p>
          </table:table-cell>
          <table:table-cell office:value-type="float" office:value="1" calcext:value-type="float">
            <text:p>1</text:p>
          </table:table-cell>
          <table:table-cell table:formula="of:=AVERAGE([.F329:.F348])" office:value-type="float" office:value="0.7" calcext:value-type="float">
            <text:p>0.7</text:p>
          </table:table-cell>
          <table:table-cell table:formula="of:=LN([.G329])" office:value-type="float" office:value="-0.356674943938732" calcext:value-type="float">
            <text:p>-0.3566749439</text:p>
          </table:table-cell>
          <table:table-cell table:formula="of:=[.F329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64" calcext:value-type="float">
            <text:p>52.64</text:p>
          </table:table-cell>
          <table:table-cell office:value-type="float" office:value="1" calcext:value-type="float">
            <text:p>1</text:p>
          </table:table-cell>
          <table:table-cell table:formula="of:=AVERAGE([.F330:.F349])" office:value-type="float" office:value="0.65" calcext:value-type="float">
            <text:p>0.65</text:p>
          </table:table-cell>
          <table:table-cell table:formula="of:=LN([.G330])" office:value-type="float" office:value="-0.430782916092454" calcext:value-type="float">
            <text:p>-0.4307829161</text:p>
          </table:table-cell>
          <table:table-cell table:formula="of:=[.F33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office:value-type="float" office:value="1" calcext:value-type="float">
            <text:p>1</text:p>
          </table:table-cell>
          <table:table-cell table:formula="of:=AVERAGE([.F331:.F350])" office:value-type="float" office:value="0.6" calcext:value-type="float">
            <text:p>0.6</text:p>
          </table:table-cell>
          <table:table-cell table:formula="of:=LN([.G331])" office:value-type="float" office:value="-0.510825623765991" calcext:value-type="float">
            <text:p>-0.5108256238</text:p>
          </table:table-cell>
          <table:table-cell table:formula="of:=[.F33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2.96" calcext:value-type="float">
            <text:p>52.96</text:p>
          </table:table-cell>
          <table:table-cell office:value-type="float" office:value="0" calcext:value-type="float">
            <text:p>0</text:p>
          </table:table-cell>
          <table:table-cell table:formula="of:=AVERAGE([.F332:.F351])" office:value-type="float" office:value="0.55" calcext:value-type="float">
            <text:p>0.55</text:p>
          </table:table-cell>
          <table:table-cell table:formula="of:=LN([.G332])" office:value-type="float" office:value="-0.59783700075562" calcext:value-type="float">
            <text:p>-0.5978370008</text:p>
          </table:table-cell>
          <table:table-cell table:formula="of:=[.F33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  <table:table-cell table:formula="of:=AVERAGE([.F333:.F352])" office:value-type="float" office:value="0.6" calcext:value-type="float">
            <text:p>0.6</text:p>
          </table:table-cell>
          <table:table-cell table:formula="of:=LN([.G333])" office:value-type="float" office:value="-0.510825623765991" calcext:value-type="float">
            <text:p>-0.5108256238</text:p>
          </table:table-cell>
          <table:table-cell table:formula="of:=[.F33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3.28" calcext:value-type="float">
            <text:p>53.28</text:p>
          </table:table-cell>
          <table:table-cell office:value-type="float" office:value="1" calcext:value-type="float">
            <text:p>1</text:p>
          </table:table-cell>
          <table:table-cell table:formula="of:=AVERAGE([.F334:.F353])" office:value-type="float" office:value="0.6" calcext:value-type="float">
            <text:p>0.6</text:p>
          </table:table-cell>
          <table:table-cell table:formula="of:=LN([.G334])" office:value-type="float" office:value="-0.510825623765991" calcext:value-type="float">
            <text:p>-0.5108256238</text:p>
          </table:table-cell>
          <table:table-cell table:formula="of:=[.F33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3.44" calcext:value-type="float">
            <text:p>53.44</text:p>
          </table:table-cell>
          <table:table-cell office:value-type="float" office:value="1" calcext:value-type="float">
            <text:p>1</text:p>
          </table:table-cell>
          <table:table-cell table:formula="of:=AVERAGE([.F335:.F354])" office:value-type="float" office:value="0.6" calcext:value-type="float">
            <text:p>0.6</text:p>
          </table:table-cell>
          <table:table-cell table:formula="of:=LN([.G335])" office:value-type="float" office:value="-0.510825623765991" calcext:value-type="float">
            <text:p>-0.5108256238</text:p>
          </table:table-cell>
          <table:table-cell table:formula="of:=[.F33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office:value-type="float" office:value="2" calcext:value-type="float">
            <text:p>2</text:p>
          </table:table-cell>
          <table:table-cell table:formula="of:=AVERAGE([.F336:.F355])" office:value-type="float" office:value="0.65" calcext:value-type="float">
            <text:p>0.65</text:p>
          </table:table-cell>
          <table:table-cell table:formula="of:=LN([.G336])" office:value-type="float" office:value="-0.430782916092454" calcext:value-type="float">
            <text:p>-0.4307829161</text:p>
          </table:table-cell>
          <table:table-cell table:formula="of:=[.F336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3.76" calcext:value-type="float">
            <text:p>53.76</text:p>
          </table:table-cell>
          <table:table-cell office:value-type="float" office:value="2" calcext:value-type="float">
            <text:p>2</text:p>
          </table:table-cell>
          <table:table-cell table:formula="of:=AVERAGE([.F337:.F356])" office:value-type="float" office:value="0.6" calcext:value-type="float">
            <text:p>0.6</text:p>
          </table:table-cell>
          <table:table-cell table:formula="of:=LN([.G337])" office:value-type="float" office:value="-0.510825623765991" calcext:value-type="float">
            <text:p>-0.5108256238</text:p>
          </table:table-cell>
          <table:table-cell table:formula="of:=[.F337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3.92" calcext:value-type="float">
            <text:p>53.92</text:p>
          </table:table-cell>
          <table:table-cell office:value-type="float" office:value="0" calcext:value-type="float">
            <text:p>0</text:p>
          </table:table-cell>
          <table:table-cell table:formula="of:=AVERAGE([.F338:.F357])" office:value-type="float" office:value="0.5" calcext:value-type="float">
            <text:p>0.5</text:p>
          </table:table-cell>
          <table:table-cell table:formula="of:=LN([.G338])" office:value-type="float" office:value="-0.693147180559945" calcext:value-type="float">
            <text:p>-0.6931471806</text:p>
          </table:table-cell>
          <table:table-cell table:formula="of:=[.F33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  <table:table-cell table:formula="of:=AVERAGE([.F339:.F358])" office:value-type="float" office:value="0.5" calcext:value-type="float">
            <text:p>0.5</text:p>
          </table:table-cell>
          <table:table-cell table:formula="of:=LN([.G339])" office:value-type="float" office:value="-0.693147180559945" calcext:value-type="float">
            <text:p>-0.6931471806</text:p>
          </table:table-cell>
          <table:table-cell table:formula="of:=[.F33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24" calcext:value-type="float">
            <text:p>54.24</text:p>
          </table:table-cell>
          <table:table-cell office:value-type="float" office:value="0" calcext:value-type="float">
            <text:p>0</text:p>
          </table:table-cell>
          <table:table-cell table:formula="of:=AVERAGE([.F340:.F359])" office:value-type="float" office:value="0.5" calcext:value-type="float">
            <text:p>0.5</text:p>
          </table:table-cell>
          <table:table-cell table:formula="of:=LN([.G340])" office:value-type="float" office:value="-0.693147180559945" calcext:value-type="float">
            <text:p>-0.6931471806</text:p>
          </table:table-cell>
          <table:table-cell table:formula="of:=[.F34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table:formula="of:=AVERAGE([.F341:.F360])" office:value-type="float" office:value="0.5" calcext:value-type="float">
            <text:p>0.5</text:p>
          </table:table-cell>
          <table:table-cell table:formula="of:=LN([.G341])" office:value-type="float" office:value="-0.693147180559945" calcext:value-type="float">
            <text:p>-0.6931471806</text:p>
          </table:table-cell>
          <table:table-cell table:formula="of:=[.F34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56" calcext:value-type="float">
            <text:p>54.56</text:p>
          </table:table-cell>
          <table:table-cell office:value-type="float" office:value="0" calcext:value-type="float">
            <text:p>0</text:p>
          </table:table-cell>
          <table:table-cell table:formula="of:=AVERAGE([.F342:.F361])" office:value-type="float" office:value="0.5" calcext:value-type="float">
            <text:p>0.5</text:p>
          </table:table-cell>
          <table:table-cell table:formula="of:=LN([.G342])" office:value-type="float" office:value="-0.693147180559945" calcext:value-type="float">
            <text:p>-0.6931471806</text:p>
          </table:table-cell>
          <table:table-cell table:formula="of:=[.F34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formula="of:=AVERAGE([.F343:.F362])" office:value-type="float" office:value="0.5" calcext:value-type="float">
            <text:p>0.5</text:p>
          </table:table-cell>
          <table:table-cell table:formula="of:=LN([.G343])" office:value-type="float" office:value="-0.693147180559945" calcext:value-type="float">
            <text:p>-0.6931471806</text:p>
          </table:table-cell>
          <table:table-cell table:formula="of:=[.F34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4.88" calcext:value-type="float">
            <text:p>54.88</text:p>
          </table:table-cell>
          <table:table-cell office:value-type="float" office:value="3" calcext:value-type="float">
            <text:p>3</text:p>
          </table:table-cell>
          <table:table-cell table:formula="of:=AVERAGE([.F344:.F363])" office:value-type="float" office:value="0.45" calcext:value-type="float">
            <text:p>0.45</text:p>
          </table:table-cell>
          <table:table-cell table:formula="of:=LN([.G344])" office:value-type="float" office:value="-0.798507696217772" calcext:value-type="float">
            <text:p>-0.7985076962</text:p>
          </table:table-cell>
          <table:table-cell table:formula="of:=[.F344]/((SUM([.F$2:.F$513]))*0.16)" office:value-type="float" office:value="0.0000608381057447395" calcext:value-type="float">
            <text:p>6.08381057447395E-05</text:p>
          </table:table-cell>
        </table:table-row>
        <table:table-row table:style-name="ro1">
          <table:table-cell table:number-columns-repeated="4"/>
          <table:table-cell office:value-type="float" office:value="55.04" calcext:value-type="float">
            <text:p>55.04</text:p>
          </table:table-cell>
          <table:table-cell office:value-type="float" office:value="1" calcext:value-type="float">
            <text:p>1</text:p>
          </table:table-cell>
          <table:table-cell table:formula="of:=AVERAGE([.F345:.F364])" office:value-type="float" office:value="0.3" calcext:value-type="float">
            <text:p>0.3</text:p>
          </table:table-cell>
          <table:table-cell table:formula="of:=LN([.G345])" office:value-type="float" office:value="-1.20397280432594" calcext:value-type="float">
            <text:p>-1.2039728043</text:p>
          </table:table-cell>
          <table:table-cell table:formula="of:=[.F34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table:formula="of:=AVERAGE([.F346:.F365])" office:value-type="float" office:value="0.25" calcext:value-type="float">
            <text:p>0.25</text:p>
          </table:table-cell>
          <table:table-cell table:formula="of:=LN([.G346])" office:value-type="float" office:value="-1.38629436111989" calcext:value-type="float">
            <text:p>-1.3862943611</text:p>
          </table:table-cell>
          <table:table-cell table:formula="of:=[.F34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36" calcext:value-type="float">
            <text:p>55.36</text:p>
          </table:table-cell>
          <table:table-cell office:value-type="float" office:value="0" calcext:value-type="float">
            <text:p>0</text:p>
          </table:table-cell>
          <table:table-cell table:formula="of:=AVERAGE([.F347:.F366])" office:value-type="float" office:value="0.3" calcext:value-type="float">
            <text:p>0.3</text:p>
          </table:table-cell>
          <table:table-cell table:formula="of:=LN([.G347])" office:value-type="float" office:value="-1.20397280432594" calcext:value-type="float">
            <text:p>-1.2039728043</text:p>
          </table:table-cell>
          <table:table-cell table:formula="of:=[.F34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table:formula="of:=AVERAGE([.F348:.F367])" office:value-type="float" office:value="0.3" calcext:value-type="float">
            <text:p>0.3</text:p>
          </table:table-cell>
          <table:table-cell table:formula="of:=LN([.G348])" office:value-type="float" office:value="-1.20397280432594" calcext:value-type="float">
            <text:p>-1.2039728043</text:p>
          </table:table-cell>
          <table:table-cell table:formula="of:=[.F34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table:formula="of:=AVERAGE([.F349:.F368])" office:value-type="float" office:value="0.3" calcext:value-type="float">
            <text:p>0.3</text:p>
          </table:table-cell>
          <table:table-cell table:formula="of:=LN([.G349])" office:value-type="float" office:value="-1.20397280432594" calcext:value-type="float">
            <text:p>-1.2039728043</text:p>
          </table:table-cell>
          <table:table-cell table:formula="of:=[.F34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.84" calcext:value-type="float">
            <text:p>55.84</text:p>
          </table:table-cell>
          <table:table-cell office:value-type="float" office:value="0" calcext:value-type="float">
            <text:p>0</text:p>
          </table:table-cell>
          <table:table-cell table:formula="of:=AVERAGE([.F350:.F369])" office:value-type="float" office:value="0.3" calcext:value-type="float">
            <text:p>0.3</text:p>
          </table:table-cell>
          <table:table-cell table:formula="of:=LN([.G350])" office:value-type="float" office:value="-1.20397280432594" calcext:value-type="float">
            <text:p>-1.2039728043</text:p>
          </table:table-cell>
          <table:table-cell table:formula="of:=[.F35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AVERAGE([.F351:.F370])" office:value-type="float" office:value="0.35" calcext:value-type="float">
            <text:p>0.35</text:p>
          </table:table-cell>
          <table:table-cell table:formula="of:=LN([.G351])" office:value-type="float" office:value="-1.04982212449868" calcext:value-type="float">
            <text:p>-1.0498221245</text:p>
          </table:table-cell>
          <table:table-cell table:formula="of:=[.F35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16" calcext:value-type="float">
            <text:p>56.16</text:p>
          </table:table-cell>
          <table:table-cell office:value-type="float" office:value="1" calcext:value-type="float">
            <text:p>1</text:p>
          </table:table-cell>
          <table:table-cell table:formula="of:=AVERAGE([.F352:.F371])" office:value-type="float" office:value="0.4" calcext:value-type="float">
            <text:p>0.4</text:p>
          </table:table-cell>
          <table:table-cell table:formula="of:=LN([.G352])" office:value-type="float" office:value="-0.916290731874155" calcext:value-type="float">
            <text:p>-0.9162907319</text:p>
          </table:table-cell>
          <table:table-cell table:formula="of:=[.F35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32" calcext:value-type="float">
            <text:p>56.32</text:p>
          </table:table-cell>
          <table:table-cell office:value-type="float" office:value="0" calcext:value-type="float">
            <text:p>0</text:p>
          </table:table-cell>
          <table:table-cell table:formula="of:=AVERAGE([.F353:.F372])" office:value-type="float" office:value="0.4" calcext:value-type="float">
            <text:p>0.4</text:p>
          </table:table-cell>
          <table:table-cell table:formula="of:=LN([.G353])" office:value-type="float" office:value="-0.916290731874155" calcext:value-type="float">
            <text:p>-0.9162907319</text:p>
          </table:table-cell>
          <table:table-cell table:formula="of:=[.F35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6.48" calcext:value-type="float">
            <text:p>56.48</text:p>
          </table:table-cell>
          <table:table-cell office:value-type="float" office:value="1" calcext:value-type="float">
            <text:p>1</text:p>
          </table:table-cell>
          <table:table-cell table:formula="of:=AVERAGE([.F354:.F373])" office:value-type="float" office:value="0.4" calcext:value-type="float">
            <text:p>0.4</text:p>
          </table:table-cell>
          <table:table-cell table:formula="of:=LN([.G354])" office:value-type="float" office:value="-0.916290731874155" calcext:value-type="float">
            <text:p>-0.9162907319</text:p>
          </table:table-cell>
          <table:table-cell table:formula="of:=[.F35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64" calcext:value-type="float">
            <text:p>56.64</text:p>
          </table:table-cell>
          <table:table-cell office:value-type="float" office:value="2" calcext:value-type="float">
            <text:p>2</text:p>
          </table:table-cell>
          <table:table-cell table:formula="of:=AVERAGE([.F355:.F374])" office:value-type="float" office:value="0.4" calcext:value-type="float">
            <text:p>0.4</text:p>
          </table:table-cell>
          <table:table-cell table:formula="of:=LN([.G355])" office:value-type="float" office:value="-0.916290731874155" calcext:value-type="float">
            <text:p>-0.9162907319</text:p>
          </table:table-cell>
          <table:table-cell table:formula="of:=[.F355]/((SUM([.F$2:.F$513]))*0.16)" office:value-type="float" office:value="0.0000405587371631597" calcext:value-type="float">
            <text:p>4.05587371631597E-05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table:formula="of:=AVERAGE([.F356:.F375])" office:value-type="float" office:value="0.35" calcext:value-type="float">
            <text:p>0.35</text:p>
          </table:table-cell>
          <table:table-cell table:formula="of:=LN([.G356])" office:value-type="float" office:value="-1.04982212449868" calcext:value-type="float">
            <text:p>-1.0498221245</text:p>
          </table:table-cell>
          <table:table-cell table:formula="of:=[.F35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6.96" calcext:value-type="float">
            <text:p>56.96</text:p>
          </table:table-cell>
          <table:table-cell office:value-type="float" office:value="0" calcext:value-type="float">
            <text:p>0</text:p>
          </table:table-cell>
          <table:table-cell table:formula="of:=AVERAGE([.F357:.F376])" office:value-type="float" office:value="0.35" calcext:value-type="float">
            <text:p>0.35</text:p>
          </table:table-cell>
          <table:table-cell table:formula="of:=LN([.G357])" office:value-type="float" office:value="-1.04982212449868" calcext:value-type="float">
            <text:p>-1.0498221245</text:p>
          </table:table-cell>
          <table:table-cell table:formula="of:=[.F35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12" calcext:value-type="float">
            <text:p>57.12</text:p>
          </table:table-cell>
          <table:table-cell office:value-type="float" office:value="0" calcext:value-type="float">
            <text:p>0</text:p>
          </table:table-cell>
          <table:table-cell table:formula="of:=AVERAGE([.F358:.F377])" office:value-type="float" office:value="0.35" calcext:value-type="float">
            <text:p>0.35</text:p>
          </table:table-cell>
          <table:table-cell table:formula="of:=LN([.G358])" office:value-type="float" office:value="-1.04982212449868" calcext:value-type="float">
            <text:p>-1.0498221245</text:p>
          </table:table-cell>
          <table:table-cell table:formula="of:=[.F35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28" calcext:value-type="float">
            <text:p>57.28</text:p>
          </table:table-cell>
          <table:table-cell office:value-type="float" office:value="0" calcext:value-type="float">
            <text:p>0</text:p>
          </table:table-cell>
          <table:table-cell table:formula="of:=AVERAGE([.F359:.F378])" office:value-type="float" office:value="0.35" calcext:value-type="float">
            <text:p>0.35</text:p>
          </table:table-cell>
          <table:table-cell table:formula="of:=LN([.G359])" office:value-type="float" office:value="-1.04982212449868" calcext:value-type="float">
            <text:p>-1.0498221245</text:p>
          </table:table-cell>
          <table:table-cell table:formula="of:=[.F35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44" calcext:value-type="float">
            <text:p>57.44</text:p>
          </table:table-cell>
          <table:table-cell office:value-type="float" office:value="0" calcext:value-type="float">
            <text:p>0</text:p>
          </table:table-cell>
          <table:table-cell table:formula="of:=AVERAGE([.F360:.F379])" office:value-type="float" office:value="0.35" calcext:value-type="float">
            <text:p>0.35</text:p>
          </table:table-cell>
          <table:table-cell table:formula="of:=LN([.G360])" office:value-type="float" office:value="-1.04982212449868" calcext:value-type="float">
            <text:p>-1.0498221245</text:p>
          </table:table-cell>
          <table:table-cell table:formula="of:=[.F36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table:formula="of:=AVERAGE([.F361:.F380])" office:value-type="float" office:value="0.4" calcext:value-type="float">
            <text:p>0.4</text:p>
          </table:table-cell>
          <table:table-cell table:formula="of:=LN([.G361])" office:value-type="float" office:value="-0.916290731874155" calcext:value-type="float">
            <text:p>-0.9162907319</text:p>
          </table:table-cell>
          <table:table-cell table:formula="of:=[.F36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table:formula="of:=AVERAGE([.F362:.F381])" office:value-type="float" office:value="0.4" calcext:value-type="float">
            <text:p>0.4</text:p>
          </table:table-cell>
          <table:table-cell table:formula="of:=LN([.G362])" office:value-type="float" office:value="-0.916290731874155" calcext:value-type="float">
            <text:p>-0.9162907319</text:p>
          </table:table-cell>
          <table:table-cell table:formula="of:=[.F36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  <table:table-cell table:formula="of:=AVERAGE([.F363:.F382])" office:value-type="float" office:value="0.4" calcext:value-type="float">
            <text:p>0.4</text:p>
          </table:table-cell>
          <table:table-cell table:formula="of:=LN([.G363])" office:value-type="float" office:value="-0.916290731874155" calcext:value-type="float">
            <text:p>-0.9162907319</text:p>
          </table:table-cell>
          <table:table-cell table:formula="of:=[.F36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08" calcext:value-type="float">
            <text:p>58.08</text:p>
          </table:table-cell>
          <table:table-cell office:value-type="float" office:value="0" calcext:value-type="float">
            <text:p>0</text:p>
          </table:table-cell>
          <table:table-cell table:formula="of:=AVERAGE([.F364:.F383])" office:value-type="float" office:value="0.4" calcext:value-type="float">
            <text:p>0.4</text:p>
          </table:table-cell>
          <table:table-cell table:formula="of:=LN([.G364])" office:value-type="float" office:value="-0.916290731874155" calcext:value-type="float">
            <text:p>-0.9162907319</text:p>
          </table:table-cell>
          <table:table-cell table:formula="of:=[.F36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24" calcext:value-type="float">
            <text:p>58.24</text:p>
          </table:table-cell>
          <table:table-cell office:value-type="float" office:value="0" calcext:value-type="float">
            <text:p>0</text:p>
          </table:table-cell>
          <table:table-cell table:formula="of:=AVERAGE([.F365:.F384])" office:value-type="float" office:value="0.45" calcext:value-type="float">
            <text:p>0.45</text:p>
          </table:table-cell>
          <table:table-cell table:formula="of:=LN([.G365])" office:value-type="float" office:value="-0.798507696217772" calcext:value-type="float">
            <text:p>-0.7985076962</text:p>
          </table:table-cell>
          <table:table-cell table:formula="of:=[.F36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table:formula="of:=AVERAGE([.F366:.F385])" office:value-type="float" office:value="0.45" calcext:value-type="float">
            <text:p>0.45</text:p>
          </table:table-cell>
          <table:table-cell table:formula="of:=LN([.G366])" office:value-type="float" office:value="-0.798507696217772" calcext:value-type="float">
            <text:p>-0.7985076962</text:p>
          </table:table-cell>
          <table:table-cell table:formula="of:=[.F36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  <table:table-cell table:formula="of:=AVERAGE([.F367:.F386])" office:value-type="float" office:value="0.4" calcext:value-type="float">
            <text:p>0.4</text:p>
          </table:table-cell>
          <table:table-cell table:formula="of:=LN([.G367])" office:value-type="float" office:value="-0.916290731874155" calcext:value-type="float">
            <text:p>-0.9162907319</text:p>
          </table:table-cell>
          <table:table-cell table:formula="of:=[.F36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72" calcext:value-type="float">
            <text:p>58.72</text:p>
          </table:table-cell>
          <table:table-cell office:value-type="float" office:value="0" calcext:value-type="float">
            <text:p>0</text:p>
          </table:table-cell>
          <table:table-cell table:formula="of:=AVERAGE([.F368:.F387])" office:value-type="float" office:value="0.4" calcext:value-type="float">
            <text:p>0.4</text:p>
          </table:table-cell>
          <table:table-cell table:formula="of:=LN([.G368])" office:value-type="float" office:value="-0.916290731874155" calcext:value-type="float">
            <text:p>-0.9162907319</text:p>
          </table:table-cell>
          <table:table-cell table:formula="of:=[.F36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table:formula="of:=AVERAGE([.F369:.F388])" office:value-type="float" office:value="0.4" calcext:value-type="float">
            <text:p>0.4</text:p>
          </table:table-cell>
          <table:table-cell table:formula="of:=LN([.G369])" office:value-type="float" office:value="-0.916290731874155" calcext:value-type="float">
            <text:p>-0.9162907319</text:p>
          </table:table-cell>
          <table:table-cell table:formula="of:=[.F36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04" calcext:value-type="float">
            <text:p>59.04</text:p>
          </table:table-cell>
          <table:table-cell office:value-type="float" office:value="1" calcext:value-type="float">
            <text:p>1</text:p>
          </table:table-cell>
          <table:table-cell table:formula="of:=AVERAGE([.F370:.F389])" office:value-type="float" office:value="0.4" calcext:value-type="float">
            <text:p>0.4</text:p>
          </table:table-cell>
          <table:table-cell table:formula="of:=LN([.G370])" office:value-type="float" office:value="-0.916290731874155" calcext:value-type="float">
            <text:p>-0.9162907319</text:p>
          </table:table-cell>
          <table:table-cell table:formula="of:=[.F37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table:formula="of:=AVERAGE([.F371:.F390])" office:value-type="float" office:value="0.35" calcext:value-type="float">
            <text:p>0.35</text:p>
          </table:table-cell>
          <table:table-cell table:formula="of:=LN([.G371])" office:value-type="float" office:value="-1.04982212449868" calcext:value-type="float">
            <text:p>-1.0498221245</text:p>
          </table:table-cell>
          <table:table-cell table:formula="of:=[.F371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  <table:table-cell table:formula="of:=AVERAGE([.F372:.F391])" office:value-type="float" office:value="0.3" calcext:value-type="float">
            <text:p>0.3</text:p>
          </table:table-cell>
          <table:table-cell table:formula="of:=LN([.G372])" office:value-type="float" office:value="-1.20397280432594" calcext:value-type="float">
            <text:p>-1.2039728043</text:p>
          </table:table-cell>
          <table:table-cell table:formula="of:=[.F37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52" calcext:value-type="float">
            <text:p>59.52</text:p>
          </table:table-cell>
          <table:table-cell office:value-type="float" office:value="0" calcext:value-type="float">
            <text:p>0</text:p>
          </table:table-cell>
          <table:table-cell table:formula="of:=AVERAGE([.F373:.F392])" office:value-type="float" office:value="0.25" calcext:value-type="float">
            <text:p>0.25</text:p>
          </table:table-cell>
          <table:table-cell table:formula="of:=LN([.G373])" office:value-type="float" office:value="-1.38629436111989" calcext:value-type="float">
            <text:p>-1.3862943611</text:p>
          </table:table-cell>
          <table:table-cell table:formula="of:=[.F37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9.68" calcext:value-type="float">
            <text:p>59.68</text:p>
          </table:table-cell>
          <table:table-cell office:value-type="float" office:value="1" calcext:value-type="float">
            <text:p>1</text:p>
          </table:table-cell>
          <table:table-cell table:formula="of:=AVERAGE([.F374:.F393])" office:value-type="float" office:value="0.25" calcext:value-type="float">
            <text:p>0.25</text:p>
          </table:table-cell>
          <table:table-cell table:formula="of:=LN([.G374])" office:value-type="float" office:value="-1.38629436111989" calcext:value-type="float">
            <text:p>-1.3862943611</text:p>
          </table:table-cell>
          <table:table-cell table:formula="of:=[.F37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59.84" calcext:value-type="float">
            <text:p>59.84</text:p>
          </table:table-cell>
          <table:table-cell office:value-type="float" office:value="1" calcext:value-type="float">
            <text:p>1</text:p>
          </table:table-cell>
          <table:table-cell table:formula="of:=AVERAGE([.F375:.F394])" office:value-type="float" office:value="0.2" calcext:value-type="float">
            <text:p>0.2</text:p>
          </table:table-cell>
          <table:table-cell table:formula="of:=LN([.G375])" office:value-type="float" office:value="-1.6094379124341" calcext:value-type="float">
            <text:p>-1.6094379124</text:p>
          </table:table-cell>
          <table:table-cell table:formula="of:=[.F375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AVERAGE([.F376:.F395])" office:value-type="float" office:value="0.15" calcext:value-type="float">
            <text:p>0.15</text:p>
          </table:table-cell>
          <table:table-cell table:formula="of:=LN([.G376])" office:value-type="float" office:value="-1.89711998488588" calcext:value-type="float">
            <text:p>-1.8971199849</text:p>
          </table:table-cell>
          <table:table-cell table:formula="of:=[.F376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  <table:table-cell table:formula="of:=AVERAGE([.F377:.F396])" office:value-type="float" office:value="0.1" calcext:value-type="float">
            <text:p>0.1</text:p>
          </table:table-cell>
          <table:table-cell table:formula="of:=LN([.G377])" office:value-type="float" office:value="-2.30258509299405" calcext:value-type="float">
            <text:p>-2.302585093</text:p>
          </table:table-cell>
          <table:table-cell table:formula="of:=[.F37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32" calcext:value-type="float">
            <text:p>60.32</text:p>
          </table:table-cell>
          <table:table-cell office:value-type="float" office:value="0" calcext:value-type="float">
            <text:p>0</text:p>
          </table:table-cell>
          <table:table-cell table:formula="of:=AVERAGE([.F378:.F397])" office:value-type="float" office:value="0.1" calcext:value-type="float">
            <text:p>0.1</text:p>
          </table:table-cell>
          <table:table-cell table:formula="of:=LN([.G378])" office:value-type="float" office:value="-2.30258509299405" calcext:value-type="float">
            <text:p>-2.302585093</text:p>
          </table:table-cell>
          <table:table-cell table:formula="of:=[.F37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48" calcext:value-type="float">
            <text:p>60.48</text:p>
          </table:table-cell>
          <table:table-cell office:value-type="float" office:value="0" calcext:value-type="float">
            <text:p>0</text:p>
          </table:table-cell>
          <table:table-cell table:formula="of:=AVERAGE([.F379:.F398])" office:value-type="float" office:value="0.1" calcext:value-type="float">
            <text:p>0.1</text:p>
          </table:table-cell>
          <table:table-cell table:formula="of:=LN([.G379])" office:value-type="float" office:value="-2.30258509299405" calcext:value-type="float">
            <text:p>-2.302585093</text:p>
          </table:table-cell>
          <table:table-cell table:formula="of:=[.F37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64" calcext:value-type="float">
            <text:p>60.64</text:p>
          </table:table-cell>
          <table:table-cell office:value-type="float" office:value="1" calcext:value-type="float">
            <text:p>1</text:p>
          </table:table-cell>
          <table:table-cell table:formula="of:=AVERAGE([.F380:.F399])" office:value-type="float" office:value="0.1" calcext:value-type="float">
            <text:p>0.1</text:p>
          </table:table-cell>
          <table:table-cell table:formula="of:=LN([.G380])" office:value-type="float" office:value="-2.30258509299405" calcext:value-type="float">
            <text:p>-2.302585093</text:p>
          </table:table-cell>
          <table:table-cell table:formula="of:=[.F38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office:value-type="float" office:value="0" calcext:value-type="float">
            <text:p>0</text:p>
          </table:table-cell>
          <table:table-cell table:formula="of:=AVERAGE([.F381:.F400])" office:value-type="float" office:value="0.05" calcext:value-type="float">
            <text:p>0.05</text:p>
          </table:table-cell>
          <table:table-cell table:formula="of:=LN([.G381])" office:value-type="float" office:value="-2.99573227355399" calcext:value-type="float">
            <text:p>-2.9957322736</text:p>
          </table:table-cell>
          <table:table-cell table:formula="of:=[.F38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  <table:table-cell table:formula="of:=AVERAGE([.F382:.F401])" office:value-type="float" office:value="0.05" calcext:value-type="float">
            <text:p>0.05</text:p>
          </table:table-cell>
          <table:table-cell table:formula="of:=LN([.G382])" office:value-type="float" office:value="-2.99573227355399" calcext:value-type="float">
            <text:p>-2.9957322736</text:p>
          </table:table-cell>
          <table:table-cell table:formula="of:=[.F38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12" calcext:value-type="float">
            <text:p>61.12</text:p>
          </table:table-cell>
          <table:table-cell office:value-type="float" office:value="0" calcext:value-type="float">
            <text:p>0</text:p>
          </table:table-cell>
          <table:table-cell table:formula="of:=AVERAGE([.F383:.F402])" office:value-type="float" office:value="0.05" calcext:value-type="float">
            <text:p>0.05</text:p>
          </table:table-cell>
          <table:table-cell table:formula="of:=LN([.G383])" office:value-type="float" office:value="-2.99573227355399" calcext:value-type="float">
            <text:p>-2.9957322736</text:p>
          </table:table-cell>
          <table:table-cell table:formula="of:=[.F38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28" calcext:value-type="float">
            <text:p>61.28</text:p>
          </table:table-cell>
          <table:table-cell office:value-type="float" office:value="1" calcext:value-type="float">
            <text:p>1</text:p>
          </table:table-cell>
          <table:table-cell table:formula="of:=AVERAGE([.F384:.F403])" office:value-type="float" office:value="0.1" calcext:value-type="float">
            <text:p>0.1</text:p>
          </table:table-cell>
          <table:table-cell table:formula="of:=LN([.G384])" office:value-type="float" office:value="-2.30258509299405" calcext:value-type="float">
            <text:p>-2.302585093</text:p>
          </table:table-cell>
          <table:table-cell table:formula="of:=[.F384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  <table:table-cell table:formula="of:=AVERAGE([.F385:.F404])" office:value-type="float" office:value="0.05" calcext:value-type="float">
            <text:p>0.05</text:p>
          </table:table-cell>
          <table:table-cell table:formula="of:=LN([.G385])" office:value-type="float" office:value="-2.99573227355399" calcext:value-type="float">
            <text:p>-2.9957322736</text:p>
          </table:table-cell>
          <table:table-cell table:formula="of:=[.F38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table:formula="of:=AVERAGE([.F386:.F405])" office:value-type="float" office:value="0.05" calcext:value-type="float">
            <text:p>0.05</text:p>
          </table:table-cell>
          <table:table-cell table:formula="of:=LN([.G386])" office:value-type="float" office:value="-2.99573227355399" calcext:value-type="float">
            <text:p>-2.9957322736</text:p>
          </table:table-cell>
          <table:table-cell table:formula="of:=[.F38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76" calcext:value-type="float">
            <text:p>61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.92" calcext:value-type="float">
            <text:p>61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08" calcext:value-type="float">
            <text:p>62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24" calcext:value-type="float">
            <text:p>62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56" calcext:value-type="float">
            <text:p>62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72" calcext:value-type="float">
            <text:p>62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.88" calcext:value-type="float">
            <text:p>62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04" calcext:value-type="float">
            <text:p>63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36" calcext:value-type="float">
            <text:p>63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52" calcext:value-type="float">
            <text:p>63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68" calcext:value-type="float">
            <text:p>63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.84" calcext:value-type="float">
            <text:p>63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32" calcext:value-type="float">
            <text:p>64.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0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4.48" calcext:value-type="float">
            <text:p>64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64" calcext:value-type="float">
            <text:p>64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4.96" calcext:value-type="float">
            <text:p>64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12" calcext:value-type="float">
            <text:p>65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28" calcext:value-type="float">
            <text:p>65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0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44" calcext:value-type="float">
            <text:p>65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76" calcext:value-type="float">
            <text:p>65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.92" calcext:value-type="float">
            <text:p>65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1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6.08" calcext:value-type="float">
            <text:p>66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24" calcext:value-type="float">
            <text:p>66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56" calcext:value-type="float">
            <text:p>66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1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04" calcext:value-type="float">
            <text:p>6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36" calcext:value-type="float">
            <text:p>67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22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7.52" calcext:value-type="float">
            <text:p>67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23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67.68" calcext:value-type="float">
            <text:p>67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16" calcext:value-type="float">
            <text:p>68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32" calcext:value-type="float">
            <text:p>68.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48" calcext:value-type="float">
            <text:p>68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2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64" calcext:value-type="float">
            <text:p>68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8.96" calcext:value-type="float">
            <text:p>68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12" calcext:value-type="float">
            <text:p>69.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28" calcext:value-type="float">
            <text:p>69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76" calcext:value-type="float">
            <text:p>69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9.92" calcext:value-type="float">
            <text:p>69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3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24" calcext:value-type="float">
            <text:p>70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0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1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56" calcext:value-type="float">
            <text:p>70.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2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72" calcext:value-type="float">
            <text:p>70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3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0.88" calcext:value-type="float">
            <text:p>70.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4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04" calcext:value-type="float">
            <text:p>71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5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6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36" calcext:value-type="float">
            <text:p>71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7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52" calcext:value-type="float">
            <text:p>71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8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68" calcext:value-type="float">
            <text:p>71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9]/((SUM([.F$2:.F$513]))*0.16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1.84" calcext:value-type="float">
            <text:p>71.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50]/((SUM([.F$2:.F$513]))*0.16)" office:value-type="float" office:value="0.0000202793685815798" calcext:value-type="float">
            <text:p>2.02793685815798E-0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16" calcext:value-type="float">
            <text:p>72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32" calcext:value-type="float">
            <text:p>72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48" calcext:value-type="float">
            <text:p>72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64" calcext:value-type="float">
            <text:p>72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2.96" calcext:value-type="float">
            <text:p>72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12" calcext:value-type="float">
            <text:p>73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28" calcext:value-type="float">
            <text:p>73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44" calcext:value-type="float">
            <text:p>73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76" calcext:value-type="float">
            <text:p>73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3.92" calcext:value-type="float">
            <text:p>73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08" calcext:value-type="float">
            <text:p>74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24" calcext:value-type="float">
            <text:p>74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56" calcext:value-type="float">
            <text:p>74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72" calcext:value-type="float">
            <text:p>74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4.88" calcext:value-type="float">
            <text:p>7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04" calcext:value-type="float">
            <text:p>75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68" calcext:value-type="float">
            <text:p>75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5.84" calcext:value-type="float">
            <text:p>75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16" calcext:value-type="float">
            <text:p>76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32" calcext:value-type="float">
            <text:p>76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48" calcext:value-type="float">
            <text:p>76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64" calcext:value-type="float">
            <text:p>76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6.96" calcext:value-type="float">
            <text:p>76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44" calcext:value-type="float">
            <text:p>77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76" calcext:value-type="float">
            <text:p>77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7.92" calcext:value-type="float">
            <text:p>77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08" calcext:value-type="float">
            <text:p>78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56" calcext:value-type="float">
            <text:p>78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72" calcext:value-type="float">
            <text:p>78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8.88" calcext:value-type="float">
            <text:p>7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04" calcext:value-type="float">
            <text:p>79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36" calcext:value-type="float">
            <text:p>79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52" calcext:value-type="float">
            <text:p>79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68" calcext:value-type="float">
            <text:p>79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9.84" calcext:value-type="float">
            <text:p>79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32" calcext:value-type="float">
            <text:p>80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48" calcext:value-type="float">
            <text:p>80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64" calcext:value-type="float">
            <text:p>80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.96" calcext:value-type="float">
            <text:p>80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12" calcext:value-type="float">
            <text:p>81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28" calcext:value-type="float">
            <text:p>81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44" calcext:value-type="float">
            <text:p>81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76" calcext:value-type="float">
            <text:p>81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1.92" calcext:value-type="float">
            <text:p>81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97.69mm" svg:height="155.65mm" svg:x="111.24mm" svg:y="9.03mm">
            <loext:p draw:notify-on-update-of-ranges="Sheet2.A1:Sheet2.A194 Sheet2.C1:Sheet2.C194 Sheet2.A1:Sheet2.A194 Sheet2.B1:Sheet2.B19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19.71mm" svg:height="129.39mm" svg:x="114.82mm" svg:y="182.79mm">
            <loext:p draw:notify-on-update-of-ranges="Sheet2.A1:Sheet2.A188 Sheet2.D1:Sheet2.D18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1.52917" calcext:value-type="float">
            <text:p>1.52917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.32897" calcext:value-type="float">
            <text:p>1.32897</text:p>
          </table:table-cell>
          <table:table-cell table:number-columns-repeated="2"/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1.00041" calcext:value-type="float">
            <text:p>1.00041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710276" calcext:value-type="float">
            <text:p>0.710276</text:p>
          </table:table-cell>
          <table:table-cell table:number-columns-repeated="2"/>
        </table:table-row>
        <table:table-row table:style-name="ro1">
          <table:table-cell office:value-type="float" office:value="2.1125" calcext:value-type="float">
            <text:p>2.1125</text:p>
          </table:table-cell>
          <table:table-cell office:value-type="float" office:value="0.558345" calcext:value-type="float">
            <text:p>0.558345</text:p>
          </table:table-cell>
          <table:table-cell table:formula="of:=AVERAGE([.B1:.B10])" office:value-type="float" office:value="0.6854412" calcext:value-type="float">
            <text:p>0.6854412</text:p>
          </table:table-cell>
          <table:table-cell table:formula="of:=LN([.C5])" office:value-type="float" office:value="-0.37769256046406" calcext:value-type="float">
            <text:p>-0.3776925605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0.474759" calcext:value-type="float">
            <text:p>0.474759</text:p>
          </table:table-cell>
          <table:table-cell table:formula="of:=AVERAGE([.B2:.B11])" office:value-type="float" office:value="0.554138" calcext:value-type="float">
            <text:p>0.554138</text:p>
          </table:table-cell>
          <table:table-cell table:formula="of:=LN([.C6])" office:value-type="float" office:value="-0.590341525781553" calcext:value-type="float">
            <text:p>-0.5903415258</text:p>
          </table:table-cell>
        </table:table-row>
        <table:table-row table:style-name="ro1">
          <table:table-cell office:value-type="float" office:value="2.9575" calcext:value-type="float">
            <text:p>2.9575</text:p>
          </table:table-cell>
          <table:table-cell office:value-type="float" office:value="0.377379" calcext:value-type="float">
            <text:p>0.377379</text:p>
          </table:table-cell>
          <table:table-cell table:formula="of:=AVERAGE([.B3:.B12])" office:value-type="float" office:value="0.4402548" calcext:value-type="float">
            <text:p>0.4402548</text:p>
          </table:table-cell>
          <table:table-cell table:formula="of:=LN([.C7])" office:value-type="float" office:value="-0.820401628769176" calcext:value-type="float">
            <text:p>-0.820401628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339448" calcext:value-type="float">
            <text:p>0.339448</text:p>
          </table:table-cell>
          <table:table-cell table:formula="of:=AVERAGE([.B4:.B13])" office:value-type="float" office:value="0.3566483" calcext:value-type="float">
            <text:p>0.3566483</text:p>
          </table:table-cell>
          <table:table-cell table:formula="of:=LN([.C8])" office:value-type="float" office:value="-1.03100513684733" calcext:value-type="float">
            <text:p>-1.0310051368</text:p>
          </table:table-cell>
        </table:table-row>
        <table:table-row table:style-name="ro1">
          <table:table-cell office:value-type="float" office:value="3.8025" calcext:value-type="float">
            <text:p>3.8025</text:p>
          </table:table-cell>
          <table:table-cell office:value-type="float" office:value="0.289172" calcext:value-type="float">
            <text:p>0.289172</text:p>
          </table:table-cell>
          <table:table-cell table:formula="of:=AVERAGE([.B5:.B14])" office:value-type="float" office:value="0.3001104" calcext:value-type="float">
            <text:p>0.3001104</text:p>
          </table:table-cell>
          <table:table-cell table:formula="of:=LN([.C9])" office:value-type="float" office:value="-1.20360487202133" calcext:value-type="float">
            <text:p>-1.203604872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0.246483" calcext:value-type="float">
            <text:p>0.246483</text:p>
          </table:table-cell>
          <table:table-cell table:formula="of:=AVERAGE([.B6:.B15])" office:value-type="float" office:value="0.2579311" calcext:value-type="float">
            <text:p>0.2579311</text:p>
          </table:table-cell>
          <table:table-cell table:formula="of:=LN([.C10])" office:value-type="float" office:value="-1.35506278398943" calcext:value-type="float">
            <text:p>-1.355062784</text:p>
          </table:table-cell>
        </table:table-row>
        <table:table-row table:style-name="ro1">
          <table:table-cell office:value-type="float" office:value="4.6475" calcext:value-type="float">
            <text:p>4.6475</text:p>
          </table:table-cell>
          <table:table-cell office:value-type="float" office:value="0.216138" calcext:value-type="float">
            <text:p>0.216138</text:p>
          </table:table-cell>
          <table:table-cell table:formula="of:=AVERAGE([.B7:.B16])" office:value-type="float" office:value="0.2226552" calcext:value-type="float">
            <text:p>0.2226552</text:p>
          </table:table-cell>
          <table:table-cell table:formula="of:=LN([.C11])" office:value-type="float" office:value="-1.50213089244561" calcext:value-type="float">
            <text:p>-1.5021308924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190138" calcext:value-type="float">
            <text:p>0.190138</text:p>
          </table:table-cell>
          <table:table-cell table:formula="of:=AVERAGE([.B8:.B17])" office:value-type="float" office:value="0.1955104" calcext:value-type="float">
            <text:p>0.1955104</text:p>
          </table:table-cell>
          <table:table-cell table:formula="of:=LN([.C12])" office:value-type="float" office:value="-1.63214170404068" calcext:value-type="float">
            <text:p>-1.632141704</text:p>
          </table:table-cell>
        </table:table-row>
        <table:table-row table:style-name="ro1">
          <table:table-cell office:value-type="float" office:value="5.4925" calcext:value-type="float">
            <text:p>5.4925</text:p>
          </table:table-cell>
          <table:table-cell office:value-type="float" office:value="0.164345" calcext:value-type="float">
            <text:p>0.164345</text:p>
          </table:table-cell>
          <table:table-cell table:formula="of:=AVERAGE([.B9:.B18])" office:value-type="float" office:value="0.17124146" calcext:value-type="float">
            <text:p>0.17124146</text:p>
          </table:table-cell>
          <table:table-cell table:formula="of:=LN([.C13])" office:value-type="float" office:value="-1.76468067169642" calcext:value-type="float">
            <text:p>-1.7646806717</text:p>
          </table:table-cell>
        </table:table-row>
        <table:table-row table:style-name="ro1">
          <table:table-cell office:value-type="float" office:value="5.915" calcext:value-type="float">
            <text:p>5.915</text:p>
          </table:table-cell>
          <table:table-cell office:value-type="float" office:value="0.144897" calcext:value-type="float">
            <text:p>0.144897</text:p>
          </table:table-cell>
          <table:table-cell table:formula="of:=AVERAGE([.B10:.B19])" office:value-type="float" office:value="0.1508415" calcext:value-type="float">
            <text:p>0.1508415</text:p>
          </table:table-cell>
          <table:table-cell table:formula="of:=LN([.C14])" office:value-type="float" office:value="-1.89152566232957" calcext:value-type="float">
            <text:p>-1.8915256623</text:p>
          </table:table-cell>
        </table:table-row>
        <table:table-row table:style-name="ro1">
          <table:table-cell office:value-type="float" office:value="6.3375" calcext:value-type="float">
            <text:p>6.3375</text:p>
          </table:table-cell>
          <table:table-cell office:value-type="float" office:value="0.136552" calcext:value-type="float">
            <text:p>0.136552</text:p>
          </table:table-cell>
          <table:table-cell table:formula="of:=AVERAGE([.B11:.B20])" office:value-type="float" office:value="0.13436561" calcext:value-type="float">
            <text:p>0.13436561</text:p>
          </table:table-cell>
          <table:table-cell table:formula="of:=LN([.C15])" office:value-type="float" office:value="-2.00719076161163" calcext:value-type="float">
            <text:p>-2.0071907616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122" calcext:value-type="float">
            <text:p>0.122</text:p>
          </table:table-cell>
          <table:table-cell table:formula="of:=AVERAGE([.B12:.B21])" office:value-type="float" office:value="0.12021388" calcext:value-type="float">
            <text:p>0.12021388</text:p>
          </table:table-cell>
          <table:table-cell table:formula="of:=LN([.C16])" office:value-type="float" office:value="-2.11848278933801" calcext:value-type="float">
            <text:p>-2.1184827893</text:p>
          </table:table-cell>
        </table:table-row>
        <table:table-row table:style-name="ro1">
          <table:table-cell office:value-type="float" office:value="7.1825" calcext:value-type="float">
            <text:p>7.1825</text:p>
          </table:table-cell>
          <table:table-cell office:value-type="float" office:value="0.105931" calcext:value-type="float">
            <text:p>0.105931</text:p>
          </table:table-cell>
          <table:table-cell table:formula="of:=AVERAGE([.B13:.B22])" office:value-type="float" office:value="0.1075587" calcext:value-type="float">
            <text:p>0.1075587</text:p>
          </table:table-cell>
          <table:table-cell table:formula="of:=LN([.C17])" office:value-type="float" office:value="-2.22971853393194" calcext:value-type="float">
            <text:p>-2.2297185339</text:p>
          </table:table-cell>
        </table:table-row>
        <table:table-row table:style-name="ro1">
          <table:table-cell office:value-type="float" office:value="7.605" calcext:value-type="float">
            <text:p>7.605</text:p>
          </table:table-cell>
          <table:table-cell office:value-type="float" office:value="0.0967586" calcext:value-type="float">
            <text:p>0.0967586</text:p>
          </table:table-cell>
          <table:table-cell table:formula="of:=AVERAGE([.B14:.B23])" office:value-type="float" office:value="0.09715868" calcext:value-type="float">
            <text:p>0.09715868</text:p>
          </table:table-cell>
          <table:table-cell table:formula="of:=LN([.C18])" office:value-type="float" office:value="-2.33140976077825" calcext:value-type="float">
            <text:p>-2.3314097608</text:p>
          </table:table-cell>
        </table:table-row>
        <table:table-row table:style-name="ro1">
          <table:table-cell office:value-type="float" office:value="8.0275" calcext:value-type="float">
            <text:p>8.0275</text:p>
          </table:table-cell>
          <table:table-cell office:value-type="float" office:value="0.0851724" calcext:value-type="float">
            <text:p>0.0851724</text:p>
          </table:table-cell>
          <table:table-cell table:formula="of:=AVERAGE([.B15:.B24])" office:value-type="float" office:value="0.08820001" calcext:value-type="float">
            <text:p>0.08820001</text:p>
          </table:table-cell>
          <table:table-cell table:formula="of:=LN([.C19])" office:value-type="float" office:value="-2.42814820259071" calcext:value-type="float">
            <text:p>-2.4281482026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817241" calcext:value-type="float">
            <text:p>0.0817241</text:p>
          </table:table-cell>
          <table:table-cell table:formula="of:=AVERAGE([.B16:.B25])" office:value-type="float" office:value="0.07942067" calcext:value-type="float">
            <text:p>0.07942067</text:p>
          </table:table-cell>
          <table:table-cell table:formula="of:=LN([.C20])" office:value-type="float" office:value="-2.53299661715244" calcext:value-type="float">
            <text:p>-2.5329966172</text:p>
          </table:table-cell>
        </table:table-row>
        <table:table-row table:style-name="ro1">
          <table:table-cell office:value-type="float" office:value="8.8725" calcext:value-type="float">
            <text:p>8.8725</text:p>
          </table:table-cell>
          <table:table-cell office:value-type="float" office:value="0.0746207" calcext:value-type="float">
            <text:p>0.0746207</text:p>
          </table:table-cell>
          <table:table-cell table:formula="of:=AVERAGE([.B17:.B26])" office:value-type="float" office:value="0.0719586" calcext:value-type="float">
            <text:p>0.0719586</text:p>
          </table:table-cell>
          <table:table-cell table:formula="of:=LN([.C21])" office:value-type="float" office:value="-2.63166432534198" calcext:value-type="float">
            <text:p>-2.6316643253</text:p>
          </table:table-cell>
        </table:table-row>
        <table:table-row table:style-name="ro1">
          <table:table-cell office:value-type="float" office:value="9.295" calcext:value-type="float">
            <text:p>9.295</text:p>
          </table:table-cell>
          <table:table-cell office:value-type="float" office:value="0.0635862" calcext:value-type="float">
            <text:p>0.0635862</text:p>
          </table:table-cell>
          <table:table-cell table:formula="of:=AVERAGE([.B18:.B27])" office:value-type="float" office:value="0.06554481" calcext:value-type="float">
            <text:p>0.06554481</text:p>
          </table:table-cell>
          <table:table-cell table:formula="of:=LN([.C22])" office:value-type="float" office:value="-2.7250212481084" calcext:value-type="float">
            <text:p>-2.7250212481</text:p>
          </table:table-cell>
        </table:table-row>
        <table:table-row table:style-name="ro1">
          <table:table-cell office:value-type="float" office:value="9.7175" calcext:value-type="float">
            <text:p>9.7175</text:p>
          </table:table-cell>
          <table:table-cell office:value-type="float" office:value="0.0603448" calcext:value-type="float">
            <text:p>0.0603448</text:p>
          </table:table-cell>
          <table:table-cell table:formula="of:=AVERAGE([.B19:.B28])" office:value-type="float" office:value="0.05957929" calcext:value-type="float">
            <text:p>0.05957929</text:p>
          </table:table-cell>
          <table:table-cell table:formula="of:=LN([.C23])" office:value-type="float" office:value="-2.82044724851859" calcext:value-type="float">
            <text:p>-2.8204472485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0553103" calcext:value-type="float">
            <text:p>0.0553103</text:p>
          </table:table-cell>
          <table:table-cell table:formula="of:=AVERAGE([.B20:.B29])" office:value-type="float" office:value="0.05451033" calcext:value-type="float">
            <text:p>0.05451033</text:p>
          </table:table-cell>
          <table:table-cell table:formula="of:=LN([.C24])" office:value-type="float" office:value="-2.90936505398921" calcext:value-type="float">
            <text:p>-2.909365054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0.0487586" calcext:value-type="float">
            <text:p>0.0487586</text:p>
          </table:table-cell>
          <table:table-cell table:formula="of:=AVERAGE([.B21:.B30])" office:value-type="float" office:value="0.04956551" calcext:value-type="float">
            <text:p>0.04956551</text:p>
          </table:table-cell>
          <table:table-cell table:formula="of:=LN([.C25])" office:value-type="float" office:value="-3.0044600500314" calcext:value-type="float">
            <text:p>-3.00446005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  <table:table-cell office:value-type="float" office:value="0.0473793" calcext:value-type="float">
            <text:p>0.0473793</text:p>
          </table:table-cell>
          <table:table-cell table:formula="of:=AVERAGE([.B22:.B31])" office:value-type="float" office:value="0.04545516" calcext:value-type="float">
            <text:p>0.04545516</text:p>
          </table:table-cell>
          <table:table-cell table:formula="of:=LN([.C26])" office:value-type="float" office:value="-3.09102893344971" calcext:value-type="float">
            <text:p>-3.0910289334</text:p>
          </table:table-cell>
        </table:table-row>
        <table:table-row table:style-name="ro1">
          <table:table-cell office:value-type="float" office:value="11.4075" calcext:value-type="float">
            <text:p>11.4075</text:p>
          </table:table-cell>
          <table:table-cell office:value-type="float" office:value="0.0417931" calcext:value-type="float">
            <text:p>0.0417931</text:p>
          </table:table-cell>
          <table:table-cell table:formula="of:=AVERAGE([.B23:.B32])" office:value-type="float" office:value="0.0417793" calcext:value-type="float">
            <text:p>0.0417793</text:p>
          </table:table-cell>
          <table:table-cell table:formula="of:=LN([.C27])" office:value-type="float" office:value="-3.17535427742203" calcext:value-type="float">
            <text:p>-3.1753542774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0.0371034" calcext:value-type="float">
            <text:p>0.0371034</text:p>
          </table:table-cell>
          <table:table-cell table:formula="of:=AVERAGE([.B24:.B33])" office:value-type="float" office:value="0.0381793" calcext:value-type="float">
            <text:p>0.0381793</text:p>
          </table:table-cell>
          <table:table-cell table:formula="of:=LN([.C28])" office:value-type="float" office:value="-3.265461795059" calcext:value-type="float">
            <text:p>-3.2654617951</text:p>
          </table:table-cell>
        </table:table-row>
        <table:table-row table:style-name="ro1">
          <table:table-cell office:value-type="float" office:value="12.2525" calcext:value-type="float">
            <text:p>12.2525</text:p>
          </table:table-cell>
          <table:table-cell office:value-type="float" office:value="0.0344828" calcext:value-type="float">
            <text:p>0.0344828</text:p>
          </table:table-cell>
          <table:table-cell table:formula="of:=AVERAGE([.B25:.B34])" office:value-type="float" office:value="0.03500689" calcext:value-type="float">
            <text:p>0.03500689</text:p>
          </table:table-cell>
          <table:table-cell table:formula="of:=LN([.C29])" office:value-type="float" office:value="-3.35221037972369" calcext:value-type="float">
            <text:p>-3.3522103797</text:p>
          </table:table-cell>
        </table:table-row>
        <table:table-row table:style-name="ro1">
          <table:table-cell office:value-type="float" office:value="12.675" calcext:value-type="float">
            <text:p>12.675</text:p>
          </table:table-cell>
          <table:table-cell office:value-type="float" office:value="0.0322759" calcext:value-type="float">
            <text:p>0.0322759</text:p>
          </table:table-cell>
          <table:table-cell table:formula="of:=AVERAGE([.B26:.B35])" office:value-type="float" office:value="0.0324" calcext:value-type="float">
            <text:p>0.0324</text:p>
          </table:table-cell>
          <table:table-cell table:formula="of:=LN([.C30])" office:value-type="float" office:value="-3.42959685618385" calcext:value-type="float">
            <text:p>-3.4295968562</text:p>
          </table:table-cell>
        </table:table-row>
        <table:table-row table:style-name="ro1">
          <table:table-cell office:value-type="float" office:value="13.0975" calcext:value-type="float">
            <text:p>13.0975</text:p>
          </table:table-cell>
          <table:table-cell office:value-type="float" office:value="0.0335172" calcext:value-type="float">
            <text:p>0.0335172</text:p>
          </table:table-cell>
          <table:table-cell table:formula="of:=AVERAGE([.B27:.B36])" office:value-type="float" office:value="0.02965517" calcext:value-type="float">
            <text:p>0.02965517</text:p>
          </table:table-cell>
          <table:table-cell table:formula="of:=LN([.C31])" office:value-type="float" office:value="-3.51811880111641" calcext:value-type="float">
            <text:p>-3.5181188011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0268276" calcext:value-type="float">
            <text:p>0.0268276</text:p>
          </table:table-cell>
          <table:table-cell table:formula="of:=AVERAGE([.B28:.B37])" office:value-type="float" office:value="0.02706896" calcext:value-type="float">
            <text:p>0.02706896</text:p>
          </table:table-cell>
          <table:table-cell table:formula="of:=LN([.C32])" office:value-type="float" office:value="-3.60936759500788" calcext:value-type="float">
            <text:p>-3.609367595</text:p>
          </table:table-cell>
        </table:table-row>
        <table:table-row table:style-name="ro1">
          <table:table-cell office:value-type="float" office:value="13.9425" calcext:value-type="float">
            <text:p>13.9425</text:p>
          </table:table-cell>
          <table:table-cell office:value-type="float" office:value="0.0243448" calcext:value-type="float">
            <text:p>0.0243448</text:p>
          </table:table-cell>
          <table:table-cell table:formula="of:=AVERAGE([.B29:.B38])" office:value-type="float" office:value="0.02506896" calcext:value-type="float">
            <text:p>0.02506896</text:p>
          </table:table-cell>
          <table:table-cell table:formula="of:=LN([.C33])" office:value-type="float" office:value="-3.68612485151765" calcext:value-type="float">
            <text:p>-3.6861248515</text:p>
          </table:table-cell>
        </table:table-row>
        <table:table-row table:style-name="ro1">
          <table:table-cell office:value-type="float" office:value="14.365" calcext:value-type="float">
            <text:p>14.365</text:p>
          </table:table-cell>
          <table:table-cell office:value-type="float" office:value="0.0235862" calcext:value-type="float">
            <text:p>0.0235862</text:p>
          </table:table-cell>
          <table:table-cell table:formula="of:=AVERAGE([.B30:.B39])" office:value-type="float" office:value="0.0231793" calcext:value-type="float">
            <text:p>0.0231793</text:p>
          </table:table-cell>
          <table:table-cell table:formula="of:=LN([.C34])" office:value-type="float" office:value="-3.76449563997345" calcext:value-type="float">
            <text:p>-3.76449564</text:p>
          </table:table-cell>
        </table:table-row>
        <table:table-row table:style-name="ro1">
          <table:table-cell office:value-type="float" office:value="14.7875" calcext:value-type="float">
            <text:p>14.7875</text:p>
          </table:table-cell>
          <table:table-cell office:value-type="float" office:value="0.0226897" calcext:value-type="float">
            <text:p>0.0226897</text:p>
          </table:table-cell>
          <table:table-cell table:formula="of:=AVERAGE([.B31:.B40])" office:value-type="float" office:value="0.02148274" calcext:value-type="float">
            <text:p>0.02148274</text:p>
          </table:table-cell>
          <table:table-cell table:formula="of:=LN([.C35])" office:value-type="float" office:value="-3.84050545695521" calcext:value-type="float">
            <text:p>-3.840505457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019931" calcext:value-type="float">
            <text:p>0.019931</text:p>
          </table:table-cell>
          <table:table-cell table:formula="of:=AVERAGE([.B32:.B41])" office:value-type="float" office:value="0.01932412" calcext:value-type="float">
            <text:p>0.01932412</text:p>
          </table:table-cell>
          <table:table-cell table:formula="of:=LN([.C36])" office:value-type="float" office:value="-3.94640122241483" calcext:value-type="float">
            <text:p>-3.9464012224</text:p>
          </table:table-cell>
        </table:table-row>
        <table:table-row table:style-name="ro1">
          <table:table-cell office:value-type="float" office:value="15.6325" calcext:value-type="float">
            <text:p>15.6325</text:p>
          </table:table-cell>
          <table:table-cell office:value-type="float" office:value="0.015931" calcext:value-type="float">
            <text:p>0.015931</text:p>
          </table:table-cell>
          <table:table-cell table:formula="of:=AVERAGE([.B33:.B42])" office:value-type="float" office:value="0.01802067" calcext:value-type="float">
            <text:p>0.01802067</text:p>
          </table:table-cell>
          <table:table-cell table:formula="of:=LN([.C37])" office:value-type="float" office:value="-4.01623584658304" calcext:value-type="float">
            <text:p>-4.0162358466</text:p>
          </table:table-cell>
        </table:table-row>
        <table:table-row table:style-name="ro1">
          <table:table-cell office:value-type="float" office:value="16.055" calcext:value-type="float">
            <text:p>16.055</text:p>
          </table:table-cell>
          <table:table-cell office:value-type="float" office:value="0.0171034" calcext:value-type="float">
            <text:p>0.0171034</text:p>
          </table:table-cell>
          <table:table-cell table:formula="of:=AVERAGE([.B34:.B43])" office:value-type="float" office:value="0.01679309" calcext:value-type="float">
            <text:p>0.01679309</text:p>
          </table:table-cell>
          <table:table-cell table:formula="of:=LN([.C38])" office:value-type="float" office:value="-4.0867877867077" calcext:value-type="float">
            <text:p>-4.0867877867</text:p>
          </table:table-cell>
        </table:table-row>
        <table:table-row table:style-name="ro1">
          <table:table-cell office:value-type="float" office:value="16.4775" calcext:value-type="float">
            <text:p>16.4775</text:p>
          </table:table-cell>
          <table:table-cell office:value-type="float" office:value="0.0155862" calcext:value-type="float">
            <text:p>0.0155862</text:p>
          </table:table-cell>
          <table:table-cell table:formula="of:=AVERAGE([.B35:.B44])" office:value-type="float" office:value="0.01555171" calcext:value-type="float">
            <text:p>0.01555171</text:p>
          </table:table-cell>
          <table:table-cell table:formula="of:=LN([.C39])" office:value-type="float" office:value="-4.16358467855726" calcext:value-type="float">
            <text:p>-4.163584678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153103" calcext:value-type="float">
            <text:p>0.0153103</text:p>
          </table:table-cell>
          <table:table-cell table:formula="of:=AVERAGE([.B36:.B45])" office:value-type="float" office:value="0.01435171" calcext:value-type="float">
            <text:p>0.01435171</text:p>
          </table:table-cell>
          <table:table-cell table:formula="of:=LN([.C40])" office:value-type="float" office:value="-4.24388618011288" calcext:value-type="float">
            <text:p>-4.2438861801</text:p>
          </table:table-cell>
        </table:table-row>
        <table:table-row table:style-name="ro1">
          <table:table-cell office:value-type="float" office:value="17.3225" calcext:value-type="float">
            <text:p>17.3225</text:p>
          </table:table-cell>
          <table:table-cell office:value-type="float" office:value="0.011931" calcext:value-type="float">
            <text:p>0.011931</text:p>
          </table:table-cell>
          <table:table-cell table:formula="of:=AVERAGE([.B37:.B46])" office:value-type="float" office:value="0.013282748" calcext:value-type="float">
            <text:p>0.013282748</text:p>
          </table:table-cell>
          <table:table-cell table:formula="of:=LN([.C41])" office:value-type="float" office:value="-4.32128922862959" calcext:value-type="float">
            <text:p>-4.3212892286</text:p>
          </table:table-cell>
        </table:table-row>
        <table:table-row table:style-name="ro1">
          <table:table-cell office:value-type="float" office:value="17.745" calcext:value-type="float">
            <text:p>17.745</text:p>
          </table:table-cell>
          <table:table-cell office:value-type="float" office:value="0.0137931" calcext:value-type="float">
            <text:p>0.0137931</text:p>
          </table:table-cell>
          <table:table-cell table:formula="of:=AVERAGE([.B38:.B47])" office:value-type="float" office:value="0.012620682" calcext:value-type="float">
            <text:p>0.012620682</text:p>
          </table:table-cell>
          <table:table-cell table:formula="of:=LN([.C42])" office:value-type="float" office:value="-4.37241838212481" calcext:value-type="float">
            <text:p>-4.3724183821</text:p>
          </table:table-cell>
        </table:table-row>
        <table:table-row table:style-name="ro1">
          <table:table-cell office:value-type="float" office:value="18.1675" calcext:value-type="float">
            <text:p>18.1675</text:p>
          </table:table-cell>
          <table:table-cell office:value-type="float" office:value="0.012069" calcext:value-type="float">
            <text:p>0.012069</text:p>
          </table:table-cell>
          <table:table-cell table:formula="of:=AVERAGE([.B39:.B48])" office:value-type="float" office:value="0.01183448" calcext:value-type="float">
            <text:p>0.01183448</text:p>
          </table:table-cell>
          <table:table-cell table:formula="of:=LN([.C43])" office:value-type="float" office:value="-4.43673797445506" calcext:value-type="float">
            <text:p>-4.4367379745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0.0111724" calcext:value-type="float">
            <text:p>0.0111724</text:p>
          </table:table-cell>
          <table:table-cell table:formula="of:=AVERAGE([.B40:.B49])" office:value-type="float" office:value="0.010917239" calcext:value-type="float">
            <text:p>0.010917239</text:p>
          </table:table-cell>
          <table:table-cell table:formula="of:=LN([.C44])" office:value-type="float" office:value="-4.51741217946234" calcext:value-type="float">
            <text:p>-4.5174121795</text:p>
          </table:table-cell>
        </table:table-row>
        <table:table-row table:style-name="ro1">
          <table:table-cell office:value-type="float" office:value="19.0125" calcext:value-type="float">
            <text:p>19.0125</text:p>
          </table:table-cell>
          <table:table-cell office:value-type="float" office:value="0.0106897" calcext:value-type="float">
            <text:p>0.0106897</text:p>
          </table:table-cell>
          <table:table-cell table:formula="of:=AVERAGE([.B41:.B50])" office:value-type="float" office:value="0.01014483" calcext:value-type="float">
            <text:p>0.01014483</text:p>
          </table:table-cell>
          <table:table-cell table:formula="of:=LN([.C45])" office:value-type="float" office:value="-4.59079106286792" calcext:value-type="float">
            <text:p>-4.5907910629</text:p>
          </table:table-cell>
        </table:table-row>
        <table:table-row table:style-name="ro1">
          <table:table-cell office:value-type="float" office:value="19.435" calcext:value-type="float">
            <text:p>19.435</text:p>
          </table:table-cell>
          <table:table-cell office:value-type="float" office:value="0.00924138" calcext:value-type="float">
            <text:p>0.00924138</text:p>
          </table:table-cell>
          <table:table-cell table:formula="of:=AVERAGE([.B42:.B51])" office:value-type="float" office:value="0.009696558" calcext:value-type="float">
            <text:p>0.009696558</text:p>
          </table:table-cell>
          <table:table-cell table:formula="of:=LN([.C46])" office:value-type="float" office:value="-4.63598430180614" calcext:value-type="float">
            <text:p>-4.6359843018</text:p>
          </table:table-cell>
        </table:table-row>
        <table:table-row table:style-name="ro1">
          <table:table-cell office:value-type="float" office:value="19.8575" calcext:value-type="float">
            <text:p>19.8575</text:p>
          </table:table-cell>
          <table:table-cell office:value-type="float" office:value="0.00931034" calcext:value-type="float">
            <text:p>0.00931034</text:p>
          </table:table-cell>
          <table:table-cell table:formula="of:=AVERAGE([.B43:.B52])" office:value-type="float" office:value="0.009006903" calcext:value-type="float">
            <text:p>0.009006903</text:p>
          </table:table-cell>
          <table:table-cell table:formula="of:=LN([.C47])" office:value-type="float" office:value="-4.7097639956401" calcext:value-type="float">
            <text:p>-4.709763995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0.00924138" calcext:value-type="float">
            <text:p>0.00924138</text:p>
          </table:table-cell>
          <table:table-cell table:formula="of:=AVERAGE([.B44:.B53])" office:value-type="float" office:value="0.0082069" calcext:value-type="float">
            <text:p>0.0082069</text:p>
          </table:table-cell>
          <table:table-cell table:formula="of:=LN([.C48])" office:value-type="float" office:value="-4.80278001512916" calcext:value-type="float">
            <text:p>-4.8027800151</text:p>
          </table:table-cell>
        </table:table-row>
        <table:table-row table:style-name="ro1">
          <table:table-cell office:value-type="float" office:value="20.7025" calcext:value-type="float">
            <text:p>20.7025</text:p>
          </table:table-cell>
          <table:table-cell office:value-type="float" office:value="0.00641379" calcext:value-type="float">
            <text:p>0.00641379</text:p>
          </table:table-cell>
          <table:table-cell table:formula="of:=AVERAGE([.B45:.B54])" office:value-type="float" office:value="0.007613798" calcext:value-type="float">
            <text:p>0.007613798</text:p>
          </table:table-cell>
          <table:table-cell table:formula="of:=LN([.C49])" office:value-type="float" office:value="-4.87779315144994" calcext:value-type="float">
            <text:p>-4.877793151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0.00758621" calcext:value-type="float">
            <text:p>0.00758621</text:p>
          </table:table-cell>
          <table:table-cell table:formula="of:=AVERAGE([.B46:.B55])" office:value-type="float" office:value="0.007110345" calcext:value-type="float">
            <text:p>0.007110345</text:p>
          </table:table-cell>
          <table:table-cell table:formula="of:=LN([.C50])" office:value-type="float" office:value="-4.94620451313745" calcext:value-type="float">
            <text:p>-4.9462045131</text:p>
          </table:table-cell>
        </table:table-row>
        <table:table-row table:style-name="ro1">
          <table:table-cell office:value-type="float" office:value="21.5475" calcext:value-type="float">
            <text:p>21.5475</text:p>
          </table:table-cell>
          <table:table-cell office:value-type="float" office:value="0.00744828" calcext:value-type="float">
            <text:p>0.00744828</text:p>
          </table:table-cell>
          <table:table-cell table:formula="of:=AVERAGE([.B47:.B56])" office:value-type="float" office:value="0.006641379" calcext:value-type="float">
            <text:p>0.006641379</text:p>
          </table:table-cell>
          <table:table-cell table:formula="of:=LN([.C51])" office:value-type="float" office:value="-5.01443565633356" calcext:value-type="float">
            <text:p>-5.0144356563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0.00689655" calcext:value-type="float">
            <text:p>0.00689655</text:p>
          </table:table-cell>
          <table:table-cell table:formula="of:=AVERAGE([.B48:.B57])" office:value-type="float" office:value="0.006131035" calcext:value-type="float">
            <text:p>0.006131035</text:p>
          </table:table-cell>
          <table:table-cell table:formula="of:=LN([.C52])" office:value-type="float" office:value="-5.09439170152436" calcext:value-type="float">
            <text:p>-5.0943917015</text:p>
          </table:table-cell>
        </table:table-row>
        <table:table-row table:style-name="ro1">
          <table:table-cell office:value-type="float" office:value="22.3925" calcext:value-type="float">
            <text:p>22.3925</text:p>
          </table:table-cell>
          <table:table-cell office:value-type="float" office:value="0.00406897" calcext:value-type="float">
            <text:p>0.00406897</text:p>
          </table:table-cell>
          <table:table-cell table:formula="of:=AVERAGE([.B49:.B58])" office:value-type="float" office:value="0.0056" calcext:value-type="float">
            <text:p>0.0056</text:p>
          </table:table-cell>
          <table:table-cell table:formula="of:=LN([.C53])" office:value-type="float" office:value="-5.18498868124103" calcext:value-type="float">
            <text:p>-5.1849886812</text:p>
          </table:table-cell>
        </table:table-row>
        <table:table-row table:style-name="ro1">
          <table:table-cell office:value-type="float" office:value="22.815" calcext:value-type="float">
            <text:p>22.815</text:p>
          </table:table-cell>
          <table:table-cell office:value-type="float" office:value="0.00524138" calcext:value-type="float">
            <text:p>0.00524138</text:p>
          </table:table-cell>
          <table:table-cell table:formula="of:=AVERAGE([.B50:.B59])" office:value-type="float" office:value="0.005324138" calcext:value-type="float">
            <text:p>0.005324138</text:p>
          </table:table-cell>
          <table:table-cell table:formula="of:=LN([.C54])" office:value-type="float" office:value="-5.23550445842457" calcext:value-type="float">
            <text:p>-5.2355044584</text:p>
          </table:table-cell>
        </table:table-row>
        <table:table-row table:style-name="ro1">
          <table:table-cell office:value-type="float" office:value="23.2375" calcext:value-type="float">
            <text:p>23.2375</text:p>
          </table:table-cell>
          <table:table-cell office:value-type="float" office:value="0.00565517" calcext:value-type="float">
            <text:p>0.00565517</text:p>
          </table:table-cell>
          <table:table-cell table:formula="of:=AVERAGE([.B51:.B60])" office:value-type="float" office:value="0.004924138" calcext:value-type="float">
            <text:p>0.004924138</text:p>
          </table:table-cell>
          <table:table-cell table:formula="of:=LN([.C55])" office:value-type="float" office:value="-5.31360604505753" calcext:value-type="float">
            <text:p>-5.3136060451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0.00455172" calcext:value-type="float">
            <text:p>0.00455172</text:p>
          </table:table-cell>
          <table:table-cell table:formula="of:=AVERAGE([.B52:.B61])" office:value-type="float" office:value="0.004517241" calcext:value-type="float">
            <text:p>0.004517241</text:p>
          </table:table-cell>
          <table:table-cell table:formula="of:=LN([.C56])" office:value-type="float" office:value="-5.39985386973693" calcext:value-type="float">
            <text:p>-5.3998538697</text:p>
          </table:table-cell>
        </table:table-row>
        <table:table-row table:style-name="ro1">
          <table:table-cell office:value-type="float" office:value="24.0825" calcext:value-type="float">
            <text:p>24.0825</text:p>
          </table:table-cell>
          <table:table-cell office:value-type="float" office:value="0.0042069" calcext:value-type="float">
            <text:p>0.0042069</text:p>
          </table:table-cell>
          <table:table-cell table:formula="of:=AVERAGE([.B53:.B62])" office:value-type="float" office:value="0.004193103" calcext:value-type="float">
            <text:p>0.004193103</text:p>
          </table:table-cell>
          <table:table-cell table:formula="of:=LN([.C57])" office:value-type="float" office:value="-5.47431424634445" calcext:value-type="float">
            <text:p>-5.4743142463</text:p>
          </table:table-cell>
        </table:table-row>
        <table:table-row table:style-name="ro1">
          <table:table-cell office:value-type="float" office:value="24.505" calcext:value-type="float">
            <text:p>24.505</text:p>
          </table:table-cell>
          <table:table-cell office:value-type="float" office:value="0.00393103" calcext:value-type="float">
            <text:p>0.00393103</text:p>
          </table:table-cell>
          <table:table-cell table:formula="of:=AVERAGE([.B54:.B63])" office:value-type="float" office:value="0.00411724" calcext:value-type="float">
            <text:p>0.00411724</text:p>
          </table:table-cell>
          <table:table-cell table:formula="of:=LN([.C58])" office:value-type="float" office:value="-5.49257224301854" calcext:value-type="float">
            <text:p>-5.492572243</text:p>
          </table:table-cell>
        </table:table-row>
        <table:table-row table:style-name="ro1">
          <table:table-cell office:value-type="float" office:value="24.9275" calcext:value-type="float">
            <text:p>24.9275</text:p>
          </table:table-cell>
          <table:table-cell office:value-type="float" office:value="0.00365517" calcext:value-type="float">
            <text:p>0.00365517</text:p>
          </table:table-cell>
          <table:table-cell table:formula="of:=AVERAGE([.B55:.B64])" office:value-type="float" office:value="0.003862068" calcext:value-type="float">
            <text:p>0.003862068</text:p>
          </table:table-cell>
          <table:table-cell table:formula="of:=LN([.C59])" office:value-type="float" office:value="-5.55655248767355" calcext:value-type="float">
            <text:p>-5.5565524877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0.00358621" calcext:value-type="float">
            <text:p>0.00358621</text:p>
          </table:table-cell>
          <table:table-cell table:formula="of:=AVERAGE([.B56:.B65])" office:value-type="float" office:value="0.00353793" calcext:value-type="float">
            <text:p>0.00353793</text:p>
          </table:table-cell>
          <table:table-cell table:formula="of:=LN([.C60])" office:value-type="float" office:value="-5.64421346862965" calcext:value-type="float">
            <text:p>-5.6442134686</text:p>
          </table:table-cell>
        </table:table-row>
        <table:table-row table:style-name="ro1">
          <table:table-cell office:value-type="float" office:value="25.7725" calcext:value-type="float">
            <text:p>25.7725</text:p>
          </table:table-cell>
          <table:table-cell office:value-type="float" office:value="0.00337931" calcext:value-type="float">
            <text:p>0.00337931</text:p>
          </table:table-cell>
          <table:table-cell table:formula="of:=AVERAGE([.B57:.B66])" office:value-type="float" office:value="0.003268965" calcext:value-type="float">
            <text:p>0.003268965</text:p>
          </table:table-cell>
          <table:table-cell table:formula="of:=LN([.C61])" office:value-type="float" office:value="-5.7232818579355" calcext:value-type="float">
            <text:p>-5.7232818579</text:p>
          </table:table-cell>
        </table:table-row>
        <table:table-row table:style-name="ro1">
          <table:table-cell office:value-type="float" office:value="26.195" calcext:value-type="float">
            <text:p>26.195</text:p>
          </table:table-cell>
          <table:table-cell office:value-type="float" office:value="0.00365517" calcext:value-type="float">
            <text:p>0.00365517</text:p>
          </table:table-cell>
          <table:table-cell table:formula="of:=AVERAGE([.B58:.B67])" office:value-type="float" office:value="0.003144827" calcext:value-type="float">
            <text:p>0.003144827</text:p>
          </table:table-cell>
          <table:table-cell table:formula="of:=LN([.C62])" office:value-type="float" office:value="-5.76199639829185" calcext:value-type="float">
            <text:p>-5.7619963983</text:p>
          </table:table-cell>
        </table:table-row>
        <table:table-row table:style-name="ro1">
          <table:table-cell office:value-type="float" office:value="26.6175" calcext:value-type="float">
            <text:p>26.6175</text:p>
          </table:table-cell>
          <table:table-cell office:value-type="float" office:value="0.00331034" calcext:value-type="float">
            <text:p>0.00331034</text:p>
          </table:table-cell>
          <table:table-cell table:formula="of:=AVERAGE([.B59:.B68])" office:value-type="float" office:value="0.002993103" calcext:value-type="float">
            <text:p>0.002993103</text:p>
          </table:table-cell>
          <table:table-cell table:formula="of:=LN([.C63])" office:value-type="float" office:value="-5.8114446370719" calcext:value-type="float">
            <text:p>-5.8114446371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0.00268966" calcext:value-type="float">
            <text:p>0.00268966</text:p>
          </table:table-cell>
          <table:table-cell table:formula="of:=AVERAGE([.B60:.B69])" office:value-type="float" office:value="0.002855172" calcext:value-type="float">
            <text:p>0.002855172</text:p>
          </table:table-cell>
          <table:table-cell table:formula="of:=LN([.C64])" office:value-type="float" office:value="-5.85862319250494" calcext:value-type="float">
            <text:p>-5.8586231925</text:p>
          </table:table-cell>
        </table:table-row>
        <table:table-row table:style-name="ro1">
          <table:table-cell office:value-type="float" office:value="27.4625" calcext:value-type="float">
            <text:p>27.4625</text:p>
          </table:table-cell>
          <table:table-cell office:value-type="float" office:value="0.00241379" calcext:value-type="float">
            <text:p>0.00241379</text:p>
          </table:table-cell>
          <table:table-cell table:formula="of:=AVERAGE([.B61:.B70])" office:value-type="float" office:value="0.002717241" calcext:value-type="float">
            <text:p>0.002717241</text:p>
          </table:table-cell>
          <table:table-cell table:formula="of:=LN([.C65])" office:value-type="float" office:value="-5.9081382516987" calcext:value-type="float">
            <text:p>-5.9081382517</text:p>
          </table:table-cell>
        </table:table-row>
        <table:table-row table:style-name="ro1">
          <table:table-cell office:value-type="float" office:value="27.885" calcext:value-type="float">
            <text:p>27.885</text:p>
          </table:table-cell>
          <table:table-cell office:value-type="float" office:value="0.00186207" calcext:value-type="float">
            <text:p>0.00186207</text:p>
          </table:table-cell>
          <table:table-cell table:formula="of:=AVERAGE([.B62:.B71])" office:value-type="float" office:value="0.00255862" calcext:value-type="float">
            <text:p>0.00255862</text:p>
          </table:table-cell>
          <table:table-cell table:formula="of:=LN([.C66])" office:value-type="float" office:value="-5.96828722833709" calcext:value-type="float">
            <text:p>-5.9682872283</text:p>
          </table:table-cell>
        </table:table-row>
        <table:table-row table:style-name="ro1">
          <table:table-cell office:value-type="float" office:value="28.3075" calcext:value-type="float">
            <text:p>28.3075</text:p>
          </table:table-cell>
          <table:table-cell office:value-type="float" office:value="0.00296552" calcext:value-type="float">
            <text:p>0.00296552</text:p>
          </table:table-cell>
          <table:table-cell table:formula="of:=AVERAGE([.B63:.B72])" office:value-type="float" office:value="0.00235862" calcext:value-type="float">
            <text:p>0.00235862</text:p>
          </table:table-cell>
          <table:table-cell table:formula="of:=LN([.C67])" office:value-type="float" office:value="-6.04967857673781" calcext:value-type="float">
            <text:p>-6.0496785767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0.00241379" calcext:value-type="float">
            <text:p>0.00241379</text:p>
          </table:table-cell>
          <table:table-cell table:formula="of:=AVERAGE([.B64:.B73])" office:value-type="float" office:value="0.002213793" calcext:value-type="float">
            <text:p>0.002213793</text:p>
          </table:table-cell>
          <table:table-cell table:formula="of:=LN([.C68])" office:value-type="float" office:value="-6.11304794500167" calcext:value-type="float">
            <text:p>-6.113047945</text:p>
          </table:table-cell>
        </table:table-row>
        <table:table-row table:style-name="ro1">
          <table:table-cell office:value-type="float" office:value="29.1525" calcext:value-type="float">
            <text:p>29.1525</text:p>
          </table:table-cell>
          <table:table-cell office:value-type="float" office:value="0.00227586" calcext:value-type="float">
            <text:p>0.00227586</text:p>
          </table:table-cell>
          <table:table-cell table:formula="of:=AVERAGE([.B65:.B74])" office:value-type="float" office:value="0.002151724" calcext:value-type="float">
            <text:p>0.002151724</text:p>
          </table:table-cell>
          <table:table-cell table:formula="of:=LN([.C69])" office:value-type="float" office:value="-6.1414858976958" calcext:value-type="float">
            <text:p>-6.1414858977</text:p>
          </table:table-cell>
        </table:table-row>
        <table:table-row table:style-name="ro1">
          <table:table-cell office:value-type="float" office:value="29.575" calcext:value-type="float">
            <text:p>29.575</text:p>
          </table:table-cell>
          <table:table-cell office:value-type="float" office:value="0.0022069" calcext:value-type="float">
            <text:p>0.0022069</text:p>
          </table:table-cell>
          <table:table-cell table:formula="of:=AVERAGE([.B66:.B75])" office:value-type="float" office:value="0.002055173" calcext:value-type="float">
            <text:p>0.002055173</text:p>
          </table:table-cell>
          <table:table-cell table:formula="of:=LN([.C70])" office:value-type="float" office:value="-6.18739524966245" calcext:value-type="float">
            <text:p>-6.1873952497</text:p>
          </table:table-cell>
        </table:table-row>
        <table:table-row table:style-name="ro1">
          <table:table-cell office:value-type="float" office:value="29.9975" calcext:value-type="float">
            <text:p>29.9975</text:p>
          </table:table-cell>
          <table:table-cell office:value-type="float" office:value="0.0017931" calcext:value-type="float">
            <text:p>0.0017931</text:p>
          </table:table-cell>
          <table:table-cell table:formula="of:=AVERAGE([.B67:.B76])" office:value-type="float" office:value="0.002082759" calcext:value-type="float">
            <text:p>0.002082759</text:p>
          </table:table-cell>
          <table:table-cell table:formula="of:=LN([.C71])" office:value-type="float" office:value="-6.17406182190865" calcext:value-type="float">
            <text:p>-6.1740618219</text:p>
          </table:table-cell>
        </table:table-row>
        <table:table-row table:style-name="ro1">
          <table:table-cell office:value-type="float" office:value="30.42" calcext:value-type="float">
            <text:p>30.42</text:p>
          </table:table-cell>
          <table:table-cell office:value-type="float" office:value="0.00165517" calcext:value-type="float">
            <text:p>0.00165517</text:p>
          </table:table-cell>
          <table:table-cell table:formula="of:=AVERAGE([.B68:.B77])" office:value-type="float" office:value="0.001924138" calcext:value-type="float">
            <text:p>0.001924138</text:p>
          </table:table-cell>
          <table:table-cell table:formula="of:=LN([.C72])" office:value-type="float" office:value="-6.25327720373905" calcext:value-type="float">
            <text:p>-6.2532772037</text:p>
          </table:table-cell>
        </table:table-row>
        <table:table-row table:style-name="ro1">
          <table:table-cell office:value-type="float" office:value="30.8425" calcext:value-type="float">
            <text:p>30.8425</text:p>
          </table:table-cell>
          <table:table-cell office:value-type="float" office:value="0.00186207" calcext:value-type="float">
            <text:p>0.00186207</text:p>
          </table:table-cell>
          <table:table-cell table:formula="of:=AVERAGE([.B69:.B78])" office:value-type="float" office:value="0.001806897" calcext:value-type="float">
            <text:p>0.001806897</text:p>
          </table:table-cell>
          <table:table-cell table:formula="of:=LN([.C73])" office:value-type="float" office:value="-6.31614426955004" calcext:value-type="float">
            <text:p>-6.3161442696</text:p>
          </table:table-cell>
        </table:table-row>
        <table:table-row table:style-name="ro1">
          <table:table-cell office:value-type="float" office:value="31.265" calcext:value-type="float">
            <text:p>31.265</text:p>
          </table:table-cell>
          <table:table-cell office:value-type="float" office:value="0.00206897" calcext:value-type="float">
            <text:p>0.00206897</text:p>
          </table:table-cell>
          <table:table-cell table:formula="of:=AVERAGE([.B70:.B79])" office:value-type="float" office:value="0.001717242" calcext:value-type="float">
            <text:p>0.001717242</text:p>
          </table:table-cell>
          <table:table-cell table:formula="of:=LN([.C74])" office:value-type="float" office:value="-6.36703576349229" calcext:value-type="float">
            <text:p>-6.3670357635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office:value-type="float" office:value="0.00144828" calcext:value-type="float">
            <text:p>0.00144828</text:p>
          </table:table-cell>
          <table:table-cell table:formula="of:=AVERAGE([.B71:.B80])" office:value-type="float" office:value="0.0015793106" calcext:value-type="float">
            <text:p>0.0015793106</text:p>
          </table:table-cell>
          <table:table-cell table:formula="of:=LN([.C75])" office:value-type="float" office:value="-6.45076685627643" calcext:value-type="float">
            <text:p>-6.4507668563</text:p>
          </table:table-cell>
        </table:table-row>
        <table:table-row table:style-name="ro1">
          <table:table-cell office:value-type="float" office:value="32.11" calcext:value-type="float">
            <text:p>32.11</text:p>
          </table:table-cell>
          <table:table-cell office:value-type="float" office:value="0.00213793" calcext:value-type="float">
            <text:p>0.00213793</text:p>
          </table:table-cell>
          <table:table-cell table:formula="of:=AVERAGE([.B72:.B81])" office:value-type="float" office:value="0.0014758627" calcext:value-type="float">
            <text:p>0.0014758627</text:p>
          </table:table-cell>
          <table:table-cell table:formula="of:=LN([.C76])" office:value-type="float" office:value="-6.51851257881086" calcext:value-type="float">
            <text:p>-6.5185125788</text:p>
          </table:table-cell>
        </table:table-row>
        <table:table-row table:style-name="ro1">
          <table:table-cell office:value-type="float" office:value="32.5325" calcext:value-type="float">
            <text:p>32.5325</text:p>
          </table:table-cell>
          <table:table-cell office:value-type="float" office:value="0.00137931" calcext:value-type="float">
            <text:p>0.00137931</text:p>
          </table:table-cell>
          <table:table-cell table:formula="of:=AVERAGE([.B73:.B82])" office:value-type="float" office:value="0.0013931043" calcext:value-type="float">
            <text:p>0.0013931043</text:p>
          </table:table-cell>
          <table:table-cell table:formula="of:=LN([.C77])" office:value-type="float" office:value="-6.57622071261556" calcext:value-type="float">
            <text:p>-6.5762207126</text:p>
          </table:table-cell>
        </table:table-row>
        <table:table-row table:style-name="ro1">
          <table:table-cell office:value-type="float" office:value="32.955" calcext:value-type="float">
            <text:p>32.955</text:p>
          </table:table-cell>
          <table:table-cell office:value-type="float" office:value="0.00124138" calcext:value-type="float">
            <text:p>0.00124138</text:p>
          </table:table-cell>
          <table:table-cell table:formula="of:=AVERAGE([.B74:.B83])" office:value-type="float" office:value="0.0012758628" calcext:value-type="float">
            <text:p>0.0012758628</text:p>
          </table:table-cell>
          <table:table-cell table:formula="of:=LN([.C78])" office:value-type="float" office:value="-6.66413262335158" calcext:value-type="float">
            <text:p>-6.6641326234</text:p>
          </table:table-cell>
        </table:table-row>
        <table:table-row table:style-name="ro1">
          <table:table-cell office:value-type="float" office:value="33.3775" calcext:value-type="float">
            <text:p>33.3775</text:p>
          </table:table-cell>
          <table:table-cell office:value-type="float" office:value="0.00137931" calcext:value-type="float">
            <text:p>0.00137931</text:p>
          </table:table-cell>
          <table:table-cell table:formula="of:=AVERAGE([.B75:.B84])" office:value-type="float" office:value="0.0011241382" calcext:value-type="float">
            <text:p>0.0011241382</text:p>
          </table:table-cell>
          <table:table-cell table:formula="of:=LN([.C79])" office:value-type="float" office:value="-6.79073858133217" calcext:value-type="float">
            <text:p>-6.790738581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000827586" calcext:value-type="float">
            <text:p>0.000827586</text:p>
          </table:table-cell>
          <table:table-cell table:formula="of:=AVERAGE([.B76:.B85])" office:value-type="float" office:value="0.0010758619" calcext:value-type="float">
            <text:p>0.0010758619</text:p>
          </table:table-cell>
          <table:table-cell table:formula="of:=LN([.C80])" office:value-type="float" office:value="-6.83463317120447" calcext:value-type="float">
            <text:p>-6.8346331712</text:p>
          </table:table-cell>
        </table:table-row>
        <table:table-row table:style-name="ro1">
          <table:table-cell office:value-type="float" office:value="34.2225" calcext:value-type="float">
            <text:p>34.2225</text:p>
          </table:table-cell>
          <table:table-cell office:value-type="float" office:value="0.000758621" calcext:value-type="float">
            <text:p>0.000758621</text:p>
          </table:table-cell>
          <table:table-cell table:formula="of:=AVERAGE([.B77:.B86])" office:value-type="float" office:value="0.00086896545" calcext:value-type="float">
            <text:p>0.0008689655</text:p>
          </table:table-cell>
          <table:table-cell table:formula="of:=LN([.C81])" office:value-type="float" office:value="-7.04820719183219" calcext:value-type="float">
            <text:p>-7.0482071918</text:p>
          </table:table-cell>
        </table:table-row>
        <table:table-row table:style-name="ro1">
          <table:table-cell office:value-type="float" office:value="34.645" calcext:value-type="float">
            <text:p>34.645</text:p>
          </table:table-cell>
          <table:table-cell office:value-type="float" office:value="0.000827586" calcext:value-type="float">
            <text:p>0.000827586</text:p>
          </table:table-cell>
          <table:table-cell table:formula="of:=AVERAGE([.B78:.B87])" office:value-type="float" office:value="0.00086206845" calcext:value-type="float">
            <text:p>0.0008620685</text:p>
          </table:table-cell>
          <table:table-cell table:formula="of:=LN([.C82])" office:value-type="float" office:value="-7.05617588210059" calcext:value-type="float">
            <text:p>-7.0561758821</text:p>
          </table:table-cell>
        </table:table-row>
        <table:table-row table:style-name="ro1">
          <table:table-cell office:value-type="float" office:value="35.0675" calcext:value-type="float">
            <text:p>35.0675</text:p>
          </table:table-cell>
          <table:table-cell office:value-type="float" office:value="0.000689655" calcext:value-type="float">
            <text:p>0.000689655</text:p>
          </table:table-cell>
          <table:table-cell table:formula="of:=AVERAGE([.B79:.B88])" office:value-type="float" office:value="0.00079310285" calcext:value-type="float">
            <text:p>0.0007931029</text:p>
          </table:table-cell>
          <table:table-cell table:formula="of:=LN([.C83])" office:value-type="float" office:value="-7.13955764738757" calcext:value-type="float">
            <text:p>-7.1395576474</text:p>
          </table:table-cell>
        </table:table-row>
        <table:table-row table:style-name="ro1">
          <table:table-cell office:value-type="float" office:value="35.49" calcext:value-type="float">
            <text:p>35.49</text:p>
          </table:table-cell>
          <table:table-cell office:value-type="float" office:value="0.000551724" calcext:value-type="float">
            <text:p>0.000551724</text:p>
          </table:table-cell>
          <table:table-cell table:formula="of:=AVERAGE([.B80:.B89])" office:value-type="float" office:value="0.00071724085" calcext:value-type="float">
            <text:p>0.0007172409</text:p>
          </table:table-cell>
          <table:table-cell table:formula="of:=LN([.C84])" office:value-type="float" office:value="-7.24009886024238" calcext:value-type="float">
            <text:p>-7.2400988602</text:p>
          </table:table-cell>
        </table:table-row>
        <table:table-row table:style-name="ro1">
          <table:table-cell office:value-type="float" office:value="35.9125" calcext:value-type="float">
            <text:p>35.9125</text:p>
          </table:table-cell>
          <table:table-cell office:value-type="float" office:value="0.000965517" calcext:value-type="float">
            <text:p>0.000965517</text:p>
          </table:table-cell>
          <table:table-cell table:formula="of:=AVERAGE([.B81:.B90])" office:value-type="float" office:value="0.00073793025" calcext:value-type="float">
            <text:p>0.0007379303</text:p>
          </table:table-cell>
          <table:table-cell table:formula="of:=LN([.C85])" office:value-type="float" office:value="-7.21166125002548" calcext:value-type="float">
            <text:p>-7.21166125</text:p>
          </table:table-cell>
        </table:table-row>
        <table:table-row table:style-name="ro1">
          <table:table-cell office:value-type="float" office:value="36.335" calcext:value-type="float">
            <text:p>36.33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82:.B91])" office:value-type="float" office:value="0.00073793025" calcext:value-type="float">
            <text:p>0.0007379303</text:p>
          </table:table-cell>
          <table:table-cell table:formula="of:=LN([.C86])" office:value-type="float" office:value="-7.21166125002548" calcext:value-type="float">
            <text:p>-7.21166125</text:p>
          </table:table-cell>
        </table:table-row>
        <table:table-row table:style-name="ro1">
          <table:table-cell office:value-type="float" office:value="36.7575" calcext:value-type="float">
            <text:p>36.7575</text:p>
          </table:table-cell>
          <table:table-cell office:value-type="float" office:value="0.00131034" calcext:value-type="float">
            <text:p>0.00131034</text:p>
          </table:table-cell>
          <table:table-cell table:formula="of:=AVERAGE([.B83:.B92])" office:value-type="float" office:value="0.00069655095" calcext:value-type="float">
            <text:p>0.000696551</text:p>
          </table:table-cell>
          <table:table-cell table:formula="of:=LN([.C87])" office:value-type="float" office:value="-7.26936961594821" calcext:value-type="float">
            <text:p>-7.2693696159</text:p>
          </table:table-cell>
        </table:table-row>
        <table:table-row table:style-name="ro1">
          <table:table-cell office:value-type="float" office:value="37.18" calcext:value-type="float">
            <text:p>37.18</text:p>
          </table:table-cell>
          <table:table-cell office:value-type="float" office:value="0.000551724" calcext:value-type="float">
            <text:p>0.000551724</text:p>
          </table:table-cell>
          <table:table-cell table:formula="of:=AVERAGE([.B84:.B93])" office:value-type="float" office:value="0.00066896475" calcext:value-type="float">
            <text:p>0.0006689648</text:p>
          </table:table-cell>
          <table:table-cell table:formula="of:=LN([.C88])" office:value-type="float" office:value="-7.3097791898072" calcext:value-type="float">
            <text:p>-7.3097791898</text:p>
          </table:table-cell>
        </table:table-row>
        <table:table-row table:style-name="ro1">
          <table:table-cell office:value-type="float" office:value="37.6025" calcext:value-type="float">
            <text:p>37.6025</text:p>
          </table:table-cell>
          <table:table-cell office:value-type="float" office:value="0.00062069" calcext:value-type="float">
            <text:p>0.00062069</text:p>
          </table:table-cell>
          <table:table-cell table:formula="of:=AVERAGE([.B85:.B94])" office:value-type="float" office:value="0.00069655095" calcext:value-type="float">
            <text:p>0.000696551</text:p>
          </table:table-cell>
          <table:table-cell table:formula="of:=LN([.C89])" office:value-type="float" office:value="-7.26936961594821" calcext:value-type="float">
            <text:p>-7.2693696159</text:p>
          </table:table-cell>
        </table:table-row>
        <table:table-row table:style-name="ro1">
          <table:table-cell office:value-type="float" office:value="38.025" calcext:value-type="float">
            <text:p>38.025</text:p>
          </table:table-cell>
          <table:table-cell office:value-type="float" office:value="0.00103448" calcext:value-type="float">
            <text:p>0.00103448</text:p>
          </table:table-cell>
          <table:table-cell table:formula="of:=AVERAGE([.B86:.B95])" office:value-type="float" office:value="0.00061379235" calcext:value-type="float">
            <text:p>0.0006137924</text:p>
          </table:table-cell>
          <table:table-cell table:formula="of:=LN([.C90])" office:value-type="float" office:value="-7.39585387919941" calcext:value-type="float">
            <text:p>-7.3958538792</text:p>
          </table:table-cell>
        </table:table-row>
        <table:table-row table:style-name="ro1">
          <table:table-cell office:value-type="float" office:value="38.4475" calcext:value-type="float">
            <text:p>38.4475</text:p>
          </table:table-cell>
          <table:table-cell office:value-type="float" office:value="0.000758621" calcext:value-type="float">
            <text:p>0.000758621</text:p>
          </table:table-cell>
          <table:table-cell table:formula="of:=AVERAGE([.B87:.B96])" office:value-type="float" office:value="0.0006275855" calcext:value-type="float">
            <text:p>0.0006275855</text:p>
          </table:table-cell>
          <table:table-cell table:formula="of:=LN([.C91])" office:value-type="float" office:value="-7.37363064126012" calcext:value-type="float">
            <text:p>-7.3736306413</text:p>
          </table:table-cell>
        </table:table-row>
        <table:table-row table:style-name="ro1">
          <table:table-cell office:value-type="float" office:value="38.87" calcext:value-type="float">
            <text:p>38.87</text:p>
          </table:table-cell>
          <table:table-cell office:value-type="float" office:value="0.000413793" calcext:value-type="float">
            <text:p>0.000413793</text:p>
          </table:table-cell>
          <table:table-cell table:formula="of:=AVERAGE([.B88:.B97])" office:value-type="float" office:value="0.0005448274" calcext:value-type="float">
            <text:p>0.0005448274</text:p>
          </table:table-cell>
          <table:table-cell table:formula="of:=LN([.C92])" office:value-type="float" office:value="-7.5150415107079" calcext:value-type="float">
            <text:p>-7.5150415107</text:p>
          </table:table-cell>
        </table:table-row>
        <table:table-row table:style-name="ro1">
          <table:table-cell office:value-type="float" office:value="39.2925" calcext:value-type="float">
            <text:p>39.2925</text:p>
          </table:table-cell>
          <table:table-cell office:value-type="float" office:value="0.000413793" calcext:value-type="float">
            <text:p>0.000413793</text:p>
          </table:table-cell>
          <table:table-cell table:formula="of:=AVERAGE([.B89:.B98])" office:value-type="float" office:value="0.0005448274" calcext:value-type="float">
            <text:p>0.0005448274</text:p>
          </table:table-cell>
          <table:table-cell table:formula="of:=LN([.C93])" office:value-type="float" office:value="-7.5150415107079" calcext:value-type="float">
            <text:p>-7.5150415107</text:p>
          </table:table-cell>
        </table:table-row>
        <table:table-row table:style-name="ro1">
          <table:table-cell office:value-type="float" office:value="39.715" calcext:value-type="float">
            <text:p>39.715</text:p>
          </table:table-cell>
          <table:table-cell office:value-type="float" office:value="0.000827586" calcext:value-type="float">
            <text:p>0.000827586</text:p>
          </table:table-cell>
          <table:table-cell table:formula="of:=AVERAGE([.B90:.B99])" office:value-type="float" office:value="0.0005379308" calcext:value-type="float">
            <text:p>0.0005379308</text:p>
          </table:table-cell>
          <table:table-cell table:formula="of:=LN([.C94])" office:value-type="float" office:value="-7.52778063061065" calcext:value-type="float">
            <text:p>-7.5277806306</text:p>
          </table:table-cell>
        </table:table-row>
        <table:table-row table:style-name="ro1">
          <table:table-cell office:value-type="float" office:value="40.1375" calcext:value-type="float">
            <text:p>40.1375</text:p>
          </table:table-cell>
          <table:table-cell office:value-type="float" office:value="0.000137931" calcext:value-type="float">
            <text:p>0.000137931</text:p>
          </table:table-cell>
          <table:table-cell table:formula="of:=AVERAGE([.B91:.B100])" office:value-type="float" office:value="0.0004896552" calcext:value-type="float">
            <text:p>0.0004896552</text:p>
          </table:table-cell>
          <table:table-cell table:formula="of:=LN([.C95])" office:value-type="float" office:value="-7.62180908802337" calcext:value-type="float">
            <text:p>-7.621809088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0.000206897" calcext:value-type="float">
            <text:p>0.000206897</text:p>
          </table:table-cell>
          <table:table-cell table:formula="of:=AVERAGE([.B92:.B101])" office:value-type="float" office:value="0.0004344828" calcext:value-type="float">
            <text:p>0.0004344828</text:p>
          </table:table-cell>
          <table:table-cell table:formula="of:=LN([.C96])" office:value-type="float" office:value="-7.74135419977309" calcext:value-type="float">
            <text:p>-7.7413541998</text:p>
          </table:table-cell>
        </table:table-row>
        <table:table-row table:style-name="ro1">
          <table:table-cell office:value-type="float" office:value="40.9825" calcext:value-type="float">
            <text:p>40.9825</text:p>
          </table:table-cell>
          <table:table-cell office:value-type="float" office:value="0.000482759" calcext:value-type="float">
            <text:p>0.000482759</text:p>
          </table:table-cell>
          <table:table-cell table:formula="of:=AVERAGE([.B93:.B102])" office:value-type="float" office:value="0.0004275863" calcext:value-type="float">
            <text:p>0.0004275863</text:p>
          </table:table-cell>
          <table:table-cell table:formula="of:=LN([.C97])" office:value-type="float" office:value="-7.75735441861571" calcext:value-type="float">
            <text:p>-7.7573544186</text:p>
          </table:table-cell>
        </table:table-row>
        <table:table-row table:style-name="ro1">
          <table:table-cell office:value-type="float" office:value="41.405" calcext:value-type="float">
            <text:p>41.405</text:p>
          </table:table-cell>
          <table:table-cell office:value-type="float" office:value="0.000551724" calcext:value-type="float">
            <text:p>0.000551724</text:p>
          </table:table-cell>
          <table:table-cell table:formula="of:=AVERAGE([.B94:.B103])" office:value-type="float" office:value="0.0004137932" calcext:value-type="float">
            <text:p>0.0004137932</text:p>
          </table:table-cell>
          <table:table-cell table:formula="of:=LN([.C98])" office:value-type="float" office:value="-7.7901442258473" calcext:value-type="float">
            <text:p>-7.7901442258</text:p>
          </table:table-cell>
        </table:table-row>
        <table:table-row table:style-name="ro1">
          <table:table-cell office:value-type="float" office:value="41.8275" calcext:value-type="float">
            <text:p>41.8275</text:p>
          </table:table-cell>
          <table:table-cell office:value-type="float" office:value="0.000551724" calcext:value-type="float">
            <text:p>0.000551724</text:p>
          </table:table-cell>
          <table:table-cell table:formula="of:=AVERAGE([.B95:.B104])" office:value-type="float" office:value="0.0003655174" calcext:value-type="float">
            <text:p>0.0003655174</text:p>
          </table:table-cell>
          <table:table-cell table:formula="of:=LN([.C99])" office:value-type="float" office:value="-7.91419667388842" calcext:value-type="float">
            <text:p>-7.9141966739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000551724" calcext:value-type="float">
            <text:p>0.000551724</text:p>
          </table:table-cell>
          <table:table-cell table:formula="of:=AVERAGE([.B96:.B105])" office:value-type="float" office:value="0.0003655174" calcext:value-type="float">
            <text:p>0.0003655174</text:p>
          </table:table-cell>
          <table:table-cell table:formula="of:=LN([.C100])" office:value-type="float" office:value="-7.91419667388842" calcext:value-type="float">
            <text:p>-7.9141966739</text:p>
          </table:table-cell>
        </table:table-row>
        <table:table-row table:style-name="ro1">
          <table:table-cell office:value-type="float" office:value="42.6725" calcext:value-type="float">
            <text:p>42.6725</text:p>
          </table:table-cell>
          <table:table-cell office:value-type="float" office:value="0.000206897" calcext:value-type="float">
            <text:p>0.000206897</text:p>
          </table:table-cell>
          <table:table-cell table:formula="of:=AVERAGE([.B97:.B106])" office:value-type="float" office:value="0.0003586208" calcext:value-type="float">
            <text:p>0.0003586208</text:p>
          </table:table-cell>
          <table:table-cell table:formula="of:=LN([.C101])" office:value-type="float" office:value="-7.93324499512902" calcext:value-type="float">
            <text:p>-7.9332449951</text:p>
          </table:table-cell>
        </table:table-row>
        <table:table-row table:style-name="ro1">
          <table:table-cell office:value-type="float" office:value="43.095" calcext:value-type="float">
            <text:p>43.095</text:p>
          </table:table-cell>
          <table:table-cell office:value-type="float" office:value="0.000344828" calcext:value-type="float">
            <text:p>0.000344828</text:p>
          </table:table-cell>
          <table:table-cell table:formula="of:=AVERAGE([.B98:.B107])" office:value-type="float" office:value="0.00031724145" calcext:value-type="float">
            <text:p>0.0003172415</text:p>
          </table:table-cell>
          <table:table-cell table:formula="of:=LN([.C102])" office:value-type="float" office:value="-8.05584740208755" calcext:value-type="float">
            <text:p>-8.0558474021</text:p>
          </table:table-cell>
        </table:table-row>
        <table:table-row table:style-name="ro1">
          <table:table-cell office:value-type="float" office:value="43.5175" calcext:value-type="float">
            <text:p>43.5175</text:p>
          </table:table-cell>
          <table:table-cell office:value-type="float" office:value="0.000275862" calcext:value-type="float">
            <text:p>0.000275862</text:p>
          </table:table-cell>
          <table:table-cell table:formula="of:=AVERAGE([.B99:.B108])" office:value-type="float" office:value="0.00028965525" calcext:value-type="float">
            <text:p>0.0002896553</text:p>
          </table:table-cell>
          <table:table-cell table:formula="of:=LN([.C103])" office:value-type="float" office:value="-8.14681913526224" calcext:value-type="float">
            <text:p>-8.1468191353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0.000344828" calcext:value-type="float">
            <text:p>0.000344828</text:p>
          </table:table-cell>
          <table:table-cell table:formula="of:=AVERAGE([.B100:.B109])" office:value-type="float" office:value="0.0002413794" calcext:value-type="float">
            <text:p>0.0002413794</text:p>
          </table:table-cell>
          <table:table-cell table:formula="of:=LN([.C104])" office:value-type="float" office:value="-8.3291405884848" calcext:value-type="float">
            <text:p>-8.3291405885</text:p>
          </table:table-cell>
        </table:table-row>
        <table:table-row table:style-name="ro1">
          <table:table-cell office:value-type="float" office:value="44.3625" calcext:value-type="float">
            <text:p>44.3625</text:p>
          </table:table-cell>
          <table:table-cell office:value-type="float" office:value="0.000137931" calcext:value-type="float">
            <text:p>0.000137931</text:p>
          </table:table-cell>
          <table:table-cell table:formula="of:=AVERAGE([.B101:.B110])" office:value-type="float" office:value="0.0002275863" calcext:value-type="float">
            <text:p>0.0002275863</text:p>
          </table:table-cell>
          <table:table-cell table:formula="of:=LN([.C105])" office:value-type="float" office:value="-8.38798105084541" calcext:value-type="float">
            <text:p>-8.3879810508</text:p>
          </table:table-cell>
        </table:table-row>
        <table:table-row table:style-name="ro1">
          <table:table-cell office:value-type="float" office:value="44.785" calcext:value-type="float">
            <text:p>44.785</text:p>
          </table:table-cell>
          <table:table-cell office:value-type="float" office:value="0.000137931" calcext:value-type="float">
            <text:p>0.000137931</text:p>
          </table:table-cell>
          <table:table-cell table:formula="of:=AVERAGE([.B102:.B111])" office:value-type="float" office:value="0.0002344828" calcext:value-type="float">
            <text:p>0.0002344828</text:p>
          </table:table-cell>
          <table:table-cell table:formula="of:=LN([.C106])" office:value-type="float" office:value="-8.35812832031598" calcext:value-type="float">
            <text:p>-8.3581283203</text:p>
          </table:table-cell>
        </table:table-row>
        <table:table-row table:style-name="ro1">
          <table:table-cell office:value-type="float" office:value="45.2075" calcext:value-type="float">
            <text:p>45.20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03:.B112])" office:value-type="float" office:value="0.0002137931" calcext:value-type="float">
            <text:p>0.0002137931</text:p>
          </table:table-cell>
          <table:table-cell table:formula="of:=LN([.C107])" office:value-type="float" office:value="-8.4505018330466" calcext:value-type="float">
            <text:p>-8.450501833</text:p>
          </table:table-cell>
        </table:table-row>
        <table:table-row table:style-name="ro1">
          <table:table-cell office:value-type="float" office:value="45.63" calcext:value-type="float">
            <text:p>45.63</text:p>
          </table:table-cell>
          <table:table-cell office:value-type="float" office:value="0.000275862" calcext:value-type="float">
            <text:p>0.000275862</text:p>
          </table:table-cell>
          <table:table-cell table:formula="of:=AVERAGE([.B104:.B113])" office:value-type="float" office:value="0.00019310345" calcext:value-type="float">
            <text:p>0.0001931035</text:p>
          </table:table-cell>
          <table:table-cell table:formula="of:=LN([.C108])" office:value-type="float" office:value="-8.55228450229894" calcext:value-type="float">
            <text:p>-8.5522845023</text:p>
          </table:table-cell>
        </table:table-row>
        <table:table-row table:style-name="ro1">
          <table:table-cell office:value-type="float" office:value="46.0525" calcext:value-type="float">
            <text:p>46.05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05:.B114])" office:value-type="float" office:value="0.00017931035" calcext:value-type="float">
            <text:p>0.0001793104</text:p>
          </table:table-cell>
          <table:table-cell table:formula="of:=LN([.C109])" office:value-type="float" office:value="-8.62639245453508" calcext:value-type="float">
            <text:p>-8.6263924545</text:p>
          </table:table-cell>
        </table:table-row>
        <table:table-row table:style-name="ro1">
          <table:table-cell office:value-type="float" office:value="46.475" calcext:value-type="float">
            <text:p>46.475</text:p>
          </table:table-cell>
          <table:table-cell office:value-type="float" office:value="0.000413793" calcext:value-type="float">
            <text:p>0.000413793</text:p>
          </table:table-cell>
          <table:table-cell table:formula="of:=AVERAGE([.B106:.B115])" office:value-type="float" office:value="0.0001724138" calcext:value-type="float">
            <text:p>0.0001724138</text:p>
          </table:table-cell>
          <table:table-cell table:formula="of:=LN([.C110])" office:value-type="float" office:value="-8.66561315653451" calcext:value-type="float">
            <text:p>-8.6656131565</text:p>
          </table:table-cell>
        </table:table-row>
        <table:table-row table:style-name="ro1">
          <table:table-cell office:value-type="float" office:value="46.8975" calcext:value-type="float">
            <text:p>46.8975</text:p>
          </table:table-cell>
          <table:table-cell office:value-type="float" office:value="0.000275862" calcext:value-type="float">
            <text:p>0.000275862</text:p>
          </table:table-cell>
          <table:table-cell table:formula="of:=AVERAGE([.B107:.B116])" office:value-type="float" office:value="0.00016551725" calcext:value-type="float">
            <text:p>0.0001655173</text:p>
          </table:table-cell>
          <table:table-cell table:formula="of:=LN([.C111])" office:value-type="float" office:value="-8.70643513897143" calcext:value-type="float">
            <text:p>-8.706435139</text:p>
          </table:table-cell>
        </table:table-row>
        <table:table-row table:style-name="ro1">
          <table:table-cell office:value-type="float" office:value="47.32" calcext:value-type="float">
            <text:p>47.32</text:p>
          </table:table-cell>
          <table:table-cell office:value-type="float" office:value="0.000137931" calcext:value-type="float">
            <text:p>0.000137931</text:p>
          </table:table-cell>
          <table:table-cell table:formula="of:=AVERAGE([.B108:.B117])" office:value-type="float" office:value="0.00016551725" calcext:value-type="float">
            <text:p>0.0001655173</text:p>
          </table:table-cell>
          <table:table-cell table:formula="of:=LN([.C112])" office:value-type="float" office:value="-8.70643513897143" calcext:value-type="float">
            <text:p>-8.706435139</text:p>
          </table:table-cell>
        </table:table-row>
        <table:table-row table:style-name="ro1">
          <table:table-cell office:value-type="float" office:value="47.7425" calcext:value-type="float">
            <text:p>47.74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09:.B118])" office:value-type="float" office:value="0.00013793105" calcext:value-type="float">
            <text:p>0.0001379311</text:p>
          </table:table-cell>
          <table:table-cell table:formula="of:=LN([.C113])" office:value-type="float" office:value="-8.88875663534873" calcext:value-type="float">
            <text:p>-8.8887566353</text:p>
          </table:table-cell>
        </table:table-row>
        <table:table-row table:style-name="ro1">
          <table:table-cell office:value-type="float" office:value="48.165" calcext:value-type="float">
            <text:p>48.165</text:p>
          </table:table-cell>
          <table:table-cell office:value-type="float" office:value="0.000206897" calcext:value-type="float">
            <text:p>0.000206897</text:p>
          </table:table-cell>
          <table:table-cell table:formula="of:=AVERAGE([.B110:.B119])" office:value-type="float" office:value="0.0001586207" calcext:value-type="float">
            <text:p>0.0001586207</text:p>
          </table:table-cell>
          <table:table-cell table:formula="of:=LN([.C114])" office:value-type="float" office:value="-8.74899474025617" calcext:value-type="float">
            <text:p>-8.7489947403</text:p>
          </table:table-cell>
        </table:table-row>
        <table:table-row table:style-name="ro1">
          <table:table-cell office:value-type="float" office:value="48.5875" calcext:value-type="float">
            <text:p>48.58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11:.B120])" office:value-type="float" office:value="0.0001310345" calcext:value-type="float">
            <text:p>0.0001310345</text:p>
          </table:table-cell>
          <table:table-cell table:formula="of:=LN([.C115])" office:value-type="float" office:value="-8.94004991065733" calcext:value-type="float">
            <text:p>-8.9400499107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12:.B121])" office:value-type="float" office:value="0.00011034485" calcext:value-type="float">
            <text:p>0.0001103449</text:p>
          </table:table-cell>
          <table:table-cell table:formula="of:=LN([.C116])" office:value-type="float" office:value="-9.11190009603795" calcext:value-type="float">
            <text:p>-9.111900096</text:p>
          </table:table-cell>
        </table:table-row>
        <table:table-row table:style-name="ro1">
          <table:table-cell office:value-type="float" office:value="49.4325" calcext:value-type="float">
            <text:p>49.43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13:.B122])" office:value-type="float" office:value="0.00011724145" calcext:value-type="float">
            <text:p>0.0001172415</text:p>
          </table:table-cell>
          <table:table-cell table:formula="of:=LN([.C117])" office:value-type="float" office:value="-9.0512750744055" calcext:value-type="float">
            <text:p>-9.0512750744</text:p>
          </table:table-cell>
        </table:table-row>
        <table:table-row table:style-name="ro1">
          <table:table-cell office:value-type="float" office:value="49.855" calcext:value-type="float">
            <text:p>49.855</text:p>
          </table:table-cell>
          <table:table-cell office:value-type="float" office:value="0" calcext:value-type="float">
            <text:p>0</text:p>
          </table:table-cell>
          <table:table-cell table:formula="of:=AVERAGE([.B114:.B123])" office:value-type="float" office:value="0.00011724145" calcext:value-type="float">
            <text:p>0.0001172415</text:p>
          </table:table-cell>
          <table:table-cell table:formula="of:=LN([.C118])" office:value-type="float" office:value="-9.0512750744055" calcext:value-type="float">
            <text:p>-9.0512750744</text:p>
          </table:table-cell>
        </table:table-row>
        <table:table-row table:style-name="ro1">
          <table:table-cell office:value-type="float" office:value="50.2775" calcext:value-type="float">
            <text:p>50.2775</text:p>
          </table:table-cell>
          <table:table-cell office:value-type="float" office:value="0.000275862" calcext:value-type="float">
            <text:p>0.000275862</text:p>
          </table:table-cell>
          <table:table-cell table:formula="of:=AVERAGE([.B115:.B124])" office:value-type="float" office:value="0.00011724145" calcext:value-type="float">
            <text:p>0.0001172415</text:p>
          </table:table-cell>
          <table:table-cell table:formula="of:=LN([.C119])" office:value-type="float" office:value="-9.0512750744055" calcext:value-type="float">
            <text:p>-9.051275074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000137931" calcext:value-type="float">
            <text:p>0.000137931</text:p>
          </table:table-cell>
          <table:table-cell table:formula="of:=AVERAGE([.B116:.B125])" office:value-type="float" office:value="0.00011724145" calcext:value-type="float">
            <text:p>0.0001172415</text:p>
          </table:table-cell>
          <table:table-cell table:formula="of:=LN([.C120])" office:value-type="float" office:value="-9.0512750744055" calcext:value-type="float">
            <text:p>-9.0512750744</text:p>
          </table:table-cell>
        </table:table-row>
        <table:table-row table:style-name="ro1">
          <table:table-cell office:value-type="float" office:value="51.1225" calcext:value-type="float">
            <text:p>51.12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17:.B126])" office:value-type="float" office:value="0.0001310346" calcext:value-type="float">
            <text:p>0.0001310346</text:p>
          </table:table-cell>
          <table:table-cell table:formula="of:=LN([.C121])" office:value-type="float" office:value="-8.94004914749983" calcext:value-type="float">
            <text:p>-8.9400491475</text:p>
          </table:table-cell>
        </table:table-row>
        <table:table-row table:style-name="ro1">
          <table:table-cell office:value-type="float" office:value="51.545" calcext:value-type="float">
            <text:p>51.545</text:p>
          </table:table-cell>
          <table:table-cell office:value-type="float" office:value="0.000206897" calcext:value-type="float">
            <text:p>0.000206897</text:p>
          </table:table-cell>
          <table:table-cell table:formula="of:=AVERAGE([.B118:.B127])" office:value-type="float" office:value="0.0001310346" calcext:value-type="float">
            <text:p>0.0001310346</text:p>
          </table:table-cell>
          <table:table-cell table:formula="of:=LN([.C122])" office:value-type="float" office:value="-8.94004914749983" calcext:value-type="float">
            <text:p>-8.9400491475</text:p>
          </table:table-cell>
        </table:table-row>
        <table:table-row table:style-name="ro1">
          <table:table-cell office:value-type="float" office:value="51.9675" calcext:value-type="float">
            <text:p>51.96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19:.B128])" office:value-type="float" office:value="0.0001310346" calcext:value-type="float">
            <text:p>0.0001310346</text:p>
          </table:table-cell>
          <table:table-cell table:formula="of:=LN([.C123])" office:value-type="float" office:value="-8.94004914749983" calcext:value-type="float">
            <text:p>-8.9400491475</text:p>
          </table:table-cell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float" office:value="0.000206897" calcext:value-type="float">
            <text:p>0.000206897</text:p>
          </table:table-cell>
          <table:table-cell table:formula="of:=AVERAGE([.B120:.B129])" office:value-type="float" office:value="0.0001034484" calcext:value-type="float">
            <text:p>0.0001034484</text:p>
          </table:table-cell>
          <table:table-cell table:formula="of:=LN([.C124])" office:value-type="float" office:value="-9.17643762030122" calcext:value-type="float">
            <text:p>-9.1764376203</text:p>
          </table:table-cell>
        </table:table-row>
        <table:table-row table:style-name="ro1">
          <table:table-cell office:value-type="float" office:value="52.8125" calcext:value-type="float">
            <text:p>52.81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21:.B130])" office:value-type="float" office:value="0.00009655185" calcext:value-type="float">
            <text:p>9.655185E-05</text:p>
          </table:table-cell>
          <table:table-cell table:formula="of:=LN([.C125])" office:value-type="float" office:value="-9.24543038821687" calcext:value-type="float">
            <text:p>-9.2454303882</text:p>
          </table:table-cell>
        </table:table-row>
        <table:table-row table:style-name="ro1">
          <table:table-cell office:value-type="float" office:value="53.235" calcext:value-type="float">
            <text:p>53.235</text:p>
          </table:table-cell>
          <table:table-cell office:value-type="float" office:value="0.000206897" calcext:value-type="float">
            <text:p>0.000206897</text:p>
          </table:table-cell>
          <table:table-cell table:formula="of:=AVERAGE([.B122:.B131])" office:value-type="float" office:value="0.00009655185" calcext:value-type="float">
            <text:p>9.655185E-05</text:p>
          </table:table-cell>
          <table:table-cell table:formula="of:=LN([.C126])" office:value-type="float" office:value="-9.24543038821687" calcext:value-type="float">
            <text:p>-9.2454303882</text:p>
          </table:table-cell>
        </table:table-row>
        <table:table-row table:style-name="ro1">
          <table:table-cell office:value-type="float" office:value="53.6575" calcext:value-type="float">
            <text:p>53.65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23:.B132])" office:value-type="float" office:value="0.00007586215" calcext:value-type="float">
            <text:p>7.586215E-05</text:p>
          </table:table-cell>
          <table:table-cell table:formula="of:=LN([.C127])" office:value-type="float" office:value="-9.48659268042309" calcext:value-type="float">
            <text:p>-9.4865926804</text:p>
          </table:table-cell>
        </table:table-row>
        <table:table-row table:style-name="ro1"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  <table:table-cell table:formula="of:=AVERAGE([.B124:.B133])" office:value-type="float" office:value="0.0000689656" calcext:value-type="float">
            <text:p>6.89656E-05</text:p>
          </table:table-cell>
          <table:table-cell table:formula="of:=LN([.C128])" office:value-type="float" office:value="-9.58190272840939" calcext:value-type="float">
            <text:p>-9.5819027284</text:p>
          </table:table-cell>
        </table:table-row>
        <table:table-row table:style-name="ro1">
          <table:table-cell office:value-type="float" office:value="54.5025" calcext:value-type="float">
            <text:p>54.5025</text:p>
          </table:table-cell>
          <table:table-cell office:value-type="float" office:value="0" calcext:value-type="float">
            <text:p>0</text:p>
          </table:table-cell>
          <table:table-cell table:formula="of:=AVERAGE([.B125:.B134])" office:value-type="float" office:value="0.00005517245" calcext:value-type="float">
            <text:p>5.517245E-05</text:p>
          </table:table-cell>
          <table:table-cell table:formula="of:=LN([.C129])" office:value-type="float" office:value="-9.80504682347309" calcext:value-type="float">
            <text:p>-9.8050468235</text:p>
          </table:table-cell>
        </table:table-row>
        <table:table-row table:style-name="ro1">
          <table:table-cell office:value-type="float" office:value="54.925" calcext:value-type="float">
            <text:p>54.9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26:.B135])" office:value-type="float" office:value="0.000062069" calcext:value-type="float">
            <text:p>0.000062069</text:p>
          </table:table-cell>
          <table:table-cell table:formula="of:=LN([.C130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55.3475" calcext:value-type="float">
            <text:p>55.34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27:.B136])" office:value-type="float" office:value="0.0000413793" calcext:value-type="float">
            <text:p>4.13793E-05</text:p>
          </table:table-cell>
          <table:table-cell table:formula="of:=LN([.C131])" office:value-type="float" office:value="-10.0927298021747" calcext:value-type="float">
            <text:p>-10.0927298022</text:p>
          </table:table-cell>
        </table:table-row>
        <table:table-row table:style-name="ro1">
          <table:table-cell office:value-type="float" office:value="55.77" calcext:value-type="float">
            <text:p>55.77</text:p>
          </table:table-cell>
          <table:table-cell office:value-type="float" office:value="0" calcext:value-type="float">
            <text:p>0</text:p>
          </table:table-cell>
          <table:table-cell table:formula="of:=AVERAGE([.B128:.B137])" office:value-type="float" office:value="0.00003448275" calcext:value-type="float">
            <text:p>3.448275E-05</text:p>
          </table:table-cell>
          <table:table-cell table:formula="of:=LN([.C132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56.1925" calcext:value-type="float">
            <text:p>56.1925</text:p>
          </table:table-cell>
          <table:table-cell office:value-type="float" office:value="0" calcext:value-type="float">
            <text:p>0</text:p>
          </table:table-cell>
          <table:table-cell table:formula="of:=AVERAGE([.B129:.B138])" office:value-type="float" office:value="0.0000413793" calcext:value-type="float">
            <text:p>4.13793E-05</text:p>
          </table:table-cell>
          <table:table-cell table:formula="of:=LN([.C133])" office:value-type="float" office:value="-10.0927298021747" calcext:value-type="float">
            <text:p>-10.0927298022</text:p>
          </table:table-cell>
        </table:table-row>
        <table:table-row table:style-name="ro1">
          <table:table-cell office:value-type="float" office:value="56.615" calcext:value-type="float">
            <text:p>56.61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30:.B139])" office:value-type="float" office:value="0.0000413793" calcext:value-type="float">
            <text:p>4.13793E-05</text:p>
          </table:table-cell>
          <table:table-cell table:formula="of:=LN([.C134])" office:value-type="float" office:value="-10.0927298021747" calcext:value-type="float">
            <text:p>-10.0927298022</text:p>
          </table:table-cell>
        </table:table-row>
        <table:table-row table:style-name="ro1">
          <table:table-cell office:value-type="float" office:value="57.0375" calcext:value-type="float">
            <text:p>57.0375</text:p>
          </table:table-cell>
          <table:table-cell office:value-type="float" office:value="0.000137931" calcext:value-type="float">
            <text:p>0.000137931</text:p>
          </table:table-cell>
          <table:table-cell table:formula="of:=AVERAGE([.B131:.B140])" office:value-type="float" office:value="0.00003448275" calcext:value-type="float">
            <text:p>3.448275E-05</text:p>
          </table:table-cell>
          <table:table-cell table:formula="of:=LN([.C135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57.46" calcext:value-type="float">
            <text:p>57.46</text:p>
          </table:table-cell>
          <table:table-cell office:value-type="float" office:value="0" calcext:value-type="float">
            <text:p>0</text:p>
          </table:table-cell>
          <table:table-cell table:formula="of:=AVERAGE([.B132:.B141])" office:value-type="float" office:value="0.00003448275" calcext:value-type="float">
            <text:p>3.448275E-05</text:p>
          </table:table-cell>
          <table:table-cell table:formula="of:=LN([.C136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57.8825" calcext:value-type="float">
            <text:p>57.8825</text:p>
          </table:table-cell>
          <table:table-cell office:value-type="float" office:value="0" calcext:value-type="float">
            <text:p>0</text:p>
          </table:table-cell>
          <table:table-cell table:formula="of:=AVERAGE([.B133:.B142])" office:value-type="float" office:value="0.00003448275" calcext:value-type="float">
            <text:p>3.448275E-05</text:p>
          </table:table-cell>
          <table:table-cell table:formula="of:=LN([.C137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58.305" calcext:value-type="float">
            <text:p>58.30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34:.B143])" office:value-type="float" office:value="0.00003448275" calcext:value-type="float">
            <text:p>3.448275E-05</text:p>
          </table:table-cell>
          <table:table-cell table:formula="of:=LN([.C138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58.7275" calcext:value-type="float">
            <text:p>58.7275</text:p>
          </table:table-cell>
          <table:table-cell office:value-type="float" office:value="0" calcext:value-type="float">
            <text:p>0</text:p>
          </table:table-cell>
          <table:table-cell table:formula="of:=AVERAGE([.B135:.B144])" office:value-type="float" office:value="0.0000413793" calcext:value-type="float">
            <text:p>4.13793E-05</text:p>
          </table:table-cell>
          <table:table-cell table:formula="of:=LN([.C139])" office:value-type="float" office:value="-10.0927298021747" calcext:value-type="float">
            <text:p>-10.0927298022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0" calcext:value-type="float">
            <text:p>0</text:p>
          </table:table-cell>
          <table:table-cell table:formula="of:=AVERAGE([.B136:.B145])" office:value-type="float" office:value="0.0000275862" calcext:value-type="float">
            <text:p>2.75862E-05</text:p>
          </table:table-cell>
          <table:table-cell table:formula="of:=LN([.C140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59.5725" calcext:value-type="float">
            <text:p>59.57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37:.B146])" office:value-type="float" office:value="0.0000275862" calcext:value-type="float">
            <text:p>2.75862E-05</text:p>
          </table:table-cell>
          <table:table-cell table:formula="of:=LN([.C141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59.995" calcext:value-type="float">
            <text:p>59.995</text:p>
          </table:table-cell>
          <table:table-cell office:value-type="float" office:value="0" calcext:value-type="float">
            <text:p>0</text:p>
          </table:table-cell>
          <table:table-cell table:formula="of:=AVERAGE([.B138:.B147])" office:value-type="float" office:value="0.0000275862" calcext:value-type="float">
            <text:p>2.75862E-05</text:p>
          </table:table-cell>
          <table:table-cell table:formula="of:=LN([.C142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60.4175" calcext:value-type="float">
            <text:p>60.4175</text:p>
          </table:table-cell>
          <table:table-cell office:value-type="float" office:value="0" calcext:value-type="float">
            <text:p>0</text:p>
          </table:table-cell>
          <table:table-cell table:formula="of:=AVERAGE([.B139:.B148])" office:value-type="float" office:value="0.0000275862" calcext:value-type="float">
            <text:p>2.75862E-05</text:p>
          </table:table-cell>
          <table:table-cell table:formula="of:=LN([.C143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60.84" calcext:value-type="float">
            <text:p>60.84</text:p>
          </table:table-cell>
          <table:table-cell office:value-type="float" office:value="0.000137931" calcext:value-type="float">
            <text:p>0.000137931</text:p>
          </table:table-cell>
          <table:table-cell table:formula="of:=AVERAGE([.B140:.B149])" office:value-type="float" office:value="0.0000275862" calcext:value-type="float">
            <text:p>2.75862E-05</text:p>
          </table:table-cell>
          <table:table-cell table:formula="of:=LN([.C144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61.2625" calcext:value-type="float">
            <text:p>61.2625</text:p>
          </table:table-cell>
          <table:table-cell office:value-type="float" office:value="0" calcext:value-type="float">
            <text:p>0</text:p>
          </table:table-cell>
          <table:table-cell table:formula="of:=AVERAGE([.B141:.B150])" office:value-type="float" office:value="0.0000275862" calcext:value-type="float">
            <text:p>2.75862E-05</text:p>
          </table:table-cell>
          <table:table-cell table:formula="of:=LN([.C145])" office:value-type="float" office:value="-10.4981949102829" calcext:value-type="float">
            <text:p>-10.4981949103</text:p>
          </table:table-cell>
        </table:table-row>
        <table:table-row table:style-name="ro1">
          <table:table-cell office:value-type="float" office:value="61.685" calcext:value-type="float">
            <text:p>61.685</text:p>
          </table:table-cell>
          <table:table-cell office:value-type="float" office:value="0" calcext:value-type="float">
            <text:p>0</text:p>
          </table:table-cell>
          <table:table-cell table:formula="of:=AVERAGE([.B142:.B151])" office:value-type="float" office:value="0.00003448275" calcext:value-type="float">
            <text:p>3.448275E-05</text:p>
          </table:table-cell>
          <table:table-cell table:formula="of:=LN([.C146])" office:value-type="float" office:value="-10.2750513589686" calcext:value-type="float">
            <text:p>-10.275051359</text:p>
          </table:table-cell>
        </table:table-row>
        <table:table-row table:style-name="ro1">
          <table:table-cell office:value-type="float" office:value="62.1075" calcext:value-type="float">
            <text:p>62.1075</text:p>
          </table:table-cell>
          <table:table-cell office:value-type="float" office:value="0" calcext:value-type="float">
            <text:p>0</text:p>
          </table:table-cell>
          <table:table-cell table:formula="of:=AVERAGE([.B143:.B152])" office:value-type="float" office:value="0.00005517245" calcext:value-type="float">
            <text:p>5.517245E-05</text:p>
          </table:table-cell>
          <table:table-cell table:formula="of:=LN([.C147])" office:value-type="float" office:value="-9.80504682347309" calcext:value-type="float">
            <text:p>-9.8050468235</text:p>
          </table:table-cell>
        </table:table-row>
        <table:table-row table:style-name="ro1">
          <table:table-cell office:value-type="float" office:value="62.53" calcext:value-type="float">
            <text:p>62.53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44:.B153])" office:value-type="float" office:value="0.000062069" calcext:value-type="float">
            <text:p>0.000062069</text:p>
          </table:table-cell>
          <table:table-cell table:formula="of:=LN([.C148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2.9525" calcext:value-type="float">
            <text:p>62.9525</text:p>
          </table:table-cell>
          <table:table-cell office:value-type="float" office:value="0" calcext:value-type="float">
            <text:p>0</text:p>
          </table:table-cell>
          <table:table-cell table:formula="of:=AVERAGE([.B145:.B154])" office:value-type="float" office:value="0.00005517245" calcext:value-type="float">
            <text:p>5.517245E-05</text:p>
          </table:table-cell>
          <table:table-cell table:formula="of:=LN([.C149])" office:value-type="float" office:value="-9.80504682347309" calcext:value-type="float">
            <text:p>-9.8050468235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0" calcext:value-type="float">
            <text:p>0</text:p>
          </table:table-cell>
          <table:table-cell table:formula="of:=AVERAGE([.B146:.B155])" office:value-type="float" office:value="0.000062069" calcext:value-type="float">
            <text:p>0.000062069</text:p>
          </table:table-cell>
          <table:table-cell table:formula="of:=LN([.C150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3.7975" calcext:value-type="float">
            <text:p>63.7975</text:p>
          </table:table-cell>
          <table:table-cell office:value-type="float" office:value="0.000137931" calcext:value-type="float">
            <text:p>0.000137931</text:p>
          </table:table-cell>
          <table:table-cell table:formula="of:=AVERAGE([.B147:.B156])" office:value-type="float" office:value="0.000062069" calcext:value-type="float">
            <text:p>0.000062069</text:p>
          </table:table-cell>
          <table:table-cell table:formula="of:=LN([.C151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4.22" calcext:value-type="float">
            <text:p>64.22</text:p>
          </table:table-cell>
          <table:table-cell office:value-type="float" office:value="0.000206897" calcext:value-type="float">
            <text:p>0.000206897</text:p>
          </table:table-cell>
          <table:table-cell table:formula="of:=AVERAGE([.B148:.B157])" office:value-type="float" office:value="0.000062069" calcext:value-type="float">
            <text:p>0.000062069</text:p>
          </table:table-cell>
          <table:table-cell table:formula="of:=LN([.C152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4.6425" calcext:value-type="float">
            <text:p>64.64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49:.B158])" office:value-type="float" office:value="0.000062069" calcext:value-type="float">
            <text:p>0.000062069</text:p>
          </table:table-cell>
          <table:table-cell table:formula="of:=LN([.C153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5.065" calcext:value-type="float">
            <text:p>65.06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50:.B159])" office:value-type="float" office:value="0.00006896555" calcext:value-type="float">
            <text:p>6.896555E-05</text:p>
          </table:table-cell>
          <table:table-cell table:formula="of:=LN([.C154])" office:value-type="float" office:value="-9.58190345340878" calcext:value-type="float">
            <text:p>-9.5819034534</text:p>
          </table:table-cell>
        </table:table-row>
        <table:table-row table:style-name="ro1">
          <table:table-cell office:value-type="float" office:value="65.4875" calcext:value-type="float">
            <text:p>65.48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51:.B160])" office:value-type="float" office:value="0.0000758621" calcext:value-type="float">
            <text:p>7.58621E-05</text:p>
          </table:table-cell>
          <table:table-cell table:formula="of:=LN([.C155])" office:value-type="float" office:value="-9.48659333951352" calcext:value-type="float">
            <text:p>-9.4865933395</text:p>
          </table:table-cell>
        </table:table-row>
        <table:table-row table:style-name="ro1">
          <table:table-cell office:value-type="float" office:value="65.91" calcext:value-type="float">
            <text:p>65.91</text:p>
          </table:table-cell>
          <table:table-cell office:value-type="float" office:value="0" calcext:value-type="float">
            <text:p>0</text:p>
          </table:table-cell>
          <table:table-cell table:formula="of:=AVERAGE([.B152:.B161])" office:value-type="float" office:value="0.000062069" calcext:value-type="float">
            <text:p>0.000062069</text:p>
          </table:table-cell>
          <table:table-cell table:formula="of:=LN([.C156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6.3325" calcext:value-type="float">
            <text:p>66.3325</text:p>
          </table:table-cell>
          <table:table-cell office:value-type="float" office:value="0" calcext:value-type="float">
            <text:p>0</text:p>
          </table:table-cell>
          <table:table-cell table:formula="of:=AVERAGE([.B153:.B162])" office:value-type="float" office:value="0.000062069" calcext:value-type="float">
            <text:p>0.000062069</text:p>
          </table:table-cell>
          <table:table-cell table:formula="of:=LN([.C157])" office:value-type="float" office:value="-9.68726388851109" calcext:value-type="float">
            <text:p>-9.6872638885</text:p>
          </table:table-cell>
        </table:table-row>
        <table:table-row table:style-name="ro1">
          <table:table-cell office:value-type="float" office:value="66.755" calcext:value-type="float">
            <text:p>66.75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54:.B163])" office:value-type="float" office:value="0.00005517245" calcext:value-type="float">
            <text:p>5.517245E-05</text:p>
          </table:table-cell>
          <table:table-cell table:formula="of:=LN([.C158])" office:value-type="float" office:value="-9.80504682347309" calcext:value-type="float">
            <text:p>-9.8050468235</text:p>
          </table:table-cell>
        </table:table-row>
        <table:table-row table:style-name="ro1">
          <table:table-cell office:value-type="float" office:value="67.1775" calcext:value-type="float">
            <text:p>67.177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55:.B164])" office:value-type="float" office:value="0.0000482759" calcext:value-type="float">
            <text:p>4.82759E-05</text:p>
          </table:table-cell>
          <table:table-cell table:formula="of:=LN([.C159])" office:value-type="float" office:value="-9.93857808663342" calcext:value-type="float">
            <text:p>-9.9385780866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56:.B165])" office:value-type="float" office:value="0.00004137935" calcext:value-type="float">
            <text:p>4.137935E-05</text:p>
          </table:table-cell>
          <table:table-cell table:formula="of:=LN([.C160])" office:value-type="float" office:value="-10.0927285938418" calcext:value-type="float">
            <text:p>-10.0927285938</text:p>
          </table:table-cell>
        </table:table-row>
        <table:table-row table:style-name="ro1">
          <table:table-cell office:value-type="float" office:value="68.0225" calcext:value-type="float">
            <text:p>68.0225</text:p>
          </table:table-cell>
          <table:table-cell office:value-type="float" office:value="0" calcext:value-type="float">
            <text:p>0</text:p>
          </table:table-cell>
          <table:table-cell table:formula="of:=AVERAGE([.B157:.B166])" office:value-type="float" office:value="0.00004137935" calcext:value-type="float">
            <text:p>4.137935E-05</text:p>
          </table:table-cell>
          <table:table-cell table:formula="of:=LN([.C161])" office:value-type="float" office:value="-10.0927285938418" calcext:value-type="float">
            <text:p>-10.0927285938</text:p>
          </table:table-cell>
        </table:table-row>
        <table:table-row table:style-name="ro1">
          <table:table-cell office:value-type="float" office:value="68.445" calcext:value-type="float">
            <text:p>68.445</text:p>
          </table:table-cell>
          <table:table-cell office:value-type="float" office:value="0.000206897" calcext:value-type="float">
            <text:p>0.000206897</text:p>
          </table:table-cell>
          <table:table-cell table:formula="of:=AVERAGE([.B158:.B167])" office:value-type="float" office:value="0.00004137935" calcext:value-type="float">
            <text:p>4.137935E-05</text:p>
          </table:table-cell>
          <table:table-cell table:formula="of:=LN([.C162])" office:value-type="float" office:value="-10.0927285938418" calcext:value-type="float">
            <text:p>-10.0927285938</text:p>
          </table:table-cell>
        </table:table-row>
        <table:table-row table:style-name="ro1">
          <table:table-cell office:value-type="float" office:value="68.8675" calcext:value-type="float">
            <text:p>68.8675</text:p>
          </table:table-cell>
          <table:table-cell office:value-type="float" office:value="0" calcext:value-type="float">
            <text:p>0</text:p>
          </table:table-cell>
          <table:table-cell table:formula="of:=AVERAGE([.B159:.B168])" office:value-type="float" office:value="0.0000344828" calcext:value-type="float">
            <text:p>3.44828E-05</text:p>
          </table:table-cell>
          <table:table-cell table:formula="of:=LN([.C163])" office:value-type="float" office:value="-10.2750499089693" calcext:value-type="float">
            <text:p>-10.275049909</text:p>
          </table:table-cell>
        </table:table-row>
        <table:table-row table:style-name="ro1">
          <table:table-cell office:value-type="float" office:value="69.29" calcext:value-type="float">
            <text:p>69.29</text:p>
          </table:table-cell>
          <table:table-cell office:value-type="float" office:value="0" calcext:value-type="float">
            <text:p>0</text:p>
          </table:table-cell>
          <table:table-cell table:formula="of:=AVERAGE([.B160:.B169])" office:value-type="float" office:value="0.00002758625" calcext:value-type="float">
            <text:p>2.758625E-05</text:p>
          </table:table-cell>
          <table:table-cell table:formula="of:=LN([.C164])" office:value-type="float" office:value="-10.498193097784" calcext:value-type="float">
            <text:p>-10.4981930978</text:p>
          </table:table-cell>
        </table:table-row>
        <table:table-row table:style-name="ro1">
          <table:table-cell office:value-type="float" office:value="69.7125" calcext:value-type="float">
            <text:p>69.7125</text:p>
          </table:table-cell>
          <table:table-cell office:value-type="float" office:value="0" calcext:value-type="float">
            <text:p>0</text:p>
          </table:table-cell>
          <table:table-cell table:formula="of:=AVERAGE([.B161:.B170])" office:value-type="float" office:value="0.0000206897" calcext:value-type="float">
            <text:p>2.06897E-05</text:p>
          </table:table-cell>
          <table:table-cell table:formula="of:=LN([.C165])" office:value-type="float" office:value="-10.7858745660703" calcext:value-type="float">
            <text:p>-10.7858745661</text:p>
          </table:table-cell>
        </table:table-row>
        <table:table-row table:style-name="ro1">
          <table:table-cell office:value-type="float" office:value="70.135" calcext:value-type="float">
            <text:p>70.135</text:p>
          </table:table-cell>
          <table:table-cell office:value-type="float" office:value="0" calcext:value-type="float">
            <text:p>0</text:p>
          </table:table-cell>
          <table:table-cell table:formula="of:=AVERAGE([.B162:.B171])" office:value-type="float" office:value="0.0000206897" calcext:value-type="float">
            <text:p>2.06897E-05</text:p>
          </table:table-cell>
          <table:table-cell table:formula="of:=LN([.C166])" office:value-type="float" office:value="-10.7858745660703" calcext:value-type="float">
            <text:p>-10.7858745661</text:p>
          </table:table-cell>
        </table:table-row>
        <table:table-row table:style-name="ro2">
          <table:table-cell office:value-type="float" office:value="70.5575" calcext:value-type="float">
            <text:p>70.5575</text:p>
          </table:table-cell>
          <table:table-cell office:value-type="float" office:value="0" calcext:value-type="float">
            <text:p>0</text:p>
          </table:table-cell>
          <table:table-cell table:formula="of:=AVERAGE([.B163:.B172])" office:value-type="float" office:value="0" calcext:value-type="float">
            <text:p>0</text:p>
          </table:table-cell>
          <table:table-cell table:formula="of:=LN([.C167])" office:value-type="string" office:string-value="" calcext:value-type="error">
            <text:p>错误:502</text:p>
          </table:table-cell>
        </table:table-row>
        <table:table-row table:style-name="ro1">
          <table:table-cell office:value-type="float" office:value="70.98" calcext:value-type="float">
            <text:p>70.98</text:p>
          </table:table-cell>
          <table:table-cell office:value-type="float" office:value="0" calcext:value-type="float">
            <text:p>0</text:p>
          </table:table-cell>
          <table:table-cell table:formula="of:=AVERAGE([.B164:.B173])" office:value-type="float" office:value="0.00000689655" calcext:value-type="float">
            <text:p>6.89655E-06</text:p>
          </table:table-cell>
          <table:table-cell table:formula="of:=LN([.C168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1.4025" calcext:value-type="float">
            <text:p>71.4025</text:p>
          </table:table-cell>
          <table:table-cell office:value-type="float" office:value="0" calcext:value-type="float">
            <text:p>0</text:p>
          </table:table-cell>
          <table:table-cell table:formula="of:=AVERAGE([.B165:.B174])" office:value-type="float" office:value="0.00000689655" calcext:value-type="float">
            <text:p>6.89655E-06</text:p>
          </table:table-cell>
          <table:table-cell table:formula="of:=LN([.C169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1.825" calcext:value-type="float">
            <text:p>71.825</text:p>
          </table:table-cell>
          <table:table-cell office:value-type="float" office:value="0" calcext:value-type="float">
            <text:p>0</text:p>
          </table:table-cell>
          <table:table-cell table:formula="of:=AVERAGE([.B166:.B175])" office:value-type="float" office:value="0.00000689655" calcext:value-type="float">
            <text:p>6.89655E-06</text:p>
          </table:table-cell>
          <table:table-cell table:formula="of:=LN([.C170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2.2475" calcext:value-type="float">
            <text:p>72.2475</text:p>
          </table:table-cell>
          <table:table-cell office:value-type="float" office:value="0" calcext:value-type="float">
            <text:p>0</text:p>
          </table:table-cell>
          <table:table-cell table:formula="of:=AVERAGE([.B167:.B176])" office:value-type="float" office:value="0.0000137931" calcext:value-type="float">
            <text:p>1.37931E-05</text:p>
          </table:table-cell>
          <table:table-cell table:formula="of:=LN([.C171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2.67" calcext:value-type="float">
            <text:p>72.67</text:p>
          </table:table-cell>
          <table:table-cell office:value-type="float" office:value="0" calcext:value-type="float">
            <text:p>0</text:p>
          </table:table-cell>
          <table:table-cell table:formula="of:=AVERAGE([.B168:.B177])" office:value-type="float" office:value="0.0000137931" calcext:value-type="float">
            <text:p>1.37931E-05</text:p>
          </table:table-cell>
          <table:table-cell table:formula="of:=LN([.C172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3.0925" calcext:value-type="float">
            <text:p>73.09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69:.B178])" office:value-type="float" office:value="0.0000137931" calcext:value-type="float">
            <text:p>1.37931E-05</text:p>
          </table:table-cell>
          <table:table-cell table:formula="of:=LN([.C173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3.515" calcext:value-type="float">
            <text:p>73.515</text:p>
          </table:table-cell>
          <table:table-cell office:value-type="float" office:value="0" calcext:value-type="float">
            <text:p>0</text:p>
          </table:table-cell>
          <table:table-cell table:formula="of:=AVERAGE([.B170:.B179])" office:value-type="float" office:value="0.0000137931" calcext:value-type="float">
            <text:p>1.37931E-05</text:p>
          </table:table-cell>
          <table:table-cell table:formula="of:=LN([.C174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3.9375" calcext:value-type="float">
            <text:p>73.9375</text:p>
          </table:table-cell>
          <table:table-cell office:value-type="float" office:value="0" calcext:value-type="float">
            <text:p>0</text:p>
          </table:table-cell>
          <table:table-cell table:formula="of:=AVERAGE([.B171:.B180])" office:value-type="float" office:value="0.0000137931" calcext:value-type="float">
            <text:p>1.37931E-05</text:p>
          </table:table-cell>
          <table:table-cell table:formula="of:=LN([.C175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4.36" calcext:value-type="float">
            <text:p>74.36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72:.B181])" office:value-type="float" office:value="0.00002068965" calcext:value-type="float">
            <text:p>2.068965E-05</text:p>
          </table:table-cell>
          <table:table-cell table:formula="of:=LN([.C176])" office:value-type="float" office:value="-10.7858769827346" calcext:value-type="float">
            <text:p>-10.7858769827</text:p>
          </table:table-cell>
        </table:table-row>
        <table:table-row table:style-name="ro1">
          <table:table-cell office:value-type="float" office:value="74.7825" calcext:value-type="float">
            <text:p>74.7825</text:p>
          </table:table-cell>
          <table:table-cell office:value-type="float" office:value="0" calcext:value-type="float">
            <text:p>0</text:p>
          </table:table-cell>
          <table:table-cell table:formula="of:=AVERAGE([.B173:.B182])" office:value-type="float" office:value="0.00002068965" calcext:value-type="float">
            <text:p>2.068965E-05</text:p>
          </table:table-cell>
          <table:table-cell table:formula="of:=LN([.C177])" office:value-type="float" office:value="-10.7858769827346" calcext:value-type="float">
            <text:p>-10.7858769827</text:p>
          </table:table-cell>
        </table:table-row>
        <table:table-row table:style-name="ro1">
          <table:table-cell office:value-type="float" office:value="75.205" calcext:value-type="float">
            <text:p>75.205</text:p>
          </table:table-cell>
          <table:table-cell office:value-type="float" office:value="0" calcext:value-type="float">
            <text:p>0</text:p>
          </table:table-cell>
          <table:table-cell table:formula="of:=AVERAGE([.B174:.B183])" office:value-type="float" office:value="0.0000137931" calcext:value-type="float">
            <text:p>1.37931E-05</text:p>
          </table:table-cell>
          <table:table-cell table:formula="of:=LN([.C178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5.6275" calcext:value-type="float">
            <text:p>75.6275</text:p>
          </table:table-cell>
          <table:table-cell office:value-type="float" office:value="0" calcext:value-type="float">
            <text:p>0</text:p>
          </table:table-cell>
          <table:table-cell table:formula="of:=AVERAGE([.B175:.B184])" office:value-type="float" office:value="0.00002068965" calcext:value-type="float">
            <text:p>2.068965E-05</text:p>
          </table:table-cell>
          <table:table-cell table:formula="of:=LN([.C179])" office:value-type="float" office:value="-10.7858769827346" calcext:value-type="float">
            <text:p>-10.7858769827</text:p>
          </table:table-cell>
        </table:table-row>
        <table:table-row table:style-name="ro1">
          <table:table-cell office:value-type="float" office:value="76.05" calcext:value-type="float">
            <text:p>76.05</text:p>
          </table:table-cell>
          <table:table-cell office:value-type="float" office:value="0" calcext:value-type="float">
            <text:p>0</text:p>
          </table:table-cell>
          <table:table-cell table:formula="of:=AVERAGE([.B176:.B185])" office:value-type="float" office:value="0.00002068965" calcext:value-type="float">
            <text:p>2.068965E-05</text:p>
          </table:table-cell>
          <table:table-cell table:formula="of:=LN([.C180])" office:value-type="float" office:value="-10.7858769827346" calcext:value-type="float">
            <text:p>-10.7858769827</text:p>
          </table:table-cell>
        </table:table-row>
        <table:table-row table:style-name="ro1">
          <table:table-cell office:value-type="float" office:value="76.4725" calcext:value-type="float">
            <text:p>76.4725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77:.B186])" office:value-type="float" office:value="0.0000137931" calcext:value-type="float">
            <text:p>1.37931E-05</text:p>
          </table:table-cell>
          <table:table-cell table:formula="of:=LN([.C181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6.895" calcext:value-type="float">
            <text:p>76.895</text:p>
          </table:table-cell>
          <table:table-cell office:value-type="float" office:value="0" calcext:value-type="float">
            <text:p>0</text:p>
          </table:table-cell>
          <table:table-cell table:formula="of:=AVERAGE([.B178:.B187])" office:value-type="float" office:value="0.0000137931" calcext:value-type="float">
            <text:p>1.37931E-05</text:p>
          </table:table-cell>
          <table:table-cell table:formula="of:=LN([.C182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7.3175" calcext:value-type="float">
            <text:p>77.3175</text:p>
          </table:table-cell>
          <table:table-cell office:value-type="float" office:value="0" calcext:value-type="float">
            <text:p>0</text:p>
          </table:table-cell>
          <table:table-cell table:formula="of:=AVERAGE([.B179:.B188])" office:value-type="float" office:value="0.0000137931" calcext:value-type="float">
            <text:p>1.37931E-05</text:p>
          </table:table-cell>
          <table:table-cell table:formula="of:=LN([.C183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7.74" calcext:value-type="float">
            <text:p>77.74</text:p>
          </table:table-cell>
          <table:table-cell table:style-name="ce1" office:value-type="float" office:value="0.0000689655" calcext:value-type="float">
            <text:p>6.90E-05</text:p>
          </table:table-cell>
          <table:table-cell table:formula="of:=AVERAGE([.B180:.B189])" office:value-type="float" office:value="0.0000137931" calcext:value-type="float">
            <text:p>1.37931E-05</text:p>
          </table:table-cell>
          <table:table-cell table:formula="of:=LN([.C184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8.1625" calcext:value-type="float">
            <text:p>78.1625</text:p>
          </table:table-cell>
          <table:table-cell office:value-type="float" office:value="0" calcext:value-type="float">
            <text:p>0</text:p>
          </table:table-cell>
          <table:table-cell table:formula="of:=AVERAGE([.B181:.B190])" office:value-type="float" office:value="0.0000137931" calcext:value-type="float">
            <text:p>1.37931E-05</text:p>
          </table:table-cell>
          <table:table-cell table:formula="of:=LN([.C185])" office:value-type="float" office:value="-11.1913420908428" calcext:value-type="float">
            <text:p>-11.1913420908</text:p>
          </table:table-cell>
        </table:table-row>
        <table:table-row table:style-name="ro1">
          <table:table-cell office:value-type="float" office:value="78.585" calcext:value-type="float">
            <text:p>78.585</text:p>
          </table:table-cell>
          <table:table-cell office:value-type="float" office:value="0" calcext:value-type="float">
            <text:p>0</text:p>
          </table:table-cell>
          <table:table-cell table:formula="of:=AVERAGE([.B182:.B191])" office:value-type="float" office:value="0.00000689655" calcext:value-type="float">
            <text:p>6.89655E-06</text:p>
          </table:table-cell>
          <table:table-cell table:formula="of:=LN([.C186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9.0075" calcext:value-type="float">
            <text:p>79.0075</text:p>
          </table:table-cell>
          <table:table-cell office:value-type="float" office:value="0" calcext:value-type="float">
            <text:p>0</text:p>
          </table:table-cell>
          <table:table-cell table:formula="of:=AVERAGE([.B183:.B192])" office:value-type="float" office:value="0.00000689655" calcext:value-type="float">
            <text:p>6.89655E-06</text:p>
          </table:table-cell>
          <table:table-cell table:formula="of:=LN([.C187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9.43" calcext:value-type="float">
            <text:p>79.43</text:p>
          </table:table-cell>
          <table:table-cell office:value-type="float" office:value="0" calcext:value-type="float">
            <text:p>0</text:p>
          </table:table-cell>
          <table:table-cell table:formula="of:=AVERAGE([.B184:.B193])" office:value-type="float" office:value="0.00000689655" calcext:value-type="float">
            <text:p>6.89655E-06</text:p>
          </table:table-cell>
          <table:table-cell table:formula="of:=LN([.C188])" office:value-type="float" office:value="-11.8844892714027" calcext:value-type="float">
            <text:p>-11.8844892714</text:p>
          </table:table-cell>
        </table:table-row>
        <table:table-row table:style-name="ro1">
          <table:table-cell office:value-type="float" office:value="79.8525" calcext:value-type="float">
            <text:p>79.8525</text:p>
          </table:table-cell>
          <table:table-cell office:value-type="float" office:value="0" calcext:value-type="float">
            <text:p>0</text:p>
          </table:table-cell>
          <table:table-cell table:formula="of:=AVERAGE([.B185:.B1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275" calcext:value-type="float">
            <text:p>80.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.6975" calcext:value-type="float">
            <text:p>80.69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.12" calcext:value-type="float">
            <text:p>81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.5425" calcext:value-type="float">
            <text:p>81.5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.965" calcext:value-type="float">
            <text:p>81.9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/00/00</text:date>, <text:time style:data-style-name="N2" text:time-value="11:19:47.2513615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432080</meta:creation-date>
    <meta:editing-duration>PT5H7M4S</meta:editing-duration>
    <meta:editing-cycles>11</meta:editing-cycles>
    <meta:generator>LibreOffice/5.1.6.2$Linux_X86_64 LibreOffice_project/10m0$Build-2</meta:generator>
    <dc:date>2017-07-10T11:24:18.243338836</dc:date>
    <meta:document-statistic meta:table-count="2" meta:cell-count="39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08cm" svg:height="10.363cm" xlink:href=".." xlink:type="simple" chart:class="chart:scatter" chart:style-name="ch1">
        <chart:legend chart:legend-position="end" svg:x="15.892cm" svg:y="4.802cm" style:legend-expansion="high" chart:style-name="ch2"/>
        <chart:plot-area chart:style-name="ch3" table:cell-range-address="Sheet1.A1:Sheet1.B163" svg:x="0.36cm" svg:y="0.207cm" svg:width="15.172cm" svg:height="9.949cm">
          <chartooo:coordinate-region svg:x="1.167cm" svg:y="0.406cm" svg:width="14.178cm" svg:height="9.1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3" chart:class="chart:scatter">
            <chart:domain table:cell-range-address="Sheet1.A1:Sheet1.A163"/>
            <chart:data-point chart:repeated="1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63</svg:desc>
                </draw:g>
              </table:table-cell>
              <table:table-cell office:value-type="float" office:value="NaN">
                <text:p>NaN</text:p>
                <draw:g>
                  <svg:desc>Sheet1.B1:Sheet1.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2">
                <text:p>14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88">
                <text:p>14.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04">
                <text:p>1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">
                <text:p>15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6">
                <text:p>15.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52">
                <text:p>15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8">
                <text:p>15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4">
                <text:p>1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6">
                <text:p>1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48">
                <text:p>1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4">
                <text:p>16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">
                <text:p>1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96">
                <text:p>16.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12">
                <text:p>17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28">
                <text:p>17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44">
                <text:p>17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">
                <text:p>1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6">
                <text:p>17.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92">
                <text:p>1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08">
                <text:p>1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24">
                <text:p>18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4">
                <text:p>18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56">
                <text:p>1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72">
                <text:p>1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2">
                <text:p>1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6">
                <text:p>19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52">
                <text:p>1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68">
                <text:p>1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84">
                <text:p>19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16">
                <text:p>2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32">
                <text:p>2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48">
                <text:p>20.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64">
                <text:p>2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8">
                <text:p>2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96">
                <text:p>20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8">
                <text:p>2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4">
                <text:p>21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6">
                <text:p>2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92">
                <text:p>2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08">
                <text:p>2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6">
                <text:p>2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72">
                <text:p>22.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04">
                <text:p>23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36">
                <text:p>23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52">
                <text:p>2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16">
                <text:p>24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32">
                <text:p>2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64">
                <text:p>2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96">
                <text:p>24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12">
                <text:p>2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28">
                <text:p>25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44">
                <text:p>2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6">
                <text:p>2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76">
                <text:p>2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.92">
                <text:p>25.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6cm" svg:height="10.041cm" xlink:href=".." xlink:type="simple" chart:class="chart:scatter" chart:style-name="ch1">
        <chart:legend chart:legend-position="end" svg:x="15.644cm" svg:y="4.641cm" style:legend-expansion="high" chart:style-name="ch2"/>
        <chart:plot-area chart:style-name="ch3" table:cell-range-address="Sheet1.C2:Sheet1.D250" svg:x="0.355cm" svg:y="0.2cm" svg:width="14.934cm" svg:height="9.641cm">
          <chartooo:coordinate-region svg:x="1.347cm" svg:y="0.399cm" svg:width="13.755cm" svg:height="8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50" chart:class="chart:scatter">
            <chart:domain table:cell-range-address="Sheet1.C2:Sheet1.C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C2:Sheet1.C250</svg:desc>
                </draw:g>
              </table:table-cell>
              <table:table-cell office:value-type="float" office:value="2087">
                <text:p>2087</text:p>
                <draw:g>
                  <svg:desc>Sheet1.D2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08cm" svg:y="4.124cm" style:legend-expansion="high" chart:style-name="ch2"/>
        <chart:plot-area chart:style-name="ch3" table:cell-range-address="Sheet1.E2:Sheet1.F1000" svg:x="0.319cm" svg:y="0.18cm" svg:width="13.27cm" svg:height="8.646cm">
          <chartooo:coordinate-region svg:x="1.311cm" svg:y="0.379cm" svg:width="11.9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0" chart:class="chart:scatter">
            <chart:domain table:cell-range-address="Sheet1.E2:Sheet1.E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1000</svg:desc>
                </draw:g>
              </table:table-cell>
              <table:table-cell office:value-type="float" office:value="15073">
                <text:p>15073</text:p>
                <draw:g>
                  <svg:desc>Sheet1.F2:Sheet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9723">
                <text:p>9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.76">
                <text:p>6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.92">
                <text:p>6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08">
                <text:p>6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4">
                <text:p>6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56">
                <text:p>6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72">
                <text:p>6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88">
                <text:p>6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04">
                <text:p>6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36">
                <text:p>6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2">
                <text:p>6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68">
                <text:p>6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84">
                <text:p>6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.16">
                <text:p>6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32">
                <text:p>64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48">
                <text:p>6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4">
                <text:p>6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96">
                <text:p>6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2">
                <text:p>6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28">
                <text:p>6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44">
                <text:p>6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76">
                <text:p>6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92">
                <text:p>6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.08">
                <text:p>6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.24">
                <text:p>6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56">
                <text:p>6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.72">
                <text:p>6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.88">
                <text:p>6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.04">
                <text:p>6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.36">
                <text:p>6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.52">
                <text:p>6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.68">
                <text:p>6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.84">
                <text:p>6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.16">
                <text:p>6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.32">
                <text:p>6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.48">
                <text:p>6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.64">
                <text:p>6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.96">
                <text:p>6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.12">
                <text:p>6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.28">
                <text:p>6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.44">
                <text:p>6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.76">
                <text:p>6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9.92">
                <text:p>6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.08">
                <text:p>7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.24">
                <text:p>7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0.56">
                <text:p>7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.72">
                <text:p>7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.88">
                <text:p>7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.04">
                <text:p>7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.36">
                <text:p>7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.52">
                <text:p>7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.68">
                <text:p>7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.84">
                <text:p>7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.16">
                <text:p>7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.32">
                <text:p>7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2.48">
                <text:p>7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2.64">
                <text:p>7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2.96">
                <text:p>7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.12">
                <text:p>7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28">
                <text:p>7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44">
                <text:p>7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.76">
                <text:p>7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92">
                <text:p>7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.08">
                <text:p>7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.24">
                <text:p>7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.56">
                <text:p>7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.72">
                <text:p>7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.88">
                <text:p>7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.04">
                <text:p>7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5.36">
                <text:p>7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5.52">
                <text:p>7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5.68">
                <text:p>7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.84">
                <text:p>7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6.16">
                <text:p>7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6.32">
                <text:p>7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6.48">
                <text:p>7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.64">
                <text:p>7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.96">
                <text:p>7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.12">
                <text:p>7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.28">
                <text:p>7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.44">
                <text:p>7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7.76">
                <text:p>7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.92">
                <text:p>7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08">
                <text:p>7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24">
                <text:p>7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.56">
                <text:p>7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.72">
                <text:p>7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8.88">
                <text:p>7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.04">
                <text:p>7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.52">
                <text:p>7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.68">
                <text:p>7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.84">
                <text:p>7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.16">
                <text:p>8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.32">
                <text:p>8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.48">
                <text:p>8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.64">
                <text:p>8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.8">
                <text:p>8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.96">
                <text:p>8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12">
                <text:p>8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28">
                <text:p>8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44">
                <text:p>8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76">
                <text:p>8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92">
                <text:p>8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5cm" svg:height="16.071cm" xlink:href=".." xlink:type="simple" chart:class="chart:scatter" chart:style-name="ch1">
        <chart:legend chart:legend-position="end" svg:x="26.299cm" svg:y="7.656cm" style:legend-expansion="high" chart:style-name="ch2"/>
        <chart:plot-area chart:style-name="ch3" table:cell-range-address="Sheet1.E2:Sheet1.E513 Sheet1.H2:Sheet1.H386" svg:x="0.568cm" svg:y="0.321cm" svg:width="25.163cm" svg:height="15.429cm">
          <chartooo:coordinate-region svg:x="1.11cm" svg:y="0.521cm" svg:width="24.355cm" svg:height="15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86" chart:class="chart:scatter">
            <chart:domain table:cell-range-address="Sheet1.E2:Sheet1.E513"/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E2:Sheet1.E513</svg:desc>
                </draw:g>
              </table:table-cell>
              <table:table-cell office:value-type="float" office:value="9.02419752333759">
                <text:p>9.02419752333759</text:p>
                <draw:g>
                  <svg:desc>Sheet1.H2:Sheet1.H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8.96081434355449">
                <text:p>8.96081434355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8.91406145229888">
                <text:p>8.91406145229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8.87703312149813">
                <text:p>8.8770331214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8.82602991794042">
                <text:p>8.82602991794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">
                <text:p>0.96</text:p>
              </table:table-cell>
              <table:table-cell office:value-type="float" office:value="8.78495057912313">
                <text:p>8.78495057912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">
                <text:p>1.12</text:p>
              </table:table-cell>
              <table:table-cell office:value-type="float" office:value="8.73712358606711">
                <text:p>8.73712358606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">
                <text:p>1.28</text:p>
              </table:table-cell>
              <table:table-cell office:value-type="float" office:value="8.69594170582341">
                <text:p>8.69594170582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">
                <text:p>1.44</text:p>
              </table:table-cell>
              <table:table-cell office:value-type="float" office:value="8.65148804253215">
                <text:p>8.65148804253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8.60705217678457">
                <text:p>8.60705217678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">
                <text:p>1.76</text:p>
              </table:table-cell>
              <table:table-cell office:value-type="float" office:value="8.56209007229852">
                <text:p>8.56209007229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2">
                <text:p>1.92</text:p>
              </table:table-cell>
              <table:table-cell office:value-type="float" office:value="8.51991947173452">
                <text:p>8.51991947173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">
                <text:p>2.08</text:p>
              </table:table-cell>
              <table:table-cell office:value-type="float" office:value="8.48094405874112">
                <text:p>8.4809440587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8.4374137824099">
                <text:p>8.4374137824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8.39715887352462">
                <text:p>8.39715887352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8.35898261468261">
                <text:p>8.35898261468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2">
                <text:p>2.72</text:p>
              </table:table-cell>
              <table:table-cell office:value-type="float" office:value="8.320533330681">
                <text:p>8.32053333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">
                <text:p>2.88</text:p>
              </table:table-cell>
              <table:table-cell office:value-type="float" office:value="8.28153414703161">
                <text:p>8.28153414703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">
                <text:p>3.04</text:p>
              </table:table-cell>
              <table:table-cell office:value-type="float" office:value="8.24175584538089">
                <text:p>8.24175584538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8.20307131425582">
                <text:p>8.20307131425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">
                <text:p>3.36</text:p>
              </table:table-cell>
              <table:table-cell office:value-type="float" office:value="8.16270157656469">
                <text:p>8.16270157656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2">
                <text:p>3.52</text:p>
              </table:table-cell>
              <table:table-cell office:value-type="float" office:value="8.12376534391858">
                <text:p>8.12376534391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">
                <text:p>3.68</text:p>
              </table:table-cell>
              <table:table-cell office:value-type="float" office:value="8.0862564173344">
                <text:p>8.086256417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">
                <text:p>3.84</text:p>
              </table:table-cell>
              <table:table-cell office:value-type="float" office:value="8.04821303824014">
                <text:p>8.04821303824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8.00710063222608">
                <text:p>8.0071006322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">
                <text:p>4.16</text:p>
              </table:table-cell>
              <table:table-cell office:value-type="float" office:value="7.96830218684345">
                <text:p>7.96830218684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2">
                <text:p>4.32</text:p>
              </table:table-cell>
              <table:table-cell office:value-type="float" office:value="7.93141051718282">
                <text:p>7.93141051718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8">
                <text:p>4.48</text:p>
              </table:table-cell>
              <table:table-cell office:value-type="float" office:value="7.89219052258785">
                <text:p>7.89219052258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4">
                <text:p>4.64</text:p>
              </table:table-cell>
              <table:table-cell office:value-type="float" office:value="7.85249740403019">
                <text:p>7.85249740403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">
                <text:p>4.8</text:p>
              </table:table-cell>
              <table:table-cell office:value-type="float" office:value="7.81385425086145">
                <text:p>7.81385425086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">
                <text:p>4.96</text:p>
              </table:table-cell>
              <table:table-cell office:value-type="float" office:value="7.77554880377074">
                <text:p>7.7755488037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2">
                <text:p>5.12</text:p>
              </table:table-cell>
              <table:table-cell office:value-type="float" office:value="7.73807409344133">
                <text:p>7.73807409344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8">
                <text:p>5.28</text:p>
              </table:table-cell>
              <table:table-cell office:value-type="float" office:value="7.69848278788095">
                <text:p>7.69848278788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44">
                <text:p>5.44</text:p>
              </table:table-cell>
              <table:table-cell office:value-type="float" office:value="7.65950150184502">
                <text:p>7.65950150184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">
                <text:p>5.6</text:p>
              </table:table-cell>
              <table:table-cell office:value-type="float" office:value="7.62175845342146">
                <text:p>7.6217584534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6">
                <text:p>5.76</text:p>
              </table:table-cell>
              <table:table-cell office:value-type="float" office:value="7.58220372273454">
                <text:p>7.58220372273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92">
                <text:p>5.92</text:p>
              </table:table-cell>
              <table:table-cell office:value-type="float" office:value="7.54316740889084">
                <text:p>7.54316740889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8">
                <text:p>6.08</text:p>
              </table:table-cell>
              <table:table-cell office:value-type="float" office:value="7.50700378309803">
                <text:p>7.50700378309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4">
                <text:p>6.24</text:p>
              </table:table-cell>
              <table:table-cell office:value-type="float" office:value="7.47065139503913">
                <text:p>7.4706513950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7.43673511332817">
                <text:p>7.43673511332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56">
                <text:p>6.56</text:p>
              </table:table-cell>
              <table:table-cell office:value-type="float" office:value="7.40043729851184">
                <text:p>7.40043729851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2">
                <text:p>6.72</text:p>
              </table:table-cell>
              <table:table-cell office:value-type="float" office:value="7.36783482703018">
                <text:p>7.36783482703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8">
                <text:p>6.88</text:p>
              </table:table-cell>
              <table:table-cell office:value-type="float" office:value="7.33148588589715">
                <text:p>7.33148588589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  <table:table-cell office:value-type="float" office:value="7.2967183069908">
                <text:p>7.2967183069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7.26452021887111">
                <text:p>7.26452021887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">
                <text:p>7.36</text:p>
              </table:table-cell>
              <table:table-cell office:value-type="float" office:value="7.23229951616648">
                <text:p>7.23229951616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2">
                <text:p>7.52</text:p>
              </table:table-cell>
              <table:table-cell office:value-type="float" office:value="7.19754762324328">
                <text:p>7.19754762324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8">
                <text:p>7.68</text:p>
              </table:table-cell>
              <table:table-cell office:value-type="float" office:value="7.16414016407615">
                <text:p>7.16414016407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">
                <text:p>7.84</text:p>
              </table:table-cell>
              <table:table-cell office:value-type="float" office:value="7.12993836920122">
                <text:p>7.12993836920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7.09688692770464">
                <text:p>7.0968869277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16">
                <text:p>8.16</text:p>
              </table:table-cell>
              <table:table-cell office:value-type="float" office:value="7.0642888317969">
                <text:p>7.0642888317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32">
                <text:p>8.32</text:p>
              </table:table-cell>
              <table:table-cell office:value-type="float" office:value="7.03381507864287">
                <text:p>7.03381507864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8">
                <text:p>8.48</text:p>
              </table:table-cell>
              <table:table-cell office:value-type="float" office:value="7.00160985445376">
                <text:p>7.00160985445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4">
                <text:p>8.64</text:p>
              </table:table-cell>
              <table:table-cell office:value-type="float" office:value="6.97082397044912">
                <text:p>6.97082397044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">
                <text:p>8.8</text:p>
              </table:table-cell>
              <table:table-cell office:value-type="float" office:value="6.93852693764889">
                <text:p>6.93852693764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">
                <text:p>8.96</text:p>
              </table:table-cell>
              <table:table-cell office:value-type="float" office:value="6.90920422874724">
                <text:p>6.90920422874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2">
                <text:p>9.12</text:p>
              </table:table-cell>
              <table:table-cell office:value-type="float" office:value="6.87935580446044">
                <text:p>6.87935580446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8">
                <text:p>9.28</text:p>
              </table:table-cell>
              <table:table-cell office:value-type="float" office:value="6.84497521085943">
                <text:p>6.84497521085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44">
                <text:p>9.44</text:p>
              </table:table-cell>
              <table:table-cell office:value-type="float" office:value="6.81294997170823">
                <text:p>6.81294997170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6">
                <text:p>9.6</text:p>
              </table:table-cell>
              <table:table-cell office:value-type="float" office:value="6.78173843839865">
                <text:p>6.78173843839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76">
                <text:p>9.76</text:p>
              </table:table-cell>
              <table:table-cell office:value-type="float" office:value="6.75361293245349">
                <text:p>6.75361293245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">
                <text:p>9.92</text:p>
              </table:table-cell>
              <table:table-cell office:value-type="float" office:value="6.7197375296433">
                <text:p>6.71973752964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8">
                <text:p>10.08</text:p>
              </table:table-cell>
              <table:table-cell office:value-type="float" office:value="6.68604819545389">
                <text:p>6.68604819545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4">
                <text:p>10.24</text:p>
              </table:table-cell>
              <table:table-cell office:value-type="float" office:value="6.65839608084952">
                <text:p>6.65839608084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">
                <text:p>10.4</text:p>
              </table:table-cell>
              <table:table-cell office:value-type="float" office:value="6.62559128721426">
                <text:p>6.62559128721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6">
                <text:p>10.56</text:p>
              </table:table-cell>
              <table:table-cell office:value-type="float" office:value="6.5950288654241">
                <text:p>6.5950288654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6.56688337801624">
                <text:p>6.56688337801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88">
                <text:p>10.88</text:p>
              </table:table-cell>
              <table:table-cell office:value-type="float" office:value="6.53748838152394">
                <text:p>6.53748838152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4">
                <text:p>11.04</text:p>
              </table:table-cell>
              <table:table-cell office:value-type="float" office:value="6.50891815716419">
                <text:p>6.50891815716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">
                <text:p>11.2</text:p>
              </table:table-cell>
              <table:table-cell office:value-type="float" office:value="6.47804870650094">
                <text:p>6.478048706500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">
                <text:p>11.36</text:p>
              </table:table-cell>
              <table:table-cell office:value-type="float" office:value="6.44730586254121">
                <text:p>6.44730586254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">
                <text:p>11.52</text:p>
              </table:table-cell>
              <table:table-cell office:value-type="float" office:value="6.41558783703468">
                <text:p>6.41558783703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8">
                <text:p>11.68</text:p>
              </table:table-cell>
              <table:table-cell office:value-type="float" office:value="6.38359109077697">
                <text:p>6.383591090776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4">
                <text:p>11.84</text:p>
              </table:table-cell>
              <table:table-cell office:value-type="float" office:value="6.34808948979667">
                <text:p>6.3480894897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6.32265500250533">
                <text:p>6.32265500250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6">
                <text:p>12.16</text:p>
              </table:table-cell>
              <table:table-cell office:value-type="float" office:value="6.29277211939155">
                <text:p>6.29277211939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32">
                <text:p>12.32</text:p>
              </table:table-cell>
              <table:table-cell office:value-type="float" office:value="6.26254075217749">
                <text:p>6.26254075217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8">
                <text:p>12.48</text:p>
              </table:table-cell>
              <table:table-cell office:value-type="float" office:value="6.23284086668325">
                <text:p>6.2328408666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">
                <text:p>12.64</text:p>
              </table:table-cell>
              <table:table-cell office:value-type="float" office:value="6.20395151823366">
                <text:p>6.20395151823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6.17534738446889">
                <text:p>6.17534738446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6">
                <text:p>12.96</text:p>
              </table:table-cell>
              <table:table-cell office:value-type="float" office:value="6.14397101882275">
                <text:p>6.14397101882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2">
                <text:p>13.12</text:p>
              </table:table-cell>
              <table:table-cell office:value-type="float" office:value="6.12161523157303">
                <text:p>6.12161523157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28">
                <text:p>13.28</text:p>
              </table:table-cell>
              <table:table-cell office:value-type="float" office:value="6.09548666751433">
                <text:p>6.095486667514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4">
                <text:p>13.44</text:p>
              </table:table-cell>
              <table:table-cell office:value-type="float" office:value="6.06436643509165">
                <text:p>6.06436643509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">
                <text:p>13.6</text:p>
              </table:table-cell>
              <table:table-cell office:value-type="float" office:value="6.04191999059648">
                <text:p>6.041919990596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6">
                <text:p>13.76</text:p>
              </table:table-cell>
              <table:table-cell office:value-type="float" office:value="6.00339311797326">
                <text:p>6.0033931179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92">
                <text:p>13.92</text:p>
              </table:table-cell>
              <table:table-cell office:value-type="float" office:value="5.97151690929829">
                <text:p>5.97151690929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8">
                <text:p>14.08</text:p>
              </table:table-cell>
              <table:table-cell office:value-type="float" office:value="5.9408289311394">
                <text:p>5.9408289311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4">
                <text:p>14.24</text:p>
              </table:table-cell>
              <table:table-cell office:value-type="float" office:value="5.90984768443566">
                <text:p>5.90984768443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">
                <text:p>14.4</text:p>
              </table:table-cell>
              <table:table-cell office:value-type="float" office:value="5.87661470542904">
                <text:p>5.87661470542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56">
                <text:p>14.56</text:p>
              </table:table-cell>
              <table:table-cell office:value-type="float" office:value="5.84658327328787">
                <text:p>5.84658327328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2">
                <text:p>14.72</text:p>
              </table:table-cell>
              <table:table-cell office:value-type="float" office:value="5.81859814908478">
                <text:p>5.81859814908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88">
                <text:p>14.88</text:p>
              </table:table-cell>
              <table:table-cell office:value-type="float" office:value="5.79148805507531">
                <text:p>5.79148805507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4">
                <text:p>15.04</text:p>
              </table:table-cell>
              <table:table-cell office:value-type="float" office:value="5.7673830560658">
                <text:p>5.7673830560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2">
                <text:p>15.2</text:p>
              </table:table-cell>
              <table:table-cell office:value-type="float" office:value="5.73592692798277">
                <text:p>5.73592692798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6">
                <text:p>15.36</text:p>
              </table:table-cell>
              <table:table-cell office:value-type="float" office:value="5.70926740488677">
                <text:p>5.709267404886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52">
                <text:p>15.52</text:p>
              </table:table-cell>
              <table:table-cell office:value-type="float" office:value="5.67931900247783">
                <text:p>5.67931900247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">
                <text:p>15.68</text:p>
              </table:table-cell>
              <table:table-cell office:value-type="float" office:value="5.65686555486845">
                <text:p>5.65686555486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4">
                <text:p>15.84</text:p>
              </table:table-cell>
              <table:table-cell office:value-type="float" office:value="5.62401750618734">
                <text:p>5.624017506187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5.59285091394892">
                <text:p>5.592850913948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6">
                <text:p>16.16</text:p>
              </table:table-cell>
              <table:table-cell office:value-type="float" office:value="5.5677718207255">
                <text:p>5.5677718207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32">
                <text:p>16.32</text:p>
              </table:table-cell>
              <table:table-cell office:value-type="float" office:value="5.53042065923372">
                <text:p>5.53042065923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8">
                <text:p>16.48</text:p>
              </table:table-cell>
              <table:table-cell office:value-type="float" office:value="5.50003297044863">
                <text:p>5.50003297044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4">
                <text:p>16.64</text:p>
              </table:table-cell>
              <table:table-cell office:value-type="float" office:value="5.4743693103284">
                <text:p>5.4743693103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8">
                <text:p>16.8</text:p>
              </table:table-cell>
              <table:table-cell office:value-type="float" office:value="5.44781437769395">
                <text:p>5.44781437769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96">
                <text:p>16.96</text:p>
              </table:table-cell>
              <table:table-cell office:value-type="float" office:value="5.41898512627301">
                <text:p>5.41898512627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2">
                <text:p>17.12</text:p>
              </table:table-cell>
              <table:table-cell office:value-type="float" office:value="5.399519247057">
                <text:p>5.399519247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8">
                <text:p>17.28</text:p>
              </table:table-cell>
              <table:table-cell office:value-type="float" office:value="5.37851390854231">
                <text:p>5.37851390854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44">
                <text:p>17.44</text:p>
              </table:table-cell>
              <table:table-cell office:value-type="float" office:value="5.35658627467201">
                <text:p>5.35658627467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">
                <text:p>17.6</text:p>
              </table:table-cell>
              <table:table-cell office:value-type="float" office:value="5.33320176840154">
                <text:p>5.33320176840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6">
                <text:p>17.76</text:p>
              </table:table-cell>
              <table:table-cell office:value-type="float" office:value="5.30727710791951">
                <text:p>5.30727710791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92">
                <text:p>17.92</text:p>
              </table:table-cell>
              <table:table-cell office:value-type="float" office:value="5.27607175760072">
                <text:p>5.27607175760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08">
                <text:p>18.08</text:p>
              </table:table-cell>
              <table:table-cell office:value-type="float" office:value="5.24465284196234">
                <text:p>5.244652841962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4">
                <text:p>18.24</text:p>
              </table:table-cell>
              <table:table-cell office:value-type="float" office:value="5.21981513839308">
                <text:p>5.21981513839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4">
                <text:p>18.4</text:p>
              </table:table-cell>
              <table:table-cell office:value-type="float" office:value="5.18794430906667">
                <text:p>5.1879443090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56">
                <text:p>18.56</text:p>
              </table:table-cell>
              <table:table-cell office:value-type="float" office:value="5.15531267213103">
                <text:p>5.155312672131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2">
                <text:p>18.72</text:p>
              </table:table-cell>
              <table:table-cell office:value-type="float" office:value="5.12396397940326">
                <text:p>5.12396397940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88">
                <text:p>18.88</text:p>
              </table:table-cell>
              <table:table-cell office:value-type="float" office:value="5.09405690223533">
                <text:p>5.09405690223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04">
                <text:p>19.04</text:p>
              </table:table-cell>
              <table:table-cell office:value-type="float" office:value="5.07767069543241">
                <text:p>5.077670695432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2">
                <text:p>19.2</text:p>
              </table:table-cell>
              <table:table-cell office:value-type="float" office:value="5.05305600998021">
                <text:p>5.05305600998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36">
                <text:p>19.36</text:p>
              </table:table-cell>
              <table:table-cell office:value-type="float" office:value="5.02420941412337">
                <text:p>5.02420941412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52">
                <text:p>19.52</text:p>
              </table:table-cell>
              <table:table-cell office:value-type="float" office:value="4.99890003787784">
                <text:p>4.99890003787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">
                <text:p>19.68</text:p>
              </table:table-cell>
              <table:table-cell office:value-type="float" office:value="4.97362546846236">
                <text:p>4.97362546846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84">
                <text:p>19.84</text:p>
              </table:table-cell>
              <table:table-cell office:value-type="float" office:value="4.94946885885877">
                <text:p>4.94946885885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4.91265488573605">
                <text:p>4.91265488573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16">
                <text:p>20.16</text:p>
              </table:table-cell>
              <table:table-cell office:value-type="float" office:value="4.8955984841079">
                <text:p>4.89559848410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">
                <text:p>20.32</text:p>
              </table:table-cell>
              <table:table-cell office:value-type="float" office:value="4.8698394841308">
                <text:p>4.8698394841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48">
                <text:p>20.48</text:p>
              </table:table-cell>
              <table:table-cell office:value-type="float" office:value="4.83628190695148">
                <text:p>4.8362819069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64">
                <text:p>20.64</text:p>
              </table:table-cell>
              <table:table-cell office:value-type="float" office:value="4.79455010714949">
                <text:p>4.79455010714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8">
                <text:p>20.8</text:p>
              </table:table-cell>
              <table:table-cell office:value-type="float" office:value="4.77280102737204">
                <text:p>4.772801027372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96">
                <text:p>20.96</text:p>
              </table:table-cell>
              <table:table-cell office:value-type="float" office:value="4.74275584894065">
                <text:p>4.74275584894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2">
                <text:p>21.12</text:p>
              </table:table-cell>
              <table:table-cell office:value-type="float" office:value="4.7202829930886">
                <text:p>4.72028299308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28">
                <text:p>21.28</text:p>
              </table:table-cell>
              <table:table-cell office:value-type="float" office:value="4.70138904372863">
                <text:p>4.70138904372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">
                <text:p>21.44</text:p>
              </table:table-cell>
              <table:table-cell office:value-type="float" office:value="4.66861435854463">
                <text:p>4.668614358544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">
                <text:p>21.6</text:p>
              </table:table-cell>
              <table:table-cell office:value-type="float" office:value="4.64439089914137">
                <text:p>4.64439089914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76">
                <text:p>21.76</text:p>
              </table:table-cell>
              <table:table-cell office:value-type="float" office:value="4.63083793273667">
                <text:p>4.63083793273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92">
                <text:p>21.92</text:p>
              </table:table-cell>
              <table:table-cell office:value-type="float" office:value="4.61264220082679">
                <text:p>4.612642200826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08">
                <text:p>22.08</text:p>
              </table:table-cell>
              <table:table-cell office:value-type="float" office:value="4.58394654953646">
                <text:p>4.58394654953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4">
                <text:p>22.24</text:p>
              </table:table-cell>
              <table:table-cell office:value-type="float" office:value="4.54754107315146">
                <text:p>4.54754107315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4">
                <text:p>22.4</text:p>
              </table:table-cell>
              <table:table-cell office:value-type="float" office:value="4.52450228292064">
                <text:p>4.524502282920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56">
                <text:p>22.56</text:p>
              </table:table-cell>
              <table:table-cell office:value-type="float" office:value="4.49535531998088">
                <text:p>4.49535531998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72">
                <text:p>22.72</text:p>
              </table:table-cell>
              <table:table-cell office:value-type="float" office:value="4.46705688385846">
                <text:p>4.467056883858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.88">
                <text:p>22.88</text:p>
              </table:table-cell>
              <table:table-cell office:value-type="float" office:value="4.44029554279786">
                <text:p>4.44029554279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04">
                <text:p>23.04</text:p>
              </table:table-cell>
              <table:table-cell office:value-type="float" office:value="4.40244181941647">
                <text:p>4.40244181941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2">
                <text:p>23.2</text:p>
              </table:table-cell>
              <table:table-cell office:value-type="float" office:value="4.37134478632702">
                <text:p>4.37134478632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36">
                <text:p>23.36</text:p>
              </table:table-cell>
              <table:table-cell office:value-type="float" office:value="4.34898678059568">
                <text:p>4.348986780595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2">
                <text:p>23.52</text:p>
              </table:table-cell>
              <table:table-cell office:value-type="float" office:value="4.30338918915681">
                <text:p>4.30338918915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8">
                <text:p>23.68</text:p>
              </table:table-cell>
              <table:table-cell office:value-type="float" office:value="4.27874728521988">
                <text:p>4.27874728521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84">
                <text:p>23.84</text:p>
              </table:table-cell>
              <table:table-cell office:value-type="float" office:value="4.25985900069967">
                <text:p>4.25985900069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4.24420031776648">
                <text:p>4.24420031776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.16">
                <text:p>24.16</text:p>
              </table:table-cell>
              <table:table-cell office:value-type="float" office:value="4.22244456484942">
                <text:p>4.222444564849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.32">
                <text:p>24.32</text:p>
              </table:table-cell>
              <table:table-cell office:value-type="float" office:value="4.18889687916332">
                <text:p>4.18889687916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48">
                <text:p>24.48</text:p>
              </table:table-cell>
              <table:table-cell office:value-type="float" office:value="4.16278172377533">
                <text:p>4.16278172377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64">
                <text:p>24.64</text:p>
              </table:table-cell>
              <table:table-cell office:value-type="float" office:value="4.14234076049036">
                <text:p>4.14234076049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8">
                <text:p>24.8</text:p>
              </table:table-cell>
              <table:table-cell office:value-type="float" office:value="4.12228393091134">
                <text:p>4.12228393091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96">
                <text:p>24.96</text:p>
              </table:table-cell>
              <table:table-cell office:value-type="float" office:value="4.0943445622221">
                <text:p>4.0943445622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12">
                <text:p>25.12</text:p>
              </table:table-cell>
              <table:table-cell office:value-type="float" office:value="4.06902675423781">
                <text:p>4.06902675423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28">
                <text:p>25.28</text:p>
              </table:table-cell>
              <table:table-cell office:value-type="float" office:value="4.03158224048579">
                <text:p>4.03158224048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44">
                <text:p>25.44</text:p>
              </table:table-cell>
              <table:table-cell office:value-type="float" office:value="4.00003388275086">
                <text:p>4.00003388275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6">
                <text:p>25.6</text:p>
              </table:table-cell>
              <table:table-cell office:value-type="float" office:value="3.97687397774776">
                <text:p>3.97687397774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76">
                <text:p>25.76</text:p>
              </table:table-cell>
              <table:table-cell office:value-type="float" office:value="3.94835493467554">
                <text:p>3.94835493467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.92">
                <text:p>25.92</text:p>
              </table:table-cell>
              <table:table-cell office:value-type="float" office:value="3.93963817246112">
                <text:p>3.93963817246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8">
                <text:p>26.08</text:p>
              </table:table-cell>
              <table:table-cell office:value-type="float" office:value="3.91002100275747">
                <text:p>3.910021002757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24">
                <text:p>26.24</text:p>
              </table:table-cell>
              <table:table-cell office:value-type="float" office:value="3.87949981372259">
                <text:p>3.87949981372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3.85651029549789">
                <text:p>3.8565102954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6">
                <text:p>26.56</text:p>
              </table:table-cell>
              <table:table-cell office:value-type="float" office:value="3.82972776270132">
                <text:p>3.82972776270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2">
                <text:p>26.72</text:p>
              </table:table-cell>
              <table:table-cell office:value-type="float" office:value="3.82319179172153">
                <text:p>3.82319179172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">
                <text:p>26.88</text:p>
              </table:table-cell>
              <table:table-cell office:value-type="float" office:value="3.81109708683819">
                <text:p>3.81109708683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04">
                <text:p>27.04</text:p>
              </table:table-cell>
              <table:table-cell office:value-type="float" office:value="3.78759292704997">
                <text:p>3.78759292704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">
                <text:p>27.2</text:p>
              </table:table-cell>
              <table:table-cell office:value-type="float" office:value="3.74360435380318">
                <text:p>3.74360435380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36">
                <text:p>27.36</text:p>
              </table:table-cell>
              <table:table-cell office:value-type="float" office:value="3.72569342723665">
                <text:p>3.72569342723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52">
                <text:p>27.52</text:p>
              </table:table-cell>
              <table:table-cell office:value-type="float" office:value="3.71235181029908">
                <text:p>3.71235181029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8">
                <text:p>27.68</text:p>
              </table:table-cell>
              <table:table-cell office:value-type="float" office:value="3.69262244039277">
                <text:p>3.692622440392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84">
                <text:p>27.84</text:p>
              </table:table-cell>
              <table:table-cell office:value-type="float" office:value="3.66356164612965">
                <text:p>3.66356164612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">
                <text:p>28</text:p>
              </table:table-cell>
              <table:table-cell office:value-type="float" office:value="3.6283329542459">
                <text:p>3.62833295424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16">
                <text:p>28.16</text:p>
              </table:table-cell>
              <table:table-cell office:value-type="float" office:value="3.60277675506052">
                <text:p>3.60277675506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32">
                <text:p>28.32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48">
                <text:p>28.48</text:p>
              </table:table-cell>
              <table:table-cell office:value-type="float" office:value="3.57515068878559">
                <text:p>3.575150688785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4">
                <text:p>28.64</text:p>
              </table:table-cell>
              <table:table-cell office:value-type="float" office:value="3.54961738678043">
                <text:p>3.54961738678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8">
                <text:p>28.8</text:p>
              </table:table-cell>
              <table:table-cell office:value-type="float" office:value="3.52193899935828">
                <text:p>3.52193899935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96">
                <text:p>28.96</text:p>
              </table:table-cell>
              <table:table-cell office:value-type="float" office:value="3.5055573969864">
                <text:p>3.5055573969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12">
                <text:p>29.12</text:p>
              </table:table-cell>
              <table:table-cell office:value-type="float" office:value="3.48124008933569">
                <text:p>3.481240089335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.28">
                <text:p>29.28</text:p>
              </table:table-cell>
              <table:table-cell office:value-type="float" office:value="3.45946628978613">
                <text:p>3.45946628978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.44">
                <text:p>29.44</text:p>
              </table:table-cell>
              <table:table-cell office:value-type="float" office:value="3.46417218082354">
                <text:p>3.46417218082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.6">
                <text:p>29.6</text:p>
              </table:table-cell>
              <table:table-cell office:value-type="float" office:value="3.44521426707893">
                <text:p>3.445214267078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.76">
                <text:p>29.76</text:p>
              </table:table-cell>
              <table:table-cell office:value-type="float" office:value="3.41279651750551">
                <text:p>3.41279651750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.92">
                <text:p>29.92</text:p>
              </table:table-cell>
              <table:table-cell office:value-type="float" office:value="3.3724549127965">
                <text:p>3.3724549127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08">
                <text:p>30.08</text:p>
              </table:table-cell>
              <table:table-cell office:value-type="float" office:value="3.32683296637329">
                <text:p>3.32683296637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24">
                <text:p>30.24</text:p>
              </table:table-cell>
              <table:table-cell office:value-type="float" office:value="3.29768700529249">
                <text:p>3.297687005292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.4">
                <text:p>30.4</text:p>
              </table:table-cell>
              <table:table-cell office:value-type="float" office:value="3.26001776819938">
                <text:p>3.26001776819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">
                <text:p>30.56</text:p>
              </table:table-cell>
              <table:table-cell office:value-type="float" office:value="3.22882615572137">
                <text:p>3.22882615572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.72">
                <text:p>30.72</text:p>
              </table:table-cell>
              <table:table-cell office:value-type="float" office:value="3.18841661738349">
                <text:p>3.188416617383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.88">
                <text:p>30.88</text:p>
              </table:table-cell>
              <table:table-cell office:value-type="float" office:value="3.15487049489229">
                <text:p>3.15487049489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04">
                <text:p>31.04</text:p>
              </table:table-cell>
              <table:table-cell office:value-type="float" office:value="3.14415227867226">
                <text:p>3.14415227867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2">
                <text:p>31.2</text:p>
              </table:table-cell>
              <table:table-cell office:value-type="float" office:value="3.11351530921037">
                <text:p>3.11351530921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6">
                <text:p>31.36</text:p>
              </table:table-cell>
              <table:table-cell office:value-type="float" office:value="3.10458667846607">
                <text:p>3.10458667846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52">
                <text:p>31.52</text:p>
              </table:table-cell>
              <table:table-cell office:value-type="float" office:value="3.07037581654976">
                <text:p>3.070375816549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68">
                <text:p>31.68</text:p>
              </table:table-cell>
              <table:table-cell office:value-type="float" office:value="3.06339092202781">
                <text:p>3.06339092202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84">
                <text:p>31.84</text:p>
              </table:table-cell>
              <table:table-cell office:value-type="float" office:value="3.05400118167797">
                <text:p>3.054001181677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3.0130809118886">
                <text:p>3.01308091188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.16">
                <text:p>32.16</text:p>
              </table:table-cell>
              <table:table-cell office:value-type="float" office:value="2.98568193770049">
                <text:p>2.98568193770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.32">
                <text:p>32.32</text:p>
              </table:table-cell>
              <table:table-cell office:value-type="float" office:value="2.94706710157271">
                <text:p>2.947067101572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.48">
                <text:p>32.48</text:p>
              </table:table-cell>
              <table:table-cell office:value-type="float" office:value="2.92316158071916">
                <text:p>2.923161580719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64">
                <text:p>32.64</text:p>
              </table:table-cell>
              <table:table-cell office:value-type="float" office:value="2.88200350822565">
                <text:p>2.88200350822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8">
                <text:p>32.8</text:p>
              </table:table-cell>
              <table:table-cell office:value-type="float" office:value="2.87919845729804">
                <text:p>2.87919845729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.96">
                <text:p>32.96</text:p>
              </table:table-cell>
              <table:table-cell office:value-type="float" office:value="2.85933964864844">
                <text:p>2.85933964864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12">
                <text:p>33.12</text:p>
              </table:table-cell>
              <table:table-cell office:value-type="float" office:value="2.86505394991187">
                <text:p>2.86505394991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28">
                <text:p>33.28</text:p>
              </table:table-cell>
              <table:table-cell office:value-type="float" office:value="2.86789890204411">
                <text:p>2.86789890204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44">
                <text:p>33.44</text:p>
              </table:table-cell>
              <table:table-cell office:value-type="float" office:value="2.85070650150373">
                <text:p>2.85070650150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">
                <text:p>33.6</text:p>
              </table:table-cell>
              <table:table-cell office:value-type="float" office:value="2.83615020372953">
                <text:p>2.83615020372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76">
                <text:p>33.76</text:p>
              </table:table-cell>
              <table:table-cell office:value-type="float" office:value="2.79422789734326">
                <text:p>2.79422789734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92">
                <text:p>33.92</text:p>
              </table:table-cell>
              <table:table-cell office:value-type="float" office:value="2.78501124223834">
                <text:p>2.785011242238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08">
                <text:p>34.08</text:p>
              </table:table-cell>
              <table:table-cell office:value-type="float" office:value="2.7408400239252">
                <text:p>2.7408400239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24">
                <text:p>34.24</text:p>
              </table:table-cell>
              <table:table-cell office:value-type="float" office:value="2.71800053195538">
                <text:p>2.718000531955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.4">
                <text:p>34.4</text:p>
              </table:table-cell>
              <table:table-cell office:value-type="float" office:value="2.71469474382088">
                <text:p>2.71469474382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56">
                <text:p>34.56</text:p>
              </table:table-cell>
              <table:table-cell office:value-type="float" office:value="2.65324196460721">
                <text:p>2.653241964607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.72">
                <text:p>34.72</text:p>
              </table:table-cell>
              <table:table-cell office:value-type="float" office:value="2.67069441455844">
                <text:p>2.670694414558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88">
                <text:p>34.88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04">
                <text:p>35.04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2">
                <text:p>35.2</text:p>
              </table:table-cell>
              <table:table-cell office:value-type="float" office:value="2.61006979274201">
                <text:p>2.61006979274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.36">
                <text:p>35.36</text:p>
              </table:table-cell>
              <table:table-cell office:value-type="float" office:value="2.58021682959233">
                <text:p>2.580216829592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52">
                <text:p>35.52</text:p>
              </table:table-cell>
              <table:table-cell office:value-type="float" office:value="2.57261223020711">
                <text:p>2.57261223020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68">
                <text:p>35.68</text:p>
              </table:table-cell>
              <table:table-cell office:value-type="float" office:value="2.54944517092557">
                <text:p>2.54944517092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84">
                <text:p>35.84</text:p>
              </table:table-cell>
              <table:table-cell office:value-type="float" office:value="2.52172062291072">
                <text:p>2.5217206229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16">
                <text:p>36.16</text:p>
              </table:table-cell>
              <table:table-cell office:value-type="float" office:value="2.48073127837752">
                <text:p>2.48073127837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32">
                <text:p>36.32</text:p>
              </table:table-cell>
              <table:table-cell office:value-type="float" office:value="2.45100509811232">
                <text:p>2.45100509811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48">
                <text:p>36.48</text:p>
              </table:table-cell>
              <table:table-cell office:value-type="float" office:value="2.40243042796376">
                <text:p>2.402430427963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4">
                <text:p>36.64</text:p>
              </table:table-cell>
              <table:table-cell office:value-type="float" office:value="2.36555989215543">
                <text:p>2.36555989215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">
                <text:p>36.8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96">
                <text:p>36.96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.12">
                <text:p>37.12</text:p>
              </table:table-cell>
              <table:table-cell office:value-type="float" office:value="2.29253475714054">
                <text:p>2.292534757140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28">
                <text:p>37.28</text:p>
              </table:table-cell>
              <table:table-cell office:value-type="float" office:value="2.31253542384721">
                <text:p>2.312535423847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44">
                <text:p>37.44</text:p>
              </table:table-cell>
              <table:table-cell office:value-type="float" office:value="2.24601474150565">
                <text:p>2.24601474150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">
                <text:p>37.6</text:p>
              </table:table-cell>
              <table:table-cell office:value-type="float" office:value="2.2353763433006">
                <text:p>2.2353763433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76">
                <text:p>37.76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92">
                <text:p>37.92</text:p>
              </table:table-cell>
              <table:table-cell office:value-type="float" office:value="2.18605127673809">
                <text:p>2.186051276738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08">
                <text:p>38.08</text:p>
              </table:table-cell>
              <table:table-cell office:value-type="float" office:value="2.14593128294867">
                <text:p>2.145931282948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.24">
                <text:p>38.24</text:p>
              </table:table-cell>
              <table:table-cell office:value-type="float" office:value="2.13416644136908">
                <text:p>2.13416644136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.4">
                <text:p>38.4</text:p>
              </table:table-cell>
              <table:table-cell office:value-type="float" office:value="2.12226153886276">
                <text:p>2.122261538862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.56">
                <text:p>38.56</text:p>
              </table:table-cell>
              <table:table-cell office:value-type="float" office:value="2.09186406167839">
                <text:p>2.091864061678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72">
                <text:p>38.72</text:p>
              </table:table-cell>
              <table:table-cell office:value-type="float" office:value="2.04769284336526">
                <text:p>2.04769284336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.88">
                <text:p>38.88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.04">
                <text:p>39.04</text:p>
              </table:table-cell>
              <table:table-cell office:value-type="float" office:value="2.02814824729229">
                <text:p>2.02814824729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2">
                <text:p>39.2</text:p>
              </table:table-cell>
              <table:table-cell office:value-type="float" office:value="2.00148000021012">
                <text:p>2.001480000210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.36">
                <text:p>39.36</text:p>
              </table:table-cell>
              <table:table-cell office:value-type="float" office:value="1.95302761682418">
                <text:p>1.953027616824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.52">
                <text:p>39.52</text:p>
              </table:table-cell>
              <table:table-cell office:value-type="float" office:value="1.9387416595767">
                <text:p>1.93874165957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.68">
                <text:p>39.68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.84">
                <text:p>39.84</text:p>
              </table:table-cell>
              <table:table-cell office:value-type="float" office:value="1.89461685466776">
                <text:p>1.894616854667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">
                <text:p>40</text:p>
              </table:table-cell>
              <table:table-cell office:value-type="float" office:value="1.87946504964716">
                <text:p>1.879465049647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.16">
                <text:p>40.16</text:p>
              </table:table-cell>
              <table:table-cell office:value-type="float" office:value="1.80005827204275">
                <text:p>1.80005827204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.32">
                <text:p>40.32</text:p>
              </table:table-cell>
              <table:table-cell office:value-type="float" office:value="1.80828877117927">
                <text:p>1.80828877117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.48">
                <text:p>40.48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.64">
                <text:p>40.64</text:p>
              </table:table-cell>
              <table:table-cell office:value-type="float" office:value="1.7404661748405">
                <text:p>1.7404661748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.8">
                <text:p>40.8</text:p>
              </table:table-cell>
              <table:table-cell office:value-type="float" office:value="1.71379792775834">
                <text:p>1.713797927758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96">
                <text:p>40.96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12">
                <text:p>41.12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.28">
                <text:p>41.28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.44">
                <text:p>41.44</text:p>
              </table:table-cell>
              <table:table-cell office:value-type="float" office:value="1.62924053973028">
                <text:p>1.629240539730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.6">
                <text:p>41.6</text:p>
              </table:table-cell>
              <table:table-cell office:value-type="float" office:value="1.61938824328727">
                <text:p>1.61938824328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76">
                <text:p>41.76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92">
                <text:p>41.92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.08">
                <text:p>42.08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.24">
                <text:p>42.24</text:p>
              </table:table-cell>
              <table:table-cell office:value-type="float" office:value="1.48160454092422">
                <text:p>1.481604540924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.4">
                <text:p>42.4</text:p>
              </table:table-cell>
              <table:table-cell office:value-type="float" office:value="1.45861502269952">
                <text:p>1.458615022699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.56">
                <text:p>42.56</text:p>
              </table:table-cell>
              <table:table-cell office:value-type="float" office:value="1.41098697371026">
                <text:p>1.410986973710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72">
                <text:p>42.72</text:p>
              </table:table-cell>
              <table:table-cell office:value-type="float" office:value="1.37371557891303">
                <text:p>1.37371557891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88">
                <text:p>42.88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04">
                <text:p>43.04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2">
                <text:p>43.2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36">
                <text:p>43.36</text:p>
              </table:table-cell>
              <table:table-cell office:value-type="float" office:value="1.2947271675944">
                <text:p>1.29472716759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.52">
                <text:p>43.52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.68">
                <text:p>43.6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84">
                <text:p>43.84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16">
                <text:p>44.16</text:p>
              </table:table-cell>
              <table:table-cell office:value-type="float" office:value="1.11514159061932">
                <text:p>1.11514159061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32">
                <text:p>44.32</text:p>
              </table:table-cell>
              <table:table-cell office:value-type="float" office:value="1.04731899428056">
                <text:p>1.04731899428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48">
                <text:p>44.48</text:p>
              </table:table-cell>
              <table:table-cell office:value-type="float" office:value="1.02961941718116">
                <text:p>1.02961941718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4">
                <text:p>44.64</text:p>
              </table:table-cell>
              <table:table-cell office:value-type="float" office:value="0.974559639998131">
                <text:p>0.9745596399981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">
                <text:p>44.8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96">
                <text:p>44.96</text:p>
              </table:table-cell>
              <table:table-cell office:value-type="float" office:value="0.8754687373539">
                <text:p>0.87546873735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12">
                <text:p>45.12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.28">
                <text:p>45.28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.44">
                <text:p>45.44</text:p>
              </table:table-cell>
              <table:table-cell office:value-type="float" office:value="0.854415328156068">
                <text:p>0.854415328156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6">
                <text:p>45.6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76">
                <text:p>45.76</text:p>
              </table:table-cell>
              <table:table-cell office:value-type="float" office:value="0.78845736036427">
                <text:p>0.788457360364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92">
                <text:p>45.9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08">
                <text:p>46.0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.24">
                <text:p>46.24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.4">
                <text:p>46.4</text:p>
              </table:table-cell>
              <table:table-cell office:value-type="float" office:value="0.615185639090234">
                <text:p>0.615185639090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56">
                <text:p>46.56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.72">
                <text:p>46.72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8">
                <text:p>46.88</text:p>
              </table:table-cell>
              <table:table-cell office:value-type="float" office:value="0.667829372575655">
                <text:p>0.6678293725756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04">
                <text:p>47.04</text:p>
              </table:table-cell>
              <table:table-cell office:value-type="float" office:value="0.587786664902119">
                <text:p>0.587786664902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">
                <text:p>47.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36">
                <text:p>47.3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.52">
                <text:p>47.5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68">
                <text:p>47.68</text:p>
              </table:table-cell>
              <table:table-cell office:value-type="float" office:value="0.500775287912489">
                <text:p>0.5007752879124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84">
                <text:p>47.84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16">
                <text:p>48.16</text:p>
              </table:table-cell>
              <table:table-cell office:value-type="float" office:value="0.438254930931155">
                <text:p>0.4382549309311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32">
                <text:p>48.32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.48">
                <text:p>48.4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.64">
                <text:p>48.64</text:p>
              </table:table-cell>
              <table:table-cell office:value-type="float" office:value="0.371563556432483">
                <text:p>0.3715635564324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.8">
                <text:p>48.8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.96">
                <text:p>48.96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12">
                <text:p>49.12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28">
                <text:p>49.28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44">
                <text:p>49.44</text:p>
              </table:table-cell>
              <table:table-cell office:value-type="float" office:value="0.300104592450338">
                <text:p>0.3001045924503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6">
                <text:p>49.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.76">
                <text:p>49.76</text:p>
              </table:table-cell>
              <table:table-cell office:value-type="float" office:value="0.262364264467491">
                <text:p>0.2623642644674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.92">
                <text:p>49.92</text:p>
              </table:table-cell>
              <table:table-cell office:value-type="float" office:value="0.139761942375159">
                <text:p>0.139761942375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08">
                <text:p>50.08</text:p>
              </table:table-cell>
              <table:table-cell office:value-type="float" office:value="0.048790164169432">
                <text:p>0.048790164169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24">
                <text:p>5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">
                <text:p>50.4</text:p>
              </table:table-cell>
              <table:table-cell office:value-type="float" office:value="-0.0512932943875506">
                <text:p>-0.0512932943875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56">
                <text:p>5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2">
                <text:p>5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8">
                <text:p>5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.04">
                <text:p>5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2">
                <text:p>51.2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36">
                <text:p>51.36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52">
                <text:p>51.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68">
                <text:p>51.6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84">
                <text:p>51.84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">
                <text:p>52</text:p>
              </table:table-cell>
              <table:table-cell office:value-type="float" office:value="-0.162518929497775">
                <text:p>-0.1625189294977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16">
                <text:p>52.16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32">
                <text:p>52.32</text:p>
              </table:table-cell>
              <table:table-cell office:value-type="float" office:value="-0.22314355131421">
                <text:p>-0.22314355131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48">
                <text:p>52.4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64">
                <text:p>52.64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">
                <text:p>52.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96">
                <text:p>52.96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.12">
                <text:p>53.12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.28">
                <text:p>53.28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44">
                <text:p>53.4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6">
                <text:p>53.6</text:p>
              </table:table-cell>
              <table:table-cell office:value-type="float" office:value="-0.430782916092454">
                <text:p>-0.4307829160924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76">
                <text:p>53.7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92">
                <text:p>53.9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.08">
                <text:p>54.0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.24">
                <text:p>54.2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4">
                <text:p>54.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56">
                <text:p>54.5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.72">
                <text:p>54.7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.88">
                <text:p>54.88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.04">
                <text:p>55.0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.2">
                <text:p>55.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.36">
                <text:p>55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.52">
                <text:p>55.52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5.68">
                <text:p>55.68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5.84">
                <text:p>55.8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">
                <text:p>5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.16">
                <text:p>56.1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6.32">
                <text:p>56.3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6.48">
                <text:p>56.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64">
                <text:p>56.6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.8">
                <text:p>56.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.96">
                <text:p>56.96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12">
                <text:p>57.1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28">
                <text:p>57.28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44">
                <text:p>57.44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">
                <text:p>57.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76">
                <text:p>57.7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92">
                <text:p>57.9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.08">
                <text:p>58.0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.24">
                <text:p>58.2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.4">
                <text:p>58.4</text:p>
              </table:table-cell>
              <table:table-cell office:value-type="float" office:value="-0.798507696217772">
                <text:p>-0.7985076962177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.56">
                <text:p>58.5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.72">
                <text:p>58.7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8.88">
                <text:p>58.8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.04">
                <text:p>59.04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.2">
                <text:p>59.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36">
                <text:p>59.3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.52">
                <text:p>59.5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.68">
                <text:p>59.6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.84">
                <text:p>59.84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  <table:table-cell office:value-type="float" office:value="-1.89711998488588">
                <text:p>-1.897119984885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.16">
                <text:p>60.1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.32">
                <text:p>60.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.48">
                <text:p>60.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64">
                <text:p>60.6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8">
                <text:p>60.8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.96">
                <text:p>60.9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.12">
                <text:p>61.12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.28">
                <text:p>61.2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44">
                <text:p>61.44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6">
                <text:p>61.6</text:p>
              </table:table-cell>
              <table:table-cell office:value-type="float" office:value="-2.99573227355399">
                <text:p>-2.99573227355399</text:p>
              </table:table-cell>
            </table:table-row>
            <table:table-row>
              <table:table-cell office:value-type="string"/>
              <table:table-cell office:value-type="float" office:value="61.76">
                <text:p>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2">
                <text:p>6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08">
                <text:p>62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24">
                <text:p>6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4">
                <text:p>6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72">
                <text:p>6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04">
                <text:p>6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2">
                <text:p>6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36">
                <text:p>6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52">
                <text:p>6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68">
                <text:p>6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84">
                <text:p>63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16">
                <text:p>64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32">
                <text:p>6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48">
                <text:p>6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64">
                <text:p>64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8">
                <text:p>6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.96">
                <text:p>6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12">
                <text:p>65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28">
                <text:p>6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44">
                <text:p>65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6">
                <text:p>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76">
                <text:p>6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92">
                <text:p>65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8">
                <text:p>6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24">
                <text:p>66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4">
                <text:p>6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56">
                <text:p>6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72">
                <text:p>6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88">
                <text:p>6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04">
                <text:p>6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2">
                <text:p>6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36">
                <text:p>6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52">
                <text:p>6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68">
                <text:p>6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84">
                <text:p>6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16">
                <text:p>6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32">
                <text:p>6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48">
                <text:p>6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64">
                <text:p>6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8">
                <text:p>6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96">
                <text:p>6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12">
                <text:p>6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8">
                <text:p>69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44">
                <text:p>6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76">
                <text:p>6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92">
                <text:p>69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08">
                <text:p>7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24">
                <text:p>7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56">
                <text:p>7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72">
                <text:p>7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88">
                <text:p>7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04">
                <text:p>7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2">
                <text:p>7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36">
                <text:p>71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52">
                <text:p>7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68">
                <text:p>7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84">
                <text:p>71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16">
                <text:p>72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32">
                <text:p>7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8">
                <text:p>7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64">
                <text:p>72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96">
                <text:p>7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12">
                <text:p>73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28">
                <text:p>73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44">
                <text:p>7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6">
                <text:p>7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76">
                <text:p>7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92">
                <text:p>7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08">
                <text:p>7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24">
                <text:p>7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4">
                <text:p>7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56">
                <text:p>7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72">
                <text:p>74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.88">
                <text:p>7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04">
                <text:p>7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2">
                <text:p>7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36">
                <text:p>75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52">
                <text:p>75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68">
                <text:p>7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.84">
                <text:p>7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16">
                <text:p>7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32">
                <text:p>7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48">
                <text:p>7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64">
                <text:p>76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8">
                <text:p>7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.96">
                <text:p>7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12">
                <text:p>7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28">
                <text:p>7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44">
                <text:p>7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6">
                <text:p>7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76">
                <text:p>7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.92">
                <text:p>7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08">
                <text:p>7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24">
                <text:p>7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56">
                <text:p>7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.88">
                <text:p>7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04">
                <text:p>79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2">
                <text:p>7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36">
                <text:p>7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52">
                <text:p>7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68">
                <text:p>7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.84">
                <text:p>79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16">
                <text:p>8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32">
                <text:p>8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48">
                <text:p>8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64">
                <text:p>8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8">
                <text:p>8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.96">
                <text:p>8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12">
                <text:p>8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28">
                <text:p>8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44">
                <text:p>8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6">
                <text:p>8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76">
                <text:p>8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.92">
                <text:p>81.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7cm" svg:height="15.566cm" xlink:href=".." xlink:type="simple" chart:class="chart:scatter" chart:column-mapping="0 2 1" chart:style-name="ch1">
        <chart:legend chart:legend-position="end" svg:x="17.654cm" svg:y="7.076cm" style:legend-expansion="high" chart:style-name="ch2"/>
        <chart:plot-area chart:style-name="ch3" table:cell-range-address="Sheet2.A1:Sheet2.C194" svg:x="0.395cm" svg:y="0.311cm" svg:width="16.864cm" svg:height="14.944cm">
          <chartooo:coordinate-region svg:x="1.122cm" svg:y="0.51cm" svg:width="15.95cm" svg:height="14.0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194" chart:class="chart:scatter">
            <chart:domain table:cell-range-address="Sheet2.A1:Sheet2.A194"/>
            <chart:data-point chart:repeated="194"/>
          </chart:series>
          <chart:series chart:style-name="ch7" chart:values-cell-range-address="Sheet2.B1:Sheet2.B194" chart:class="chart:scatter">
            <chart:data-point chart:repeated="1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25">
                <text:p>0.4225</text:p>
                <draw:g>
                  <svg:desc>Sheet2.A1:Sheet2.A194</svg:desc>
                </draw:g>
              </table:table-cell>
              <table:table-cell office:value-type="float" office:value="NaN">
                <text:p>NaN</text:p>
                <draw:g>
                  <svg:desc>Sheet2.C1:Sheet2.C194</svg:desc>
                </draw:g>
              </table:table-cell>
              <table:table-cell office:value-type="float" office:value="1.52917">
                <text:p>1.52917</text:p>
                <draw:g>
                  <svg:desc>Sheet2.B1:Sheet2.B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1.32897">
                <text:p>1.32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75">
                <text:p>1.2675</text:p>
              </table:table-cell>
              <table:table-cell office:value-type="float" office:value="NaN">
                <text:p>NaN</text:p>
              </table:table-cell>
              <table:table-cell office:value-type="float" office:value="1.00041">
                <text:p>1.00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0.710276">
                <text:p>0.710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25">
                <text:p>2.1125</text:p>
              </table:table-cell>
              <table:table-cell office:value-type="float" office:value="0.6854412">
                <text:p>0.6854412</text:p>
              </table:table-cell>
              <table:table-cell office:value-type="float" office:value="0.558345">
                <text:p>0.558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5">
                <text:p>2.535</text:p>
              </table:table-cell>
              <table:table-cell office:value-type="float" office:value="0.554138">
                <text:p>0.554138</text:p>
              </table:table-cell>
              <table:table-cell office:value-type="float" office:value="0.474759">
                <text:p>0.474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75">
                <text:p>2.9575</text:p>
              </table:table-cell>
              <table:table-cell office:value-type="float" office:value="0.4402548">
                <text:p>0.4402548</text:p>
              </table:table-cell>
              <table:table-cell office:value-type="float" office:value="0.377379">
                <text:p>0.37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8">
                <text:p>3.38</text:p>
              </table:table-cell>
              <table:table-cell office:value-type="float" office:value="0.3566483">
                <text:p>0.3566483</text:p>
              </table:table-cell>
              <table:table-cell office:value-type="float" office:value="0.339448">
                <text:p>0.339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25">
                <text:p>3.8025</text:p>
              </table:table-cell>
              <table:table-cell office:value-type="float" office:value="0.3001104">
                <text:p>0.3001104</text:p>
              </table:table-cell>
              <table:table-cell office:value-type="float" office:value="0.289172">
                <text:p>0.289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5">
                <text:p>4.225</text:p>
              </table:table-cell>
              <table:table-cell office:value-type="float" office:value="0.2579311">
                <text:p>0.2579311</text:p>
              </table:table-cell>
              <table:table-cell office:value-type="float" office:value="0.246483">
                <text:p>0.246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75">
                <text:p>4.6475</text:p>
              </table:table-cell>
              <table:table-cell office:value-type="float" office:value="0.2226552">
                <text:p>0.2226552</text:p>
              </table:table-cell>
              <table:table-cell office:value-type="float" office:value="0.216138">
                <text:p>0.216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  <table:table-cell office:value-type="float" office:value="0.1955104">
                <text:p>0.1955104</text:p>
              </table:table-cell>
              <table:table-cell office:value-type="float" office:value="0.190138">
                <text:p>0.190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925">
                <text:p>5.4925</text:p>
              </table:table-cell>
              <table:table-cell office:value-type="float" office:value="0.17124146">
                <text:p>0.17124146</text:p>
              </table:table-cell>
              <table:table-cell office:value-type="float" office:value="0.164345">
                <text:p>0.164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15">
                <text:p>5.915</text:p>
              </table:table-cell>
              <table:table-cell office:value-type="float" office:value="0.1508415">
                <text:p>0.1508415</text:p>
              </table:table-cell>
              <table:table-cell office:value-type="float" office:value="0.144897">
                <text:p>0.144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375">
                <text:p>6.3375</text:p>
              </table:table-cell>
              <table:table-cell office:value-type="float" office:value="0.13436561">
                <text:p>0.13436561</text:p>
              </table:table-cell>
              <table:table-cell office:value-type="float" office:value="0.136552">
                <text:p>0.136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6">
                <text:p>6.76</text:p>
              </table:table-cell>
              <table:table-cell office:value-type="float" office:value="0.12021388">
                <text:p>0.1202138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25">
                <text:p>7.1825</text:p>
              </table:table-cell>
              <table:table-cell office:value-type="float" office:value="0.1075587">
                <text:p>0.1075587</text:p>
              </table:table-cell>
              <table:table-cell office:value-type="float" office:value="0.105931">
                <text:p>0.105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5">
                <text:p>7.605</text:p>
              </table:table-cell>
              <table:table-cell office:value-type="float" office:value="0.09715868">
                <text:p>0.09715868</text:p>
              </table:table-cell>
              <table:table-cell office:value-type="float" office:value="0.0967586">
                <text:p>0.0967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275">
                <text:p>8.0275</text:p>
              </table:table-cell>
              <table:table-cell office:value-type="float" office:value="0.08820001">
                <text:p>0.08820001</text:p>
              </table:table-cell>
              <table:table-cell office:value-type="float" office:value="0.0851724">
                <text:p>0.0851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0.07942067">
                <text:p>0.07942067</text:p>
              </table:table-cell>
              <table:table-cell office:value-type="float" office:value="0.0817241">
                <text:p>0.0817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725">
                <text:p>8.8725</text:p>
              </table:table-cell>
              <table:table-cell office:value-type="float" office:value="0.0719586">
                <text:p>0.0719586</text:p>
              </table:table-cell>
              <table:table-cell office:value-type="float" office:value="0.0746207">
                <text:p>0.0746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95">
                <text:p>9.295</text:p>
              </table:table-cell>
              <table:table-cell office:value-type="float" office:value="0.06554481">
                <text:p>0.06554481</text:p>
              </table:table-cell>
              <table:table-cell office:value-type="float" office:value="0.0635862">
                <text:p>0.0635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175">
                <text:p>9.7175</text:p>
              </table:table-cell>
              <table:table-cell office:value-type="float" office:value="0.05957929">
                <text:p>0.05957929</text:p>
              </table:table-cell>
              <table:table-cell office:value-type="float" office:value="0.0603448">
                <text:p>0.0603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14">
                <text:p>10.14</text:p>
              </table:table-cell>
              <table:table-cell office:value-type="float" office:value="0.05451033">
                <text:p>0.05451033</text:p>
              </table:table-cell>
              <table:table-cell office:value-type="float" office:value="0.0553103">
                <text:p>0.0553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625">
                <text:p>10.5625</text:p>
              </table:table-cell>
              <table:table-cell office:value-type="float" office:value="0.04956551">
                <text:p>0.04956551</text:p>
              </table:table-cell>
              <table:table-cell office:value-type="float" office:value="0.0487586">
                <text:p>0.0487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85">
                <text:p>10.985</text:p>
              </table:table-cell>
              <table:table-cell office:value-type="float" office:value="0.04545516">
                <text:p>0.04545516</text:p>
              </table:table-cell>
              <table:table-cell office:value-type="float" office:value="0.0473793">
                <text:p>0.0473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075">
                <text:p>11.4075</text:p>
              </table:table-cell>
              <table:table-cell office:value-type="float" office:value="0.0417793">
                <text:p>0.0417793</text:p>
              </table:table-cell>
              <table:table-cell office:value-type="float" office:value="0.0417931">
                <text:p>0.0417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3">
                <text:p>11.83</text:p>
              </table:table-cell>
              <table:table-cell office:value-type="float" office:value="0.0381793">
                <text:p>0.0381793</text:p>
              </table:table-cell>
              <table:table-cell office:value-type="float" office:value="0.0371034">
                <text:p>0.0371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525">
                <text:p>12.2525</text:p>
              </table:table-cell>
              <table:table-cell office:value-type="float" office:value="0.03500689">
                <text:p>0.03500689</text:p>
              </table:table-cell>
              <table:table-cell office:value-type="float" office:value="0.0344828">
                <text:p>0.03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5">
                <text:p>12.675</text:p>
              </table:table-cell>
              <table:table-cell office:value-type="float" office:value="0.0324">
                <text:p>0.0324</text:p>
              </table:table-cell>
              <table:table-cell office:value-type="float" office:value="0.0322759">
                <text:p>0.0322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975">
                <text:p>13.0975</text:p>
              </table:table-cell>
              <table:table-cell office:value-type="float" office:value="0.02965517">
                <text:p>0.02965517</text:p>
              </table:table-cell>
              <table:table-cell office:value-type="float" office:value="0.0335172">
                <text:p>0.0335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2">
                <text:p>13.52</text:p>
              </table:table-cell>
              <table:table-cell office:value-type="float" office:value="0.02706896">
                <text:p>0.02706896</text:p>
              </table:table-cell>
              <table:table-cell office:value-type="float" office:value="0.0268276">
                <text:p>0.0268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9425">
                <text:p>13.9425</text:p>
              </table:table-cell>
              <table:table-cell office:value-type="float" office:value="0.02506896">
                <text:p>0.02506896</text:p>
              </table:table-cell>
              <table:table-cell office:value-type="float" office:value="0.0243448">
                <text:p>0.0243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65">
                <text:p>14.365</text:p>
              </table:table-cell>
              <table:table-cell office:value-type="float" office:value="0.0231793">
                <text:p>0.0231793</text:p>
              </table:table-cell>
              <table:table-cell office:value-type="float" office:value="0.0235862">
                <text:p>0.0235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875">
                <text:p>14.7875</text:p>
              </table:table-cell>
              <table:table-cell office:value-type="float" office:value="0.02148274">
                <text:p>0.02148274</text:p>
              </table:table-cell>
              <table:table-cell office:value-type="float" office:value="0.0226897">
                <text:p>0.0226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21">
                <text:p>15.21</text:p>
              </table:table-cell>
              <table:table-cell office:value-type="float" office:value="0.01932412">
                <text:p>0.01932412</text:p>
              </table:table-cell>
              <table:table-cell office:value-type="float" office:value="0.019931">
                <text:p>0.019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325">
                <text:p>15.6325</text:p>
              </table:table-cell>
              <table:table-cell office:value-type="float" office:value="0.01802067">
                <text:p>0.01802067</text:p>
              </table:table-cell>
              <table:table-cell office:value-type="float" office:value="0.015931">
                <text:p>0.015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055">
                <text:p>16.055</text:p>
              </table:table-cell>
              <table:table-cell office:value-type="float" office:value="0.01679309">
                <text:p>0.01679309</text:p>
              </table:table-cell>
              <table:table-cell office:value-type="float" office:value="0.0171034">
                <text:p>0.0171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75">
                <text:p>16.4775</text:p>
              </table:table-cell>
              <table:table-cell office:value-type="float" office:value="0.01555171">
                <text:p>0.01555171</text:p>
              </table:table-cell>
              <table:table-cell office:value-type="float" office:value="0.0155862">
                <text:p>0.0155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9">
                <text:p>16.9</text:p>
              </table:table-cell>
              <table:table-cell office:value-type="float" office:value="0.01435171">
                <text:p>0.01435171</text:p>
              </table:table-cell>
              <table:table-cell office:value-type="float" office:value="0.0153103">
                <text:p>0.0153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3225">
                <text:p>17.3225</text:p>
              </table:table-cell>
              <table:table-cell office:value-type="float" office:value="0.013282748">
                <text:p>0.013282748</text:p>
              </table:table-cell>
              <table:table-cell office:value-type="float" office:value="0.011931">
                <text:p>0.011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745">
                <text:p>17.745</text:p>
              </table:table-cell>
              <table:table-cell office:value-type="float" office:value="0.012620682">
                <text:p>0.012620682</text:p>
              </table:table-cell>
              <table:table-cell office:value-type="float" office:value="0.0137931">
                <text:p>0.0137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1675">
                <text:p>18.1675</text:p>
              </table:table-cell>
              <table:table-cell office:value-type="float" office:value="0.01183448">
                <text:p>0.01183448</text:p>
              </table:table-cell>
              <table:table-cell office:value-type="float" office:value="0.012069">
                <text:p>0.012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9">
                <text:p>18.59</text:p>
              </table:table-cell>
              <table:table-cell office:value-type="float" office:value="0.010917239">
                <text:p>0.010917239</text:p>
              </table:table-cell>
              <table:table-cell office:value-type="float" office:value="0.0111724">
                <text:p>0.0111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0125">
                <text:p>19.0125</text:p>
              </table:table-cell>
              <table:table-cell office:value-type="float" office:value="0.01014483">
                <text:p>0.01014483</text:p>
              </table:table-cell>
              <table:table-cell office:value-type="float" office:value="0.0106897">
                <text:p>0.01068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35">
                <text:p>19.435</text:p>
              </table:table-cell>
              <table:table-cell office:value-type="float" office:value="0.009696558">
                <text:p>0.009696558</text:p>
              </table:table-cell>
              <table:table-cell office:value-type="float" office:value="0.00924138">
                <text:p>0.00924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8575">
                <text:p>19.8575</text:p>
              </table:table-cell>
              <table:table-cell office:value-type="float" office:value="0.009006903">
                <text:p>0.009006903</text:p>
              </table:table-cell>
              <table:table-cell office:value-type="float" office:value="0.00931034">
                <text:p>0.00931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28">
                <text:p>20.28</text:p>
              </table:table-cell>
              <table:table-cell office:value-type="float" office:value="0.0082069">
                <text:p>0.0082069</text:p>
              </table:table-cell>
              <table:table-cell office:value-type="float" office:value="0.00924138">
                <text:p>0.00924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7025">
                <text:p>20.7025</text:p>
              </table:table-cell>
              <table:table-cell office:value-type="float" office:value="0.007613798">
                <text:p>0.007613798</text:p>
              </table:table-cell>
              <table:table-cell office:value-type="float" office:value="0.00641379">
                <text:p>0.00641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125">
                <text:p>21.125</text:p>
              </table:table-cell>
              <table:table-cell office:value-type="float" office:value="0.007110345">
                <text:p>0.007110345</text:p>
              </table:table-cell>
              <table:table-cell office:value-type="float" office:value="0.00758621">
                <text:p>0.00758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5475">
                <text:p>21.5475</text:p>
              </table:table-cell>
              <table:table-cell office:value-type="float" office:value="0.006641379">
                <text:p>0.006641379</text:p>
              </table:table-cell>
              <table:table-cell office:value-type="float" office:value="0.00744828">
                <text:p>0.007448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97">
                <text:p>21.97</text:p>
              </table:table-cell>
              <table:table-cell office:value-type="float" office:value="0.006131035">
                <text:p>0.006131035</text:p>
              </table:table-cell>
              <table:table-cell office:value-type="float" office:value="0.00689655">
                <text:p>0.00689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3925">
                <text:p>22.3925</text:p>
              </table:table-cell>
              <table:table-cell office:value-type="float" office:value="0.0056">
                <text:p>0.0056</text:p>
              </table:table-cell>
              <table:table-cell office:value-type="float" office:value="0.00406897">
                <text:p>0.00406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815">
                <text:p>22.815</text:p>
              </table:table-cell>
              <table:table-cell office:value-type="float" office:value="0.005324138">
                <text:p>0.005324138</text:p>
              </table:table-cell>
              <table:table-cell office:value-type="float" office:value="0.00524138">
                <text:p>0.00524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2375">
                <text:p>23.2375</text:p>
              </table:table-cell>
              <table:table-cell office:value-type="float" office:value="0.004924138">
                <text:p>0.004924138</text:p>
              </table:table-cell>
              <table:table-cell office:value-type="float" office:value="0.00565517">
                <text:p>0.00565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66">
                <text:p>23.66</text:p>
              </table:table-cell>
              <table:table-cell office:value-type="float" office:value="0.004517241">
                <text:p>0.004517241</text:p>
              </table:table-cell>
              <table:table-cell office:value-type="float" office:value="0.00455172">
                <text:p>0.004551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0825">
                <text:p>24.0825</text:p>
              </table:table-cell>
              <table:table-cell office:value-type="float" office:value="0.004193103">
                <text:p>0.004193103</text:p>
              </table:table-cell>
              <table:table-cell office:value-type="float" office:value="0.0042069">
                <text:p>0.0042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05">
                <text:p>24.505</text:p>
              </table:table-cell>
              <table:table-cell office:value-type="float" office:value="0.00411724">
                <text:p>0.00411724</text:p>
              </table:table-cell>
              <table:table-cell office:value-type="float" office:value="0.00393103">
                <text:p>0.00393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9275">
                <text:p>24.9275</text:p>
              </table:table-cell>
              <table:table-cell office:value-type="float" office:value="0.003862068">
                <text:p>0.003862068</text:p>
              </table:table-cell>
              <table:table-cell office:value-type="float" office:value="0.00365517">
                <text:p>0.00365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5">
                <text:p>25.35</text:p>
              </table:table-cell>
              <table:table-cell office:value-type="float" office:value="0.00353793">
                <text:p>0.00353793</text:p>
              </table:table-cell>
              <table:table-cell office:value-type="float" office:value="0.00358621">
                <text:p>0.00358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7725">
                <text:p>25.7725</text:p>
              </table:table-cell>
              <table:table-cell office:value-type="float" office:value="0.003268965">
                <text:p>0.003268965</text:p>
              </table:table-cell>
              <table:table-cell office:value-type="float" office:value="0.00337931">
                <text:p>0.00337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195">
                <text:p>26.195</text:p>
              </table:table-cell>
              <table:table-cell office:value-type="float" office:value="0.003144827">
                <text:p>0.003144827</text:p>
              </table:table-cell>
              <table:table-cell office:value-type="float" office:value="0.00365517">
                <text:p>0.00365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6175">
                <text:p>26.6175</text:p>
              </table:table-cell>
              <table:table-cell office:value-type="float" office:value="0.002993103">
                <text:p>0.002993103</text:p>
              </table:table-cell>
              <table:table-cell office:value-type="float" office:value="0.00331034">
                <text:p>0.003310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04">
                <text:p>27.04</text:p>
              </table:table-cell>
              <table:table-cell office:value-type="float" office:value="0.002855172">
                <text:p>0.002855172</text:p>
              </table:table-cell>
              <table:table-cell office:value-type="float" office:value="0.00268966">
                <text:p>0.00268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4625">
                <text:p>27.4625</text:p>
              </table:table-cell>
              <table:table-cell office:value-type="float" office:value="0.002717241">
                <text:p>0.002717241</text:p>
              </table:table-cell>
              <table:table-cell office:value-type="float" office:value="0.00241379">
                <text:p>0.00241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885">
                <text:p>27.885</text:p>
              </table:table-cell>
              <table:table-cell office:value-type="float" office:value="0.00255862">
                <text:p>0.00255862</text:p>
              </table:table-cell>
              <table:table-cell office:value-type="float" office:value="0.00186207">
                <text:p>0.00186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3075">
                <text:p>28.3075</text:p>
              </table:table-cell>
              <table:table-cell office:value-type="float" office:value="0.00235862">
                <text:p>0.00235862</text:p>
              </table:table-cell>
              <table:table-cell office:value-type="float" office:value="0.00296552">
                <text:p>0.002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73">
                <text:p>28.73</text:p>
              </table:table-cell>
              <table:table-cell office:value-type="float" office:value="0.002213793">
                <text:p>0.002213793</text:p>
              </table:table-cell>
              <table:table-cell office:value-type="float" office:value="0.00241379">
                <text:p>0.00241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1525">
                <text:p>29.1525</text:p>
              </table:table-cell>
              <table:table-cell office:value-type="float" office:value="0.002151724">
                <text:p>0.002151724</text:p>
              </table:table-cell>
              <table:table-cell office:value-type="float" office:value="0.00227586">
                <text:p>0.00227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575">
                <text:p>29.575</text:p>
              </table:table-cell>
              <table:table-cell office:value-type="float" office:value="0.002055173">
                <text:p>0.002055173</text:p>
              </table:table-cell>
              <table:table-cell office:value-type="float" office:value="0.0022069">
                <text:p>0.0022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9975">
                <text:p>29.9975</text:p>
              </table:table-cell>
              <table:table-cell office:value-type="float" office:value="0.002082759">
                <text:p>0.002082759</text:p>
              </table:table-cell>
              <table:table-cell office:value-type="float" office:value="0.0017931">
                <text:p>0.0017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42">
                <text:p>30.42</text:p>
              </table:table-cell>
              <table:table-cell office:value-type="float" office:value="0.001924138">
                <text:p>0.001924138</text:p>
              </table:table-cell>
              <table:table-cell office:value-type="float" office:value="0.00165517">
                <text:p>0.00165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8425">
                <text:p>30.8425</text:p>
              </table:table-cell>
              <table:table-cell office:value-type="float" office:value="0.001806897">
                <text:p>0.001806897</text:p>
              </table:table-cell>
              <table:table-cell office:value-type="float" office:value="0.00186207">
                <text:p>0.00186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265">
                <text:p>31.265</text:p>
              </table:table-cell>
              <table:table-cell office:value-type="float" office:value="0.001717242">
                <text:p>0.001717242</text:p>
              </table:table-cell>
              <table:table-cell office:value-type="float" office:value="0.00206897">
                <text:p>0.00206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6875">
                <text:p>31.6875</text:p>
              </table:table-cell>
              <table:table-cell office:value-type="float" office:value="0.0015793106">
                <text:p>0.0015793106</text:p>
              </table:table-cell>
              <table:table-cell office:value-type="float" office:value="0.00144828">
                <text:p>0.00144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11">
                <text:p>32.11</text:p>
              </table:table-cell>
              <table:table-cell office:value-type="float" office:value="0.0014758627">
                <text:p>0.0014758627</text:p>
              </table:table-cell>
              <table:table-cell office:value-type="float" office:value="0.00213793">
                <text:p>0.00213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5325">
                <text:p>32.5325</text:p>
              </table:table-cell>
              <table:table-cell office:value-type="float" office:value="0.0013931043">
                <text:p>0.0013931043</text:p>
              </table:table-cell>
              <table:table-cell office:value-type="float" office:value="0.00137931">
                <text:p>0.00137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955">
                <text:p>32.955</text:p>
              </table:table-cell>
              <table:table-cell office:value-type="float" office:value="0.0012758628">
                <text:p>0.0012758628</text:p>
              </table:table-cell>
              <table:table-cell office:value-type="float" office:value="0.00124138">
                <text:p>0.00124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3775">
                <text:p>33.3775</text:p>
              </table:table-cell>
              <table:table-cell office:value-type="float" office:value="0.0011241382">
                <text:p>0.0011241382</text:p>
              </table:table-cell>
              <table:table-cell office:value-type="float" office:value="0.00137931">
                <text:p>0.001379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8">
                <text:p>33.8</text:p>
              </table:table-cell>
              <table:table-cell office:value-type="float" office:value="0.0010758619">
                <text:p>0.0010758619</text:p>
              </table:table-cell>
              <table:table-cell office:value-type="float" office:value="0.000827586">
                <text:p>0.000827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2225">
                <text:p>34.2225</text:p>
              </table:table-cell>
              <table:table-cell office:value-type="float" office:value="0.00086896545">
                <text:p>0.00086896545</text:p>
              </table:table-cell>
              <table:table-cell office:value-type="float" office:value="0.000758621">
                <text:p>0.000758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645">
                <text:p>34.645</text:p>
              </table:table-cell>
              <table:table-cell office:value-type="float" office:value="0.00086206845">
                <text:p>0.00086206845</text:p>
              </table:table-cell>
              <table:table-cell office:value-type="float" office:value="0.000827586">
                <text:p>0.000827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675">
                <text:p>35.0675</text:p>
              </table:table-cell>
              <table:table-cell office:value-type="float" office:value="0.00079310285">
                <text:p>0.00079310285</text:p>
              </table:table-cell>
              <table:table-cell office:value-type="float" office:value="0.000689655">
                <text:p>0.000689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9">
                <text:p>35.49</text:p>
              </table:table-cell>
              <table:table-cell office:value-type="float" office:value="0.00071724085">
                <text:p>0.00071724085</text:p>
              </table:table-cell>
              <table:table-cell office:value-type="float" office:value="0.000551724">
                <text:p>0.000551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9125">
                <text:p>35.9125</text:p>
              </table:table-cell>
              <table:table-cell office:value-type="float" office:value="0.00073793025">
                <text:p>0.00073793025</text:p>
              </table:table-cell>
              <table:table-cell office:value-type="float" office:value="0.000965517">
                <text:p>0.000965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335">
                <text:p>36.335</text:p>
              </table:table-cell>
              <table:table-cell office:value-type="float" office:value="0.00073793025">
                <text:p>0.0007379302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7575">
                <text:p>36.7575</text:p>
              </table:table-cell>
              <table:table-cell office:value-type="float" office:value="0.00069655095">
                <text:p>0.00069655095</text:p>
              </table:table-cell>
              <table:table-cell office:value-type="float" office:value="0.00131034">
                <text:p>0.00131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18">
                <text:p>37.18</text:p>
              </table:table-cell>
              <table:table-cell office:value-type="float" office:value="0.00066896475">
                <text:p>0.00066896475</text:p>
              </table:table-cell>
              <table:table-cell office:value-type="float" office:value="0.000551724">
                <text:p>0.0005517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6025">
                <text:p>37.6025</text:p>
              </table:table-cell>
              <table:table-cell office:value-type="float" office:value="0.00069655095">
                <text:p>0.00069655095</text:p>
              </table:table-cell>
              <table:table-cell office:value-type="float" office:value="0.00062069">
                <text:p>0.000620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25">
                <text:p>38.025</text:p>
              </table:table-cell>
              <table:table-cell office:value-type="float" office:value="0.00061379235">
                <text:p>0.00061379235</text:p>
              </table:table-cell>
              <table:table-cell office:value-type="float" office:value="0.00103448">
                <text:p>0.00103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4475">
                <text:p>38.4475</text:p>
              </table:table-cell>
              <table:table-cell office:value-type="float" office:value="0.0006275855">
                <text:p>0.0006275855</text:p>
              </table:table-cell>
              <table:table-cell office:value-type="float" office:value="0.000758621">
                <text:p>0.000758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87">
                <text:p>38.87</text:p>
              </table:table-cell>
              <table:table-cell office:value-type="float" office:value="0.0005448274">
                <text:p>0.0005448274</text:p>
              </table:table-cell>
              <table:table-cell office:value-type="float" office:value="0.000413793">
                <text:p>0.0004137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2925">
                <text:p>39.2925</text:p>
              </table:table-cell>
              <table:table-cell office:value-type="float" office:value="0.0005448274">
                <text:p>0.0005448274</text:p>
              </table:table-cell>
              <table:table-cell office:value-type="float" office:value="0.000413793">
                <text:p>0.000413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715">
                <text:p>39.715</text:p>
              </table:table-cell>
              <table:table-cell office:value-type="float" office:value="0.0005379308">
                <text:p>0.0005379308</text:p>
              </table:table-cell>
              <table:table-cell office:value-type="float" office:value="0.000827586">
                <text:p>0.000827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1375">
                <text:p>40.1375</text:p>
              </table:table-cell>
              <table:table-cell office:value-type="float" office:value="0.0004896552">
                <text:p>0.0004896552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56">
                <text:p>40.56</text:p>
              </table:table-cell>
              <table:table-cell office:value-type="float" office:value="0.0004344828">
                <text:p>0.0004344828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9825">
                <text:p>40.9825</text:p>
              </table:table-cell>
              <table:table-cell office:value-type="float" office:value="0.0004275863">
                <text:p>0.0004275863</text:p>
              </table:table-cell>
              <table:table-cell office:value-type="float" office:value="0.000482759">
                <text:p>0.0004827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405">
                <text:p>41.405</text:p>
              </table:table-cell>
              <table:table-cell office:value-type="float" office:value="0.0004137932">
                <text:p>0.0004137932</text:p>
              </table:table-cell>
              <table:table-cell office:value-type="float" office:value="0.000551724">
                <text:p>0.000551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8275">
                <text:p>41.8275</text:p>
              </table:table-cell>
              <table:table-cell office:value-type="float" office:value="0.0003655174">
                <text:p>0.0003655174</text:p>
              </table:table-cell>
              <table:table-cell office:value-type="float" office:value="0.000551724">
                <text:p>0.0005517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25">
                <text:p>42.25</text:p>
              </table:table-cell>
              <table:table-cell office:value-type="float" office:value="0.0003655174">
                <text:p>0.0003655174</text:p>
              </table:table-cell>
              <table:table-cell office:value-type="float" office:value="0.000551724">
                <text:p>0.000551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25">
                <text:p>42.6725</text:p>
              </table:table-cell>
              <table:table-cell office:value-type="float" office:value="0.0003586208">
                <text:p>0.0003586208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095">
                <text:p>43.095</text:p>
              </table:table-cell>
              <table:table-cell office:value-type="float" office:value="0.00031724145">
                <text:p>0.00031724145</text:p>
              </table:table-cell>
              <table:table-cell office:value-type="float" office:value="0.000344828">
                <text:p>0.000344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5175">
                <text:p>43.5175</text:p>
              </table:table-cell>
              <table:table-cell office:value-type="float" office:value="0.00028965525">
                <text:p>0.00028965525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94">
                <text:p>43.94</text:p>
              </table:table-cell>
              <table:table-cell office:value-type="float" office:value="0.0002413794">
                <text:p>0.0002413794</text:p>
              </table:table-cell>
              <table:table-cell office:value-type="float" office:value="0.000344828">
                <text:p>0.000344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.3625">
                <text:p>44.3625</text:p>
              </table:table-cell>
              <table:table-cell office:value-type="float" office:value="0.0002275863">
                <text:p>0.0002275863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.785">
                <text:p>44.785</text:p>
              </table:table-cell>
              <table:table-cell office:value-type="float" office:value="0.0002344828">
                <text:p>0.0002344828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075">
                <text:p>45.2075</text:p>
              </table:table-cell>
              <table:table-cell office:value-type="float" office:value="0.0002137931">
                <text:p>0.000213793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63">
                <text:p>45.63</text:p>
              </table:table-cell>
              <table:table-cell office:value-type="float" office:value="0.00019310345">
                <text:p>0.00019310345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0525">
                <text:p>46.0525</text:p>
              </table:table-cell>
              <table:table-cell office:value-type="float" office:value="0.00017931035">
                <text:p>0.0001793103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475">
                <text:p>46.475</text:p>
              </table:table-cell>
              <table:table-cell office:value-type="float" office:value="0.0001724138">
                <text:p>0.0001724138</text:p>
              </table:table-cell>
              <table:table-cell office:value-type="float" office:value="0.000413793">
                <text:p>0.000413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8975">
                <text:p>46.8975</text:p>
              </table:table-cell>
              <table:table-cell office:value-type="float" office:value="0.00016551725">
                <text:p>0.00016551725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32">
                <text:p>47.32</text:p>
              </table:table-cell>
              <table:table-cell office:value-type="float" office:value="0.00016551725">
                <text:p>0.00016551725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7425">
                <text:p>47.7425</text:p>
              </table:table-cell>
              <table:table-cell office:value-type="float" office:value="0.00013793105">
                <text:p>0.0001379310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165">
                <text:p>48.165</text:p>
              </table:table-cell>
              <table:table-cell office:value-type="float" office:value="0.0001586207">
                <text:p>0.0001586207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5875">
                <text:p>48.5875</text:p>
              </table:table-cell>
              <table:table-cell office:value-type="float" office:value="0.0001310345">
                <text:p>0.000131034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01">
                <text:p>49.01</text:p>
              </table:table-cell>
              <table:table-cell office:value-type="float" office:value="0.00011034485">
                <text:p>0.0001103448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4325">
                <text:p>49.4325</text:p>
              </table:table-cell>
              <table:table-cell office:value-type="float" office:value="0.00011724145">
                <text:p>0.0001172414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855">
                <text:p>49.855</text:p>
              </table:table-cell>
              <table:table-cell office:value-type="float" office:value="0.00011724145">
                <text:p>0.00011724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2775">
                <text:p>50.2775</text:p>
              </table:table-cell>
              <table:table-cell office:value-type="float" office:value="0.00011724145">
                <text:p>0.00011724145</text:p>
              </table:table-cell>
              <table:table-cell office:value-type="float" office:value="0.000275862">
                <text:p>0.000275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.7">
                <text:p>50.7</text:p>
              </table:table-cell>
              <table:table-cell office:value-type="float" office:value="0.00011724145">
                <text:p>0.00011724145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.1225">
                <text:p>51.1225</text:p>
              </table:table-cell>
              <table:table-cell office:value-type="float" office:value="0.0001310346">
                <text:p>0.0001310346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545">
                <text:p>51.545</text:p>
              </table:table-cell>
              <table:table-cell office:value-type="float" office:value="0.0001310346">
                <text:p>0.0001310346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.9675">
                <text:p>51.9675</text:p>
              </table:table-cell>
              <table:table-cell office:value-type="float" office:value="0.0001310346">
                <text:p>0.0001310346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39">
                <text:p>52.39</text:p>
              </table:table-cell>
              <table:table-cell office:value-type="float" office:value="0.0001034484">
                <text:p>0.0001034484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8125">
                <text:p>52.8125</text:p>
              </table:table-cell>
              <table:table-cell office:value-type="float" office:value="0.00009655185">
                <text:p>0.0000965518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.235">
                <text:p>53.235</text:p>
              </table:table-cell>
              <table:table-cell office:value-type="float" office:value="0.00009655185">
                <text:p>0.00009655185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.6575">
                <text:p>53.6575</text:p>
              </table:table-cell>
              <table:table-cell office:value-type="float" office:value="0.00007586215">
                <text:p>0.0000758621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08">
                <text:p>54.08</text:p>
              </table:table-cell>
              <table:table-cell office:value-type="float" office:value="0.0000689656">
                <text:p>0.0000689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5025">
                <text:p>54.5025</text:p>
              </table:table-cell>
              <table:table-cell office:value-type="float" office:value="0.00005517245">
                <text:p>0.0000551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925">
                <text:p>54.925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3475">
                <text:p>55.3475</text:p>
              </table:table-cell>
              <table:table-cell office:value-type="float" office:value="0.0000413793">
                <text:p>0.0000413793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.77">
                <text:p>55.77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1925">
                <text:p>56.1925</text:p>
              </table:table-cell>
              <table:table-cell office:value-type="float" office:value="0.0000413793">
                <text:p>0.000041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615">
                <text:p>56.615</text:p>
              </table:table-cell>
              <table:table-cell office:value-type="float" office:value="0.0000413793">
                <text:p>0.0000413793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.0375">
                <text:p>57.0375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46">
                <text:p>57.46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.8825">
                <text:p>57.8825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305">
                <text:p>58.305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7275">
                <text:p>58.7275</text:p>
              </table:table-cell>
              <table:table-cell office:value-type="float" office:value="0.0000413793">
                <text:p>0.000041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15">
                <text:p>59.15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5725">
                <text:p>59.5725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995">
                <text:p>59.995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.4175">
                <text:p>60.4175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.84">
                <text:p>60.84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2625">
                <text:p>61.2625</text:p>
              </table:table-cell>
              <table:table-cell office:value-type="float" office:value="0.0000275862">
                <text:p>0.000027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.685">
                <text:p>61.685</text:p>
              </table:table-cell>
              <table:table-cell office:value-type="float" office:value="0.00003448275">
                <text:p>0.0000344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1075">
                <text:p>62.1075</text:p>
              </table:table-cell>
              <table:table-cell office:value-type="float" office:value="0.00005517245">
                <text:p>0.0000551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53">
                <text:p>62.53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.9525">
                <text:p>62.9525</text:p>
              </table:table-cell>
              <table:table-cell office:value-type="float" office:value="0.00005517245">
                <text:p>0.0000551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.375">
                <text:p>63.375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.7975">
                <text:p>63.7975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.000137931">
                <text:p>0.000137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22">
                <text:p>64.22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.6425">
                <text:p>64.6425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.065">
                <text:p>65.065</text:p>
              </table:table-cell>
              <table:table-cell office:value-type="float" office:value="0.00006896555">
                <text:p>0.0000689655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.4875">
                <text:p>65.4875</text:p>
              </table:table-cell>
              <table:table-cell office:value-type="float" office:value="0.0000758621">
                <text:p>0.000075862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.91">
                <text:p>65.91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.3325">
                <text:p>66.3325</text:p>
              </table:table-cell>
              <table:table-cell office:value-type="float" office:value="0.000062069">
                <text:p>0.0000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.755">
                <text:p>66.755</text:p>
              </table:table-cell>
              <table:table-cell office:value-type="float" office:value="0.00005517245">
                <text:p>0.0000551724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.1775">
                <text:p>67.1775</text:p>
              </table:table-cell>
              <table:table-cell office:value-type="float" office:value="0.0000482759">
                <text:p>0.0000482759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.6">
                <text:p>67.6</text:p>
              </table:table-cell>
              <table:table-cell office:value-type="float" office:value="0.00004137935">
                <text:p>0.0000413793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.0225">
                <text:p>68.0225</text:p>
              </table:table-cell>
              <table:table-cell office:value-type="float" office:value="0.00004137935">
                <text:p>0.00004137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445">
                <text:p>68.445</text:p>
              </table:table-cell>
              <table:table-cell office:value-type="float" office:value="0.00004137935">
                <text:p>0.00004137935</text:p>
              </table:table-cell>
              <table:table-cell office:value-type="float" office:value="0.000206897">
                <text:p>0.0002068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.8675">
                <text:p>68.8675</text:p>
              </table:table-cell>
              <table:table-cell office:value-type="float" office:value="0.0000344828">
                <text:p>0.000034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.29">
                <text:p>69.29</text:p>
              </table:table-cell>
              <table:table-cell office:value-type="float" office:value="0.00002758625">
                <text:p>0.0000275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.7125">
                <text:p>69.7125</text:p>
              </table:table-cell>
              <table:table-cell office:value-type="float" office:value="0.0000206897">
                <text:p>0.0000206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.135">
                <text:p>70.135</text:p>
              </table:table-cell>
              <table:table-cell office:value-type="float" office:value="0.0000206897">
                <text:p>0.0000206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.5575">
                <text:p>70.5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98">
                <text:p>70.98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4025">
                <text:p>71.4025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825">
                <text:p>71.825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.2475">
                <text:p>72.247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.67">
                <text:p>72.67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0925">
                <text:p>73.092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.515">
                <text:p>73.51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.9375">
                <text:p>73.937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.36">
                <text:p>74.36</text:p>
              </table:table-cell>
              <table:table-cell office:value-type="float" office:value="0.00002068965">
                <text:p>0.00002068965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.7825">
                <text:p>74.7825</text:p>
              </table:table-cell>
              <table:table-cell office:value-type="float" office:value="0.00002068965">
                <text:p>0.0000206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.205">
                <text:p>75.20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.6275">
                <text:p>75.6275</text:p>
              </table:table-cell>
              <table:table-cell office:value-type="float" office:value="0.00002068965">
                <text:p>0.0000206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.05">
                <text:p>76.05</text:p>
              </table:table-cell>
              <table:table-cell office:value-type="float" office:value="0.00002068965">
                <text:p>0.0000206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4725">
                <text:p>76.472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895">
                <text:p>76.89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3175">
                <text:p>77.317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74">
                <text:p>77.74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.0000689655">
                <text:p>0.0000689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.1625">
                <text:p>78.1625</text:p>
              </table:table-cell>
              <table:table-cell office:value-type="float" office:value="0.0000137931">
                <text:p>0.000013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585">
                <text:p>78.585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075">
                <text:p>79.0075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43">
                <text:p>79.43</text:p>
              </table:table-cell>
              <table:table-cell office:value-type="float" office:value="0.00000689655">
                <text:p>0.0000068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8525">
                <text:p>79.8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.275">
                <text:p>80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6975">
                <text:p>80.6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12">
                <text:p>81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.5425">
                <text:p>81.5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1.965">
                <text:p>81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72cm" svg:height="12.94cm" xlink:href=".." xlink:type="simple" chart:class="chart:scatter" chart:style-name="ch1">
        <chart:legend chart:legend-position="end" svg:x="19.856cm" svg:y="6.091cm" style:legend-expansion="high" chart:style-name="ch2"/>
        <chart:plot-area chart:style-name="ch3" table:cell-range-address="Sheet2.A1:Sheet2.A188 Sheet2.D1:Sheet2.D188" svg:x="0.439cm" svg:y="0.258cm" svg:width="18.978cm" svg:height="12.424cm">
          <chartooo:coordinate-region svg:x="1.166cm" svg:y="0.457cm" svg:width="18.064cm" svg:height="12.0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188" chart:class="chart:scatter">
            <chart:domain table:cell-range-address="Sheet2.A1:Sheet2.A188"/>
            <chart:data-point chart:repeated="1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25">
                <text:p>0.4225</text:p>
                <draw:g>
                  <svg:desc>Sheet2.A1:Sheet2.A188</svg:desc>
                </draw:g>
              </table:table-cell>
              <table:table-cell office:value-type="float" office:value="NaN">
                <text:p>NaN</text:p>
                <draw:g>
                  <svg:desc>Sheet2.D1:Sheet2.D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75">
                <text:p>1.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125">
                <text:p>2.1125</text:p>
              </table:table-cell>
              <table:table-cell office:value-type="float" office:value="-0.37769256046406">
                <text:p>-0.37769256046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5">
                <text:p>2.535</text:p>
              </table:table-cell>
              <table:table-cell office:value-type="float" office:value="-0.590341525781553">
                <text:p>-0.590341525781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75">
                <text:p>2.9575</text:p>
              </table:table-cell>
              <table:table-cell office:value-type="float" office:value="-0.820401628769176">
                <text:p>-0.82040162876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8">
                <text:p>3.38</text:p>
              </table:table-cell>
              <table:table-cell office:value-type="float" office:value="-1.03100513684733">
                <text:p>-1.03100513684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025">
                <text:p>3.8025</text:p>
              </table:table-cell>
              <table:table-cell office:value-type="float" office:value="-1.20360487202133">
                <text:p>-1.20360487202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5">
                <text:p>4.225</text:p>
              </table:table-cell>
              <table:table-cell office:value-type="float" office:value="-1.35506278398943">
                <text:p>-1.35506278398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75">
                <text:p>4.6475</text:p>
              </table:table-cell>
              <table:table-cell office:value-type="float" office:value="-1.50213089244561">
                <text:p>-1.50213089244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  <table:table-cell office:value-type="float" office:value="-1.63214170404068">
                <text:p>-1.63214170404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925">
                <text:p>5.4925</text:p>
              </table:table-cell>
              <table:table-cell office:value-type="float" office:value="-1.76468067169642">
                <text:p>-1.76468067169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15">
                <text:p>5.915</text:p>
              </table:table-cell>
              <table:table-cell office:value-type="float" office:value="-1.89152566232957">
                <text:p>-1.89152566232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375">
                <text:p>6.3375</text:p>
              </table:table-cell>
              <table:table-cell office:value-type="float" office:value="-2.00719076161163">
                <text:p>-2.00719076161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6">
                <text:p>6.76</text:p>
              </table:table-cell>
              <table:table-cell office:value-type="float" office:value="-2.11848278933801">
                <text:p>-2.11848278933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25">
                <text:p>7.1825</text:p>
              </table:table-cell>
              <table:table-cell office:value-type="float" office:value="-2.22971853393194">
                <text:p>-2.22971853393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5">
                <text:p>7.605</text:p>
              </table:table-cell>
              <table:table-cell office:value-type="float" office:value="-2.33140976077825">
                <text:p>-2.33140976077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275">
                <text:p>8.0275</text:p>
              </table:table-cell>
              <table:table-cell office:value-type="float" office:value="-2.42814820259071">
                <text:p>-2.42814820259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-2.53299661715244">
                <text:p>-2.53299661715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725">
                <text:p>8.8725</text:p>
              </table:table-cell>
              <table:table-cell office:value-type="float" office:value="-2.63166432534198">
                <text:p>-2.63166432534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95">
                <text:p>9.295</text:p>
              </table:table-cell>
              <table:table-cell office:value-type="float" office:value="-2.7250212481084">
                <text:p>-2.725021248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7175">
                <text:p>9.7175</text:p>
              </table:table-cell>
              <table:table-cell office:value-type="float" office:value="-2.82044724851859">
                <text:p>-2.82044724851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14">
                <text:p>10.14</text:p>
              </table:table-cell>
              <table:table-cell office:value-type="float" office:value="-2.90936505398921">
                <text:p>-2.90936505398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625">
                <text:p>10.5625</text:p>
              </table:table-cell>
              <table:table-cell office:value-type="float" office:value="-3.0044600500314">
                <text:p>-3.0044600500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85">
                <text:p>10.985</text:p>
              </table:table-cell>
              <table:table-cell office:value-type="float" office:value="-3.09102893344971">
                <text:p>-3.09102893344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075">
                <text:p>11.4075</text:p>
              </table:table-cell>
              <table:table-cell office:value-type="float" office:value="-3.17535427742203">
                <text:p>-3.17535427742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3">
                <text:p>11.83</text:p>
              </table:table-cell>
              <table:table-cell office:value-type="float" office:value="-3.265461795059">
                <text:p>-3.265461795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525">
                <text:p>12.2525</text:p>
              </table:table-cell>
              <table:table-cell office:value-type="float" office:value="-3.35221037972369">
                <text:p>-3.35221037972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75">
                <text:p>12.675</text:p>
              </table:table-cell>
              <table:table-cell office:value-type="float" office:value="-3.42959685618385">
                <text:p>-3.42959685618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975">
                <text:p>13.0975</text:p>
              </table:table-cell>
              <table:table-cell office:value-type="float" office:value="-3.51811880111641">
                <text:p>-3.51811880111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2">
                <text:p>13.52</text:p>
              </table:table-cell>
              <table:table-cell office:value-type="float" office:value="-3.60936759500788">
                <text:p>-3.60936759500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9425">
                <text:p>13.9425</text:p>
              </table:table-cell>
              <table:table-cell office:value-type="float" office:value="-3.68612485151765">
                <text:p>-3.68612485151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65">
                <text:p>14.365</text:p>
              </table:table-cell>
              <table:table-cell office:value-type="float" office:value="-3.76449563997345">
                <text:p>-3.76449563997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875">
                <text:p>14.7875</text:p>
              </table:table-cell>
              <table:table-cell office:value-type="float" office:value="-3.84050545695521">
                <text:p>-3.84050545695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21">
                <text:p>15.21</text:p>
              </table:table-cell>
              <table:table-cell office:value-type="float" office:value="-3.94640122241483">
                <text:p>-3.94640122241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325">
                <text:p>15.6325</text:p>
              </table:table-cell>
              <table:table-cell office:value-type="float" office:value="-4.01623584658304">
                <text:p>-4.01623584658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055">
                <text:p>16.055</text:p>
              </table:table-cell>
              <table:table-cell office:value-type="float" office:value="-4.0867877867077">
                <text:p>-4.0867877867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75">
                <text:p>16.4775</text:p>
              </table:table-cell>
              <table:table-cell office:value-type="float" office:value="-4.16358467855726">
                <text:p>-4.16358467855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9">
                <text:p>16.9</text:p>
              </table:table-cell>
              <table:table-cell office:value-type="float" office:value="-4.24388618011288">
                <text:p>-4.243886180112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3225">
                <text:p>17.3225</text:p>
              </table:table-cell>
              <table:table-cell office:value-type="float" office:value="-4.32128922862959">
                <text:p>-4.32128922862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745">
                <text:p>17.745</text:p>
              </table:table-cell>
              <table:table-cell office:value-type="float" office:value="-4.37241838212481">
                <text:p>-4.37241838212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1675">
                <text:p>18.1675</text:p>
              </table:table-cell>
              <table:table-cell office:value-type="float" office:value="-4.43673797445506">
                <text:p>-4.43673797445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59">
                <text:p>18.59</text:p>
              </table:table-cell>
              <table:table-cell office:value-type="float" office:value="-4.51741217946234">
                <text:p>-4.51741217946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0125">
                <text:p>19.0125</text:p>
              </table:table-cell>
              <table:table-cell office:value-type="float" office:value="-4.59079106286792">
                <text:p>-4.59079106286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435">
                <text:p>19.435</text:p>
              </table:table-cell>
              <table:table-cell office:value-type="float" office:value="-4.63598430180614">
                <text:p>-4.6359843018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8575">
                <text:p>19.8575</text:p>
              </table:table-cell>
              <table:table-cell office:value-type="float" office:value="-4.7097639956401">
                <text:p>-4.7097639956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28">
                <text:p>20.28</text:p>
              </table:table-cell>
              <table:table-cell office:value-type="float" office:value="-4.80278001512916">
                <text:p>-4.802780015129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7025">
                <text:p>20.7025</text:p>
              </table:table-cell>
              <table:table-cell office:value-type="float" office:value="-4.87779315144994">
                <text:p>-4.87779315144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125">
                <text:p>21.125</text:p>
              </table:table-cell>
              <table:table-cell office:value-type="float" office:value="-4.94620451313745">
                <text:p>-4.946204513137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5475">
                <text:p>21.5475</text:p>
              </table:table-cell>
              <table:table-cell office:value-type="float" office:value="-5.01443565633356">
                <text:p>-5.014435656333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97">
                <text:p>21.97</text:p>
              </table:table-cell>
              <table:table-cell office:value-type="float" office:value="-5.09439170152436">
                <text:p>-5.09439170152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3925">
                <text:p>22.3925</text:p>
              </table:table-cell>
              <table:table-cell office:value-type="float" office:value="-5.18498868124103">
                <text:p>-5.18498868124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815">
                <text:p>22.815</text:p>
              </table:table-cell>
              <table:table-cell office:value-type="float" office:value="-5.23550445842457">
                <text:p>-5.235504458424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2375">
                <text:p>23.2375</text:p>
              </table:table-cell>
              <table:table-cell office:value-type="float" office:value="-5.31360604505753">
                <text:p>-5.31360604505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66">
                <text:p>23.66</text:p>
              </table:table-cell>
              <table:table-cell office:value-type="float" office:value="-5.39985386973693">
                <text:p>-5.399853869736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0825">
                <text:p>24.0825</text:p>
              </table:table-cell>
              <table:table-cell office:value-type="float" office:value="-5.47431424634445">
                <text:p>-5.47431424634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05">
                <text:p>24.505</text:p>
              </table:table-cell>
              <table:table-cell office:value-type="float" office:value="-5.49257224301854">
                <text:p>-5.49257224301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9275">
                <text:p>24.9275</text:p>
              </table:table-cell>
              <table:table-cell office:value-type="float" office:value="-5.55655248767355">
                <text:p>-5.55655248767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5">
                <text:p>25.35</text:p>
              </table:table-cell>
              <table:table-cell office:value-type="float" office:value="-5.64421346862965">
                <text:p>-5.64421346862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.7725">
                <text:p>25.7725</text:p>
              </table:table-cell>
              <table:table-cell office:value-type="float" office:value="-5.7232818579355">
                <text:p>-5.7232818579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195">
                <text:p>26.195</text:p>
              </table:table-cell>
              <table:table-cell office:value-type="float" office:value="-5.76199639829185">
                <text:p>-5.76199639829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6175">
                <text:p>26.6175</text:p>
              </table:table-cell>
              <table:table-cell office:value-type="float" office:value="-5.8114446370719">
                <text:p>-5.8114446370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04">
                <text:p>27.04</text:p>
              </table:table-cell>
              <table:table-cell office:value-type="float" office:value="-5.85862319250494">
                <text:p>-5.85862319250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4625">
                <text:p>27.4625</text:p>
              </table:table-cell>
              <table:table-cell office:value-type="float" office:value="-5.9081382516987">
                <text:p>-5.9081382516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885">
                <text:p>27.885</text:p>
              </table:table-cell>
              <table:table-cell office:value-type="float" office:value="-5.96828722833709">
                <text:p>-5.96828722833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3075">
                <text:p>28.3075</text:p>
              </table:table-cell>
              <table:table-cell office:value-type="float" office:value="-6.04967857673781">
                <text:p>-6.04967857673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73">
                <text:p>28.73</text:p>
              </table:table-cell>
              <table:table-cell office:value-type="float" office:value="-6.11304794500167">
                <text:p>-6.11304794500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1525">
                <text:p>29.1525</text:p>
              </table:table-cell>
              <table:table-cell office:value-type="float" office:value="-6.1414858976958">
                <text:p>-6.1414858976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575">
                <text:p>29.575</text:p>
              </table:table-cell>
              <table:table-cell office:value-type="float" office:value="-6.18739524966245">
                <text:p>-6.18739524966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9975">
                <text:p>29.9975</text:p>
              </table:table-cell>
              <table:table-cell office:value-type="float" office:value="-6.17406182190865">
                <text:p>-6.174061821908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42">
                <text:p>30.42</text:p>
              </table:table-cell>
              <table:table-cell office:value-type="float" office:value="-6.25327720373905">
                <text:p>-6.25327720373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8425">
                <text:p>30.8425</text:p>
              </table:table-cell>
              <table:table-cell office:value-type="float" office:value="-6.31614426955004">
                <text:p>-6.31614426955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265">
                <text:p>31.265</text:p>
              </table:table-cell>
              <table:table-cell office:value-type="float" office:value="-6.36703576349229">
                <text:p>-6.36703576349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6875">
                <text:p>31.6875</text:p>
              </table:table-cell>
              <table:table-cell office:value-type="float" office:value="-6.45076685627643">
                <text:p>-6.45076685627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11">
                <text:p>32.11</text:p>
              </table:table-cell>
              <table:table-cell office:value-type="float" office:value="-6.51851257881086">
                <text:p>-6.51851257881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5325">
                <text:p>32.5325</text:p>
              </table:table-cell>
              <table:table-cell office:value-type="float" office:value="-6.57622071261556">
                <text:p>-6.57622071261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955">
                <text:p>32.955</text:p>
              </table:table-cell>
              <table:table-cell office:value-type="float" office:value="-6.66413262335158">
                <text:p>-6.66413262335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.3775">
                <text:p>33.3775</text:p>
              </table:table-cell>
              <table:table-cell office:value-type="float" office:value="-6.79073858133217">
                <text:p>-6.79073858133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8">
                <text:p>33.8</text:p>
              </table:table-cell>
              <table:table-cell office:value-type="float" office:value="-6.83463317120447">
                <text:p>-6.834633171204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2225">
                <text:p>34.2225</text:p>
              </table:table-cell>
              <table:table-cell office:value-type="float" office:value="-7.04820719183219">
                <text:p>-7.04820719183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645">
                <text:p>34.645</text:p>
              </table:table-cell>
              <table:table-cell office:value-type="float" office:value="-7.05617588210059">
                <text:p>-7.05617588210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0675">
                <text:p>35.0675</text:p>
              </table:table-cell>
              <table:table-cell office:value-type="float" office:value="-7.13955764738757">
                <text:p>-7.13955764738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9">
                <text:p>35.49</text:p>
              </table:table-cell>
              <table:table-cell office:value-type="float" office:value="-7.24009886024238">
                <text:p>-7.24009886024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9125">
                <text:p>35.9125</text:p>
              </table:table-cell>
              <table:table-cell office:value-type="float" office:value="-7.21166125002548">
                <text:p>-7.21166125002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335">
                <text:p>36.335</text:p>
              </table:table-cell>
              <table:table-cell office:value-type="float" office:value="-7.21166125002548">
                <text:p>-7.21166125002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7575">
                <text:p>36.7575</text:p>
              </table:table-cell>
              <table:table-cell office:value-type="float" office:value="-7.26936961594821">
                <text:p>-7.26936961594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18">
                <text:p>37.18</text:p>
              </table:table-cell>
              <table:table-cell office:value-type="float" office:value="-7.3097791898072">
                <text:p>-7.3097791898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.6025">
                <text:p>37.6025</text:p>
              </table:table-cell>
              <table:table-cell office:value-type="float" office:value="-7.26936961594821">
                <text:p>-7.26936961594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25">
                <text:p>38.025</text:p>
              </table:table-cell>
              <table:table-cell office:value-type="float" office:value="-7.39585387919941">
                <text:p>-7.39585387919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4475">
                <text:p>38.4475</text:p>
              </table:table-cell>
              <table:table-cell office:value-type="float" office:value="-7.37363064126012">
                <text:p>-7.37363064126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87">
                <text:p>38.87</text:p>
              </table:table-cell>
              <table:table-cell office:value-type="float" office:value="-7.5150415107079">
                <text:p>-7.5150415107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2925">
                <text:p>39.2925</text:p>
              </table:table-cell>
              <table:table-cell office:value-type="float" office:value="-7.5150415107079">
                <text:p>-7.5150415107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715">
                <text:p>39.715</text:p>
              </table:table-cell>
              <table:table-cell office:value-type="float" office:value="-7.52778063061065">
                <text:p>-7.52778063061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1375">
                <text:p>40.1375</text:p>
              </table:table-cell>
              <table:table-cell office:value-type="float" office:value="-7.62180908802337">
                <text:p>-7.62180908802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56">
                <text:p>40.56</text:p>
              </table:table-cell>
              <table:table-cell office:value-type="float" office:value="-7.74135419977309">
                <text:p>-7.74135419977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9825">
                <text:p>40.9825</text:p>
              </table:table-cell>
              <table:table-cell office:value-type="float" office:value="-7.75735441861571">
                <text:p>-7.75735441861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405">
                <text:p>41.405</text:p>
              </table:table-cell>
              <table:table-cell office:value-type="float" office:value="-7.7901442258473">
                <text:p>-7.7901442258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8275">
                <text:p>41.8275</text:p>
              </table:table-cell>
              <table:table-cell office:value-type="float" office:value="-7.91419667388842">
                <text:p>-7.91419667388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25">
                <text:p>42.25</text:p>
              </table:table-cell>
              <table:table-cell office:value-type="float" office:value="-7.91419667388842">
                <text:p>-7.914196673888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25">
                <text:p>42.6725</text:p>
              </table:table-cell>
              <table:table-cell office:value-type="float" office:value="-7.93324499512902">
                <text:p>-7.93324499512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095">
                <text:p>43.095</text:p>
              </table:table-cell>
              <table:table-cell office:value-type="float" office:value="-8.05584740208755">
                <text:p>-8.05584740208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5175">
                <text:p>43.5175</text:p>
              </table:table-cell>
              <table:table-cell office:value-type="float" office:value="-8.14681913526224">
                <text:p>-8.14681913526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94">
                <text:p>43.94</text:p>
              </table:table-cell>
              <table:table-cell office:value-type="float" office:value="-8.3291405884848">
                <text:p>-8.32914058848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.3625">
                <text:p>44.3625</text:p>
              </table:table-cell>
              <table:table-cell office:value-type="float" office:value="-8.38798105084541">
                <text:p>-8.38798105084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.785">
                <text:p>44.785</text:p>
              </table:table-cell>
              <table:table-cell office:value-type="float" office:value="-8.35812832031598">
                <text:p>-8.35812832031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2075">
                <text:p>45.2075</text:p>
              </table:table-cell>
              <table:table-cell office:value-type="float" office:value="-8.4505018330466">
                <text:p>-8.4505018330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63">
                <text:p>45.63</text:p>
              </table:table-cell>
              <table:table-cell office:value-type="float" office:value="-8.55228450229894">
                <text:p>-8.55228450229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0525">
                <text:p>46.0525</text:p>
              </table:table-cell>
              <table:table-cell office:value-type="float" office:value="-8.62639245453508">
                <text:p>-8.626392454535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.475">
                <text:p>46.475</text:p>
              </table:table-cell>
              <table:table-cell office:value-type="float" office:value="-8.66561315653451">
                <text:p>-8.66561315653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8975">
                <text:p>46.8975</text:p>
              </table:table-cell>
              <table:table-cell office:value-type="float" office:value="-8.70643513897143">
                <text:p>-8.70643513897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32">
                <text:p>47.32</text:p>
              </table:table-cell>
              <table:table-cell office:value-type="float" office:value="-8.70643513897143">
                <text:p>-8.7064351389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7425">
                <text:p>47.7425</text:p>
              </table:table-cell>
              <table:table-cell office:value-type="float" office:value="-8.88875663534873">
                <text:p>-8.88875663534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165">
                <text:p>48.165</text:p>
              </table:table-cell>
              <table:table-cell office:value-type="float" office:value="-8.74899474025617">
                <text:p>-8.748994740256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5875">
                <text:p>48.5875</text:p>
              </table:table-cell>
              <table:table-cell office:value-type="float" office:value="-8.94004991065733">
                <text:p>-8.940049910657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01">
                <text:p>49.01</text:p>
              </table:table-cell>
              <table:table-cell office:value-type="float" office:value="-9.11190009603795">
                <text:p>-9.11190009603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4325">
                <text:p>49.4325</text:p>
              </table:table-cell>
              <table:table-cell office:value-type="float" office:value="-9.0512750744055">
                <text:p>-9.0512750744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855">
                <text:p>49.855</text:p>
              </table:table-cell>
              <table:table-cell office:value-type="float" office:value="-9.0512750744055">
                <text:p>-9.05127507440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2775">
                <text:p>50.2775</text:p>
              </table:table-cell>
              <table:table-cell office:value-type="float" office:value="-9.0512750744055">
                <text:p>-9.0512750744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.7">
                <text:p>50.7</text:p>
              </table:table-cell>
              <table:table-cell office:value-type="float" office:value="-9.0512750744055">
                <text:p>-9.05127507440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.1225">
                <text:p>51.1225</text:p>
              </table:table-cell>
              <table:table-cell office:value-type="float" office:value="-8.94004914749983">
                <text:p>-8.94004914749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545">
                <text:p>51.545</text:p>
              </table:table-cell>
              <table:table-cell office:value-type="float" office:value="-8.94004914749983">
                <text:p>-8.94004914749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.9675">
                <text:p>51.9675</text:p>
              </table:table-cell>
              <table:table-cell office:value-type="float" office:value="-8.94004914749983">
                <text:p>-8.94004914749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39">
                <text:p>52.39</text:p>
              </table:table-cell>
              <table:table-cell office:value-type="float" office:value="-9.17643762030122">
                <text:p>-9.17643762030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8125">
                <text:p>52.8125</text:p>
              </table:table-cell>
              <table:table-cell office:value-type="float" office:value="-9.24543038821687">
                <text:p>-9.245430388216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.235">
                <text:p>53.235</text:p>
              </table:table-cell>
              <table:table-cell office:value-type="float" office:value="-9.24543038821687">
                <text:p>-9.245430388216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.6575">
                <text:p>53.6575</text:p>
              </table:table-cell>
              <table:table-cell office:value-type="float" office:value="-9.48659268042309">
                <text:p>-9.48659268042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08">
                <text:p>54.08</text:p>
              </table:table-cell>
              <table:table-cell office:value-type="float" office:value="-9.58190272840939">
                <text:p>-9.581902728409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5025">
                <text:p>54.5025</text:p>
              </table:table-cell>
              <table:table-cell office:value-type="float" office:value="-9.80504682347309">
                <text:p>-9.80504682347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925">
                <text:p>54.925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3475">
                <text:p>55.3475</text:p>
              </table:table-cell>
              <table:table-cell office:value-type="float" office:value="-10.0927298021747">
                <text:p>-10.09272980217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.77">
                <text:p>55.77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1925">
                <text:p>56.1925</text:p>
              </table:table-cell>
              <table:table-cell office:value-type="float" office:value="-10.0927298021747">
                <text:p>-10.0927298021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615">
                <text:p>56.615</text:p>
              </table:table-cell>
              <table:table-cell office:value-type="float" office:value="-10.0927298021747">
                <text:p>-10.09272980217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.0375">
                <text:p>57.0375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.46">
                <text:p>57.46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.8825">
                <text:p>57.8825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305">
                <text:p>58.305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7275">
                <text:p>58.7275</text:p>
              </table:table-cell>
              <table:table-cell office:value-type="float" office:value="-10.0927298021747">
                <text:p>-10.0927298021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15">
                <text:p>59.15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5725">
                <text:p>59.5725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995">
                <text:p>59.995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.4175">
                <text:p>60.4175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.84">
                <text:p>60.84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2625">
                <text:p>61.2625</text:p>
              </table:table-cell>
              <table:table-cell office:value-type="float" office:value="-10.4981949102829">
                <text:p>-10.4981949102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.685">
                <text:p>61.685</text:p>
              </table:table-cell>
              <table:table-cell office:value-type="float" office:value="-10.2750513589686">
                <text:p>-10.27505135896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1075">
                <text:p>62.1075</text:p>
              </table:table-cell>
              <table:table-cell office:value-type="float" office:value="-9.80504682347309">
                <text:p>-9.805046823473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53">
                <text:p>62.53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.9525">
                <text:p>62.9525</text:p>
              </table:table-cell>
              <table:table-cell office:value-type="float" office:value="-9.80504682347309">
                <text:p>-9.805046823473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.375">
                <text:p>63.375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.7975">
                <text:p>63.7975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.22">
                <text:p>64.22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.6425">
                <text:p>64.6425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.065">
                <text:p>65.065</text:p>
              </table:table-cell>
              <table:table-cell office:value-type="float" office:value="-9.58190345340878">
                <text:p>-9.581903453408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.4875">
                <text:p>65.4875</text:p>
              </table:table-cell>
              <table:table-cell office:value-type="float" office:value="-9.48659333951352">
                <text:p>-9.48659333951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.91">
                <text:p>65.91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.3325">
                <text:p>66.3325</text:p>
              </table:table-cell>
              <table:table-cell office:value-type="float" office:value="-9.68726388851109">
                <text:p>-9.687263888511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.755">
                <text:p>66.755</text:p>
              </table:table-cell>
              <table:table-cell office:value-type="float" office:value="-9.80504682347309">
                <text:p>-9.80504682347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.1775">
                <text:p>67.1775</text:p>
              </table:table-cell>
              <table:table-cell office:value-type="float" office:value="-9.93857808663342">
                <text:p>-9.938578086633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7.6">
                <text:p>67.6</text:p>
              </table:table-cell>
              <table:table-cell office:value-type="float" office:value="-10.0927285938418">
                <text:p>-10.09272859384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.0225">
                <text:p>68.0225</text:p>
              </table:table-cell>
              <table:table-cell office:value-type="float" office:value="-10.0927285938418">
                <text:p>-10.09272859384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445">
                <text:p>68.445</text:p>
              </table:table-cell>
              <table:table-cell office:value-type="float" office:value="-10.0927285938418">
                <text:p>-10.0927285938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.8675">
                <text:p>68.8675</text:p>
              </table:table-cell>
              <table:table-cell office:value-type="float" office:value="-10.2750499089693">
                <text:p>-10.2750499089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.29">
                <text:p>69.29</text:p>
              </table:table-cell>
              <table:table-cell office:value-type="float" office:value="-10.498193097784">
                <text:p>-10.498193097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.7125">
                <text:p>69.7125</text:p>
              </table:table-cell>
              <table:table-cell office:value-type="float" office:value="-10.7858745660703">
                <text:p>-10.78587456607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.135">
                <text:p>70.135</text:p>
              </table:table-cell>
              <table:table-cell office:value-type="float" office:value="-10.7858745660703">
                <text:p>-10.78587456607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.5575">
                <text:p>70.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.98">
                <text:p>70.98</text:p>
              </table:table-cell>
              <table:table-cell office:value-type="float" office:value="-11.8844892714027">
                <text:p>-11.88448927140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4025">
                <text:p>71.4025</text:p>
              </table:table-cell>
              <table:table-cell office:value-type="float" office:value="-11.8844892714027">
                <text:p>-11.88448927140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825">
                <text:p>71.825</text:p>
              </table:table-cell>
              <table:table-cell office:value-type="float" office:value="-11.8844892714027">
                <text:p>-11.88448927140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.2475">
                <text:p>72.247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.67">
                <text:p>72.67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0925">
                <text:p>73.092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.515">
                <text:p>73.51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.9375">
                <text:p>73.937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.36">
                <text:p>74.36</text:p>
              </table:table-cell>
              <table:table-cell office:value-type="float" office:value="-10.7858769827346">
                <text:p>-10.78587698273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.7825">
                <text:p>74.7825</text:p>
              </table:table-cell>
              <table:table-cell office:value-type="float" office:value="-10.7858769827346">
                <text:p>-10.7858769827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.205">
                <text:p>75.20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.6275">
                <text:p>75.6275</text:p>
              </table:table-cell>
              <table:table-cell office:value-type="float" office:value="-10.7858769827346">
                <text:p>-10.78587698273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.05">
                <text:p>76.05</text:p>
              </table:table-cell>
              <table:table-cell office:value-type="float" office:value="-10.7858769827346">
                <text:p>-10.78587698273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4725">
                <text:p>76.472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895">
                <text:p>76.89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3175">
                <text:p>77.317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74">
                <text:p>77.74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.1625">
                <text:p>78.1625</text:p>
              </table:table-cell>
              <table:table-cell office:value-type="float" office:value="-11.1913420908428">
                <text:p>-11.19134209084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585">
                <text:p>78.585</text:p>
              </table:table-cell>
              <table:table-cell office:value-type="float" office:value="-11.8844892714027">
                <text:p>-11.8844892714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075">
                <text:p>79.0075</text:p>
              </table:table-cell>
              <table:table-cell office:value-type="float" office:value="-11.8844892714027">
                <text:p>-11.88448927140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43">
                <text:p>79.43</text:p>
              </table:table-cell>
              <table:table-cell office:value-type="float" office:value="-11.8844892714027">
                <text:p>-11.8844892714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